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1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/>
          <table:table-cell office:value-type="float" office:value="25325" calcext:value-type="float">
            <text:p>25325.0</text:p>
          </table:table-cell>
          <table:table-cell office:value-type="float" office:value="32150" calcext:value-type="float">
            <text:p>32150.0</text:p>
          </table:table-cell>
          <table:table-cell office:value-type="float" office:value="73" calcext:value-type="float">
            <text:p>73.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25041" calcext:value-type="float">
            <text:p>25041.0</text:p>
          </table:table-cell>
          <table:table-cell office:value-type="float" office:value="32842" calcext:value-type="float">
            <text:p>32842.0</text:p>
          </table:table-cell>
          <table:table-cell office:value-type="float" office:value="65" calcext:value-type="float">
            <text:p>65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/>
          <table:table-cell office:value-type="float" office:value="24923" calcext:value-type="float">
            <text:p>24923.0</text:p>
          </table:table-cell>
          <table:table-cell office:value-type="float" office:value="32696" calcext:value-type="float">
            <text:p>32696.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/>
          <table:table-cell office:value-type="float" office:value="25057" calcext:value-type="float">
            <text:p>25057.0</text:p>
          </table:table-cell>
          <table:table-cell office:value-type="float" office:value="32597" calcext:value-type="float">
            <text:p>32597.0</text:p>
          </table:table-cell>
          <table:table-cell office:value-type="float" office:value="39" calcext:value-type="float">
            <text:p>39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/>
          <table:table-cell office:value-type="float" office:value="24990" calcext:value-type="float">
            <text:p>24990.0</text:p>
          </table:table-cell>
          <table:table-cell office:value-type="float" office:value="32862" calcext:value-type="float">
            <text:p>32862.0</text:p>
          </table:table-cell>
          <table:table-cell office:value-type="float" office:value="65" calcext:value-type="float">
            <text:p>65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/>
          <table:table-cell office:value-type="float" office:value="24897" calcext:value-type="float">
            <text:p>24897.0</text:p>
          </table:table-cell>
          <table:table-cell office:value-type="float" office:value="32719" calcext:value-type="float">
            <text:p>32719.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/>
          <table:table-cell office:value-type="float" office:value="25057" calcext:value-type="float">
            <text:p>25057.0</text:p>
          </table:table-cell>
          <table:table-cell office:value-type="float" office:value="32595" calcext:value-type="float">
            <text:p>32595.0</text:p>
          </table:table-cell>
          <table:table-cell office:value-type="float" office:value="38" calcext:value-type="float">
            <text:p>38.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/>
          <table:table-cell office:value-type="float" office:value="24954" calcext:value-type="float">
            <text:p>24954.0</text:p>
          </table:table-cell>
          <table:table-cell office:value-type="float" office:value="32874" calcext:value-type="float">
            <text:p>32874.0</text:p>
          </table:table-cell>
          <table:table-cell office:value-type="float" office:value="64" calcext:value-type="float">
            <text:p>64.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/>
          <table:table-cell office:value-type="float" office:value="24856" calcext:value-type="float">
            <text:p>24856.0</text:p>
          </table:table-cell>
          <table:table-cell office:value-type="float" office:value="32756" calcext:value-type="float">
            <text:p>32756.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/>
          <table:table-cell office:value-type="float" office:value="25057" calcext:value-type="float">
            <text:p>25057.0</text:p>
          </table:table-cell>
          <table:table-cell office:value-type="float" office:value="32583" calcext:value-type="float">
            <text:p>32583.0</text:p>
          </table:table-cell>
          <table:table-cell office:value-type="float" office:value="36" calcext:value-type="float">
            <text:p>36.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/>
          <table:table-cell office:value-type="float" office:value="24942" calcext:value-type="float">
            <text:p>24942.0</text:p>
          </table:table-cell>
          <table:table-cell office:value-type="float" office:value="32887" calcext:value-type="float">
            <text:p>32887.0</text:p>
          </table:table-cell>
          <table:table-cell office:value-type="float" office:value="63" calcext:value-type="float">
            <text:p>63.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/>
          <table:table-cell office:value-type="float" office:value="24822" calcext:value-type="float">
            <text:p>24822.0</text:p>
          </table:table-cell>
          <table:table-cell office:value-type="float" office:value="32782" calcext:value-type="float">
            <text:p>32782.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/>
          <table:table-cell office:value-type="float" office:value="25060" calcext:value-type="float">
            <text:p>25060.0</text:p>
          </table:table-cell>
          <table:table-cell office:value-type="float" office:value="32577" calcext:value-type="float">
            <text:p>32577.0</text:p>
          </table:table-cell>
          <table:table-cell office:value-type="float" office:value="33" calcext:value-type="float">
            <text:p>33.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/>
          <table:table-cell office:value-type="float" office:value="24932" calcext:value-type="float">
            <text:p>24932.0</text:p>
          </table:table-cell>
          <table:table-cell office:value-type="float" office:value="32888" calcext:value-type="float">
            <text:p>32888.0</text:p>
          </table:table-cell>
          <table:table-cell office:value-type="float" office:value="62" calcext:value-type="float">
            <text:p>62.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/>
          <table:table-cell office:value-type="float" office:value="24813" calcext:value-type="float">
            <text:p>24813.0</text:p>
          </table:table-cell>
          <table:table-cell office:value-type="float" office:value="32792" calcext:value-type="float">
            <text:p>32792.0</text:p>
          </table:table-cell>
          <table:table-cell office:value-type="float" office:value="49" calcext:value-type="float">
            <text:p>49.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/>
          <table:table-cell office:value-type="float" office:value="25061" calcext:value-type="float">
            <text:p>25061.0</text:p>
          </table:table-cell>
          <table:table-cell office:value-type="float" office:value="32563" calcext:value-type="float">
            <text:p>32563.0</text:p>
          </table:table-cell>
          <table:table-cell office:value-type="float" office:value="31" calcext:value-type="float">
            <text:p>31.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926" calcext:value-type="float">
            <text:p>24926.0</text:p>
          </table:table-cell>
          <table:table-cell office:value-type="float" office:value="32891" calcext:value-type="float">
            <text:p>32891.0</text:p>
          </table:table-cell>
          <table:table-cell office:value-type="float" office:value="61" calcext:value-type="float">
            <text:p>61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/>
          <table:table-cell office:value-type="float" office:value="24804" calcext:value-type="float">
            <text:p>24804.0</text:p>
          </table:table-cell>
          <table:table-cell office:value-type="float" office:value="32802" calcext:value-type="float">
            <text:p>32802.0</text:p>
          </table:table-cell>
          <table:table-cell office:value-type="float" office:value="48" calcext:value-type="float">
            <text:p>48.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/>
          <table:table-cell office:value-type="float" office:value="25059" calcext:value-type="float">
            <text:p>25059.0</text:p>
          </table:table-cell>
          <table:table-cell office:value-type="float" office:value="32542" calcext:value-type="float">
            <text:p>32542.0</text:p>
          </table:table-cell>
          <table:table-cell office:value-type="float" office:value="29" calcext:value-type="float">
            <text:p>29.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/>
          <table:table-cell office:value-type="float" office:value="24922" calcext:value-type="float">
            <text:p>24922.0</text:p>
          </table:table-cell>
          <table:table-cell office:value-type="float" office:value="32891" calcext:value-type="float">
            <text:p>32891.0</text:p>
          </table:table-cell>
          <table:table-cell office:value-type="float" office:value="60" calcext:value-type="float">
            <text:p>60.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/>
          <table:table-cell office:value-type="float" office:value="24790" calcext:value-type="float">
            <text:p>24790.0</text:p>
          </table:table-cell>
          <table:table-cell office:value-type="float" office:value="32805" calcext:value-type="float">
            <text:p>32805.0</text:p>
          </table:table-cell>
          <table:table-cell office:value-type="float" office:value="47" calcext:value-type="float">
            <text:p>47.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/>
          <table:table-cell office:value-type="float" office:value="25060" calcext:value-type="float">
            <text:p>25060.0</text:p>
          </table:table-cell>
          <table:table-cell office:value-type="float" office:value="32515" calcext:value-type="float">
            <text:p>32515.0</text:p>
          </table:table-cell>
          <table:table-cell office:value-type="float" office:value="27" calcext:value-type="float">
            <text:p>27.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/>
          <table:table-cell office:value-type="float" office:value="24790" calcext:value-type="float">
            <text:p>24790.0</text:p>
          </table:table-cell>
          <table:table-cell office:value-type="float" office:value="32806" calcext:value-type="float">
            <text:p>32806.0</text:p>
          </table:table-cell>
          <table:table-cell office:value-type="float" office:value="46" calcext:value-type="float">
            <text:p>46.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/>
          <table:table-cell office:value-type="float" office:value="25056" calcext:value-type="float">
            <text:p>25056.0</text:p>
          </table:table-cell>
          <table:table-cell office:value-type="float" office:value="32489" calcext:value-type="float">
            <text:p>32489.0</text:p>
          </table:table-cell>
          <table:table-cell office:value-type="float" office:value="26" calcext:value-type="float">
            <text:p>26.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/>
          <table:table-cell office:value-type="float" office:value="24787" calcext:value-type="float">
            <text:p>24787.0</text:p>
          </table:table-cell>
          <table:table-cell office:value-type="float" office:value="32811" calcext:value-type="float">
            <text:p>32811.0</text:p>
          </table:table-cell>
          <table:table-cell office:value-type="float" office:value="45" calcext:value-type="float">
            <text:p>45.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/>
          <table:table-cell office:value-type="float" office:value="25050" calcext:value-type="float">
            <text:p>25050.0</text:p>
          </table:table-cell>
          <table:table-cell office:value-type="float" office:value="32478" calcext:value-type="float">
            <text:p>32478.0</text:p>
          </table:table-cell>
          <table:table-cell office:value-type="float" office:value="25" calcext:value-type="float">
            <text:p>25.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/>
          <table:table-cell office:value-type="float" office:value="24779" calcext:value-type="float">
            <text:p>24779.0</text:p>
          </table:table-cell>
          <table:table-cell office:value-type="float" office:value="32818" calcext:value-type="float">
            <text:p>32818.0</text:p>
          </table:table-cell>
          <table:table-cell office:value-type="float" office:value="44" calcext:value-type="float">
            <text:p>44.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/>
          <table:table-cell office:value-type="float" office:value="25050" calcext:value-type="float">
            <text:p>25050.0</text:p>
          </table:table-cell>
          <table:table-cell office:value-type="float" office:value="32429" calcext:value-type="float">
            <text:p>32429.0</text:p>
          </table:table-cell>
          <table:table-cell office:value-type="float" office:value="25" calcext:value-type="float">
            <text:p>25.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/>
          <table:table-cell office:value-type="float" office:value="24779" calcext:value-type="float">
            <text:p>24779.0</text:p>
          </table:table-cell>
          <table:table-cell office:value-type="float" office:value="32818" calcext:value-type="float">
            <text:p>32818.0</text:p>
          </table:table-cell>
          <table:table-cell office:value-type="float" office:value="43" calcext:value-type="float">
            <text:p>43.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/>
          <table:table-cell office:value-type="float" office:value="25049" calcext:value-type="float">
            <text:p>25049.0</text:p>
          </table:table-cell>
          <table:table-cell office:value-type="float" office:value="32402" calcext:value-type="float">
            <text:p>32402.0</text:p>
          </table:table-cell>
          <table:table-cell office:value-type="float" office:value="24" calcext:value-type="float">
            <text:p>24.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/>
          <table:table-cell office:value-type="float" office:value="24758" calcext:value-type="float">
            <text:p>24758.0</text:p>
          </table:table-cell>
          <table:table-cell office:value-type="float" office:value="32819" calcext:value-type="float">
            <text:p>32819.0</text:p>
          </table:table-cell>
          <table:table-cell office:value-type="float" office:value="42" calcext:value-type="float">
            <text:p>42.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re-check</text:p>
          </table:table-cell>
          <table:table-cell office:value-type="float" office:value="25043" calcext:value-type="float">
            <text:p>25043.0</text:p>
          </table:table-cell>
          <table:table-cell office:value-type="float" office:value="32363" calcext:value-type="float">
            <text:p>32363.0</text:p>
          </table:table-cell>
          <table:table-cell office:value-type="float" office:value="23" calcext:value-type="float">
            <text:p>23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/>
          <table:table-cell office:value-type="float" office:value="24758" calcext:value-type="float">
            <text:p>24758.0</text:p>
          </table:table-cell>
          <table:table-cell office:value-type="float" office:value="32819" calcext:value-type="float">
            <text:p>32819.0</text:p>
          </table:table-cell>
          <table:table-cell office:value-type="float" office:value="40" calcext:value-type="float">
            <text:p>40.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/>
          <table:table-cell office:value-type="float" office:value="24750" calcext:value-type="float">
            <text:p>24750.0</text:p>
          </table:table-cell>
          <table:table-cell office:value-type="float" office:value="32823" calcext:value-type="float">
            <text:p>32823.0</text:p>
          </table:table-cell>
          <table:table-cell office:value-type="float" office:value="39" calcext:value-type="float">
            <text:p>39.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/>
          <table:table-cell office:value-type="float" office:value="24750" calcext:value-type="float">
            <text:p>24750.0</text:p>
          </table:table-cell>
          <table:table-cell office:value-type="float" office:value="32823" calcext:value-type="float">
            <text:p>32823.0</text:p>
          </table:table-cell>
          <table:table-cell office:value-type="float" office:value="38" calcext:value-type="float">
            <text:p>38.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/>
          <table:table-cell office:value-type="float" office:value="24750" calcext:value-type="float">
            <text:p>24750.0</text:p>
          </table:table-cell>
          <table:table-cell office:value-type="float" office:value="32823" calcext:value-type="float">
            <text:p>32823.0</text:p>
          </table:table-cell>
          <table:table-cell office:value-type="float" office:value="37" calcext:value-type="float">
            <text:p>37.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/>
          <table:table-cell office:value-type="float" office:value="24748" calcext:value-type="float">
            <text:p>24748.0</text:p>
          </table:table-cell>
          <table:table-cell office:value-type="float" office:value="32834" calcext:value-type="float">
            <text:p>32834.0</text:p>
          </table:table-cell>
          <table:table-cell office:value-type="float" office:value="36" calcext:value-type="float">
            <text:p>36.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/>
          <table:table-cell office:value-type="float" office:value="24733" calcext:value-type="float">
            <text:p>24733.0</text:p>
          </table:table-cell>
          <table:table-cell office:value-type="float" office:value="32845" calcext:value-type="float">
            <text:p>32845.0</text:p>
          </table:table-cell>
          <table:table-cell office:value-type="float" office:value="35" calcext:value-type="float">
            <text:p>35.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/>
          <table:table-cell office:value-type="float" office:value="24716" calcext:value-type="float">
            <text:p>24716.0</text:p>
          </table:table-cell>
          <table:table-cell office:value-type="float" office:value="32858" calcext:value-type="float">
            <text:p>32858.0</text:p>
          </table:table-cell>
          <table:table-cell office:value-type="float" office:value="33" calcext:value-type="float">
            <text:p>33.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/>
          <table:table-cell office:value-type="float" office:value="24715" calcext:value-type="float">
            <text:p>24715.0</text:p>
          </table:table-cell>
          <table:table-cell office:value-type="float" office:value="32858" calcext:value-type="float">
            <text:p>32858.0</text:p>
          </table:table-cell>
          <table:table-cell office:value-type="float" office:value="31" calcext:value-type="float">
            <text:p>31.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/>
          <table:table-cell office:value-type="float" office:value="24710" calcext:value-type="float">
            <text:p>24710.0</text:p>
          </table:table-cell>
          <table:table-cell office:value-type="float" office:value="32861" calcext:value-type="float">
            <text:p>32861.0</text:p>
          </table:table-cell>
          <table:table-cell office:value-type="float" office:value="29" calcext:value-type="float">
            <text:p>29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/>
          <table:table-cell office:value-type="float" office:value="24698" calcext:value-type="float">
            <text:p>24698.0</text:p>
          </table:table-cell>
          <table:table-cell office:value-type="float" office:value="32872" calcext:value-type="float">
            <text:p>32872.0</text:p>
          </table:table-cell>
          <table:table-cell office:value-type="float" office:value="28" calcext:value-type="float">
            <text:p>28.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/>
          <table:table-cell office:value-type="float" office:value="24707" calcext:value-type="float">
            <text:p>24707.0</text:p>
          </table:table-cell>
          <table:table-cell office:value-type="float" office:value="32878" calcext:value-type="float">
            <text:p>32878.0</text:p>
          </table:table-cell>
          <table:table-cell office:value-type="float" office:value="27" calcext:value-type="float">
            <text:p>27.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/>
          <table:table-cell office:value-type="float" office:value="24741" calcext:value-type="float">
            <text:p>24741.0</text:p>
          </table:table-cell>
          <table:table-cell office:value-type="float" office:value="32938" calcext:value-type="float">
            <text:p>32938.0</text:p>
          </table:table-cell>
          <table:table-cell office:value-type="float" office:value="27" calcext:value-type="float">
            <text:p>27.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/>
          <table:table-cell office:value-type="float" office:value="24608" calcext:value-type="float">
            <text:p>24608.0</text:p>
          </table:table-cell>
          <table:table-cell office:value-type="float" office:value="32911" calcext:value-type="float">
            <text:p>32911.0</text:p>
          </table:table-cell>
          <table:table-cell office:value-type="float" office:value="27" calcext:value-type="float">
            <text:p>27.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/>
          <table:table-cell office:value-type="float" office:value="24753" calcext:value-type="float">
            <text:p>24753.0</text:p>
          </table:table-cell>
          <table:table-cell office:value-type="float" office:value="32928" calcext:value-type="float">
            <text:p>32928.0</text:p>
          </table:table-cell>
          <table:table-cell office:value-type="float" office:value="26" calcext:value-type="float">
            <text:p>26.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/>
          <table:table-cell office:value-type="float" office:value="24584" calcext:value-type="float">
            <text:p>24584.0</text:p>
          </table:table-cell>
          <table:table-cell office:value-type="float" office:value="32926" calcext:value-type="float">
            <text:p>32926.0</text:p>
          </table:table-cell>
          <table:table-cell office:value-type="float" office:value="26" calcext:value-type="float">
            <text:p>26.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/>
          <table:table-cell office:value-type="float" office:value="24748" calcext:value-type="float">
            <text:p>24748.0</text:p>
          </table:table-cell>
          <table:table-cell office:value-type="float" office:value="32945" calcext:value-type="float">
            <text:p>32945.0</text:p>
          </table:table-cell>
          <table:table-cell office:value-type="float" office:value="25" calcext:value-type="float">
            <text:p>25.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/>
          <table:table-cell office:value-type="float" office:value="24549" calcext:value-type="float">
            <text:p>24549.0</text:p>
          </table:table-cell>
          <table:table-cell office:value-type="float" office:value="32949" calcext:value-type="float">
            <text:p>32949.0</text:p>
          </table:table-cell>
          <table:table-cell office:value-type="float" office:value="25" calcext:value-type="float">
            <text:p>25.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/>
          <table:table-cell office:value-type="float" office:value="24736" calcext:value-type="float">
            <text:p>24736.0</text:p>
          </table:table-cell>
          <table:table-cell office:value-type="float" office:value="32955" calcext:value-type="float">
            <text:p>32955.0</text:p>
          </table:table-cell>
          <table:table-cell office:value-type="float" office:value="23" calcext:value-type="float">
            <text:p>23.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/>
          <table:table-cell office:value-type="float" office:value="24501" calcext:value-type="float">
            <text:p>24501.0</text:p>
          </table:table-cell>
          <table:table-cell office:value-type="float" office:value="32983" calcext:value-type="float">
            <text:p>32983.0</text:p>
          </table:table-cell>
          <table:table-cell office:value-type="float" office:value="25" calcext:value-type="float">
            <text:p>25.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/>
          <table:table-cell office:value-type="float" office:value="24716" calcext:value-type="float">
            <text:p>24716.0</text:p>
          </table:table-cell>
          <table:table-cell office:value-type="float" office:value="32958" calcext:value-type="float">
            <text:p>32958.0</text:p>
          </table:table-cell>
          <table:table-cell office:value-type="float" office:value="21" calcext:value-type="float">
            <text:p>21.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/>
          <table:table-cell office:value-type="float" office:value="24448" calcext:value-type="float">
            <text:p>24448.0</text:p>
          </table:table-cell>
          <table:table-cell office:value-type="float" office:value="33014" calcext:value-type="float">
            <text:p>33014.0</text:p>
          </table:table-cell>
          <table:table-cell office:value-type="float" office:value="25" calcext:value-type="float">
            <text:p>25.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/>
          <table:table-cell office:value-type="float" office:value="24671" calcext:value-type="float">
            <text:p>24671.0</text:p>
          </table:table-cell>
          <table:table-cell office:value-type="float" office:value="32957" calcext:value-type="float">
            <text:p>32957.0</text:p>
          </table:table-cell>
          <table:table-cell office:value-type="float" office:value="19" calcext:value-type="float">
            <text:p>19.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/>
          <table:table-cell office:value-type="float" office:value="24385" calcext:value-type="float">
            <text:p>24385.0</text:p>
          </table:table-cell>
          <table:table-cell office:value-type="float" office:value="33016" calcext:value-type="float">
            <text:p>33016.0</text:p>
          </table:table-cell>
          <table:table-cell office:value-type="float" office:value="25" calcext:value-type="float">
            <text:p>25.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/>
          <table:table-cell office:value-type="float" office:value="24452" calcext:value-type="float">
            <text:p>24452.0</text:p>
          </table:table-cell>
          <table:table-cell office:value-type="float" office:value="33024" calcext:value-type="float">
            <text:p>33024.0</text:p>
          </table:table-cell>
          <table:table-cell office:value-type="float" office:value="24" calcext:value-type="float">
            <text:p>24.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/>
          <table:table-cell office:value-type="float" office:value="24672" calcext:value-type="float">
            <text:p>24672.0</text:p>
          </table:table-cell>
          <table:table-cell office:value-type="float" office:value="32949" calcext:value-type="float">
            <text:p>32949.0</text:p>
          </table:table-cell>
          <table:table-cell office:value-type="float" office:value="18" calcext:value-type="float">
            <text:p>18.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/>
          <table:table-cell office:value-type="float" office:value="24329" calcext:value-type="float">
            <text:p>24329.0</text:p>
          </table:table-cell>
          <table:table-cell office:value-type="float" office:value="32996" calcext:value-type="float">
            <text:p>32996.0</text:p>
          </table:table-cell>
          <table:table-cell office:value-type="float" office:value="26" calcext:value-type="float">
            <text:p>26.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/>
          <table:table-cell office:value-type="float" office:value="24445" calcext:value-type="float">
            <text:p>24445.0</text:p>
          </table:table-cell>
          <table:table-cell office:value-type="float" office:value="33026" calcext:value-type="float">
            <text:p>33026.0</text:p>
          </table:table-cell>
          <table:table-cell office:value-type="float" office:value="23" calcext:value-type="float">
            <text:p>23.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/>
          <table:table-cell office:value-type="float" office:value="24664" calcext:value-type="float">
            <text:p>24664.0</text:p>
          </table:table-cell>
          <table:table-cell office:value-type="float" office:value="32955" calcext:value-type="float">
            <text:p>32955.0</text:p>
          </table:table-cell>
          <table:table-cell office:value-type="float" office:value="16" calcext:value-type="float">
            <text:p>16.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/>
          <table:table-cell office:value-type="float" office:value="24314" calcext:value-type="float">
            <text:p>24314.0</text:p>
          </table:table-cell>
          <table:table-cell office:value-type="float" office:value="32985" calcext:value-type="float">
            <text:p>32985.0</text:p>
          </table:table-cell>
          <table:table-cell office:value-type="float" office:value="27" calcext:value-type="float">
            <text:p>27.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/>
          <table:table-cell office:value-type="float" office:value="24443" calcext:value-type="float">
            <text:p>24443.0</text:p>
          </table:table-cell>
          <table:table-cell office:value-type="float" office:value="33027" calcext:value-type="float">
            <text:p>33027.0</text:p>
          </table:table-cell>
          <table:table-cell office:value-type="float" office:value="22" calcext:value-type="float">
            <text:p>22.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/>
          <table:table-cell office:value-type="float" office:value="24661" calcext:value-type="float">
            <text:p>24661.0</text:p>
          </table:table-cell>
          <table:table-cell office:value-type="float" office:value="32941" calcext:value-type="float">
            <text:p>32941.0</text:p>
          </table:table-cell>
          <table:table-cell office:value-type="float" office:value="14" calcext:value-type="float">
            <text:p>14.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301" calcext:value-type="float">
            <text:p>24301.0</text:p>
          </table:table-cell>
          <table:table-cell office:value-type="float" office:value="32984" calcext:value-type="float">
            <text:p>32984.0</text:p>
          </table:table-cell>
          <table:table-cell office:value-type="float" office:value="28" calcext:value-type="float">
            <text:p>28.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/>
          <table:table-cell office:value-type="float" office:value="24438" calcext:value-type="float">
            <text:p>24438.0</text:p>
          </table:table-cell>
          <table:table-cell office:value-type="float" office:value="33033" calcext:value-type="float">
            <text:p>33033.0</text:p>
          </table:table-cell>
          <table:table-cell office:value-type="float" office:value="21" calcext:value-type="float">
            <text:p>21.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/>
          <table:table-cell office:value-type="float" office:value="24635" calcext:value-type="float">
            <text:p>24635.0</text:p>
          </table:table-cell>
          <table:table-cell office:value-type="float" office:value="32919" calcext:value-type="float">
            <text:p>32919.0</text:p>
          </table:table-cell>
          <table:table-cell office:value-type="float" office:value="12" calcext:value-type="float">
            <text:p>12.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/>
          <table:table-cell office:value-type="float" office:value="24291" calcext:value-type="float">
            <text:p>24291.0</text:p>
          </table:table-cell>
          <table:table-cell office:value-type="float" office:value="32964" calcext:value-type="float">
            <text:p>32964.0</text:p>
          </table:table-cell>
          <table:table-cell office:value-type="float" office:value="29" calcext:value-type="float">
            <text:p>29.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/>
          <table:table-cell office:value-type="float" office:value="24439" calcext:value-type="float">
            <text:p>24439.0</text:p>
          </table:table-cell>
          <table:table-cell office:value-type="float" office:value="33033" calcext:value-type="float">
            <text:p>33033.0</text:p>
          </table:table-cell>
          <table:table-cell office:value-type="float" office:value="19" calcext:value-type="float">
            <text:p>19.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/>
          <table:table-cell office:value-type="float" office:value="24620" calcext:value-type="float">
            <text:p>24620.0</text:p>
          </table:table-cell>
          <table:table-cell office:value-type="float" office:value="32913" calcext:value-type="float">
            <text:p>32913.0</text:p>
          </table:table-cell>
          <table:table-cell office:value-type="float" office:value="10" calcext:value-type="float">
            <text:p>10.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/>
          <table:table-cell office:value-type="float" office:value="24279" calcext:value-type="float">
            <text:p>24279.0</text:p>
          </table:table-cell>
          <table:table-cell office:value-type="float" office:value="32952" calcext:value-type="float">
            <text:p>32952.0</text:p>
          </table:table-cell>
          <table:table-cell office:value-type="float" office:value="31" calcext:value-type="float">
            <text:p>31.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/>
          <table:table-cell office:value-type="float" office:value="24449" calcext:value-type="float">
            <text:p>24449.0</text:p>
          </table:table-cell>
          <table:table-cell office:value-type="float" office:value="33043" calcext:value-type="float">
            <text:p>33043.0</text:p>
          </table:table-cell>
          <table:table-cell office:value-type="float" office:value="18" calcext:value-type="float">
            <text:p>18.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/>
          <table:table-cell office:value-type="float" office:value="24632" calcext:value-type="float">
            <text:p>24632.0</text:p>
          </table:table-cell>
          <table:table-cell office:value-type="float" office:value="32905" calcext:value-type="float">
            <text:p>32905.0</text:p>
          </table:table-cell>
          <table:table-cell office:value-type="float" office:value="8" calcext:value-type="float">
            <text:p>8.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/>
          <table:table-cell office:value-type="float" office:value="24276" calcext:value-type="float">
            <text:p>24276.0</text:p>
          </table:table-cell>
          <table:table-cell office:value-type="float" office:value="32938" calcext:value-type="float">
            <text:p>32938.0</text:p>
          </table:table-cell>
          <table:table-cell office:value-type="float" office:value="32" calcext:value-type="float">
            <text:p>32.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/>
          <table:table-cell office:value-type="float" office:value="24435" calcext:value-type="float">
            <text:p>24435.0</text:p>
          </table:table-cell>
          <table:table-cell office:value-type="float" office:value="33046" calcext:value-type="float">
            <text:p>33046.0</text:p>
          </table:table-cell>
          <table:table-cell office:value-type="float" office:value="17" calcext:value-type="float">
            <text:p>17.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/>
          <table:table-cell office:value-type="float" office:value="24604" calcext:value-type="float">
            <text:p>24604.0</text:p>
          </table:table-cell>
          <table:table-cell office:value-type="float" office:value="32895" calcext:value-type="float">
            <text:p>32895.0</text:p>
          </table:table-cell>
          <table:table-cell office:value-type="float" office:value="6" calcext:value-type="float">
            <text:p>6.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/>
          <table:table-cell office:value-type="float" office:value="24294" calcext:value-type="float">
            <text:p>24294.0</text:p>
          </table:table-cell>
          <table:table-cell office:value-type="float" office:value="32922" calcext:value-type="float">
            <text:p>32922.0</text:p>
          </table:table-cell>
          <table:table-cell office:value-type="float" office:value="32" calcext:value-type="float">
            <text:p>32.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/>
          <table:table-cell office:value-type="float" office:value="24245" calcext:value-type="float">
            <text:p>24245.0</text:p>
          </table:table-cell>
          <table:table-cell office:value-type="float" office:value="32938" calcext:value-type="float">
            <text:p>32938.0</text:p>
          </table:table-cell>
          <table:table-cell office:value-type="float" office:value="32" calcext:value-type="float">
            <text:p>32.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/>
          <table:table-cell office:value-type="float" office:value="24453" calcext:value-type="float">
            <text:p>24453.0</text:p>
          </table:table-cell>
          <table:table-cell office:value-type="float" office:value="33037" calcext:value-type="float">
            <text:p>33037.0</text:p>
          </table:table-cell>
          <table:table-cell office:value-type="float" office:value="15" calcext:value-type="float">
            <text:p>15.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/>
          <table:table-cell office:value-type="float" office:value="24571" calcext:value-type="float">
            <text:p>24571.0</text:p>
          </table:table-cell>
          <table:table-cell office:value-type="float" office:value="32892" calcext:value-type="float">
            <text:p>32892.0</text:p>
          </table:table-cell>
          <table:table-cell office:value-type="float" office:value="4" calcext:value-type="float">
            <text:p>4.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/>
          <table:table-cell office:value-type="float" office:value="24298" calcext:value-type="float">
            <text:p>24298.0</text:p>
          </table:table-cell>
          <table:table-cell office:value-type="float" office:value="32870" calcext:value-type="float">
            <text:p>32870.0</text:p>
          </table:table-cell>
          <table:table-cell office:value-type="float" office:value="32" calcext:value-type="float">
            <text:p>32.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/>
          <table:table-cell office:value-type="float" office:value="24238" calcext:value-type="float">
            <text:p>24238.0</text:p>
          </table:table-cell>
          <table:table-cell office:value-type="float" office:value="32934" calcext:value-type="float">
            <text:p>32934.0</text:p>
          </table:table-cell>
          <table:table-cell office:value-type="float" office:value="33" calcext:value-type="float">
            <text:p>33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434" calcext:value-type="float">
            <text:p>24434.0</text:p>
          </table:table-cell>
          <table:table-cell office:value-type="float" office:value="33020" calcext:value-type="float">
            <text:p>33020.0</text:p>
          </table:table-cell>
          <table:table-cell office:value-type="float" office:value="13" calcext:value-type="float">
            <text:p>13.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/>
          <table:table-cell office:value-type="float" office:value="24542" calcext:value-type="float">
            <text:p>24542.0</text:p>
          </table:table-cell>
          <table:table-cell office:value-type="float" office:value="32874" calcext:value-type="float">
            <text:p>32874.0</text:p>
          </table:table-cell>
          <table:table-cell office:value-type="float" office:value="4" calcext:value-type="float">
            <text:p>4.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/>
          <table:table-cell office:value-type="float" office:value="24551" calcext:value-type="float">
            <text:p>24551.0</text:p>
          </table:table-cell>
          <table:table-cell office:value-type="float" office:value="32878" calcext:value-type="float">
            <text:p>32878.0</text:p>
          </table:table-cell>
          <table:table-cell office:value-type="float" office:value="3" calcext:value-type="float">
            <text:p>3.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/>
          <table:table-cell office:value-type="float" office:value="24308" calcext:value-type="float">
            <text:p>24308.0</text:p>
          </table:table-cell>
          <table:table-cell office:value-type="float" office:value="32849" calcext:value-type="float">
            <text:p>32849.0</text:p>
          </table:table-cell>
          <table:table-cell office:value-type="float" office:value="33" calcext:value-type="float">
            <text:p>33.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/>
          <table:table-cell office:value-type="float" office:value="24225" calcext:value-type="float">
            <text:p>24225.0</text:p>
          </table:table-cell>
          <table:table-cell office:value-type="float" office:value="32923" calcext:value-type="float">
            <text:p>32923.0</text:p>
          </table:table-cell>
          <table:table-cell office:value-type="float" office:value="35" calcext:value-type="float">
            <text:p>35.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/>
          <table:table-cell office:value-type="float" office:value="24428" calcext:value-type="float">
            <text:p>24428.0</text:p>
          </table:table-cell>
          <table:table-cell office:value-type="float" office:value="33020" calcext:value-type="float">
            <text:p>33020.0</text:p>
          </table:table-cell>
          <table:table-cell office:value-type="float" office:value="12" calcext:value-type="float">
            <text:p>12.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/>
          <table:table-cell office:value-type="float" office:value="24519" calcext:value-type="float">
            <text:p>24519.0</text:p>
          </table:table-cell>
          <table:table-cell office:value-type="float" office:value="32842" calcext:value-type="float">
            <text:p>32842.0</text:p>
          </table:table-cell>
          <table:table-cell office:value-type="float" office:value="4" calcext:value-type="float">
            <text:p>4.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/>
          <table:table-cell office:value-type="float" office:value="24551" calcext:value-type="float">
            <text:p>24551.0</text:p>
          </table:table-cell>
          <table:table-cell office:value-type="float" office:value="32887" calcext:value-type="float">
            <text:p>32887.0</text:p>
          </table:table-cell>
          <table:table-cell office:value-type="float" office:value="2" calcext:value-type="float">
            <text:p>2.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308" calcext:value-type="float">
            <text:p>24308.0</text:p>
          </table:table-cell>
          <table:table-cell office:value-type="float" office:value="32843" calcext:value-type="float">
            <text:p>32843.0</text:p>
          </table:table-cell>
          <table:table-cell office:value-type="float" office:value="34" calcext:value-type="float">
            <text:p>34.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/>
          <table:table-cell office:value-type="float" office:value="24219" calcext:value-type="float">
            <text:p>24219.0</text:p>
          </table:table-cell>
          <table:table-cell office:value-type="float" office:value="32913" calcext:value-type="float">
            <text:p>32913.0</text:p>
          </table:table-cell>
          <table:table-cell office:value-type="float" office:value="37" calcext:value-type="float">
            <text:p>37.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/>
          <table:table-cell office:value-type="float" office:value="24408" calcext:value-type="float">
            <text:p>24408.0</text:p>
          </table:table-cell>
          <table:table-cell office:value-type="float" office:value="33019" calcext:value-type="float">
            <text:p>33019.0</text:p>
          </table:table-cell>
          <table:table-cell office:value-type="float" office:value="10" calcext:value-type="float">
            <text:p>10.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/>
          <table:table-cell office:value-type="float" office:value="24511" calcext:value-type="float">
            <text:p>24511.0</text:p>
          </table:table-cell>
          <table:table-cell office:value-type="float" office:value="32786" calcext:value-type="float">
            <text:p>32786.0</text:p>
          </table:table-cell>
          <table:table-cell office:value-type="float" office:value="4" calcext:value-type="float">
            <text:p>4.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/>
          <table:table-cell office:value-type="float" office:value="24557" calcext:value-type="float">
            <text:p>24557.0</text:p>
          </table:table-cell>
          <table:table-cell office:value-type="float" office:value="32898" calcext:value-type="float">
            <text:p>32898.0</text:p>
          </table:table-cell>
          <table:table-cell office:value-type="float" office:value="1" calcext:value-type="float">
            <text:p>1.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/>
          <table:table-cell office:value-type="float" office:value="24313" calcext:value-type="float">
            <text:p>24313.0</text:p>
          </table:table-cell>
          <table:table-cell office:value-type="float" office:value="32848" calcext:value-type="float">
            <text:p>32848.0</text:p>
          </table:table-cell>
          <table:table-cell office:value-type="float" office:value="36" calcext:value-type="float">
            <text:p>36.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/>
          <table:table-cell office:value-type="float" office:value="24229" calcext:value-type="float">
            <text:p>24229.0</text:p>
          </table:table-cell>
          <table:table-cell office:value-type="float" office:value="32906" calcext:value-type="float">
            <text:p>32906.0</text:p>
          </table:table-cell>
          <table:table-cell office:value-type="float" office:value="38" calcext:value-type="float">
            <text:p>38.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/>
          <table:table-cell office:value-type="float" office:value="24414" calcext:value-type="float">
            <text:p>24414.0</text:p>
          </table:table-cell>
          <table:table-cell office:value-type="float" office:value="33019" calcext:value-type="float">
            <text:p>33019.0</text:p>
          </table:table-cell>
          <table:table-cell office:value-type="float" office:value="9" calcext:value-type="float">
            <text:p>9.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/>
          <table:table-cell office:value-type="float" office:value="24526" calcext:value-type="float">
            <text:p>24526.0</text:p>
          </table:table-cell>
          <table:table-cell office:value-type="float" office:value="32739" calcext:value-type="float">
            <text:p>32739.0</text:p>
          </table:table-cell>
          <table:table-cell office:value-type="float" office:value="4" calcext:value-type="float">
            <text:p>4.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post synapse, End</text:p>
          </table:table-cell>
          <table:table-cell office:value-type="float" office:value="24557" calcext:value-type="float">
            <text:p>24557.0</text:p>
          </table:table-cell>
          <table:table-cell office:value-type="float" office:value="32901" calcext:value-type="float">
            <text:p>32901.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24225" calcext:value-type="float">
            <text:p>24225.0</text:p>
          </table:table-cell>
          <table:table-cell office:value-type="float" office:value="32906" calcext:value-type="float">
            <text:p>32906.0</text:p>
          </table:table-cell>
          <table:table-cell office:value-type="float" office:value="39" calcext:value-type="float">
            <text:p>39.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/>
          <table:table-cell office:value-type="float" office:value="24389" calcext:value-type="float">
            <text:p>24389.0</text:p>
          </table:table-cell>
          <table:table-cell office:value-type="float" office:value="33025" calcext:value-type="float">
            <text:p>33025.0</text:p>
          </table:table-cell>
          <table:table-cell office:value-type="float" office:value="7" calcext:value-type="float">
            <text:p>7.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/>
          <table:table-cell office:value-type="float" office:value="24542" calcext:value-type="float">
            <text:p>24542.0</text:p>
          </table:table-cell>
          <table:table-cell office:value-type="float" office:value="32639" calcext:value-type="float">
            <text:p>32639.0</text:p>
          </table:table-cell>
          <table:table-cell office:value-type="float" office:value="4" calcext:value-type="float">
            <text:p>4.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/>
          <table:table-cell office:value-type="float" office:value="24525" calcext:value-type="float">
            <text:p>24525.0</text:p>
          </table:table-cell>
          <table:table-cell office:value-type="float" office:value="32730" calcext:value-type="float">
            <text:p>32730.0</text:p>
          </table:table-cell>
          <table:table-cell office:value-type="float" office:value="3" calcext:value-type="float">
            <text:p>3.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/>
          <table:table-cell office:value-type="float" office:value="24255" calcext:value-type="float">
            <text:p>24255.0</text:p>
          </table:table-cell>
          <table:table-cell office:value-type="float" office:value="32925" calcext:value-type="float">
            <text:p>32925.0</text:p>
          </table:table-cell>
          <table:table-cell office:value-type="float" office:value="39" calcext:value-type="float">
            <text:p>39.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/>
          <table:table-cell office:value-type="float" office:value="24188" calcext:value-type="float">
            <text:p>24188.0</text:p>
          </table:table-cell>
          <table:table-cell office:value-type="float" office:value="32857" calcext:value-type="float">
            <text:p>32857.0</text:p>
          </table:table-cell>
          <table:table-cell office:value-type="float" office:value="39" calcext:value-type="float">
            <text:p>39.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/>
          <table:table-cell office:value-type="float" office:value="24341" calcext:value-type="float">
            <text:p>24341.0</text:p>
          </table:table-cell>
          <table:table-cell office:value-type="float" office:value="33043" calcext:value-type="float">
            <text:p>33043.0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/>
          <table:table-cell office:value-type="float" office:value="24544" calcext:value-type="float">
            <text:p>24544.0</text:p>
          </table:table-cell>
          <table:table-cell office:value-type="float" office:value="32638" calcext:value-type="float">
            <text:p>32638.0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/>
          <table:table-cell office:value-type="float" office:value="24523" calcext:value-type="float">
            <text:p>24523.0</text:p>
          </table:table-cell>
          <table:table-cell office:value-type="float" office:value="32729" calcext:value-type="float">
            <text:p>32729.0</text:p>
          </table:table-cell>
          <table:table-cell office:value-type="float" office:value="2" calcext:value-type="float">
            <text:p>2.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/>
          <table:table-cell office:value-type="float" office:value="24287" calcext:value-type="float">
            <text:p>24287.0</text:p>
          </table:table-cell>
          <table:table-cell office:value-type="float" office:value="32939" calcext:value-type="float">
            <text:p>32939.0</text:p>
          </table:table-cell>
          <table:table-cell office:value-type="float" office:value="39" calcext:value-type="float">
            <text:p>39.0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/>
          <table:table-cell office:value-type="float" office:value="24179" calcext:value-type="float">
            <text:p>24179.0</text:p>
          </table:table-cell>
          <table:table-cell office:value-type="float" office:value="32843" calcext:value-type="float">
            <text:p>32843.0</text:p>
          </table:table-cell>
          <table:table-cell office:value-type="float" office:value="40" calcext:value-type="float">
            <text:p>40.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/>
          <table:table-cell office:value-type="float" office:value="24316" calcext:value-type="float">
            <text:p>24316.0</text:p>
          </table:table-cell>
          <table:table-cell office:value-type="float" office:value="33056" calcext:value-type="float">
            <text:p>33056.0</text:p>
          </table:table-cell>
          <table:table-cell office:value-type="float" office:value="4" calcext:value-type="float">
            <text:p>4.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/>
          <table:table-cell office:value-type="float" office:value="24540" calcext:value-type="float">
            <text:p>24540.0</text:p>
          </table:table-cell>
          <table:table-cell office:value-type="float" office:value="32645" calcext:value-type="float">
            <text:p>32645.0</text:p>
          </table:table-cell>
          <table:table-cell office:value-type="float" office:value="6" calcext:value-type="float">
            <text:p>6.0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/>
          <table:table-cell office:value-type="float" office:value="24531" calcext:value-type="float">
            <text:p>24531.0</text:p>
          </table:table-cell>
          <table:table-cell office:value-type="float" office:value="32710" calcext:value-type="float">
            <text:p>32710.0</text:p>
          </table:table-cell>
          <table:table-cell office:value-type="float" office:value="1" calcext:value-type="float">
            <text:p>1.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/>
          <table:table-cell office:value-type="float" office:value="24293" calcext:value-type="float">
            <text:p>24293.0</text:p>
          </table:table-cell>
          <table:table-cell office:value-type="float" office:value="32940" calcext:value-type="float">
            <text:p>32940.0</text:p>
          </table:table-cell>
          <table:table-cell office:value-type="float" office:value="40" calcext:value-type="float">
            <text:p>40.0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/>
          <table:table-cell office:value-type="float" office:value="24179" calcext:value-type="float">
            <text:p>24179.0</text:p>
          </table:table-cell>
          <table:table-cell office:value-type="float" office:value="32833" calcext:value-type="float">
            <text:p>32833.0</text:p>
          </table:table-cell>
          <table:table-cell office:value-type="float" office:value="41" calcext:value-type="float">
            <text:p>41.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/>
          <table:table-cell office:value-type="float" office:value="24291" calcext:value-type="float">
            <text:p>24291.0</text:p>
          </table:table-cell>
          <table:table-cell office:value-type="float" office:value="33061" calcext:value-type="float">
            <text:p>33061.0</text:p>
          </table:table-cell>
          <table:table-cell office:value-type="float" office:value="3" calcext:value-type="float">
            <text:p>3.0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/>
          <table:table-cell office:value-type="float" office:value="24564" calcext:value-type="float">
            <text:p>24564.0</text:p>
          </table:table-cell>
          <table:table-cell office:value-type="float" office:value="32649" calcext:value-type="float">
            <text:p>32649.0</text:p>
          </table:table-cell>
          <table:table-cell office:value-type="float" office:value="7" calcext:value-type="float">
            <text:p>7.0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End</text:p>
          </table:table-cell>
          <table:table-cell office:value-type="float" office:value="24538" calcext:value-type="float">
            <text:p>24538.0</text:p>
          </table:table-cell>
          <table:table-cell office:value-type="float" office:value="32700" calcext:value-type="float">
            <text:p>32700.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Spine</text:p>
          </table:table-cell>
          <table:table-cell office:value-type="float" office:value="24293" calcext:value-type="float">
            <text:p>24293.0</text:p>
          </table:table-cell>
          <table:table-cell office:value-type="float" office:value="32943" calcext:value-type="float">
            <text:p>32943.0</text:p>
          </table:table-cell>
          <table:table-cell office:value-type="float" office:value="41" calcext:value-type="float">
            <text:p>41.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/>
          <table:table-cell office:value-type="float" office:value="24157" calcext:value-type="float">
            <text:p>24157.0</text:p>
          </table:table-cell>
          <table:table-cell office:value-type="float" office:value="32811" calcext:value-type="float">
            <text:p>32811.0</text:p>
          </table:table-cell>
          <table:table-cell office:value-type="float" office:value="42" calcext:value-type="float">
            <text:p>42.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/>
          <table:table-cell office:value-type="float" office:value="24290" calcext:value-type="float">
            <text:p>24290.0</text:p>
          </table:table-cell>
          <table:table-cell office:value-type="float" office:value="33065" calcext:value-type="float">
            <text:p>33065.0</text:p>
          </table:table-cell>
          <table:table-cell office:value-type="float" office:value="1" calcext:value-type="float">
            <text:p>1.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/>
          <table:table-cell office:value-type="float" office:value="24572" calcext:value-type="float">
            <text:p>24572.0</text:p>
          </table:table-cell>
          <table:table-cell office:value-type="float" office:value="32661" calcext:value-type="float">
            <text:p>32661.0</text:p>
          </table:table-cell>
          <table:table-cell office:value-type="float" office:value="8" calcext:value-type="float">
            <text:p>8.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/>
          <table:table-cell office:value-type="float" office:value="24151" calcext:value-type="float">
            <text:p>24151.0</text:p>
          </table:table-cell>
          <table:table-cell office:value-type="float" office:value="32792" calcext:value-type="float">
            <text:p>32792.0</text:p>
          </table:table-cell>
          <table:table-cell office:value-type="float" office:value="44" calcext:value-type="float">
            <text:p>44.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End</text:p>
          </table:table-cell>
          <table:table-cell office:value-type="float" office:value="24283" calcext:value-type="float">
            <text:p>24283.0</text:p>
          </table:table-cell>
          <table:table-cell office:value-type="float" office:value="33069" calcext:value-type="float">
            <text:p>33069.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/>
          <table:table-cell office:value-type="float" office:value="24568" calcext:value-type="float">
            <text:p>24568.0</text:p>
          </table:table-cell>
          <table:table-cell office:value-type="float" office:value="32670" calcext:value-type="float">
            <text:p>32670.0</text:p>
          </table:table-cell>
          <table:table-cell office:value-type="float" office:value="9" calcext:value-type="float">
            <text:p>9.0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/>
          <table:table-cell office:value-type="float" office:value="24150" calcext:value-type="float">
            <text:p>24150.0</text:p>
          </table:table-cell>
          <table:table-cell office:value-type="float" office:value="32772" calcext:value-type="float">
            <text:p>32772.0</text:p>
          </table:table-cell>
          <table:table-cell office:value-type="float" office:value="45" calcext:value-type="float">
            <text:p>45.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/>
          <table:table-cell office:value-type="float" office:value="24550" calcext:value-type="float">
            <text:p>24550.0</text:p>
          </table:table-cell>
          <table:table-cell office:value-type="float" office:value="32680" calcext:value-type="float">
            <text:p>32680.0</text:p>
          </table:table-cell>
          <table:table-cell office:value-type="float" office:value="10" calcext:value-type="float">
            <text:p>10.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/>
          <table:table-cell office:value-type="float" office:value="24144" calcext:value-type="float">
            <text:p>24144.0</text:p>
          </table:table-cell>
          <table:table-cell office:value-type="float" office:value="32761" calcext:value-type="float">
            <text:p>32761.0</text:p>
          </table:table-cell>
          <table:table-cell office:value-type="float" office:value="46" calcext:value-type="float">
            <text:p>46.0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/>
          <table:table-cell office:value-type="float" office:value="24543" calcext:value-type="float">
            <text:p>24543.0</text:p>
          </table:table-cell>
          <table:table-cell office:value-type="float" office:value="32677" calcext:value-type="float">
            <text:p>32677.0</text:p>
          </table:table-cell>
          <table:table-cell office:value-type="float" office:value="11" calcext:value-type="float">
            <text:p>11.0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/>
          <table:table-cell office:value-type="float" office:value="24150" calcext:value-type="float">
            <text:p>24150.0</text:p>
          </table:table-cell>
          <table:table-cell office:value-type="float" office:value="32739" calcext:value-type="float">
            <text:p>32739.0</text:p>
          </table:table-cell>
          <table:table-cell office:value-type="float" office:value="47" calcext:value-type="float">
            <text:p>47.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/>
          <table:table-cell office:value-type="float" office:value="24551" calcext:value-type="float">
            <text:p>24551.0</text:p>
          </table:table-cell>
          <table:table-cell office:value-type="float" office:value="32679" calcext:value-type="float">
            <text:p>32679.0</text:p>
          </table:table-cell>
          <table:table-cell office:value-type="float" office:value="12" calcext:value-type="float">
            <text:p>12.0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/>
          <table:table-cell office:value-type="float" office:value="24153" calcext:value-type="float">
            <text:p>24153.0</text:p>
          </table:table-cell>
          <table:table-cell office:value-type="float" office:value="32729" calcext:value-type="float">
            <text:p>32729.0</text:p>
          </table:table-cell>
          <table:table-cell office:value-type="float" office:value="48" calcext:value-type="float">
            <text:p>48.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/>
          <table:table-cell office:value-type="float" office:value="24188" calcext:value-type="float">
            <text:p>24188.0</text:p>
          </table:table-cell>
          <table:table-cell office:value-type="float" office:value="32810" calcext:value-type="float">
            <text:p>32810.0</text:p>
          </table:table-cell>
          <table:table-cell office:value-type="float" office:value="48" calcext:value-type="float">
            <text:p>48.0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/>
          <table:table-cell office:value-type="float" office:value="24131" calcext:value-type="float">
            <text:p>24131.0</text:p>
          </table:table-cell>
          <table:table-cell office:value-type="float" office:value="32683" calcext:value-type="float">
            <text:p>32683.0</text:p>
          </table:table-cell>
          <table:table-cell office:value-type="float" office:value="48" calcext:value-type="float">
            <text:p>48.0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/>
          <table:table-cell office:value-type="float" office:value="24180" calcext:value-type="float">
            <text:p>24180.0</text:p>
          </table:table-cell>
          <table:table-cell office:value-type="float" office:value="32809" calcext:value-type="float">
            <text:p>32809.0</text:p>
          </table:table-cell>
          <table:table-cell office:value-type="float" office:value="49" calcext:value-type="float">
            <text:p>49.0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/>
          <table:table-cell office:value-type="float" office:value="24117" calcext:value-type="float">
            <text:p>24117.0</text:p>
          </table:table-cell>
          <table:table-cell office:value-type="float" office:value="32656" calcext:value-type="float">
            <text:p>32656.0</text:p>
          </table:table-cell>
          <table:table-cell office:value-type="float" office:value="49" calcext:value-type="float">
            <text:p>49.0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/>
          <table:table-cell office:value-type="float" office:value="24183" calcext:value-type="float">
            <text:p>24183.0</text:p>
          </table:table-cell>
          <table:table-cell office:value-type="float" office:value="32808" calcext:value-type="float">
            <text:p>32808.0</text:p>
          </table:table-cell>
          <table:table-cell office:value-type="float" office:value="51" calcext:value-type="float">
            <text:p>51.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/>
          <table:table-cell office:value-type="float" office:value="24102" calcext:value-type="float">
            <text:p>24102.0</text:p>
          </table:table-cell>
          <table:table-cell office:value-type="float" office:value="32645" calcext:value-type="float">
            <text:p>32645.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/>
          <table:table-cell office:value-type="float" office:value="24188" calcext:value-type="float">
            <text:p>24188.0</text:p>
          </table:table-cell>
          <table:table-cell office:value-type="float" office:value="32801" calcext:value-type="float">
            <text:p>32801.0</text:p>
          </table:table-cell>
          <table:table-cell office:value-type="float" office:value="52" calcext:value-type="float">
            <text:p>52.0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/>
          <table:table-cell office:value-type="float" office:value="24088" calcext:value-type="float">
            <text:p>24088.0</text:p>
          </table:table-cell>
          <table:table-cell office:value-type="float" office:value="32633" calcext:value-type="float">
            <text:p>32633.0</text:p>
          </table:table-cell>
          <table:table-cell office:value-type="float" office:value="51" calcext:value-type="float">
            <text:p>51.0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/>
          <table:table-cell office:value-type="float" office:value="24083" calcext:value-type="float">
            <text:p>24083.0</text:p>
          </table:table-cell>
          <table:table-cell office:value-type="float" office:value="32631" calcext:value-type="float">
            <text:p>32631.0</text:p>
          </table:table-cell>
          <table:table-cell office:value-type="float" office:value="52" calcext:value-type="float">
            <text:p>52.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/>
          <table:table-cell office:value-type="float" office:value="24071" calcext:value-type="float">
            <text:p>24071.0</text:p>
          </table:table-cell>
          <table:table-cell office:value-type="float" office:value="32621" calcext:value-type="float">
            <text:p>32621.0</text:p>
          </table:table-cell>
          <table:table-cell office:value-type="float" office:value="53" calcext:value-type="float">
            <text:p>53.0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/>
          <table:table-cell office:value-type="float" office:value="24057" calcext:value-type="float">
            <text:p>24057.0</text:p>
          </table:table-cell>
          <table:table-cell office:value-type="float" office:value="32604" calcext:value-type="float">
            <text:p>32604.0</text:p>
          </table:table-cell>
          <table:table-cell office:value-type="float" office:value="54" calcext:value-type="float">
            <text:p>54.0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/>
          <table:table-cell office:value-type="float" office:value="24047" calcext:value-type="float">
            <text:p>24047.0</text:p>
          </table:table-cell>
          <table:table-cell office:value-type="float" office:value="32603" calcext:value-type="float">
            <text:p>32603.0</text:p>
          </table:table-cell>
          <table:table-cell office:value-type="float" office:value="55" calcext:value-type="float">
            <text:p>55.0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/>
          <table:table-cell office:value-type="float" office:value="24046" calcext:value-type="float">
            <text:p>24046.0</text:p>
          </table:table-cell>
          <table:table-cell office:value-type="float" office:value="32591" calcext:value-type="float">
            <text:p>32591.0</text:p>
          </table:table-cell>
          <table:table-cell office:value-type="float" office:value="57" calcext:value-type="float">
            <text:p>57.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045" calcext:value-type="float">
            <text:p>24045.0</text:p>
          </table:table-cell>
          <table:table-cell office:value-type="float" office:value="32579" calcext:value-type="float">
            <text:p>32579.0</text:p>
          </table:table-cell>
          <table:table-cell office:value-type="float" office:value="59" calcext:value-type="float">
            <text:p>59.0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/>
          <table:table-cell office:value-type="float" office:value="24041" calcext:value-type="float">
            <text:p>24041.0</text:p>
          </table:table-cell>
          <table:table-cell office:value-type="float" office:value="32563" calcext:value-type="float">
            <text:p>32563.0</text:p>
          </table:table-cell>
          <table:table-cell office:value-type="float" office:value="61" calcext:value-type="float">
            <text:p>61.0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/>
          <table:table-cell office:value-type="float" office:value="24045" calcext:value-type="float">
            <text:p>24045.0</text:p>
          </table:table-cell>
          <table:table-cell office:value-type="float" office:value="32558" calcext:value-type="float">
            <text:p>32558.0</text:p>
          </table:table-cell>
          <table:table-cell office:value-type="float" office:value="62" calcext:value-type="float">
            <text:p>62.0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/>
          <table:table-cell office:value-type="float" office:value="24046" calcext:value-type="float">
            <text:p>24046.0</text:p>
          </table:table-cell>
          <table:table-cell office:value-type="float" office:value="32551" calcext:value-type="float">
            <text:p>32551.0</text:p>
          </table:table-cell>
          <table:table-cell office:value-type="float" office:value="64" calcext:value-type="float">
            <text:p>64.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/>
          <table:table-cell office:value-type="float" office:value="24041" calcext:value-type="float">
            <text:p>24041.0</text:p>
          </table:table-cell>
          <table:table-cell office:value-type="float" office:value="32540" calcext:value-type="float">
            <text:p>32540.0</text:p>
          </table:table-cell>
          <table:table-cell office:value-type="float" office:value="66" calcext:value-type="float">
            <text:p>66.0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"/>
          <table:table-cell office:value-type="float" office:value="24039" calcext:value-type="float">
            <text:p>24039.0</text:p>
          </table:table-cell>
          <table:table-cell office:value-type="float" office:value="32533" calcext:value-type="float">
            <text:p>32533.0</text:p>
          </table:table-cell>
          <table:table-cell office:value-type="float" office:value="67" calcext:value-type="float">
            <text:p>67.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"/>
          <table:table-cell office:value-type="float" office:value="24014" calcext:value-type="float">
            <text:p>24014.0</text:p>
          </table:table-cell>
          <table:table-cell office:value-type="float" office:value="32506" calcext:value-type="float">
            <text:p>32506.0</text:p>
          </table:table-cell>
          <table:table-cell office:value-type="float" office:value="67" calcext:value-type="float">
            <text:p>67.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"/>
          <table:table-cell office:value-type="float" office:value="23996" calcext:value-type="float">
            <text:p>23996.0</text:p>
          </table:table-cell>
          <table:table-cell office:value-type="float" office:value="32479" calcext:value-type="float">
            <text:p>32479.0</text:p>
          </table:table-cell>
          <table:table-cell office:value-type="float" office:value="68" calcext:value-type="float">
            <text:p>68.0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"/>
          <table:table-cell office:value-type="float" office:value="23976" calcext:value-type="float">
            <text:p>23976.0</text:p>
          </table:table-cell>
          <table:table-cell office:value-type="float" office:value="32457" calcext:value-type="float">
            <text:p>32457.0</text:p>
          </table:table-cell>
          <table:table-cell office:value-type="float" office:value="69" calcext:value-type="float">
            <text:p>69.0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"/>
          <table:table-cell office:value-type="float" office:value="23970" calcext:value-type="float">
            <text:p>23970.0</text:p>
          </table:table-cell>
          <table:table-cell office:value-type="float" office:value="32436" calcext:value-type="float">
            <text:p>32436.0</text:p>
          </table:table-cell>
          <table:table-cell office:value-type="float" office:value="70" calcext:value-type="float">
            <text:p>70.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"/>
          <table:table-cell office:value-type="float" office:value="23964" calcext:value-type="float">
            <text:p>23964.0</text:p>
          </table:table-cell>
          <table:table-cell office:value-type="float" office:value="32422" calcext:value-type="float">
            <text:p>32422.0</text:p>
          </table:table-cell>
          <table:table-cell office:value-type="float" office:value="71" calcext:value-type="float">
            <text:p>71.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"/>
          <table:table-cell office:value-type="float" office:value="23947" calcext:value-type="float">
            <text:p>23947.0</text:p>
          </table:table-cell>
          <table:table-cell office:value-type="float" office:value="32397" calcext:value-type="float">
            <text:p>32397.0</text:p>
          </table:table-cell>
          <table:table-cell office:value-type="float" office:value="72" calcext:value-type="float">
            <text:p>72.0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"/>
          <table:table-cell office:value-type="float" office:value="23941" calcext:value-type="float">
            <text:p>23941.0</text:p>
          </table:table-cell>
          <table:table-cell office:value-type="float" office:value="32387" calcext:value-type="float">
            <text:p>32387.0</text:p>
          </table:table-cell>
          <table:table-cell office:value-type="float" office:value="73" calcext:value-type="float">
            <text:p>73.0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"/>
          <table:table-cell office:value-type="float" office:value="23934" calcext:value-type="float">
            <text:p>23934.0</text:p>
          </table:table-cell>
          <table:table-cell office:value-type="float" office:value="32377" calcext:value-type="float">
            <text:p>32377.0</text:p>
          </table:table-cell>
          <table:table-cell office:value-type="float" office:value="74" calcext:value-type="float">
            <text:p>74.0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/>
          <table:table-cell office:value-type="float" office:value="23931" calcext:value-type="float">
            <text:p>23931.0</text:p>
          </table:table-cell>
          <table:table-cell office:value-type="float" office:value="32362" calcext:value-type="float">
            <text:p>32362.0</text:p>
          </table:table-cell>
          <table:table-cell office:value-type="float" office:value="76" calcext:value-type="float">
            <text:p>76.0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"/>
          <table:table-cell office:value-type="float" office:value="23928" calcext:value-type="float">
            <text:p>23928.0</text:p>
          </table:table-cell>
          <table:table-cell office:value-type="float" office:value="32346" calcext:value-type="float">
            <text:p>32346.0</text:p>
          </table:table-cell>
          <table:table-cell office:value-type="float" office:value="78" calcext:value-type="float">
            <text:p>78.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"/>
          <table:table-cell office:value-type="float" office:value="23924" calcext:value-type="float">
            <text:p>23924.0</text:p>
          </table:table-cell>
          <table:table-cell office:value-type="float" office:value="32333" calcext:value-type="float">
            <text:p>32333.0</text:p>
          </table:table-cell>
          <table:table-cell office:value-type="float" office:value="79" calcext:value-type="float">
            <text:p>79.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"/>
          <table:table-cell office:value-type="float" office:value="23920" calcext:value-type="float">
            <text:p>23920.0</text:p>
          </table:table-cell>
          <table:table-cell office:value-type="float" office:value="32322" calcext:value-type="float">
            <text:p>32322.0</text:p>
          </table:table-cell>
          <table:table-cell office:value-type="float" office:value="80" calcext:value-type="float">
            <text:p>80.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"/>
          <table:table-cell office:value-type="float" office:value="23909" calcext:value-type="float">
            <text:p>23909.0</text:p>
          </table:table-cell>
          <table:table-cell office:value-type="float" office:value="32294" calcext:value-type="float">
            <text:p>32294.0</text:p>
          </table:table-cell>
          <table:table-cell office:value-type="float" office:value="82" calcext:value-type="float">
            <text:p>82.0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"/>
          <table:table-cell office:value-type="float" office:value="23904" calcext:value-type="float">
            <text:p>23904.0</text:p>
          </table:table-cell>
          <table:table-cell office:value-type="float" office:value="32286" calcext:value-type="float">
            <text:p>32286.0</text:p>
          </table:table-cell>
          <table:table-cell office:value-type="float" office:value="83" calcext:value-type="float">
            <text:p>83.0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3884" calcext:value-type="float">
            <text:p>23884.0</text:p>
          </table:table-cell>
          <table:table-cell office:value-type="float" office:value="32274" calcext:value-type="float">
            <text:p>32274.0</text:p>
          </table:table-cell>
          <table:table-cell office:value-type="float" office:value="85" calcext:value-type="float">
            <text:p>85.0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1"/>
          <table:table-cell office:value-type="float" office:value="23870" calcext:value-type="float">
            <text:p>23870.0</text:p>
          </table:table-cell>
          <table:table-cell office:value-type="float" office:value="32268" calcext:value-type="float">
            <text:p>32268.0</text:p>
          </table:table-cell>
          <table:table-cell office:value-type="float" office:value="86" calcext:value-type="float">
            <text:p>86.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"/>
          <table:table-cell office:value-type="float" office:value="23863" calcext:value-type="float">
            <text:p>23863.0</text:p>
          </table:table-cell>
          <table:table-cell office:value-type="float" office:value="32262" calcext:value-type="float">
            <text:p>32262.0</text:p>
          </table:table-cell>
          <table:table-cell office:value-type="float" office:value="87" calcext:value-type="float">
            <text:p>87.0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"/>
          <table:table-cell office:value-type="float" office:value="23830" calcext:value-type="float">
            <text:p>23830.0</text:p>
          </table:table-cell>
          <table:table-cell office:value-type="float" office:value="32242" calcext:value-type="float">
            <text:p>32242.0</text:p>
          </table:table-cell>
          <table:table-cell office:value-type="float" office:value="89" calcext:value-type="float">
            <text:p>89.0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"/>
          <table:table-cell office:value-type="float" office:value="23820" calcext:value-type="float">
            <text:p>23820.0</text:p>
          </table:table-cell>
          <table:table-cell office:value-type="float" office:value="32229" calcext:value-type="float">
            <text:p>32229.0</text:p>
          </table:table-cell>
          <table:table-cell office:value-type="float" office:value="90" calcext:value-type="float">
            <text:p>90.0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3808" calcext:value-type="float">
            <text:p>23808.0</text:p>
          </table:table-cell>
          <table:table-cell office:value-type="float" office:value="32224" calcext:value-type="float">
            <text:p>32224.0</text:p>
          </table:table-cell>
          <table:table-cell office:value-type="float" office:value="91" calcext:value-type="float">
            <text:p>91.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"/>
          <table:table-cell office:value-type="float" office:value="23778" calcext:value-type="float">
            <text:p>23778.0</text:p>
          </table:table-cell>
          <table:table-cell office:value-type="float" office:value="32213" calcext:value-type="float">
            <text:p>32213.0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"/>
          <table:table-cell office:value-type="float" office:value="23770" calcext:value-type="float">
            <text:p>23770.0</text:p>
          </table:table-cell>
          <table:table-cell office:value-type="float" office:value="32202" calcext:value-type="float">
            <text:p>32202.0</text:p>
          </table:table-cell>
          <table:table-cell office:value-type="float" office:value="94" calcext:value-type="float">
            <text:p>94.0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"/>
          <table:table-cell office:value-type="float" office:value="23760" calcext:value-type="float">
            <text:p>23760.0</text:p>
          </table:table-cell>
          <table:table-cell office:value-type="float" office:value="32198" calcext:value-type="float">
            <text:p>32198.0</text:p>
          </table:table-cell>
          <table:table-cell office:value-type="float" office:value="95" calcext:value-type="float">
            <text:p>95.0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"/>
          <table:table-cell office:value-type="float" office:value="23753" calcext:value-type="float">
            <text:p>23753.0</text:p>
          </table:table-cell>
          <table:table-cell office:value-type="float" office:value="32189" calcext:value-type="float">
            <text:p>32189.0</text:p>
          </table:table-cell>
          <table:table-cell office:value-type="float" office:value="97" calcext:value-type="float">
            <text:p>97.0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1"/>
          <table:table-cell office:value-type="float" office:value="23740" calcext:value-type="float">
            <text:p>23740.0</text:p>
          </table:table-cell>
          <table:table-cell office:value-type="float" office:value="32177" calcext:value-type="float">
            <text:p>32177.0</text:p>
          </table:table-cell>
          <table:table-cell office:value-type="float" office:value="98" calcext:value-type="float">
            <text:p>98.0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"/>
          <table:table-cell office:value-type="float" office:value="23728" calcext:value-type="float">
            <text:p>23728.0</text:p>
          </table:table-cell>
          <table:table-cell office:value-type="float" office:value="32164" calcext:value-type="float">
            <text:p>32164.0</text:p>
          </table:table-cell>
          <table:table-cell office:value-type="float" office:value="99" calcext:value-type="float">
            <text:p>99.0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"/>
          <table:table-cell office:value-type="float" office:value="23718" calcext:value-type="float">
            <text:p>23718.0</text:p>
          </table:table-cell>
          <table:table-cell office:value-type="float" office:value="32164" calcext:value-type="float">
            <text:p>32164.0</text:p>
          </table:table-cell>
          <table:table-cell office:value-type="float" office:value="100" calcext:value-type="float">
            <text:p>100.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"/>
          <table:table-cell office:value-type="float" office:value="23711" calcext:value-type="float">
            <text:p>23711.0</text:p>
          </table:table-cell>
          <table:table-cell office:value-type="float" office:value="32153" calcext:value-type="float">
            <text:p>32153.0</text:p>
          </table:table-cell>
          <table:table-cell office:value-type="float" office:value="101" calcext:value-type="float">
            <text:p>101.0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"/>
          <table:table-cell office:value-type="float" office:value="23709" calcext:value-type="float">
            <text:p>23709.0</text:p>
          </table:table-cell>
          <table:table-cell office:value-type="float" office:value="32143" calcext:value-type="float">
            <text:p>32143.0</text:p>
          </table:table-cell>
          <table:table-cell office:value-type="float" office:value="102" calcext:value-type="float">
            <text:p>102.0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1"/>
          <table:table-cell office:value-type="float" office:value="23712" calcext:value-type="float">
            <text:p>23712.0</text:p>
          </table:table-cell>
          <table:table-cell office:value-type="float" office:value="32137" calcext:value-type="float">
            <text:p>32137.0</text:p>
          </table:table-cell>
          <table:table-cell office:value-type="float" office:value="103" calcext:value-type="float">
            <text:p>103.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"/>
          <table:table-cell office:value-type="float" office:value="23711" calcext:value-type="float">
            <text:p>23711.0</text:p>
          </table:table-cell>
          <table:table-cell office:value-type="float" office:value="32133" calcext:value-type="float">
            <text:p>32133.0</text:p>
          </table:table-cell>
          <table:table-cell office:value-type="float" office:value="104" calcext:value-type="float">
            <text:p>104.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"/>
          <table:table-cell office:value-type="float" office:value="23710" calcext:value-type="float">
            <text:p>23710.0</text:p>
          </table:table-cell>
          <table:table-cell office:value-type="float" office:value="32116" calcext:value-type="float">
            <text:p>32116.0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"/>
          <table:table-cell office:value-type="float" office:value="23705" calcext:value-type="float">
            <text:p>23705.0</text:p>
          </table:table-cell>
          <table:table-cell office:value-type="float" office:value="32109" calcext:value-type="float">
            <text:p>32109.0</text:p>
          </table:table-cell>
          <table:table-cell office:value-type="float" office:value="108" calcext:value-type="float">
            <text:p>108.0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"/>
          <table:table-cell office:value-type="float" office:value="23701" calcext:value-type="float">
            <text:p>23701.0</text:p>
          </table:table-cell>
          <table:table-cell office:value-type="float" office:value="32105" calcext:value-type="float">
            <text:p>32105.0</text:p>
          </table:table-cell>
          <table:table-cell office:value-type="float" office:value="109" calcext:value-type="float">
            <text:p>109.0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"/>
          <table:table-cell office:value-type="float" office:value="23692" calcext:value-type="float">
            <text:p>23692.0</text:p>
          </table:table-cell>
          <table:table-cell office:value-type="float" office:value="32100" calcext:value-type="float">
            <text:p>32100.0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"/>
          <table:table-cell office:value-type="float" office:value="23691" calcext:value-type="float">
            <text:p>23691.0</text:p>
          </table:table-cell>
          <table:table-cell office:value-type="float" office:value="32094" calcext:value-type="float">
            <text:p>32094.0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"/>
          <table:table-cell office:value-type="float" office:value="23667" calcext:value-type="float">
            <text:p>23667.0</text:p>
          </table:table-cell>
          <table:table-cell office:value-type="float" office:value="32077" calcext:value-type="float">
            <text:p>32077.0</text:p>
          </table:table-cell>
          <table:table-cell office:value-type="float" office:value="115" calcext:value-type="float">
            <text:p>115.0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"/>
          <table:table-cell office:value-type="float" office:value="23656" calcext:value-type="float">
            <text:p>23656.0</text:p>
          </table:table-cell>
          <table:table-cell office:value-type="float" office:value="32065" calcext:value-type="float">
            <text:p>32065.0</text:p>
          </table:table-cell>
          <table:table-cell office:value-type="float" office:value="116" calcext:value-type="float">
            <text:p>116.0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1"/>
          <table:table-cell office:value-type="float" office:value="23633" calcext:value-type="float">
            <text:p>23633.0</text:p>
          </table:table-cell>
          <table:table-cell office:value-type="float" office:value="32044" calcext:value-type="float">
            <text:p>32044.0</text:p>
          </table:table-cell>
          <table:table-cell office:value-type="float" office:value="116" calcext:value-type="float">
            <text:p>116.0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"/>
          <table:table-cell office:value-type="float" office:value="23626" calcext:value-type="float">
            <text:p>23626.0</text:p>
          </table:table-cell>
          <table:table-cell office:value-type="float" office:value="32040" calcext:value-type="float">
            <text:p>32040.0</text:p>
          </table:table-cell>
          <table:table-cell office:value-type="float" office:value="117" calcext:value-type="float">
            <text:p>117.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"/>
          <table:table-cell office:value-type="float" office:value="23626" calcext:value-type="float">
            <text:p>23626.0</text:p>
          </table:table-cell>
          <table:table-cell office:value-type="float" office:value="32035" calcext:value-type="float">
            <text:p>32035.0</text:p>
          </table:table-cell>
          <table:table-cell office:value-type="float" office:value="118" calcext:value-type="float">
            <text:p>118.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1"/>
          <table:table-cell office:value-type="float" office:value="23620" calcext:value-type="float">
            <text:p>23620.0</text:p>
          </table:table-cell>
          <table:table-cell office:value-type="float" office:value="32019" calcext:value-type="float">
            <text:p>32019.0</text:p>
          </table:table-cell>
          <table:table-cell office:value-type="float" office:value="119" calcext:value-type="float">
            <text:p>119.0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"/>
          <table:table-cell office:value-type="float" office:value="23605" calcext:value-type="float">
            <text:p>23605.0</text:p>
          </table:table-cell>
          <table:table-cell office:value-type="float" office:value="31993" calcext:value-type="float">
            <text:p>31993.0</text:p>
          </table:table-cell>
          <table:table-cell office:value-type="float" office:value="120" calcext:value-type="float">
            <text:p>120.0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"/>
          <table:table-cell office:value-type="float" office:value="23591" calcext:value-type="float">
            <text:p>23591.0</text:p>
          </table:table-cell>
          <table:table-cell office:value-type="float" office:value="31959" calcext:value-type="float">
            <text:p>31959.0</text:p>
          </table:table-cell>
          <table:table-cell office:value-type="float" office:value="121" calcext:value-type="float">
            <text:p>121.0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"/>
          <table:table-cell office:value-type="float" office:value="23573" calcext:value-type="float">
            <text:p>23573.0</text:p>
          </table:table-cell>
          <table:table-cell office:value-type="float" office:value="31886" calcext:value-type="float">
            <text:p>31886.0</text:p>
          </table:table-cell>
          <table:table-cell office:value-type="float" office:value="121" calcext:value-type="float">
            <text:p>121.0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"/>
          <table:table-cell office:value-type="float" office:value="23570" calcext:value-type="float">
            <text:p>23570.0</text:p>
          </table:table-cell>
          <table:table-cell office:value-type="float" office:value="31829" calcext:value-type="float">
            <text:p>31829.0</text:p>
          </table:table-cell>
          <table:table-cell office:value-type="float" office:value="121" calcext:value-type="float">
            <text:p>121.0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"/>
          <table:table-cell office:value-type="float" office:value="23566" calcext:value-type="float">
            <text:p>23566.0</text:p>
          </table:table-cell>
          <table:table-cell office:value-type="float" office:value="31805" calcext:value-type="float">
            <text:p>31805.0</text:p>
          </table:table-cell>
          <table:table-cell office:value-type="float" office:value="122" calcext:value-type="float">
            <text:p>122.0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"/>
          <table:table-cell office:value-type="float" office:value="23557" calcext:value-type="float">
            <text:p>23557.0</text:p>
          </table:table-cell>
          <table:table-cell office:value-type="float" office:value="31790" calcext:value-type="float">
            <text:p>31790.0</text:p>
          </table:table-cell>
          <table:table-cell office:value-type="float" office:value="123" calcext:value-type="float">
            <text:p>123.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/>
          <table:table-cell office:value-type="float" office:value="23553" calcext:value-type="float">
            <text:p>23553.0</text:p>
          </table:table-cell>
          <table:table-cell office:value-type="float" office:value="31775" calcext:value-type="float">
            <text:p>31775.0</text:p>
          </table:table-cell>
          <table:table-cell office:value-type="float" office:value="124" calcext:value-type="float">
            <text:p>124.0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"/>
          <table:table-cell office:value-type="float" office:value="23548" calcext:value-type="float">
            <text:p>23548.0</text:p>
          </table:table-cell>
          <table:table-cell office:value-type="float" office:value="31769" calcext:value-type="float">
            <text:p>31769.0</text:p>
          </table:table-cell>
          <table:table-cell office:value-type="float" office:value="125" calcext:value-type="float">
            <text:p>125.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"/>
          <table:table-cell office:value-type="float" office:value="23542" calcext:value-type="float">
            <text:p>23542.0</text:p>
          </table:table-cell>
          <table:table-cell office:value-type="float" office:value="31736" calcext:value-type="float">
            <text:p>31736.0</text:p>
          </table:table-cell>
          <table:table-cell office:value-type="float" office:value="126" calcext:value-type="float">
            <text:p>126.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"/>
          <table:table-cell office:value-type="float" office:value="23544" calcext:value-type="float">
            <text:p>23544.0</text:p>
          </table:table-cell>
          <table:table-cell office:value-type="float" office:value="31716" calcext:value-type="float">
            <text:p>31716.0</text:p>
          </table:table-cell>
          <table:table-cell office:value-type="float" office:value="127" calcext:value-type="float">
            <text:p>127.0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"/>
          <table:table-cell office:value-type="float" office:value="23546" calcext:value-type="float">
            <text:p>23546.0</text:p>
          </table:table-cell>
          <table:table-cell office:value-type="float" office:value="31695" calcext:value-type="float">
            <text:p>31695.0</text:p>
          </table:table-cell>
          <table:table-cell office:value-type="float" office:value="128" calcext:value-type="float">
            <text:p>128.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"/>
          <table:table-cell office:value-type="float" office:value="23538" calcext:value-type="float">
            <text:p>23538.0</text:p>
          </table:table-cell>
          <table:table-cell office:value-type="float" office:value="31674" calcext:value-type="float">
            <text:p>31674.0</text:p>
          </table:table-cell>
          <table:table-cell office:value-type="float" office:value="129" calcext:value-type="float">
            <text:p>129.0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"/>
          <table:table-cell office:value-type="float" office:value="23535" calcext:value-type="float">
            <text:p>23535.0</text:p>
          </table:table-cell>
          <table:table-cell office:value-type="float" office:value="31646" calcext:value-type="float">
            <text:p>31646.0</text:p>
          </table:table-cell>
          <table:table-cell office:value-type="float" office:value="131" calcext:value-type="float">
            <text:p>131.0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"/>
          <table:table-cell office:value-type="float" office:value="23534" calcext:value-type="float">
            <text:p>23534.0</text:p>
          </table:table-cell>
          <table:table-cell office:value-type="float" office:value="31639" calcext:value-type="float">
            <text:p>31639.0</text:p>
          </table:table-cell>
          <table:table-cell office:value-type="float" office:value="132" calcext:value-type="float">
            <text:p>132.0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"/>
          <table:table-cell office:value-type="float" office:value="23526" calcext:value-type="float">
            <text:p>23526.0</text:p>
          </table:table-cell>
          <table:table-cell office:value-type="float" office:value="31599" calcext:value-type="float">
            <text:p>31599.0</text:p>
          </table:table-cell>
          <table:table-cell office:value-type="float" office:value="133" calcext:value-type="float">
            <text:p>133.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"/>
          <table:table-cell office:value-type="float" office:value="23511" calcext:value-type="float">
            <text:p>23511.0</text:p>
          </table:table-cell>
          <table:table-cell office:value-type="float" office:value="31538" calcext:value-type="float">
            <text:p>31538.0</text:p>
          </table:table-cell>
          <table:table-cell office:value-type="float" office:value="134" calcext:value-type="float">
            <text:p>134.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"/>
          <table:table-cell office:value-type="float" office:value="23507" calcext:value-type="float">
            <text:p>23507.0</text:p>
          </table:table-cell>
          <table:table-cell office:value-type="float" office:value="31503" calcext:value-type="float">
            <text:p>31503.0</text:p>
          </table:table-cell>
          <table:table-cell office:value-type="float" office:value="135" calcext:value-type="float">
            <text:p>135.0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"/>
          <table:table-cell office:value-type="float" office:value="23496" calcext:value-type="float">
            <text:p>23496.0</text:p>
          </table:table-cell>
          <table:table-cell office:value-type="float" office:value="31474" calcext:value-type="float">
            <text:p>31474.0</text:p>
          </table:table-cell>
          <table:table-cell office:value-type="float" office:value="137" calcext:value-type="float">
            <text:p>137.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"/>
          <table:table-cell office:value-type="float" office:value="23488" calcext:value-type="float">
            <text:p>23488.0</text:p>
          </table:table-cell>
          <table:table-cell office:value-type="float" office:value="31433" calcext:value-type="float">
            <text:p>31433.0</text:p>
          </table:table-cell>
          <table:table-cell office:value-type="float" office:value="139" calcext:value-type="float">
            <text:p>139.0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"/>
          <table:table-cell office:value-type="float" office:value="23498" calcext:value-type="float">
            <text:p>23498.0</text:p>
          </table:table-cell>
          <table:table-cell office:value-type="float" office:value="31390" calcext:value-type="float">
            <text:p>31390.0</text:p>
          </table:table-cell>
          <table:table-cell office:value-type="float" office:value="140" calcext:value-type="float">
            <text:p>140.0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1"/>
          <table:table-cell office:value-type="float" office:value="23496" calcext:value-type="float">
            <text:p>23496.0</text:p>
          </table:table-cell>
          <table:table-cell office:value-type="float" office:value="31378" calcext:value-type="float">
            <text:p>31378.0</text:p>
          </table:table-cell>
          <table:table-cell office:value-type="float" office:value="141" calcext:value-type="float">
            <text:p>141.0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1"/>
          <table:table-cell office:value-type="float" office:value="23500" calcext:value-type="float">
            <text:p>23500.0</text:p>
          </table:table-cell>
          <table:table-cell office:value-type="float" office:value="31360" calcext:value-type="float">
            <text:p>31360.0</text:p>
          </table:table-cell>
          <table:table-cell office:value-type="float" office:value="142" calcext:value-type="float">
            <text:p>142.0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"/>
          <table:table-cell office:value-type="float" office:value="23511" calcext:value-type="float">
            <text:p>23511.0</text:p>
          </table:table-cell>
          <table:table-cell office:value-type="float" office:value="31342" calcext:value-type="float">
            <text:p>31342.0</text:p>
          </table:table-cell>
          <table:table-cell office:value-type="float" office:value="144" calcext:value-type="float">
            <text:p>144.0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"/>
          <table:table-cell office:value-type="float" office:value="23515" calcext:value-type="float">
            <text:p>23515.0</text:p>
          </table:table-cell>
          <table:table-cell office:value-type="float" office:value="31297" calcext:value-type="float">
            <text:p>31297.0</text:p>
          </table:table-cell>
          <table:table-cell office:value-type="float" office:value="145" calcext:value-type="float">
            <text:p>145.0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"/>
          <table:table-cell office:value-type="float" office:value="23518" calcext:value-type="float">
            <text:p>23518.0</text:p>
          </table:table-cell>
          <table:table-cell office:value-type="float" office:value="31288" calcext:value-type="float">
            <text:p>31288.0</text:p>
          </table:table-cell>
          <table:table-cell office:value-type="float" office:value="146" calcext:value-type="float">
            <text:p>146.0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1"/>
          <table:table-cell office:value-type="float" office:value="23517" calcext:value-type="float">
            <text:p>23517.0</text:p>
          </table:table-cell>
          <table:table-cell office:value-type="float" office:value="31272" calcext:value-type="float">
            <text:p>31272.0</text:p>
          </table:table-cell>
          <table:table-cell office:value-type="float" office:value="147" calcext:value-type="float">
            <text:p>147.0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1"/>
          <table:table-cell office:value-type="float" office:value="23511" calcext:value-type="float">
            <text:p>23511.0</text:p>
          </table:table-cell>
          <table:table-cell office:value-type="float" office:value="31251" calcext:value-type="float">
            <text:p>31251.0</text:p>
          </table:table-cell>
          <table:table-cell office:value-type="float" office:value="148" calcext:value-type="float">
            <text:p>148.0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1"/>
          <table:table-cell office:value-type="float" office:value="23500" calcext:value-type="float">
            <text:p>23500.0</text:p>
          </table:table-cell>
          <table:table-cell office:value-type="float" office:value="31214" calcext:value-type="float">
            <text:p>31214.0</text:p>
          </table:table-cell>
          <table:table-cell office:value-type="float" office:value="149" calcext:value-type="float">
            <text:p>149.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1"/>
          <table:table-cell office:value-type="float" office:value="23494" calcext:value-type="float">
            <text:p>23494.0</text:p>
          </table:table-cell>
          <table:table-cell office:value-type="float" office:value="31181" calcext:value-type="float">
            <text:p>31181.0</text:p>
          </table:table-cell>
          <table:table-cell office:value-type="float" office:value="149" calcext:value-type="float">
            <text:p>149.0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1"/>
          <table:table-cell office:value-type="float" office:value="23466" calcext:value-type="float">
            <text:p>23466.0</text:p>
          </table:table-cell>
          <table:table-cell office:value-type="float" office:value="31123" calcext:value-type="float">
            <text:p>31123.0</text:p>
          </table:table-cell>
          <table:table-cell office:value-type="float" office:value="149" calcext:value-type="float">
            <text:p>149.0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1"/>
          <table:table-cell office:value-type="float" office:value="23488" calcext:value-type="float">
            <text:p>23488.0</text:p>
          </table:table-cell>
          <table:table-cell office:value-type="float" office:value="31146" calcext:value-type="float">
            <text:p>31146.0</text:p>
          </table:table-cell>
          <table:table-cell office:value-type="float" office:value="150" calcext:value-type="float">
            <text:p>150.0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1"/>
          <table:table-cell office:value-type="float" office:value="23458" calcext:value-type="float">
            <text:p>23458.0</text:p>
          </table:table-cell>
          <table:table-cell office:value-type="float" office:value="31107" calcext:value-type="float">
            <text:p>31107.0</text:p>
          </table:table-cell>
          <table:table-cell office:value-type="float" office:value="148" calcext:value-type="float">
            <text:p>148.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1"/>
          <table:table-cell office:value-type="float" office:value="23475" calcext:value-type="float">
            <text:p>23475.0</text:p>
          </table:table-cell>
          <table:table-cell office:value-type="float" office:value="31119" calcext:value-type="float">
            <text:p>31119.0</text:p>
          </table:table-cell>
          <table:table-cell office:value-type="float" office:value="151" calcext:value-type="float">
            <text:p>151.0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"/>
          <table:table-cell office:value-type="float" office:value="23444" calcext:value-type="float">
            <text:p>23444.0</text:p>
          </table:table-cell>
          <table:table-cell office:value-type="float" office:value="31095" calcext:value-type="float">
            <text:p>31095.0</text:p>
          </table:table-cell>
          <table:table-cell office:value-type="float" office:value="147" calcext:value-type="float">
            <text:p>147.0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1"/>
          <table:table-cell office:value-type="float" office:value="23475" calcext:value-type="float">
            <text:p>23475.0</text:p>
          </table:table-cell>
          <table:table-cell office:value-type="float" office:value="31119" calcext:value-type="float">
            <text:p>31119.0</text:p>
          </table:table-cell>
          <table:table-cell office:value-type="float" office:value="152" calcext:value-type="float">
            <text:p>152.0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3443" calcext:value-type="float">
            <text:p>23443.0</text:p>
          </table:table-cell>
          <table:table-cell office:value-type="float" office:value="31095" calcext:value-type="float">
            <text:p>31095.0</text:p>
          </table:table-cell>
          <table:table-cell office:value-type="float" office:value="146" calcext:value-type="float">
            <text:p>146.0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1"/>
          <table:table-cell office:value-type="float" office:value="23475" calcext:value-type="float">
            <text:p>23475.0</text:p>
          </table:table-cell>
          <table:table-cell office:value-type="float" office:value="31119" calcext:value-type="float">
            <text:p>31119.0</text:p>
          </table:table-cell>
          <table:table-cell office:value-type="float" office:value="153" calcext:value-type="float">
            <text:p>153.0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"/>
          <table:table-cell office:value-type="float" office:value="23438" calcext:value-type="float">
            <text:p>23438.0</text:p>
          </table:table-cell>
          <table:table-cell office:value-type="float" office:value="31091" calcext:value-type="float">
            <text:p>31091.0</text:p>
          </table:table-cell>
          <table:table-cell office:value-type="float" office:value="145" calcext:value-type="float">
            <text:p>145.0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1"/>
          <table:table-cell office:value-type="float" office:value="23475" calcext:value-type="float">
            <text:p>23475.0</text:p>
          </table:table-cell>
          <table:table-cell office:value-type="float" office:value="31120" calcext:value-type="float">
            <text:p>31120.0</text:p>
          </table:table-cell>
          <table:table-cell office:value-type="float" office:value="154" calcext:value-type="float">
            <text:p>154.0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1"/>
          <table:table-cell office:value-type="float" office:value="23433" calcext:value-type="float">
            <text:p>23433.0</text:p>
          </table:table-cell>
          <table:table-cell office:value-type="float" office:value="31079" calcext:value-type="float">
            <text:p>31079.0</text:p>
          </table:table-cell>
          <table:table-cell office:value-type="float" office:value="143" calcext:value-type="float">
            <text:p>143.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1"/>
          <table:table-cell office:value-type="float" office:value="23428" calcext:value-type="float">
            <text:p>23428.0</text:p>
          </table:table-cell>
          <table:table-cell office:value-type="float" office:value="31048" calcext:value-type="float">
            <text:p>31048.0</text:p>
          </table:table-cell>
          <table:table-cell office:value-type="float" office:value="143" calcext:value-type="float">
            <text:p>143.0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1"/>
          <table:table-cell office:value-type="float" office:value="23431" calcext:value-type="float">
            <text:p>23431.0</text:p>
          </table:table-cell>
          <table:table-cell office:value-type="float" office:value="31032" calcext:value-type="float">
            <text:p>31032.0</text:p>
          </table:table-cell>
          <table:table-cell office:value-type="float" office:value="142" calcext:value-type="float">
            <text:p>142.0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1"/>
          <table:table-cell office:value-type="float" office:value="23429" calcext:value-type="float">
            <text:p>23429.0</text:p>
          </table:table-cell>
          <table:table-cell office:value-type="float" office:value="31027" calcext:value-type="float">
            <text:p>31027.0</text:p>
          </table:table-cell>
          <table:table-cell office:value-type="float" office:value="141" calcext:value-type="float">
            <text:p>141.0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1"/>
          <table:table-cell office:value-type="float" office:value="23429" calcext:value-type="float">
            <text:p>23429.0</text:p>
          </table:table-cell>
          <table:table-cell office:value-type="float" office:value="31025" calcext:value-type="float">
            <text:p>31025.0</text:p>
          </table:table-cell>
          <table:table-cell office:value-type="float" office:value="140" calcext:value-type="float">
            <text:p>140.0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1"/>
          <table:table-cell office:value-type="float" office:value="23425" calcext:value-type="float">
            <text:p>23425.0</text:p>
          </table:table-cell>
          <table:table-cell office:value-type="float" office:value="30997" calcext:value-type="float">
            <text:p>30997.0</text:p>
          </table:table-cell>
          <table:table-cell office:value-type="float" office:value="139" calcext:value-type="float">
            <text:p>139.0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"/>
          <table:table-cell office:value-type="float" office:value="23428" calcext:value-type="float">
            <text:p>23428.0</text:p>
          </table:table-cell>
          <table:table-cell office:value-type="float" office:value="30953" calcext:value-type="float">
            <text:p>30953.0</text:p>
          </table:table-cell>
          <table:table-cell office:value-type="float" office:value="139" calcext:value-type="float">
            <text:p>139.0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"/>
          <table:table-cell office:value-type="float" office:value="23433" calcext:value-type="float">
            <text:p>23433.0</text:p>
          </table:table-cell>
          <table:table-cell office:value-type="float" office:value="30911" calcext:value-type="float">
            <text:p>30911.0</text:p>
          </table:table-cell>
          <table:table-cell office:value-type="float" office:value="139" calcext:value-type="float">
            <text:p>139.0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"/>
          <table:table-cell office:value-type="float" office:value="23421" calcext:value-type="float">
            <text:p>23421.0</text:p>
          </table:table-cell>
          <table:table-cell office:value-type="float" office:value="30952" calcext:value-type="float">
            <text:p>30952.0</text:p>
          </table:table-cell>
          <table:table-cell office:value-type="float" office:value="137" calcext:value-type="float">
            <text:p>137.0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1"/>
          <table:table-cell office:value-type="float" office:value="23444" calcext:value-type="float">
            <text:p>23444.0</text:p>
          </table:table-cell>
          <table:table-cell office:value-type="float" office:value="30885" calcext:value-type="float">
            <text:p>30885.0</text:p>
          </table:table-cell>
          <table:table-cell office:value-type="float" office:value="140" calcext:value-type="float">
            <text:p>140.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1"/>
          <table:table-cell office:value-type="float" office:value="23421" calcext:value-type="float">
            <text:p>23421.0</text:p>
          </table:table-cell>
          <table:table-cell office:value-type="float" office:value="30951" calcext:value-type="float">
            <text:p>30951.0</text:p>
          </table:table-cell>
          <table:table-cell office:value-type="float" office:value="135" calcext:value-type="float">
            <text:p>135.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1"/>
          <table:table-cell office:value-type="float" office:value="23455" calcext:value-type="float">
            <text:p>23455.0</text:p>
          </table:table-cell>
          <table:table-cell office:value-type="float" office:value="30872" calcext:value-type="float">
            <text:p>30872.0</text:p>
          </table:table-cell>
          <table:table-cell office:value-type="float" office:value="141" calcext:value-type="float">
            <text:p>141.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1"/>
          <table:table-cell office:value-type="float" office:value="23422" calcext:value-type="float">
            <text:p>23422.0</text:p>
          </table:table-cell>
          <table:table-cell office:value-type="float" office:value="30950" calcext:value-type="float">
            <text:p>30950.0</text:p>
          </table:table-cell>
          <table:table-cell office:value-type="float" office:value="134" calcext:value-type="float">
            <text:p>134.0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1"/>
          <table:table-cell office:value-type="float" office:value="23460" calcext:value-type="float">
            <text:p>23460.0</text:p>
          </table:table-cell>
          <table:table-cell office:value-type="float" office:value="30865" calcext:value-type="float">
            <text:p>30865.0</text:p>
          </table:table-cell>
          <table:table-cell office:value-type="float" office:value="142" calcext:value-type="float">
            <text:p>142.0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1"/>
          <table:table-cell office:value-type="float" office:value="23432" calcext:value-type="float">
            <text:p>23432.0</text:p>
          </table:table-cell>
          <table:table-cell office:value-type="float" office:value="30927" calcext:value-type="float">
            <text:p>30927.0</text:p>
          </table:table-cell>
          <table:table-cell office:value-type="float" office:value="132" calcext:value-type="float">
            <text:p>132.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"/>
          <table:table-cell office:value-type="float" office:value="23468" calcext:value-type="float">
            <text:p>23468.0</text:p>
          </table:table-cell>
          <table:table-cell office:value-type="float" office:value="30853" calcext:value-type="float">
            <text:p>30853.0</text:p>
          </table:table-cell>
          <table:table-cell office:value-type="float" office:value="143" calcext:value-type="float">
            <text:p>143.0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1"/>
          <table:table-cell office:value-type="float" office:value="23476" calcext:value-type="float">
            <text:p>23476.0</text:p>
          </table:table-cell>
          <table:table-cell office:value-type="float" office:value="30839" calcext:value-type="float">
            <text:p>30839.0</text:p>
          </table:table-cell>
          <table:table-cell office:value-type="float" office:value="144" calcext:value-type="float">
            <text:p>144.0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1"/>
          <table:table-cell office:value-type="float" office:value="23483" calcext:value-type="float">
            <text:p>23483.0</text:p>
          </table:table-cell>
          <table:table-cell office:value-type="float" office:value="30829" calcext:value-type="float">
            <text:p>30829.0</text:p>
          </table:table-cell>
          <table:table-cell office:value-type="float" office:value="145" calcext:value-type="float">
            <text:p>145.0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1"/>
          <table:table-cell office:value-type="float" office:value="23486" calcext:value-type="float">
            <text:p>23486.0</text:p>
          </table:table-cell>
          <table:table-cell office:value-type="float" office:value="30813" calcext:value-type="float">
            <text:p>30813.0</text:p>
          </table:table-cell>
          <table:table-cell office:value-type="float" office:value="147" calcext:value-type="float">
            <text:p>147.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3481" calcext:value-type="float">
            <text:p>23481.0</text:p>
          </table:table-cell>
          <table:table-cell office:value-type="float" office:value="30802" calcext:value-type="float">
            <text:p>30802.0</text:p>
          </table:table-cell>
          <table:table-cell office:value-type="float" office:value="148" calcext:value-type="float">
            <text:p>148.0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"/>
          <table:table-cell office:value-type="float" office:value="23479" calcext:value-type="float">
            <text:p>23479.0</text:p>
          </table:table-cell>
          <table:table-cell office:value-type="float" office:value="30786" calcext:value-type="float">
            <text:p>30786.0</text:p>
          </table:table-cell>
          <table:table-cell office:value-type="float" office:value="149" calcext:value-type="float">
            <text:p>149.0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1"/>
          <table:table-cell office:value-type="float" office:value="23477" calcext:value-type="float">
            <text:p>23477.0</text:p>
          </table:table-cell>
          <table:table-cell office:value-type="float" office:value="30752" calcext:value-type="float">
            <text:p>30752.0</text:p>
          </table:table-cell>
          <table:table-cell office:value-type="float" office:value="150" calcext:value-type="float">
            <text:p>150.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1"/>
          <table:table-cell office:value-type="float" office:value="23485" calcext:value-type="float">
            <text:p>23485.0</text:p>
          </table:table-cell>
          <table:table-cell office:value-type="float" office:value="30745" calcext:value-type="float">
            <text:p>30745.0</text:p>
          </table:table-cell>
          <table:table-cell office:value-type="float" office:value="151" calcext:value-type="float">
            <text:p>151.0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/>
          <table:table-cell office:value-type="float" office:value="23493" calcext:value-type="float">
            <text:p>23493.0</text:p>
          </table:table-cell>
          <table:table-cell office:value-type="float" office:value="30745" calcext:value-type="float">
            <text:p>30745.0</text:p>
          </table:table-cell>
          <table:table-cell office:value-type="float" office:value="152" calcext:value-type="float">
            <text:p>152.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1"/>
          <table:table-cell office:value-type="float" office:value="23495" calcext:value-type="float">
            <text:p>23495.0</text:p>
          </table:table-cell>
          <table:table-cell office:value-type="float" office:value="30731" calcext:value-type="float">
            <text:p>30731.0</text:p>
          </table:table-cell>
          <table:table-cell office:value-type="float" office:value="154" calcext:value-type="float">
            <text:p>154.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1"/>
          <table:table-cell office:value-type="float" office:value="23491" calcext:value-type="float">
            <text:p>23491.0</text:p>
          </table:table-cell>
          <table:table-cell office:value-type="float" office:value="30713" calcext:value-type="float">
            <text:p>30713.0</text:p>
          </table:table-cell>
          <table:table-cell office:value-type="float" office:value="155" calcext:value-type="float">
            <text:p>155.0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1"/>
          <table:table-cell office:value-type="float" office:value="23495" calcext:value-type="float">
            <text:p>23495.0</text:p>
          </table:table-cell>
          <table:table-cell office:value-type="float" office:value="30707" calcext:value-type="float">
            <text:p>30707.0</text:p>
          </table:table-cell>
          <table:table-cell office:value-type="float" office:value="156" calcext:value-type="float">
            <text:p>156.0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1"/>
          <table:table-cell office:value-type="float" office:value="23496" calcext:value-type="float">
            <text:p>23496.0</text:p>
          </table:table-cell>
          <table:table-cell office:value-type="float" office:value="30700" calcext:value-type="float">
            <text:p>30700.0</text:p>
          </table:table-cell>
          <table:table-cell office:value-type="float" office:value="157" calcext:value-type="float">
            <text:p>157.0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1"/>
          <table:table-cell office:value-type="float" office:value="23499" calcext:value-type="float">
            <text:p>23499.0</text:p>
          </table:table-cell>
          <table:table-cell office:value-type="float" office:value="30687" calcext:value-type="float">
            <text:p>30687.0</text:p>
          </table:table-cell>
          <table:table-cell office:value-type="float" office:value="158" calcext:value-type="float">
            <text:p>158.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1"/>
          <table:table-cell office:value-type="float" office:value="23500" calcext:value-type="float">
            <text:p>23500.0</text:p>
          </table:table-cell>
          <table:table-cell office:value-type="float" office:value="30662" calcext:value-type="float">
            <text:p>30662.0</text:p>
          </table:table-cell>
          <table:table-cell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1"/>
          <table:table-cell office:value-type="float" office:value="23503" calcext:value-type="float">
            <text:p>23503.0</text:p>
          </table:table-cell>
          <table:table-cell office:value-type="float" office:value="30648" calcext:value-type="float">
            <text:p>30648.0</text:p>
          </table:table-cell>
          <table:table-cell office:value-type="float" office:value="161" calcext:value-type="float">
            <text:p>161.0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1"/>
          <table:table-cell office:value-type="float" office:value="23511" calcext:value-type="float">
            <text:p>23511.0</text:p>
          </table:table-cell>
          <table:table-cell office:value-type="float" office:value="30627" calcext:value-type="float">
            <text:p>30627.0</text:p>
          </table:table-cell>
          <table:table-cell office:value-type="float" office:value="162" calcext:value-type="float">
            <text:p>162.0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1"/>
          <table:table-cell office:value-type="float" office:value="23513" calcext:value-type="float">
            <text:p>23513.0</text:p>
          </table:table-cell>
          <table:table-cell office:value-type="float" office:value="30607" calcext:value-type="float">
            <text:p>30607.0</text:p>
          </table:table-cell>
          <table:table-cell office:value-type="float" office:value="163" calcext:value-type="float">
            <text:p>163.0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1"/>
          <table:table-cell office:value-type="float" office:value="23512" calcext:value-type="float">
            <text:p>23512.0</text:p>
          </table:table-cell>
          <table:table-cell office:value-type="float" office:value="30594" calcext:value-type="float">
            <text:p>30594.0</text:p>
          </table:table-cell>
          <table:table-cell office:value-type="float" office:value="164" calcext:value-type="float">
            <text:p>164.0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1"/>
          <table:table-cell office:value-type="float" office:value="23509" calcext:value-type="float">
            <text:p>23509.0</text:p>
          </table:table-cell>
          <table:table-cell office:value-type="float" office:value="30564" calcext:value-type="float">
            <text:p>30564.0</text:p>
          </table:table-cell>
          <table:table-cell office:value-type="float" office:value="165" calcext:value-type="float">
            <text:p>165.0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1"/>
          <table:table-cell office:value-type="float" office:value="23513" calcext:value-type="float">
            <text:p>23513.0</text:p>
          </table:table-cell>
          <table:table-cell office:value-type="float" office:value="30540" calcext:value-type="float">
            <text:p>30540.0</text:p>
          </table:table-cell>
          <table:table-cell office:value-type="float" office:value="165" calcext:value-type="float">
            <text:p>165.0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1"/>
          <table:table-cell office:value-type="float" office:value="23513" calcext:value-type="float">
            <text:p>23513.0</text:p>
          </table:table-cell>
          <table:table-cell office:value-type="float" office:value="30507" calcext:value-type="float">
            <text:p>30507.0</text:p>
          </table:table-cell>
          <table:table-cell office:value-type="float" office:value="166" calcext:value-type="float">
            <text:p>166.0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1"/>
          <table:table-cell office:value-type="float" office:value="23519" calcext:value-type="float">
            <text:p>23519.0</text:p>
          </table:table-cell>
          <table:table-cell office:value-type="float" office:value="30493" calcext:value-type="float">
            <text:p>30493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1"/>
          <table:table-cell office:value-type="float" office:value="23522" calcext:value-type="float">
            <text:p>23522.0</text:p>
          </table:table-cell>
          <table:table-cell office:value-type="float" office:value="30473" calcext:value-type="float">
            <text:p>30473.0</text:p>
          </table:table-cell>
          <table:table-cell office:value-type="float" office:value="168" calcext:value-type="float">
            <text:p>168.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1"/>
          <table:table-cell office:value-type="float" office:value="23521" calcext:value-type="float">
            <text:p>23521.0</text:p>
          </table:table-cell>
          <table:table-cell office:value-type="float" office:value="30468" calcext:value-type="float">
            <text:p>30468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1"/>
          <table:table-cell office:value-type="float" office:value="23522" calcext:value-type="float">
            <text:p>23522.0</text:p>
          </table:table-cell>
          <table:table-cell office:value-type="float" office:value="30445" calcext:value-type="float">
            <text:p>30445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1"/>
          <table:table-cell office:value-type="float" office:value="23521" calcext:value-type="float">
            <text:p>23521.0</text:p>
          </table:table-cell>
          <table:table-cell office:value-type="float" office:value="30417" calcext:value-type="float">
            <text:p>30417.0</text:p>
          </table:table-cell>
          <table:table-cell office:value-type="float" office:value="172" calcext:value-type="float">
            <text:p>172.0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1"/>
          <table:table-cell office:value-type="float" office:value="23507" calcext:value-type="float">
            <text:p>23507.0</text:p>
          </table:table-cell>
          <table:table-cell office:value-type="float" office:value="30375" calcext:value-type="float">
            <text:p>30375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1"/>
          <table:table-cell office:value-type="float" office:value="23507" calcext:value-type="float">
            <text:p>23507.0</text:p>
          </table:table-cell>
          <table:table-cell office:value-type="float" office:value="30335" calcext:value-type="float">
            <text:p>30335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1"/>
          <table:table-cell office:value-type="float" office:value="23498" calcext:value-type="float">
            <text:p>23498.0</text:p>
          </table:table-cell>
          <table:table-cell office:value-type="float" office:value="30318" calcext:value-type="float">
            <text:p>30318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1"/>
          <table:table-cell office:value-type="float" office:value="23498" calcext:value-type="float">
            <text:p>23498.0</text:p>
          </table:table-cell>
          <table:table-cell office:value-type="float" office:value="30304" calcext:value-type="float">
            <text:p>30304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1"/>
          <table:table-cell office:value-type="float" office:value="23491" calcext:value-type="float">
            <text:p>23491.0</text:p>
          </table:table-cell>
          <table:table-cell office:value-type="float" office:value="30267" calcext:value-type="float">
            <text:p>30267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1"/>
          <table:table-cell office:value-type="float" office:value="23492" calcext:value-type="float">
            <text:p>23492.0</text:p>
          </table:table-cell>
          <table:table-cell office:value-type="float" office:value="30243" calcext:value-type="float">
            <text:p>30243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1"/>
          <table:table-cell office:value-type="float" office:value="23490" calcext:value-type="float">
            <text:p>23490.0</text:p>
          </table:table-cell>
          <table:table-cell office:value-type="float" office:value="30221" calcext:value-type="float">
            <text:p>30221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1"/>
          <table:table-cell office:value-type="float" office:value="23489" calcext:value-type="float">
            <text:p>23489.0</text:p>
          </table:table-cell>
          <table:table-cell office:value-type="float" office:value="30208" calcext:value-type="float">
            <text:p>30208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1"/>
          <table:table-cell office:value-type="float" office:value="23486" calcext:value-type="float">
            <text:p>23486.0</text:p>
          </table:table-cell>
          <table:table-cell office:value-type="float" office:value="30196" calcext:value-type="float">
            <text:p>30196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1"/>
          <table:table-cell office:value-type="float" office:value="23486" calcext:value-type="float">
            <text:p>23486.0</text:p>
          </table:table-cell>
          <table:table-cell office:value-type="float" office:value="30193" calcext:value-type="float">
            <text:p>30193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1"/>
          <table:table-cell office:value-type="float" office:value="23479" calcext:value-type="float">
            <text:p>23479.0</text:p>
          </table:table-cell>
          <table:table-cell office:value-type="float" office:value="30177" calcext:value-type="float">
            <text:p>30177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1"/>
          <table:table-cell office:value-type="float" office:value="23475" calcext:value-type="float">
            <text:p>23475.0</text:p>
          </table:table-cell>
          <table:table-cell office:value-type="float" office:value="30168" calcext:value-type="float">
            <text:p>30168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1"/>
          <table:table-cell office:value-type="float" office:value="23472" calcext:value-type="float">
            <text:p>23472.0</text:p>
          </table:table-cell>
          <table:table-cell office:value-type="float" office:value="30145" calcext:value-type="float">
            <text:p>30145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1"/>
          <table:table-cell office:value-type="float" office:value="23469" calcext:value-type="float">
            <text:p>23469.0</text:p>
          </table:table-cell>
          <table:table-cell office:value-type="float" office:value="30133" calcext:value-type="float">
            <text:p>30133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1"/>
          <table:table-cell office:value-type="float" office:value="23465" calcext:value-type="float">
            <text:p>23465.0</text:p>
          </table:table-cell>
          <table:table-cell office:value-type="float" office:value="30107" calcext:value-type="float">
            <text:p>30107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1"/>
          <table:table-cell office:value-type="float" office:value="23459" calcext:value-type="float">
            <text:p>23459.0</text:p>
          </table:table-cell>
          <table:table-cell office:value-type="float" office:value="30089" calcext:value-type="float">
            <text:p>30089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1"/>
          <table:table-cell office:value-type="float" office:value="23451" calcext:value-type="float">
            <text:p>23451.0</text:p>
          </table:table-cell>
          <table:table-cell office:value-type="float" office:value="30058" calcext:value-type="float">
            <text:p>30058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1"/>
          <table:table-cell office:value-type="float" office:value="23429" calcext:value-type="float">
            <text:p>23429.0</text:p>
          </table:table-cell>
          <table:table-cell office:value-type="float" office:value="30011" calcext:value-type="float">
            <text:p>30011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1"/>
          <table:table-cell office:value-type="float" office:value="23361" calcext:value-type="float">
            <text:p>23361.0</text:p>
          </table:table-cell>
          <table:table-cell office:value-type="float" office:value="29970" calcext:value-type="float">
            <text:p>29970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1"/>
          <table:table-cell office:value-type="float" office:value="23422" calcext:value-type="float">
            <text:p>23422.0</text:p>
          </table:table-cell>
          <table:table-cell office:value-type="float" office:value="29997" calcext:value-type="float">
            <text:p>29997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1"/>
          <table:table-cell office:value-type="float" office:value="23338" calcext:value-type="float">
            <text:p>23338.0</text:p>
          </table:table-cell>
          <table:table-cell office:value-type="float" office:value="29974" calcext:value-type="float">
            <text:p>29974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1"/>
          <table:table-cell office:value-type="float" office:value="23424" calcext:value-type="float">
            <text:p>23424.0</text:p>
          </table:table-cell>
          <table:table-cell office:value-type="float" office:value="29998" calcext:value-type="float">
            <text:p>29998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1"/>
          <table:table-cell office:value-type="float" office:value="23334" calcext:value-type="float">
            <text:p>23334.0</text:p>
          </table:table-cell>
          <table:table-cell office:value-type="float" office:value="29974" calcext:value-type="float">
            <text:p>29974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1"/>
          <table:table-cell office:value-type="float" office:value="23429" calcext:value-type="float">
            <text:p>23429.0</text:p>
          </table:table-cell>
          <table:table-cell office:value-type="float" office:value="30001" calcext:value-type="float">
            <text:p>30001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1"/>
          <table:table-cell office:value-type="float" office:value="23319" calcext:value-type="float">
            <text:p>23319.0</text:p>
          </table:table-cell>
          <table:table-cell office:value-type="float" office:value="29971" calcext:value-type="float">
            <text:p>29971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/>
          <table:table-cell office:value-type="float" office:value="23444" calcext:value-type="float">
            <text:p>23444.0</text:p>
          </table:table-cell>
          <table:table-cell office:value-type="float" office:value="30001" calcext:value-type="float">
            <text:p>30001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1"/>
          <table:table-cell office:value-type="float" office:value="23311" calcext:value-type="float">
            <text:p>23311.0</text:p>
          </table:table-cell>
          <table:table-cell office:value-type="float" office:value="29970" calcext:value-type="float">
            <text:p>29970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1"/>
          <table:table-cell office:value-type="float" office:value="23447" calcext:value-type="float">
            <text:p>23447.0</text:p>
          </table:table-cell>
          <table:table-cell office:value-type="float" office:value="30008" calcext:value-type="float">
            <text:p>30008.0</text:p>
          </table:table-cell>
          <table:table-cell office:value-type="float" office:value="196" calcext:value-type="float">
            <text:p>196.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1"/>
          <table:table-cell office:value-type="float" office:value="23297" calcext:value-type="float">
            <text:p>23297.0</text:p>
          </table:table-cell>
          <table:table-cell office:value-type="float" office:value="29973" calcext:value-type="float">
            <text:p>29973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1"/>
          <table:table-cell office:value-type="float" office:value="23447" calcext:value-type="float">
            <text:p>23447.0</text:p>
          </table:table-cell>
          <table:table-cell office:value-type="float" office:value="30008" calcext:value-type="float">
            <text:p>30008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1"/>
          <table:table-cell office:value-type="float" office:value="23284" calcext:value-type="float">
            <text:p>23284.0</text:p>
          </table:table-cell>
          <table:table-cell office:value-type="float" office:value="29974" calcext:value-type="float">
            <text:p>29974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1"/>
          <table:table-cell office:value-type="float" office:value="23449" calcext:value-type="float">
            <text:p>23449.0</text:p>
          </table:table-cell>
          <table:table-cell office:value-type="float" office:value="30004" calcext:value-type="float">
            <text:p>30004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1"/>
          <table:table-cell office:value-type="float" office:value="23267" calcext:value-type="float">
            <text:p>23267.0</text:p>
          </table:table-cell>
          <table:table-cell office:value-type="float" office:value="29969" calcext:value-type="float">
            <text:p>29969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1"/>
          <table:table-cell office:value-type="float" office:value="23449" calcext:value-type="float">
            <text:p>23449.0</text:p>
          </table:table-cell>
          <table:table-cell office:value-type="float" office:value="30003" calcext:value-type="float">
            <text:p>30003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1"/>
          <table:table-cell office:value-type="float" office:value="23258" calcext:value-type="float">
            <text:p>23258.0</text:p>
          </table:table-cell>
          <table:table-cell office:value-type="float" office:value="29956" calcext:value-type="float">
            <text:p>29956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1"/>
          <table:table-cell office:value-type="float" office:value="23444" calcext:value-type="float">
            <text:p>23444.0</text:p>
          </table:table-cell>
          <table:table-cell office:value-type="float" office:value="29987" calcext:value-type="float">
            <text:p>29987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1"/>
          <table:table-cell office:value-type="float" office:value="23244" calcext:value-type="float">
            <text:p>23244.0</text:p>
          </table:table-cell>
          <table:table-cell office:value-type="float" office:value="29943" calcext:value-type="float">
            <text:p>29943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"/>
          <table:table-cell office:value-type="float" office:value="23439" calcext:value-type="float">
            <text:p>23439.0</text:p>
          </table:table-cell>
          <table:table-cell office:value-type="float" office:value="29983" calcext:value-type="float">
            <text:p>29983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1"/>
          <table:table-cell office:value-type="float" office:value="23227" calcext:value-type="float">
            <text:p>23227.0</text:p>
          </table:table-cell>
          <table:table-cell office:value-type="float" office:value="29934" calcext:value-type="float">
            <text:p>29934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1"/>
          <table:table-cell office:value-type="float" office:value="23431" calcext:value-type="float">
            <text:p>23431.0</text:p>
          </table:table-cell>
          <table:table-cell office:value-type="float" office:value="29978" calcext:value-type="float">
            <text:p>29978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1"/>
          <table:table-cell office:value-type="float" office:value="23215" calcext:value-type="float">
            <text:p>23215.0</text:p>
          </table:table-cell>
          <table:table-cell office:value-type="float" office:value="29917" calcext:value-type="float">
            <text:p>29917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1"/>
          <table:table-cell office:value-type="float" office:value="23423" calcext:value-type="float">
            <text:p>23423.0</text:p>
          </table:table-cell>
          <table:table-cell office:value-type="float" office:value="29969" calcext:value-type="float">
            <text:p>29969.0</text:p>
          </table:table-cell>
          <table:table-cell office:value-type="float" office:value="206" calcext:value-type="float">
            <text:p>206.0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1"/>
          <table:table-cell office:value-type="float" office:value="23195" calcext:value-type="float">
            <text:p>23195.0</text:p>
          </table:table-cell>
          <table:table-cell office:value-type="float" office:value="29886" calcext:value-type="float">
            <text:p>29886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Spine</text:p>
          </table:table-cell>
          <table:table-cell office:value-type="float" office:value="23426" calcext:value-type="float">
            <text:p>23426.0</text:p>
          </table:table-cell>
          <table:table-cell office:value-type="float" office:value="29959" calcext:value-type="float">
            <text:p>29959.0</text:p>
          </table:table-cell>
          <table:table-cell office:value-type="float" office:value="208" calcext:value-type="float">
            <text:p>208.0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1"/>
          <table:table-cell office:value-type="float" office:value="23187" calcext:value-type="float">
            <text:p>23187.0</text:p>
          </table:table-cell>
          <table:table-cell office:value-type="float" office:value="29881" calcext:value-type="float">
            <text:p>29881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1"/>
          <table:table-cell office:value-type="float" office:value="23182" calcext:value-type="float">
            <text:p>23182.0</text:p>
          </table:table-cell>
          <table:table-cell office:value-type="float" office:value="29880" calcext:value-type="float">
            <text:p>29880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1"/>
          <table:table-cell office:value-type="float" office:value="23164" calcext:value-type="float">
            <text:p>23164.0</text:p>
          </table:table-cell>
          <table:table-cell office:value-type="float" office:value="29880" calcext:value-type="float">
            <text:p>29880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"/>
          <table:table-cell office:value-type="float" office:value="23145" calcext:value-type="float">
            <text:p>23145.0</text:p>
          </table:table-cell>
          <table:table-cell office:value-type="float" office:value="29875" calcext:value-type="float">
            <text:p>29875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1"/>
          <table:table-cell office:value-type="float" office:value="23116" calcext:value-type="float">
            <text:p>23116.0</text:p>
          </table:table-cell>
          <table:table-cell office:value-type="float" office:value="29859" calcext:value-type="float">
            <text:p>29859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1"/>
          <table:table-cell office:value-type="float" office:value="23063" calcext:value-type="float">
            <text:p>23063.0</text:p>
          </table:table-cell>
          <table:table-cell office:value-type="float" office:value="29802" calcext:value-type="float">
            <text:p>29802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1"/>
          <table:table-cell office:value-type="float" office:value="23008" calcext:value-type="float">
            <text:p>23008.0</text:p>
          </table:table-cell>
          <table:table-cell office:value-type="float" office:value="29757" calcext:value-type="float">
            <text:p>29757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1"/>
          <table:table-cell office:value-type="float" office:value="22948" calcext:value-type="float">
            <text:p>22948.0</text:p>
          </table:table-cell>
          <table:table-cell office:value-type="float" office:value="29698" calcext:value-type="float">
            <text:p>29698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1"/>
          <table:table-cell office:value-type="float" office:value="22899" calcext:value-type="float">
            <text:p>22899.0</text:p>
          </table:table-cell>
          <table:table-cell office:value-type="float" office:value="29667" calcext:value-type="float">
            <text:p>29667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1"/>
          <table:table-cell office:value-type="float" office:value="22893" calcext:value-type="float">
            <text:p>22893.0</text:p>
          </table:table-cell>
          <table:table-cell office:value-type="float" office:value="29661" calcext:value-type="float">
            <text:p>29661.0</text:p>
          </table:table-cell>
          <table:table-cell office:value-type="float" office:value="172" calcext:value-type="float">
            <text:p>172.0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1"/>
          <table:table-cell office:value-type="float" office:value="22887" calcext:value-type="float">
            <text:p>22887.0</text:p>
          </table:table-cell>
          <table:table-cell office:value-type="float" office:value="29651" calcext:value-type="float">
            <text:p>29651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1"/>
          <table:table-cell office:value-type="float" office:value="22882" calcext:value-type="float">
            <text:p>22882.0</text:p>
          </table:table-cell>
          <table:table-cell office:value-type="float" office:value="29639" calcext:value-type="float">
            <text:p>29639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1"/>
          <table:table-cell office:value-type="float" office:value="22826" calcext:value-type="float">
            <text:p>22826.0</text:p>
          </table:table-cell>
          <table:table-cell office:value-type="float" office:value="29619" calcext:value-type="float">
            <text:p>29619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1"/>
          <table:table-cell office:value-type="float" office:value="22824" calcext:value-type="float">
            <text:p>22824.0</text:p>
          </table:table-cell>
          <table:table-cell office:value-type="float" office:value="29612" calcext:value-type="float">
            <text:p>29612.0</text:p>
          </table:table-cell>
          <table:table-cell office:value-type="float" office:value="169" calcext:value-type="float">
            <text:p>169.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1"/>
          <table:table-cell office:value-type="float" office:value="22826" calcext:value-type="float">
            <text:p>22826.0</text:p>
          </table:table-cell>
          <table:table-cell office:value-type="float" office:value="29607" calcext:value-type="float">
            <text:p>29607.0</text:p>
          </table:table-cell>
          <table:table-cell office:value-type="float" office:value="168" calcext:value-type="float">
            <text:p>168.0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1"/>
          <table:table-cell office:value-type="float" office:value="22814" calcext:value-type="float">
            <text:p>22814.0</text:p>
          </table:table-cell>
          <table:table-cell office:value-type="float" office:value="29598" calcext:value-type="float">
            <text:p>29598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1"/>
          <table:table-cell office:value-type="float" office:value="22777" calcext:value-type="float">
            <text:p>22777.0</text:p>
          </table:table-cell>
          <table:table-cell office:value-type="float" office:value="29577" calcext:value-type="float">
            <text:p>29577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1"/>
          <table:table-cell office:value-type="float" office:value="22711" calcext:value-type="float">
            <text:p>22711.0</text:p>
          </table:table-cell>
          <table:table-cell office:value-type="float" office:value="29541" calcext:value-type="float">
            <text:p>29541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1"/>
          <table:table-cell office:value-type="float" office:value="22761" calcext:value-type="float">
            <text:p>22761.0</text:p>
          </table:table-cell>
          <table:table-cell office:value-type="float" office:value="29566" calcext:value-type="float">
            <text:p>29566.0</text:p>
          </table:table-cell>
          <table:table-cell office:value-type="float" office:value="166" calcext:value-type="float">
            <text:p>166.0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1"/>
          <table:table-cell office:value-type="float" office:value="22624" calcext:value-type="float">
            <text:p>22624.0</text:p>
          </table:table-cell>
          <table:table-cell office:value-type="float" office:value="29516" calcext:value-type="float">
            <text:p>29516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1"/>
          <table:table-cell office:value-type="float" office:value="22758" calcext:value-type="float">
            <text:p>22758.0</text:p>
          </table:table-cell>
          <table:table-cell office:value-type="float" office:value="29567" calcext:value-type="float">
            <text:p>29567.0</text:p>
          </table:table-cell>
          <table:table-cell office:value-type="float" office:value="165" calcext:value-type="float">
            <text:p>165.0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1"/>
          <table:table-cell office:value-type="float" office:value="22613" calcext:value-type="float">
            <text:p>22613.0</text:p>
          </table:table-cell>
          <table:table-cell office:value-type="float" office:value="29509" calcext:value-type="float">
            <text:p>29509.0</text:p>
          </table:table-cell>
          <table:table-cell office:value-type="float" office:value="168" calcext:value-type="float">
            <text:p>168.0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1"/>
          <table:table-cell office:value-type="float" office:value="22757" calcext:value-type="float">
            <text:p>22757.0</text:p>
          </table:table-cell>
          <table:table-cell office:value-type="float" office:value="29566" calcext:value-type="float">
            <text:p>29566.0</text:p>
          </table:table-cell>
          <table:table-cell office:value-type="float" office:value="163" calcext:value-type="float">
            <text:p>163.0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1"/>
          <table:table-cell office:value-type="float" office:value="22580" calcext:value-type="float">
            <text:p>22580.0</text:p>
          </table:table-cell>
          <table:table-cell office:value-type="float" office:value="29495" calcext:value-type="float">
            <text:p>29495.0</text:p>
          </table:table-cell>
          <table:table-cell office:value-type="float" office:value="169" calcext:value-type="float">
            <text:p>169.0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1"/>
          <table:table-cell office:value-type="float" office:value="22757" calcext:value-type="float">
            <text:p>22757.0</text:p>
          </table:table-cell>
          <table:table-cell office:value-type="float" office:value="29566" calcext:value-type="float">
            <text:p>29566.0</text:p>
          </table:table-cell>
          <table:table-cell office:value-type="float" office:value="162" calcext:value-type="float">
            <text:p>162.0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1"/>
          <table:table-cell office:value-type="float" office:value="22540" calcext:value-type="float">
            <text:p>22540.0</text:p>
          </table:table-cell>
          <table:table-cell office:value-type="float" office:value="29477" calcext:value-type="float">
            <text:p>29477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1"/>
          <table:table-cell office:value-type="float" office:value="22755" calcext:value-type="float">
            <text:p>22755.0</text:p>
          </table:table-cell>
          <table:table-cell office:value-type="float" office:value="29570" calcext:value-type="float">
            <text:p>29570.0</text:p>
          </table:table-cell>
          <table:table-cell office:value-type="float" office:value="161" calcext:value-type="float">
            <text:p>161.0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1"/>
          <table:table-cell office:value-type="float" office:value="22515" calcext:value-type="float">
            <text:p>22515.0</text:p>
          </table:table-cell>
          <table:table-cell office:value-type="float" office:value="29468" calcext:value-type="float">
            <text:p>29468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1"/>
          <table:table-cell office:value-type="float" office:value="22735" calcext:value-type="float">
            <text:p>22735.0</text:p>
          </table:table-cell>
          <table:table-cell office:value-type="float" office:value="29578" calcext:value-type="float">
            <text:p>29578.0</text:p>
          </table:table-cell>
          <table:table-cell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1"/>
          <table:table-cell office:value-type="float" office:value="22483" calcext:value-type="float">
            <text:p>22483.0</text:p>
          </table:table-cell>
          <table:table-cell office:value-type="float" office:value="29466" calcext:value-type="float">
            <text:p>29466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1"/>
          <table:table-cell office:value-type="float" office:value="22733" calcext:value-type="float">
            <text:p>22733.0</text:p>
          </table:table-cell>
          <table:table-cell office:value-type="float" office:value="29585" calcext:value-type="float">
            <text:p>29585.0</text:p>
          </table:table-cell>
          <table:table-cell office:value-type="float" office:value="159" calcext:value-type="float">
            <text:p>159.0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1"/>
          <table:table-cell office:value-type="float" office:value="22470" calcext:value-type="float">
            <text:p>22470.0</text:p>
          </table:table-cell>
          <table:table-cell office:value-type="float" office:value="29463" calcext:value-type="float">
            <text:p>29463.0</text:p>
          </table:table-cell>
          <table:table-cell office:value-type="float" office:value="172" calcext:value-type="float">
            <text:p>172.0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1"/>
          <table:table-cell office:value-type="float" office:value="22467" calcext:value-type="float">
            <text:p>22467.0</text:p>
          </table:table-cell>
          <table:table-cell office:value-type="float" office:value="29459" calcext:value-type="float">
            <text:p>29459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1"/>
          <table:table-cell office:value-type="float" office:value="22461" calcext:value-type="float">
            <text:p>22461.0</text:p>
          </table:table-cell>
          <table:table-cell office:value-type="float" office:value="29456" calcext:value-type="float">
            <text:p>29456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1"/>
          <table:table-cell office:value-type="float" office:value="22460" calcext:value-type="float">
            <text:p>22460.0</text:p>
          </table:table-cell>
          <table:table-cell office:value-type="float" office:value="29453" calcext:value-type="float">
            <text:p>29453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1"/>
          <table:table-cell office:value-type="float" office:value="22443" calcext:value-type="float">
            <text:p>22443.0</text:p>
          </table:table-cell>
          <table:table-cell office:value-type="float" office:value="29445" calcext:value-type="float">
            <text:p>29445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1"/>
          <table:table-cell office:value-type="float" office:value="22418" calcext:value-type="float">
            <text:p>22418.0</text:p>
          </table:table-cell>
          <table:table-cell office:value-type="float" office:value="29444" calcext:value-type="float">
            <text:p>29444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1"/>
          <table:table-cell office:value-type="float" office:value="22405" calcext:value-type="float">
            <text:p>22405.0</text:p>
          </table:table-cell>
          <table:table-cell office:value-type="float" office:value="29438" calcext:value-type="float">
            <text:p>29438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1"/>
          <table:table-cell office:value-type="float" office:value="22371" calcext:value-type="float">
            <text:p>22371.0</text:p>
          </table:table-cell>
          <table:table-cell office:value-type="float" office:value="29411" calcext:value-type="float">
            <text:p>29411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1"/>
          <table:table-cell office:value-type="float" office:value="22348" calcext:value-type="float">
            <text:p>22348.0</text:p>
          </table:table-cell>
          <table:table-cell office:value-type="float" office:value="29403" calcext:value-type="float">
            <text:p>29403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1"/>
          <table:table-cell office:value-type="float" office:value="22328" calcext:value-type="float">
            <text:p>22328.0</text:p>
          </table:table-cell>
          <table:table-cell office:value-type="float" office:value="29388" calcext:value-type="float">
            <text:p>29388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1"/>
          <table:table-cell office:value-type="float" office:value="22278" calcext:value-type="float">
            <text:p>22278.0</text:p>
          </table:table-cell>
          <table:table-cell office:value-type="float" office:value="29347" calcext:value-type="float">
            <text:p>29347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1"/>
          <table:table-cell office:value-type="float" office:value="22256" calcext:value-type="float">
            <text:p>22256.0</text:p>
          </table:table-cell>
          <table:table-cell office:value-type="float" office:value="29328" calcext:value-type="float">
            <text:p>29328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1"/>
          <table:table-cell office:value-type="float" office:value="22256" calcext:value-type="float">
            <text:p>22256.0</text:p>
          </table:table-cell>
          <table:table-cell office:value-type="float" office:value="29328" calcext:value-type="float">
            <text:p>29328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1"/>
          <table:table-cell office:value-type="float" office:value="22237" calcext:value-type="float">
            <text:p>22237.0</text:p>
          </table:table-cell>
          <table:table-cell office:value-type="float" office:value="29320" calcext:value-type="float">
            <text:p>29320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1"/>
          <table:table-cell office:value-type="float" office:value="22219" calcext:value-type="float">
            <text:p>22219.0</text:p>
          </table:table-cell>
          <table:table-cell office:value-type="float" office:value="29301" calcext:value-type="float">
            <text:p>29301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1"/>
          <table:table-cell office:value-type="float" office:value="22194" calcext:value-type="float">
            <text:p>22194.0</text:p>
          </table:table-cell>
          <table:table-cell office:value-type="float" office:value="29278" calcext:value-type="float">
            <text:p>29278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1"/>
          <table:table-cell office:value-type="float" office:value="22176" calcext:value-type="float">
            <text:p>22176.0</text:p>
          </table:table-cell>
          <table:table-cell office:value-type="float" office:value="29264" calcext:value-type="float">
            <text:p>29264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1"/>
          <table:table-cell office:value-type="float" office:value="22144" calcext:value-type="float">
            <text:p>22144.0</text:p>
          </table:table-cell>
          <table:table-cell office:value-type="float" office:value="29241" calcext:value-type="float">
            <text:p>29241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1"/>
          <table:table-cell office:value-type="float" office:value="22123" calcext:value-type="float">
            <text:p>22123.0</text:p>
          </table:table-cell>
          <table:table-cell office:value-type="float" office:value="29210" calcext:value-type="float">
            <text:p>29210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1"/>
          <table:table-cell office:value-type="float" office:value="22078" calcext:value-type="float">
            <text:p>22078.0</text:p>
          </table:table-cell>
          <table:table-cell office:value-type="float" office:value="29176" calcext:value-type="float">
            <text:p>29176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1"/>
          <table:table-cell office:value-type="float" office:value="22058" calcext:value-type="float">
            <text:p>22058.0</text:p>
          </table:table-cell>
          <table:table-cell office:value-type="float" office:value="29168" calcext:value-type="float">
            <text:p>29168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1"/>
          <table:table-cell office:value-type="float" office:value="22054" calcext:value-type="float">
            <text:p>22054.0</text:p>
          </table:table-cell>
          <table:table-cell office:value-type="float" office:value="29162" calcext:value-type="float">
            <text:p>29162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1"/>
          <table:table-cell office:value-type="float" office:value="22045" calcext:value-type="float">
            <text:p>22045.0</text:p>
          </table:table-cell>
          <table:table-cell office:value-type="float" office:value="29153" calcext:value-type="float">
            <text:p>29153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1"/>
          <table:table-cell office:value-type="float" office:value="22028" calcext:value-type="float">
            <text:p>22028.0</text:p>
          </table:table-cell>
          <table:table-cell office:value-type="float" office:value="29140" calcext:value-type="float">
            <text:p>29140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1"/>
          <table:table-cell office:value-type="float" office:value="21981" calcext:value-type="float">
            <text:p>21981.0</text:p>
          </table:table-cell>
          <table:table-cell office:value-type="float" office:value="29119" calcext:value-type="float">
            <text:p>29119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1"/>
          <table:table-cell office:value-type="float" office:value="21940" calcext:value-type="float">
            <text:p>21940.0</text:p>
          </table:table-cell>
          <table:table-cell office:value-type="float" office:value="29096" calcext:value-type="float">
            <text:p>29096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1"/>
          <table:table-cell office:value-type="float" office:value="21922" calcext:value-type="float">
            <text:p>21922.0</text:p>
          </table:table-cell>
          <table:table-cell office:value-type="float" office:value="29080" calcext:value-type="float">
            <text:p>29080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1"/>
          <table:table-cell office:value-type="float" office:value="21896" calcext:value-type="float">
            <text:p>21896.0</text:p>
          </table:table-cell>
          <table:table-cell office:value-type="float" office:value="29078" calcext:value-type="float">
            <text:p>29078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1"/>
          <table:table-cell office:value-type="float" office:value="21849" calcext:value-type="float">
            <text:p>21849.0</text:p>
          </table:table-cell>
          <table:table-cell office:value-type="float" office:value="29064" calcext:value-type="float">
            <text:p>29064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1"/>
          <table:table-cell office:value-type="float" office:value="21816" calcext:value-type="float">
            <text:p>21816.0</text:p>
          </table:table-cell>
          <table:table-cell office:value-type="float" office:value="29039" calcext:value-type="float">
            <text:p>29039.0</text:p>
          </table:table-cell>
          <table:table-cell office:value-type="float" office:value="196" calcext:value-type="float">
            <text:p>196.0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1"/>
          <table:table-cell office:value-type="float" office:value="21795" calcext:value-type="float">
            <text:p>21795.0</text:p>
          </table:table-cell>
          <table:table-cell office:value-type="float" office:value="29021" calcext:value-type="float">
            <text:p>29021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1"/>
          <table:table-cell office:value-type="float" office:value="21766" calcext:value-type="float">
            <text:p>21766.0</text:p>
          </table:table-cell>
          <table:table-cell office:value-type="float" office:value="29004" calcext:value-type="float">
            <text:p>29004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1"/>
          <table:table-cell office:value-type="float" office:value="21749" calcext:value-type="float">
            <text:p>21749.0</text:p>
          </table:table-cell>
          <table:table-cell office:value-type="float" office:value="28992" calcext:value-type="float">
            <text:p>28992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1"/>
          <table:table-cell office:value-type="float" office:value="21730" calcext:value-type="float">
            <text:p>21730.0</text:p>
          </table:table-cell>
          <table:table-cell office:value-type="float" office:value="28986" calcext:value-type="float">
            <text:p>28986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1"/>
          <table:table-cell office:value-type="float" office:value="21694" calcext:value-type="float">
            <text:p>21694.0</text:p>
          </table:table-cell>
          <table:table-cell office:value-type="float" office:value="28958" calcext:value-type="float">
            <text:p>28958.0</text:p>
          </table:table-cell>
          <table:table-cell office:value-type="float" office:value="201" calcext:value-type="float">
            <text:p>201.0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1"/>
          <table:table-cell office:value-type="float" office:value="21684" calcext:value-type="float">
            <text:p>21684.0</text:p>
          </table:table-cell>
          <table:table-cell office:value-type="float" office:value="28948" calcext:value-type="float">
            <text:p>28948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1"/>
          <table:table-cell office:value-type="float" office:value="21669" calcext:value-type="float">
            <text:p>21669.0</text:p>
          </table:table-cell>
          <table:table-cell office:value-type="float" office:value="28941" calcext:value-type="float">
            <text:p>28941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1"/>
          <table:table-cell office:value-type="float" office:value="21663" calcext:value-type="float">
            <text:p>21663.0</text:p>
          </table:table-cell>
          <table:table-cell office:value-type="float" office:value="28939" calcext:value-type="float">
            <text:p>28939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1"/>
          <table:table-cell office:value-type="float" office:value="21647" calcext:value-type="float">
            <text:p>21647.0</text:p>
          </table:table-cell>
          <table:table-cell office:value-type="float" office:value="28939" calcext:value-type="float">
            <text:p>28939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1"/>
          <table:table-cell office:value-type="float" office:value="21640" calcext:value-type="float">
            <text:p>21640.0</text:p>
          </table:table-cell>
          <table:table-cell office:value-type="float" office:value="28934" calcext:value-type="float">
            <text:p>28934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1"/>
          <table:table-cell office:value-type="float" office:value="21625" calcext:value-type="float">
            <text:p>21625.0</text:p>
          </table:table-cell>
          <table:table-cell office:value-type="float" office:value="28927" calcext:value-type="float">
            <text:p>28927.0</text:p>
          </table:table-cell>
          <table:table-cell office:value-type="float" office:value="208" calcext:value-type="float">
            <text:p>208.0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1"/>
          <table:table-cell office:value-type="float" office:value="21611" calcext:value-type="float">
            <text:p>21611.0</text:p>
          </table:table-cell>
          <table:table-cell office:value-type="float" office:value="28922" calcext:value-type="float">
            <text:p>28922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1"/>
          <table:table-cell office:value-type="float" office:value="21606" calcext:value-type="float">
            <text:p>21606.0</text:p>
          </table:table-cell>
          <table:table-cell office:value-type="float" office:value="28917" calcext:value-type="float">
            <text:p>28917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1"/>
          <table:table-cell office:value-type="float" office:value="21601" calcext:value-type="float">
            <text:p>21601.0</text:p>
          </table:table-cell>
          <table:table-cell office:value-type="float" office:value="28917" calcext:value-type="float">
            <text:p>28917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1"/>
          <table:table-cell office:value-type="float" office:value="21588" calcext:value-type="float">
            <text:p>21588.0</text:p>
          </table:table-cell>
          <table:table-cell office:value-type="float" office:value="28915" calcext:value-type="float">
            <text:p>28915.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1"/>
          <table:table-cell office:value-type="float" office:value="21572" calcext:value-type="float">
            <text:p>21572.0</text:p>
          </table:table-cell>
          <table:table-cell office:value-type="float" office:value="28910" calcext:value-type="float">
            <text:p>28910.0</text:p>
          </table:table-cell>
          <table:table-cell office:value-type="float" office:value="214" calcext:value-type="float">
            <text:p>214.0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1"/>
          <table:table-cell office:value-type="float" office:value="21563" calcext:value-type="float">
            <text:p>21563.0</text:p>
          </table:table-cell>
          <table:table-cell office:value-type="float" office:value="28920" calcext:value-type="float">
            <text:p>28920.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1"/>
          <table:table-cell office:value-type="float" office:value="21552" calcext:value-type="float">
            <text:p>21552.0</text:p>
          </table:table-cell>
          <table:table-cell office:value-type="float" office:value="28921" calcext:value-type="float">
            <text:p>28921.0</text:p>
          </table:table-cell>
          <table:table-cell office:value-type="float" office:value="216" calcext:value-type="float">
            <text:p>216.0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1"/>
          <table:table-cell office:value-type="float" office:value="21550" calcext:value-type="float">
            <text:p>21550.0</text:p>
          </table:table-cell>
          <table:table-cell office:value-type="float" office:value="28921" calcext:value-type="float">
            <text:p>28921.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1"/>
          <table:table-cell office:value-type="float" office:value="21535" calcext:value-type="float">
            <text:p>21535.0</text:p>
          </table:table-cell>
          <table:table-cell office:value-type="float" office:value="28914" calcext:value-type="float">
            <text:p>28914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/>
          <table:table-cell office:value-type="float" office:value="21527" calcext:value-type="float">
            <text:p>21527.0</text:p>
          </table:table-cell>
          <table:table-cell office:value-type="float" office:value="28902" calcext:value-type="float">
            <text:p>28902.0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1"/>
          <table:table-cell office:value-type="float" office:value="21508" calcext:value-type="float">
            <text:p>21508.0</text:p>
          </table:table-cell>
          <table:table-cell office:value-type="float" office:value="28906" calcext:value-type="float">
            <text:p>28906.0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1"/>
          <table:table-cell office:value-type="float" office:value="21488" calcext:value-type="float">
            <text:p>21488.0</text:p>
          </table:table-cell>
          <table:table-cell office:value-type="float" office:value="28904" calcext:value-type="float">
            <text:p>28904.0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1"/>
          <table:table-cell office:value-type="float" office:value="21473" calcext:value-type="float">
            <text:p>21473.0</text:p>
          </table:table-cell>
          <table:table-cell office:value-type="float" office:value="28908" calcext:value-type="float">
            <text:p>28908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1"/>
          <table:table-cell office:value-type="float" office:value="21464" calcext:value-type="float">
            <text:p>21464.0</text:p>
          </table:table-cell>
          <table:table-cell office:value-type="float" office:value="28912" calcext:value-type="float">
            <text:p>28912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1"/>
          <table:table-cell office:value-type="float" office:value="21445" calcext:value-type="float">
            <text:p>21445.0</text:p>
          </table:table-cell>
          <table:table-cell office:value-type="float" office:value="28919" calcext:value-type="float">
            <text:p>28919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1"/>
          <table:table-cell office:value-type="float" office:value="21433" calcext:value-type="float">
            <text:p>21433.0</text:p>
          </table:table-cell>
          <table:table-cell office:value-type="float" office:value="28921" calcext:value-type="float">
            <text:p>28921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1"/>
          <table:table-cell office:value-type="float" office:value="21430" calcext:value-type="float">
            <text:p>21430.0</text:p>
          </table:table-cell>
          <table:table-cell office:value-type="float" office:value="28914" calcext:value-type="float">
            <text:p>28914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1"/>
          <table:table-cell office:value-type="float" office:value="21428" calcext:value-type="float">
            <text:p>21428.0</text:p>
          </table:table-cell>
          <table:table-cell office:value-type="float" office:value="28905" calcext:value-type="float">
            <text:p>28905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1"/>
          <table:table-cell office:value-type="float" office:value="21428" calcext:value-type="float">
            <text:p>21428.0</text:p>
          </table:table-cell>
          <table:table-cell office:value-type="float" office:value="28905" calcext:value-type="float">
            <text:p>28905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1"/>
          <table:table-cell office:value-type="float" office:value="21425" calcext:value-type="float">
            <text:p>21425.0</text:p>
          </table:table-cell>
          <table:table-cell office:value-type="float" office:value="28891" calcext:value-type="float">
            <text:p>28891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1"/>
          <table:table-cell office:value-type="float" office:value="21412" calcext:value-type="float">
            <text:p>21412.0</text:p>
          </table:table-cell>
          <table:table-cell office:value-type="float" office:value="28871" calcext:value-type="float">
            <text:p>28871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"/>
          <table:table-cell office:value-type="float" office:value="21398" calcext:value-type="float">
            <text:p>21398.0</text:p>
          </table:table-cell>
          <table:table-cell office:value-type="float" office:value="28854" calcext:value-type="float">
            <text:p>28854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1"/>
          <table:table-cell office:value-type="float" office:value="21394" calcext:value-type="float">
            <text:p>21394.0</text:p>
          </table:table-cell>
          <table:table-cell office:value-type="float" office:value="28840" calcext:value-type="float">
            <text:p>28840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1"/>
          <table:table-cell office:value-type="float" office:value="21372" calcext:value-type="float">
            <text:p>21372.0</text:p>
          </table:table-cell>
          <table:table-cell office:value-type="float" office:value="28836" calcext:value-type="float">
            <text:p>28836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1"/>
          <table:table-cell office:value-type="float" office:value="21372" calcext:value-type="float">
            <text:p>21372.0</text:p>
          </table:table-cell>
          <table:table-cell office:value-type="float" office:value="28821" calcext:value-type="float">
            <text:p>28821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1"/>
          <table:table-cell office:value-type="float" office:value="21370" calcext:value-type="float">
            <text:p>21370.0</text:p>
          </table:table-cell>
          <table:table-cell office:value-type="float" office:value="28811" calcext:value-type="float">
            <text:p>28811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1"/>
          <table:table-cell office:value-type="float" office:value="21368" calcext:value-type="float">
            <text:p>21368.0</text:p>
          </table:table-cell>
          <table:table-cell office:value-type="float" office:value="28805" calcext:value-type="float">
            <text:p>28805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1"/>
          <table:table-cell office:value-type="float" office:value="21366" calcext:value-type="float">
            <text:p>21366.0</text:p>
          </table:table-cell>
          <table:table-cell office:value-type="float" office:value="28794" calcext:value-type="float">
            <text:p>28794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1"/>
          <table:table-cell office:value-type="float" office:value="21363" calcext:value-type="float">
            <text:p>21363.0</text:p>
          </table:table-cell>
          <table:table-cell office:value-type="float" office:value="28779" calcext:value-type="float">
            <text:p>28779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"/>
          <table:table-cell office:value-type="float" office:value="21355" calcext:value-type="float">
            <text:p>21355.0</text:p>
          </table:table-cell>
          <table:table-cell office:value-type="float" office:value="28749" calcext:value-type="float">
            <text:p>28749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1"/>
          <table:table-cell office:value-type="float" office:value="21348" calcext:value-type="float">
            <text:p>21348.0</text:p>
          </table:table-cell>
          <table:table-cell office:value-type="float" office:value="28746" calcext:value-type="float">
            <text:p>28746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1"/>
          <table:table-cell office:value-type="float" office:value="21351" calcext:value-type="float">
            <text:p>21351.0</text:p>
          </table:table-cell>
          <table:table-cell office:value-type="float" office:value="28724" calcext:value-type="float">
            <text:p>28724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1"/>
          <table:table-cell office:value-type="float" office:value="21347" calcext:value-type="float">
            <text:p>21347.0</text:p>
          </table:table-cell>
          <table:table-cell office:value-type="float" office:value="28698" calcext:value-type="float">
            <text:p>28698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1"/>
          <table:table-cell office:value-type="float" office:value="21351" calcext:value-type="float">
            <text:p>21351.0</text:p>
          </table:table-cell>
          <table:table-cell office:value-type="float" office:value="28677" calcext:value-type="float">
            <text:p>28677.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1"/>
          <table:table-cell office:value-type="float" office:value="21359" calcext:value-type="float">
            <text:p>21359.0</text:p>
          </table:table-cell>
          <table:table-cell office:value-type="float" office:value="28670" calcext:value-type="float">
            <text:p>28670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1"/>
          <table:table-cell office:value-type="float" office:value="21349" calcext:value-type="float">
            <text:p>21349.0</text:p>
          </table:table-cell>
          <table:table-cell office:value-type="float" office:value="28646" calcext:value-type="float">
            <text:p>28646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1"/>
          <table:table-cell office:value-type="float" office:value="21349" calcext:value-type="float">
            <text:p>21349.0</text:p>
          </table:table-cell>
          <table:table-cell office:value-type="float" office:value="28636" calcext:value-type="float">
            <text:p>28636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1"/>
          <table:table-cell office:value-type="float" office:value="21348" calcext:value-type="float">
            <text:p>21348.0</text:p>
          </table:table-cell>
          <table:table-cell office:value-type="float" office:value="28633" calcext:value-type="float">
            <text:p>28633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1"/>
          <table:table-cell office:value-type="float" office:value="21341" calcext:value-type="float">
            <text:p>21341.0</text:p>
          </table:table-cell>
          <table:table-cell office:value-type="float" office:value="28608" calcext:value-type="float">
            <text:p>28608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1"/>
          <table:table-cell office:value-type="float" office:value="21339" calcext:value-type="float">
            <text:p>21339.0</text:p>
          </table:table-cell>
          <table:table-cell office:value-type="float" office:value="28599" calcext:value-type="float">
            <text:p>28599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1"/>
          <table:table-cell office:value-type="float" office:value="21337" calcext:value-type="float">
            <text:p>21337.0</text:p>
          </table:table-cell>
          <table:table-cell office:value-type="float" office:value="28591" calcext:value-type="float">
            <text:p>28591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1"/>
          <table:table-cell office:value-type="float" office:value="21334" calcext:value-type="float">
            <text:p>21334.0</text:p>
          </table:table-cell>
          <table:table-cell office:value-type="float" office:value="28571" calcext:value-type="float">
            <text:p>28571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1"/>
          <table:table-cell office:value-type="float" office:value="21334" calcext:value-type="float">
            <text:p>21334.0</text:p>
          </table:table-cell>
          <table:table-cell office:value-type="float" office:value="28557" calcext:value-type="float">
            <text:p>28557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1"/>
          <table:table-cell office:value-type="float" office:value="21341" calcext:value-type="float">
            <text:p>21341.0</text:p>
          </table:table-cell>
          <table:table-cell office:value-type="float" office:value="28549" calcext:value-type="float">
            <text:p>28549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1"/>
          <table:table-cell office:value-type="float" office:value="21341" calcext:value-type="float">
            <text:p>21341.0</text:p>
          </table:table-cell>
          <table:table-cell office:value-type="float" office:value="28541" calcext:value-type="float">
            <text:p>28541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1"/>
          <table:table-cell office:value-type="float" office:value="21352" calcext:value-type="float">
            <text:p>21352.0</text:p>
          </table:table-cell>
          <table:table-cell office:value-type="float" office:value="28531" calcext:value-type="float">
            <text:p>28531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1"/>
          <table:table-cell office:value-type="float" office:value="21354" calcext:value-type="float">
            <text:p>21354.0</text:p>
          </table:table-cell>
          <table:table-cell office:value-type="float" office:value="28528" calcext:value-type="float">
            <text:p>28528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1"/>
          <table:table-cell office:value-type="float" office:value="21364" calcext:value-type="float">
            <text:p>21364.0</text:p>
          </table:table-cell>
          <table:table-cell office:value-type="float" office:value="28514" calcext:value-type="float">
            <text:p>28514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1"/>
          <table:table-cell office:value-type="float" office:value="21359" calcext:value-type="float">
            <text:p>21359.0</text:p>
          </table:table-cell>
          <table:table-cell office:value-type="float" office:value="28499" calcext:value-type="float">
            <text:p>28499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1"/>
          <table:table-cell office:value-type="float" office:value="21355" calcext:value-type="float">
            <text:p>21355.0</text:p>
          </table:table-cell>
          <table:table-cell office:value-type="float" office:value="28492" calcext:value-type="float">
            <text:p>28492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1"/>
          <table:table-cell office:value-type="float" office:value="21355" calcext:value-type="float">
            <text:p>21355.0</text:p>
          </table:table-cell>
          <table:table-cell office:value-type="float" office:value="28484" calcext:value-type="float">
            <text:p>28484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1"/>
          <table:table-cell office:value-type="float" office:value="21359" calcext:value-type="float">
            <text:p>21359.0</text:p>
          </table:table-cell>
          <table:table-cell office:value-type="float" office:value="28476" calcext:value-type="float">
            <text:p>28476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1"/>
          <table:table-cell office:value-type="float" office:value="21374" calcext:value-type="float">
            <text:p>21374.0</text:p>
          </table:table-cell>
          <table:table-cell office:value-type="float" office:value="28466" calcext:value-type="float">
            <text:p>28466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1"/>
          <table:table-cell office:value-type="float" office:value="21383" calcext:value-type="float">
            <text:p>21383.0</text:p>
          </table:table-cell>
          <table:table-cell office:value-type="float" office:value="28451" calcext:value-type="float">
            <text:p>28451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1"/>
          <table:table-cell office:value-type="float" office:value="21382" calcext:value-type="float">
            <text:p>21382.0</text:p>
          </table:table-cell>
          <table:table-cell office:value-type="float" office:value="28432" calcext:value-type="float">
            <text:p>28432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1"/>
          <table:table-cell office:value-type="float" office:value="21393" calcext:value-type="float">
            <text:p>21393.0</text:p>
          </table:table-cell>
          <table:table-cell office:value-type="float" office:value="28416" calcext:value-type="float">
            <text:p>28416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1"/>
          <table:table-cell office:value-type="float" office:value="21397" calcext:value-type="float">
            <text:p>21397.0</text:p>
          </table:table-cell>
          <table:table-cell office:value-type="float" office:value="28397" calcext:value-type="float">
            <text:p>28397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1"/>
          <table:table-cell office:value-type="float" office:value="21397" calcext:value-type="float">
            <text:p>21397.0</text:p>
          </table:table-cell>
          <table:table-cell office:value-type="float" office:value="28385" calcext:value-type="float">
            <text:p>28385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1"/>
          <table:table-cell office:value-type="float" office:value="21406" calcext:value-type="float">
            <text:p>21406.0</text:p>
          </table:table-cell>
          <table:table-cell office:value-type="float" office:value="28363" calcext:value-type="float">
            <text:p>28363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1418" calcext:value-type="float">
            <text:p>21418.0</text:p>
          </table:table-cell>
          <table:table-cell office:value-type="float" office:value="28347" calcext:value-type="float">
            <text:p>28347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1"/>
          <table:table-cell office:value-type="float" office:value="21434" calcext:value-type="float">
            <text:p>21434.0</text:p>
          </table:table-cell>
          <table:table-cell office:value-type="float" office:value="28323" calcext:value-type="float">
            <text:p>28323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1"/>
          <table:table-cell office:value-type="float" office:value="21435" calcext:value-type="float">
            <text:p>21435.0</text:p>
          </table:table-cell>
          <table:table-cell office:value-type="float" office:value="28315" calcext:value-type="float">
            <text:p>28315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1"/>
          <table:table-cell office:value-type="float" office:value="21449" calcext:value-type="float">
            <text:p>21449.0</text:p>
          </table:table-cell>
          <table:table-cell office:value-type="float" office:value="28305" calcext:value-type="float">
            <text:p>28305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1"/>
          <table:table-cell office:value-type="float" office:value="21464" calcext:value-type="float">
            <text:p>21464.0</text:p>
          </table:table-cell>
          <table:table-cell office:value-type="float" office:value="28280" calcext:value-type="float">
            <text:p>28280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1"/>
          <table:table-cell office:value-type="float" office:value="21479" calcext:value-type="float">
            <text:p>21479.0</text:p>
          </table:table-cell>
          <table:table-cell office:value-type="float" office:value="28263" calcext:value-type="float">
            <text:p>28263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1"/>
          <table:table-cell office:value-type="float" office:value="21497" calcext:value-type="float">
            <text:p>21497.0</text:p>
          </table:table-cell>
          <table:table-cell office:value-type="float" office:value="28249" calcext:value-type="float">
            <text:p>28249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1"/>
          <table:table-cell office:value-type="float" office:value="21513" calcext:value-type="float">
            <text:p>21513.0</text:p>
          </table:table-cell>
          <table:table-cell office:value-type="float" office:value="28244" calcext:value-type="float">
            <text:p>28244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1"/>
          <table:table-cell office:value-type="float" office:value="21525" calcext:value-type="float">
            <text:p>21525.0</text:p>
          </table:table-cell>
          <table:table-cell office:value-type="float" office:value="28230" calcext:value-type="float">
            <text:p>28230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1"/>
          <table:table-cell office:value-type="float" office:value="21529" calcext:value-type="float">
            <text:p>21529.0</text:p>
          </table:table-cell>
          <table:table-cell office:value-type="float" office:value="28227" calcext:value-type="float">
            <text:p>28227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1"/>
          <table:table-cell office:value-type="float" office:value="21539" calcext:value-type="float">
            <text:p>21539.0</text:p>
          </table:table-cell>
          <table:table-cell office:value-type="float" office:value="28220" calcext:value-type="float">
            <text:p>28220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1"/>
          <table:table-cell office:value-type="float" office:value="21547" calcext:value-type="float">
            <text:p>21547.0</text:p>
          </table:table-cell>
          <table:table-cell office:value-type="float" office:value="28208" calcext:value-type="float">
            <text:p>28208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1"/>
          <table:table-cell office:value-type="float" office:value="21561" calcext:value-type="float">
            <text:p>21561.0</text:p>
          </table:table-cell>
          <table:table-cell office:value-type="float" office:value="28184" calcext:value-type="float">
            <text:p>28184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1"/>
          <table:table-cell office:value-type="float" office:value="21566" calcext:value-type="float">
            <text:p>21566.0</text:p>
          </table:table-cell>
          <table:table-cell office:value-type="float" office:value="28170" calcext:value-type="float">
            <text:p>28170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1"/>
          <table:table-cell office:value-type="float" office:value="21569" calcext:value-type="float">
            <text:p>21569.0</text:p>
          </table:table-cell>
          <table:table-cell office:value-type="float" office:value="28166" calcext:value-type="float">
            <text:p>28166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1"/>
          <table:table-cell office:value-type="float" office:value="21575" calcext:value-type="float">
            <text:p>21575.0</text:p>
          </table:table-cell>
          <table:table-cell office:value-type="float" office:value="28157" calcext:value-type="float">
            <text:p>28157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1"/>
          <table:table-cell office:value-type="float" office:value="21572" calcext:value-type="float">
            <text:p>21572.0</text:p>
          </table:table-cell>
          <table:table-cell office:value-type="float" office:value="28126" calcext:value-type="float">
            <text:p>28126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1"/>
          <table:table-cell office:value-type="float" office:value="21570" calcext:value-type="float">
            <text:p>21570.0</text:p>
          </table:table-cell>
          <table:table-cell office:value-type="float" office:value="28124" calcext:value-type="float">
            <text:p>28124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1"/>
          <table:table-cell office:value-type="float" office:value="21557" calcext:value-type="float">
            <text:p>21557.0</text:p>
          </table:table-cell>
          <table:table-cell office:value-type="float" office:value="28114" calcext:value-type="float">
            <text:p>28114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1"/>
          <table:table-cell office:value-type="float" office:value="21556" calcext:value-type="float">
            <text:p>21556.0</text:p>
          </table:table-cell>
          <table:table-cell office:value-type="float" office:value="28109" calcext:value-type="float">
            <text:p>28109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1"/>
          <table:table-cell office:value-type="float" office:value="21548" calcext:value-type="float">
            <text:p>21548.0</text:p>
          </table:table-cell>
          <table:table-cell office:value-type="float" office:value="28087" calcext:value-type="float">
            <text:p>28087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1"/>
          <table:table-cell office:value-type="float" office:value="21549" calcext:value-type="float">
            <text:p>21549.0</text:p>
          </table:table-cell>
          <table:table-cell office:value-type="float" office:value="28070" calcext:value-type="float">
            <text:p>28070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1"/>
          <table:table-cell office:value-type="float" office:value="21549" calcext:value-type="float">
            <text:p>21549.0</text:p>
          </table:table-cell>
          <table:table-cell office:value-type="float" office:value="28070" calcext:value-type="float">
            <text:p>28070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1"/>
          <table:table-cell office:value-type="float" office:value="21544" calcext:value-type="float">
            <text:p>21544.0</text:p>
          </table:table-cell>
          <table:table-cell office:value-type="float" office:value="28067" calcext:value-type="float">
            <text:p>28067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1"/>
          <table:table-cell office:value-type="float" office:value="21533" calcext:value-type="float">
            <text:p>21533.0</text:p>
          </table:table-cell>
          <table:table-cell office:value-type="float" office:value="28057" calcext:value-type="float">
            <text:p>28057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1"/>
          <table:table-cell office:value-type="float" office:value="21512" calcext:value-type="float">
            <text:p>21512.0</text:p>
          </table:table-cell>
          <table:table-cell office:value-type="float" office:value="28062" calcext:value-type="float">
            <text:p>28062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1"/>
          <table:table-cell office:value-type="float" office:value="21508" calcext:value-type="float">
            <text:p>21508.0</text:p>
          </table:table-cell>
          <table:table-cell office:value-type="float" office:value="28061" calcext:value-type="float">
            <text:p>28061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1"/>
          <table:table-cell office:value-type="float" office:value="21500" calcext:value-type="float">
            <text:p>21500.0</text:p>
          </table:table-cell>
          <table:table-cell office:value-type="float" office:value="28056" calcext:value-type="float">
            <text:p>28056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1"/>
          <table:table-cell office:value-type="float" office:value="21499" calcext:value-type="float">
            <text:p>21499.0</text:p>
          </table:table-cell>
          <table:table-cell office:value-type="float" office:value="28055" calcext:value-type="float">
            <text:p>28055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1"/>
          <table:table-cell office:value-type="float" office:value="21490" calcext:value-type="float">
            <text:p>21490.0</text:p>
          </table:table-cell>
          <table:table-cell office:value-type="float" office:value="28049" calcext:value-type="float">
            <text:p>28049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"/>
          <table:table-cell office:value-type="float" office:value="21482" calcext:value-type="float">
            <text:p>21482.0</text:p>
          </table:table-cell>
          <table:table-cell office:value-type="float" office:value="28029" calcext:value-type="float">
            <text:p>28029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1"/>
          <table:table-cell office:value-type="float" office:value="21479" calcext:value-type="float">
            <text:p>21479.0</text:p>
          </table:table-cell>
          <table:table-cell office:value-type="float" office:value="28025" calcext:value-type="float">
            <text:p>28025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1"/>
          <table:table-cell office:value-type="float" office:value="21466" calcext:value-type="float">
            <text:p>21466.0</text:p>
          </table:table-cell>
          <table:table-cell office:value-type="float" office:value="28021" calcext:value-type="float">
            <text:p>28021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1466" calcext:value-type="float">
            <text:p>21466.0</text:p>
          </table:table-cell>
          <table:table-cell office:value-type="float" office:value="28021" calcext:value-type="float">
            <text:p>28021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1"/>
          <table:table-cell office:value-type="float" office:value="21465" calcext:value-type="float">
            <text:p>21465.0</text:p>
          </table:table-cell>
          <table:table-cell office:value-type="float" office:value="28014" calcext:value-type="float">
            <text:p>28014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1"/>
          <table:table-cell office:value-type="float" office:value="21460" calcext:value-type="float">
            <text:p>21460.0</text:p>
          </table:table-cell>
          <table:table-cell office:value-type="float" office:value="28012" calcext:value-type="float">
            <text:p>28012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1"/>
          <table:table-cell office:value-type="float" office:value="21460" calcext:value-type="float">
            <text:p>21460.0</text:p>
          </table:table-cell>
          <table:table-cell office:value-type="float" office:value="28012" calcext:value-type="float">
            <text:p>28012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1"/>
          <table:table-cell office:value-type="float" office:value="21441" calcext:value-type="float">
            <text:p>21441.0</text:p>
          </table:table-cell>
          <table:table-cell office:value-type="float" office:value="28008" calcext:value-type="float">
            <text:p>28008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1"/>
          <table:table-cell office:value-type="float" office:value="21429" calcext:value-type="float">
            <text:p>21429.0</text:p>
          </table:table-cell>
          <table:table-cell office:value-type="float" office:value="28006" calcext:value-type="float">
            <text:p>28006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1"/>
          <table:table-cell office:value-type="float" office:value="21424" calcext:value-type="float">
            <text:p>21424.0</text:p>
          </table:table-cell>
          <table:table-cell office:value-type="float" office:value="28006" calcext:value-type="float">
            <text:p>28006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1"/>
          <table:table-cell office:value-type="float" office:value="21413" calcext:value-type="float">
            <text:p>21413.0</text:p>
          </table:table-cell>
          <table:table-cell office:value-type="float" office:value="28004" calcext:value-type="float">
            <text:p>28004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1"/>
          <table:table-cell office:value-type="float" office:value="21413" calcext:value-type="float">
            <text:p>21413.0</text:p>
          </table:table-cell>
          <table:table-cell office:value-type="float" office:value="27998" calcext:value-type="float">
            <text:p>27998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1"/>
          <table:table-cell office:value-type="float" office:value="21417" calcext:value-type="float">
            <text:p>21417.0</text:p>
          </table:table-cell>
          <table:table-cell office:value-type="float" office:value="27992" calcext:value-type="float">
            <text:p>27992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1"/>
          <table:table-cell office:value-type="float" office:value="21413" calcext:value-type="float">
            <text:p>21413.0</text:p>
          </table:table-cell>
          <table:table-cell office:value-type="float" office:value="27985" calcext:value-type="float">
            <text:p>27985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1"/>
          <table:table-cell office:value-type="float" office:value="21407" calcext:value-type="float">
            <text:p>21407.0</text:p>
          </table:table-cell>
          <table:table-cell office:value-type="float" office:value="27980" calcext:value-type="float">
            <text:p>27980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1"/>
          <table:table-cell office:value-type="float" office:value="21395" calcext:value-type="float">
            <text:p>21395.0</text:p>
          </table:table-cell>
          <table:table-cell office:value-type="float" office:value="27972" calcext:value-type="float">
            <text:p>27972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1"/>
          <table:table-cell office:value-type="float" office:value="21389" calcext:value-type="float">
            <text:p>21389.0</text:p>
          </table:table-cell>
          <table:table-cell office:value-type="float" office:value="27968" calcext:value-type="float">
            <text:p>27968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1"/>
          <table:table-cell office:value-type="float" office:value="21387" calcext:value-type="float">
            <text:p>21387.0</text:p>
          </table:table-cell>
          <table:table-cell office:value-type="float" office:value="27966" calcext:value-type="float">
            <text:p>27966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1"/>
          <table:table-cell office:value-type="float" office:value="21381" calcext:value-type="float">
            <text:p>21381.0</text:p>
          </table:table-cell>
          <table:table-cell office:value-type="float" office:value="27961" calcext:value-type="float">
            <text:p>27961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1"/>
          <table:table-cell office:value-type="float" office:value="21370" calcext:value-type="float">
            <text:p>21370.0</text:p>
          </table:table-cell>
          <table:table-cell office:value-type="float" office:value="27961" calcext:value-type="float">
            <text:p>27961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/>
          <table:table-cell office:value-type="float" office:value="21365" calcext:value-type="float">
            <text:p>21365.0</text:p>
          </table:table-cell>
          <table:table-cell office:value-type="float" office:value="27951" calcext:value-type="float">
            <text:p>27951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1"/>
          <table:table-cell office:value-type="float" office:value="21358" calcext:value-type="float">
            <text:p>21358.0</text:p>
          </table:table-cell>
          <table:table-cell office:value-type="float" office:value="27945" calcext:value-type="float">
            <text:p>27945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1"/>
          <table:table-cell office:value-type="float" office:value="21357" calcext:value-type="float">
            <text:p>21357.0</text:p>
          </table:table-cell>
          <table:table-cell office:value-type="float" office:value="27933" calcext:value-type="float">
            <text:p>27933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1"/>
          <table:table-cell office:value-type="float" office:value="21360" calcext:value-type="float">
            <text:p>21360.0</text:p>
          </table:table-cell>
          <table:table-cell office:value-type="float" office:value="27929" calcext:value-type="float">
            <text:p>27929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1"/>
          <table:table-cell office:value-type="float" office:value="21356" calcext:value-type="float">
            <text:p>21356.0</text:p>
          </table:table-cell>
          <table:table-cell office:value-type="float" office:value="27903" calcext:value-type="float">
            <text:p>27903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1"/>
          <table:table-cell office:value-type="float" office:value="21350" calcext:value-type="float">
            <text:p>21350.0</text:p>
          </table:table-cell>
          <table:table-cell office:value-type="float" office:value="27890" calcext:value-type="float">
            <text:p>27890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1"/>
          <table:table-cell office:value-type="float" office:value="21348" calcext:value-type="float">
            <text:p>21348.0</text:p>
          </table:table-cell>
          <table:table-cell office:value-type="float" office:value="27875" calcext:value-type="float">
            <text:p>27875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1"/>
          <table:table-cell office:value-type="float" office:value="21348" calcext:value-type="float">
            <text:p>21348.0</text:p>
          </table:table-cell>
          <table:table-cell office:value-type="float" office:value="27873" calcext:value-type="float">
            <text:p>27873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1"/>
          <table:table-cell office:value-type="float" office:value="21342" calcext:value-type="float">
            <text:p>21342.0</text:p>
          </table:table-cell>
          <table:table-cell office:value-type="float" office:value="27855" calcext:value-type="float">
            <text:p>27855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1"/>
          <table:table-cell office:value-type="float" office:value="21337" calcext:value-type="float">
            <text:p>21337.0</text:p>
          </table:table-cell>
          <table:table-cell office:value-type="float" office:value="27847" calcext:value-type="float">
            <text:p>27847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1"/>
          <table:table-cell office:value-type="float" office:value="21331" calcext:value-type="float">
            <text:p>21331.0</text:p>
          </table:table-cell>
          <table:table-cell office:value-type="float" office:value="27834" calcext:value-type="float">
            <text:p>27834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1"/>
          <table:table-cell office:value-type="float" office:value="21326" calcext:value-type="float">
            <text:p>21326.0</text:p>
          </table:table-cell>
          <table:table-cell office:value-type="float" office:value="27813" calcext:value-type="float">
            <text:p>27813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/>
          <table:table-cell office:value-type="float" office:value="21311" calcext:value-type="float">
            <text:p>21311.0</text:p>
          </table:table-cell>
          <table:table-cell office:value-type="float" office:value="27808" calcext:value-type="float">
            <text:p>27808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"/>
          <table:table-cell office:value-type="float" office:value="21308" calcext:value-type="float">
            <text:p>21308.0</text:p>
          </table:table-cell>
          <table:table-cell office:value-type="float" office:value="27805" calcext:value-type="float">
            <text:p>27805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1"/>
          <table:table-cell office:value-type="float" office:value="21297" calcext:value-type="float">
            <text:p>21297.0</text:p>
          </table:table-cell>
          <table:table-cell office:value-type="float" office:value="27797" calcext:value-type="float">
            <text:p>27797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1"/>
          <table:table-cell office:value-type="float" office:value="21282" calcext:value-type="float">
            <text:p>21282.0</text:p>
          </table:table-cell>
          <table:table-cell office:value-type="float" office:value="27785" calcext:value-type="float">
            <text:p>27785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1"/>
          <table:table-cell office:value-type="float" office:value="21278" calcext:value-type="float">
            <text:p>21278.0</text:p>
          </table:table-cell>
          <table:table-cell office:value-type="float" office:value="27781" calcext:value-type="float">
            <text:p>27781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1"/>
          <table:table-cell office:value-type="float" office:value="21275" calcext:value-type="float">
            <text:p>21275.0</text:p>
          </table:table-cell>
          <table:table-cell office:value-type="float" office:value="27776" calcext:value-type="float">
            <text:p>27776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1"/>
          <table:table-cell office:value-type="float" office:value="21265" calcext:value-type="float">
            <text:p>21265.0</text:p>
          </table:table-cell>
          <table:table-cell office:value-type="float" office:value="27761" calcext:value-type="float">
            <text:p>27761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1"/>
          <table:table-cell office:value-type="float" office:value="21257" calcext:value-type="float">
            <text:p>21257.0</text:p>
          </table:table-cell>
          <table:table-cell office:value-type="float" office:value="27753" calcext:value-type="float">
            <text:p>27753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1"/>
          <table:table-cell office:value-type="float" office:value="21250" calcext:value-type="float">
            <text:p>21250.0</text:p>
          </table:table-cell>
          <table:table-cell office:value-type="float" office:value="27736" calcext:value-type="float">
            <text:p>27736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1"/>
          <table:table-cell office:value-type="float" office:value="21242" calcext:value-type="float">
            <text:p>21242.0</text:p>
          </table:table-cell>
          <table:table-cell office:value-type="float" office:value="27723" calcext:value-type="float">
            <text:p>27723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1"/>
          <table:table-cell office:value-type="float" office:value="21240" calcext:value-type="float">
            <text:p>21240.0</text:p>
          </table:table-cell>
          <table:table-cell office:value-type="float" office:value="27708" calcext:value-type="float">
            <text:p>27708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1"/>
          <table:table-cell office:value-type="float" office:value="21233" calcext:value-type="float">
            <text:p>21233.0</text:p>
          </table:table-cell>
          <table:table-cell office:value-type="float" office:value="27700" calcext:value-type="float">
            <text:p>27700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1"/>
          <table:table-cell office:value-type="float" office:value="21236" calcext:value-type="float">
            <text:p>21236.0</text:p>
          </table:table-cell>
          <table:table-cell office:value-type="float" office:value="27689" calcext:value-type="float">
            <text:p>27689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1"/>
          <table:table-cell office:value-type="float" office:value="21227" calcext:value-type="float">
            <text:p>21227.0</text:p>
          </table:table-cell>
          <table:table-cell office:value-type="float" office:value="27673" calcext:value-type="float">
            <text:p>27673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1"/>
          <table:table-cell office:value-type="float" office:value="21218" calcext:value-type="float">
            <text:p>21218.0</text:p>
          </table:table-cell>
          <table:table-cell office:value-type="float" office:value="27658" calcext:value-type="float">
            <text:p>27658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1"/>
          <table:table-cell office:value-type="float" office:value="21204" calcext:value-type="float">
            <text:p>21204.0</text:p>
          </table:table-cell>
          <table:table-cell office:value-type="float" office:value="27648" calcext:value-type="float">
            <text:p>27648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1"/>
          <table:table-cell office:value-type="float" office:value="21192" calcext:value-type="float">
            <text:p>21192.0</text:p>
          </table:table-cell>
          <table:table-cell office:value-type="float" office:value="27644" calcext:value-type="float">
            <text:p>27644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1"/>
          <table:table-cell office:value-type="float" office:value="21188" calcext:value-type="float">
            <text:p>21188.0</text:p>
          </table:table-cell>
          <table:table-cell office:value-type="float" office:value="27633" calcext:value-type="float">
            <text:p>27633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1"/>
          <table:table-cell office:value-type="float" office:value="21180" calcext:value-type="float">
            <text:p>21180.0</text:p>
          </table:table-cell>
          <table:table-cell office:value-type="float" office:value="27622" calcext:value-type="float">
            <text:p>27622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1"/>
          <table:table-cell office:value-type="float" office:value="21176" calcext:value-type="float">
            <text:p>21176.0</text:p>
          </table:table-cell>
          <table:table-cell office:value-type="float" office:value="27610" calcext:value-type="float">
            <text:p>27610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1"/>
          <table:table-cell office:value-type="float" office:value="21174" calcext:value-type="float">
            <text:p>21174.0</text:p>
          </table:table-cell>
          <table:table-cell office:value-type="float" office:value="27592" calcext:value-type="float">
            <text:p>27592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1"/>
          <table:table-cell office:value-type="float" office:value="21168" calcext:value-type="float">
            <text:p>21168.0</text:p>
          </table:table-cell>
          <table:table-cell office:value-type="float" office:value="27578" calcext:value-type="float">
            <text:p>27578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1"/>
          <table:table-cell office:value-type="float" office:value="21151" calcext:value-type="float">
            <text:p>21151.0</text:p>
          </table:table-cell>
          <table:table-cell office:value-type="float" office:value="27556" calcext:value-type="float">
            <text:p>27556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1"/>
          <table:table-cell office:value-type="float" office:value="21137" calcext:value-type="float">
            <text:p>21137.0</text:p>
          </table:table-cell>
          <table:table-cell office:value-type="float" office:value="27535" calcext:value-type="float">
            <text:p>27535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1"/>
          <table:table-cell office:value-type="float" office:value="21123" calcext:value-type="float">
            <text:p>21123.0</text:p>
          </table:table-cell>
          <table:table-cell office:value-type="float" office:value="27518" calcext:value-type="float">
            <text:p>27518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1"/>
          <table:table-cell office:value-type="float" office:value="21092" calcext:value-type="float">
            <text:p>21092.0</text:p>
          </table:table-cell>
          <table:table-cell office:value-type="float" office:value="27485" calcext:value-type="float">
            <text:p>27485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1"/>
          <table:table-cell office:value-type="float" office:value="21073" calcext:value-type="float">
            <text:p>21073.0</text:p>
          </table:table-cell>
          <table:table-cell office:value-type="float" office:value="27464" calcext:value-type="float">
            <text:p>27464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1"/>
          <table:table-cell office:value-type="float" office:value="21067" calcext:value-type="float">
            <text:p>21067.0</text:p>
          </table:table-cell>
          <table:table-cell office:value-type="float" office:value="27454" calcext:value-type="float">
            <text:p>27454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1"/>
          <table:table-cell office:value-type="float" office:value="21052" calcext:value-type="float">
            <text:p>21052.0</text:p>
          </table:table-cell>
          <table:table-cell office:value-type="float" office:value="27441" calcext:value-type="float">
            <text:p>27441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1"/>
          <table:table-cell office:value-type="float" office:value="21046" calcext:value-type="float">
            <text:p>21046.0</text:p>
          </table:table-cell>
          <table:table-cell office:value-type="float" office:value="27426" calcext:value-type="float">
            <text:p>27426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1"/>
          <table:table-cell office:value-type="float" office:value="21023" calcext:value-type="float">
            <text:p>21023.0</text:p>
          </table:table-cell>
          <table:table-cell office:value-type="float" office:value="27389" calcext:value-type="float">
            <text:p>27389.0</text:p>
          </table:table-cell>
          <table:table-cell office:value-type="float" office:value="386" calcext:value-type="float">
            <text:p>386.0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1"/>
          <table:table-cell office:value-type="float" office:value="20993" calcext:value-type="float">
            <text:p>20993.0</text:p>
          </table:table-cell>
          <table:table-cell office:value-type="float" office:value="27360" calcext:value-type="float">
            <text:p>27360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1"/>
          <table:table-cell office:value-type="float" office:value="20953" calcext:value-type="float">
            <text:p>20953.0</text:p>
          </table:table-cell>
          <table:table-cell office:value-type="float" office:value="27322" calcext:value-type="float">
            <text:p>27322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1"/>
          <table:table-cell office:value-type="float" office:value="20934" calcext:value-type="float">
            <text:p>20934.0</text:p>
          </table:table-cell>
          <table:table-cell office:value-type="float" office:value="27289" calcext:value-type="float">
            <text:p>27289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1"/>
          <table:table-cell office:value-type="float" office:value="20910" calcext:value-type="float">
            <text:p>20910.0</text:p>
          </table:table-cell>
          <table:table-cell office:value-type="float" office:value="27265" calcext:value-type="float">
            <text:p>27265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1"/>
          <table:table-cell office:value-type="float" office:value="20893" calcext:value-type="float">
            <text:p>20893.0</text:p>
          </table:table-cell>
          <table:table-cell office:value-type="float" office:value="27238" calcext:value-type="float">
            <text:p>27238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1"/>
          <table:table-cell office:value-type="float" office:value="20896" calcext:value-type="float">
            <text:p>20896.0</text:p>
          </table:table-cell>
          <table:table-cell office:value-type="float" office:value="27219" calcext:value-type="float">
            <text:p>27219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1"/>
          <table:table-cell office:value-type="float" office:value="20895" calcext:value-type="float">
            <text:p>20895.0</text:p>
          </table:table-cell>
          <table:table-cell office:value-type="float" office:value="27210" calcext:value-type="float">
            <text:p>27210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1"/>
          <table:table-cell office:value-type="float" office:value="20889" calcext:value-type="float">
            <text:p>20889.0</text:p>
          </table:table-cell>
          <table:table-cell office:value-type="float" office:value="27201" calcext:value-type="float">
            <text:p>27201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1"/>
          <table:table-cell office:value-type="float" office:value="20890" calcext:value-type="float">
            <text:p>20890.0</text:p>
          </table:table-cell>
          <table:table-cell office:value-type="float" office:value="27187" calcext:value-type="float">
            <text:p>27187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1"/>
          <table:table-cell office:value-type="float" office:value="20892" calcext:value-type="float">
            <text:p>20892.0</text:p>
          </table:table-cell>
          <table:table-cell office:value-type="float" office:value="27163" calcext:value-type="float">
            <text:p>27163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1"/>
          <table:table-cell office:value-type="float" office:value="20888" calcext:value-type="float">
            <text:p>20888.0</text:p>
          </table:table-cell>
          <table:table-cell office:value-type="float" office:value="27155" calcext:value-type="float">
            <text:p>27155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1"/>
          <table:table-cell office:value-type="float" office:value="20884" calcext:value-type="float">
            <text:p>20884.0</text:p>
          </table:table-cell>
          <table:table-cell office:value-type="float" office:value="27135" calcext:value-type="float">
            <text:p>27135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1"/>
          <table:table-cell office:value-type="float" office:value="20876" calcext:value-type="float">
            <text:p>20876.0</text:p>
          </table:table-cell>
          <table:table-cell office:value-type="float" office:value="27114" calcext:value-type="float">
            <text:p>27114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1"/>
          <table:table-cell office:value-type="float" office:value="20869" calcext:value-type="float">
            <text:p>20869.0</text:p>
          </table:table-cell>
          <table:table-cell office:value-type="float" office:value="27099" calcext:value-type="float">
            <text:p>27099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1"/>
          <table:table-cell office:value-type="float" office:value="20858" calcext:value-type="float">
            <text:p>20858.0</text:p>
          </table:table-cell>
          <table:table-cell office:value-type="float" office:value="27107" calcext:value-type="float">
            <text:p>27107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1"/>
          <table:table-cell office:value-type="float" office:value="20838" calcext:value-type="float">
            <text:p>20838.0</text:p>
          </table:table-cell>
          <table:table-cell office:value-type="float" office:value="27108" calcext:value-type="float">
            <text:p>27108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1"/>
          <table:table-cell office:value-type="float" office:value="20837" calcext:value-type="float">
            <text:p>20837.0</text:p>
          </table:table-cell>
          <table:table-cell office:value-type="float" office:value="27108" calcext:value-type="float">
            <text:p>27108.0</text:p>
          </table:table-cell>
          <table:table-cell office:value-type="float" office:value="406" calcext:value-type="float">
            <text:p>406.0</text:p>
          </table:table-cell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1"/>
          <table:table-cell office:value-type="float" office:value="20825" calcext:value-type="float">
            <text:p>20825.0</text:p>
          </table:table-cell>
          <table:table-cell office:value-type="float" office:value="27107" calcext:value-type="float">
            <text:p>27107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1"/>
          <table:table-cell office:value-type="float" office:value="20825" calcext:value-type="float">
            <text:p>20825.0</text:p>
          </table:table-cell>
          <table:table-cell office:value-type="float" office:value="27105" calcext:value-type="float">
            <text:p>27105.0</text:p>
          </table:table-cell>
          <table:table-cell office:value-type="float" office:value="408" calcext:value-type="float">
            <text:p>408.0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1"/>
          <table:table-cell office:value-type="float" office:value="20819" calcext:value-type="float">
            <text:p>20819.0</text:p>
          </table:table-cell>
          <table:table-cell office:value-type="float" office:value="27102" calcext:value-type="float">
            <text:p>27102.0</text:p>
          </table:table-cell>
          <table:table-cell office:value-type="float" office:value="410" calcext:value-type="float">
            <text:p>410.0</text:p>
          </table:table-cell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1"/>
          <table:table-cell office:value-type="float" office:value="20815" calcext:value-type="float">
            <text:p>20815.0</text:p>
          </table:table-cell>
          <table:table-cell office:value-type="float" office:value="27099" calcext:value-type="float">
            <text:p>27099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1"/>
          <table:table-cell office:value-type="float" office:value="20808" calcext:value-type="float">
            <text:p>20808.0</text:p>
          </table:table-cell>
          <table:table-cell office:value-type="float" office:value="27088" calcext:value-type="float">
            <text:p>27088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1"/>
          <table:table-cell office:value-type="float" office:value="20805" calcext:value-type="float">
            <text:p>20805.0</text:p>
          </table:table-cell>
          <table:table-cell office:value-type="float" office:value="27078" calcext:value-type="float">
            <text:p>27078.0</text:p>
          </table:table-cell>
          <table:table-cell office:value-type="float" office:value="414" calcext:value-type="float">
            <text:p>414.0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1"/>
          <table:table-cell office:value-type="float" office:value="20791" calcext:value-type="float">
            <text:p>20791.0</text:p>
          </table:table-cell>
          <table:table-cell office:value-type="float" office:value="27067" calcext:value-type="float">
            <text:p>27067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1"/>
          <table:table-cell office:value-type="float" office:value="20779" calcext:value-type="float">
            <text:p>20779.0</text:p>
          </table:table-cell>
          <table:table-cell office:value-type="float" office:value="27060" calcext:value-type="float">
            <text:p>27060.0</text:p>
          </table:table-cell>
          <table:table-cell office:value-type="float" office:value="416" calcext:value-type="float">
            <text:p>416.0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1"/>
          <table:table-cell office:value-type="float" office:value="20755" calcext:value-type="float">
            <text:p>20755.0</text:p>
          </table:table-cell>
          <table:table-cell office:value-type="float" office:value="27060" calcext:value-type="float">
            <text:p>27060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1"/>
          <table:table-cell office:value-type="float" office:value="20735" calcext:value-type="float">
            <text:p>20735.0</text:p>
          </table:table-cell>
          <table:table-cell office:value-type="float" office:value="27056" calcext:value-type="float">
            <text:p>27056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1"/>
          <table:table-cell office:value-type="float" office:value="20684" calcext:value-type="float">
            <text:p>20684.0</text:p>
          </table:table-cell>
          <table:table-cell office:value-type="float" office:value="27049" calcext:value-type="float">
            <text:p>27049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1"/>
          <table:table-cell office:value-type="float" office:value="20656" calcext:value-type="float">
            <text:p>20656.0</text:p>
          </table:table-cell>
          <table:table-cell office:value-type="float" office:value="27043" calcext:value-type="float">
            <text:p>27043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1"/>
          <table:table-cell office:value-type="float" office:value="20628" calcext:value-type="float">
            <text:p>20628.0</text:p>
          </table:table-cell>
          <table:table-cell office:value-type="float" office:value="26838" calcext:value-type="float">
            <text:p>26838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1"/>
          <table:table-cell office:value-type="float" office:value="20622" calcext:value-type="float">
            <text:p>20622.0</text:p>
          </table:table-cell>
          <table:table-cell office:value-type="float" office:value="26822" calcext:value-type="float">
            <text:p>26822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1"/>
          <table:table-cell office:value-type="float" office:value="20602" calcext:value-type="float">
            <text:p>20602.0</text:p>
          </table:table-cell>
          <table:table-cell office:value-type="float" office:value="26816" calcext:value-type="float">
            <text:p>26816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1"/>
          <table:table-cell office:value-type="float" office:value="20558" calcext:value-type="float">
            <text:p>20558.0</text:p>
          </table:table-cell>
          <table:table-cell office:value-type="float" office:value="26799" calcext:value-type="float">
            <text:p>26799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0519" calcext:value-type="float">
            <text:p>20519.0</text:p>
          </table:table-cell>
          <table:table-cell office:value-type="float" office:value="26780" calcext:value-type="float">
            <text:p>26780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1"/>
          <table:table-cell office:value-type="float" office:value="20487" calcext:value-type="float">
            <text:p>20487.0</text:p>
          </table:table-cell>
          <table:table-cell office:value-type="float" office:value="26775" calcext:value-type="float">
            <text:p>26775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1"/>
          <table:table-cell office:value-type="float" office:value="20471" calcext:value-type="float">
            <text:p>20471.0</text:p>
          </table:table-cell>
          <table:table-cell office:value-type="float" office:value="26770" calcext:value-type="float">
            <text:p>26770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1"/>
          <table:table-cell office:value-type="float" office:value="20455" calcext:value-type="float">
            <text:p>20455.0</text:p>
          </table:table-cell>
          <table:table-cell office:value-type="float" office:value="26760" calcext:value-type="float">
            <text:p>26760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1"/>
          <table:table-cell office:value-type="float" office:value="20448" calcext:value-type="float">
            <text:p>20448.0</text:p>
          </table:table-cell>
          <table:table-cell office:value-type="float" office:value="26755" calcext:value-type="float">
            <text:p>26755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1"/>
          <table:table-cell office:value-type="float" office:value="20427" calcext:value-type="float">
            <text:p>20427.0</text:p>
          </table:table-cell>
          <table:table-cell office:value-type="float" office:value="26748" calcext:value-type="float">
            <text:p>26748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1"/>
          <table:table-cell office:value-type="float" office:value="20404" calcext:value-type="float">
            <text:p>20404.0</text:p>
          </table:table-cell>
          <table:table-cell office:value-type="float" office:value="26719" calcext:value-type="float">
            <text:p>26719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1"/>
          <table:table-cell office:value-type="float" office:value="20398" calcext:value-type="float">
            <text:p>20398.0</text:p>
          </table:table-cell>
          <table:table-cell office:value-type="float" office:value="26704" calcext:value-type="float">
            <text:p>26704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1"/>
          <table:table-cell office:value-type="float" office:value="20392" calcext:value-type="float">
            <text:p>20392.0</text:p>
          </table:table-cell>
          <table:table-cell office:value-type="float" office:value="26702" calcext:value-type="float">
            <text:p>26702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1"/>
          <table:table-cell office:value-type="float" office:value="20391" calcext:value-type="float">
            <text:p>20391.0</text:p>
          </table:table-cell>
          <table:table-cell office:value-type="float" office:value="26700" calcext:value-type="float">
            <text:p>26700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1"/>
          <table:table-cell office:value-type="float" office:value="20376" calcext:value-type="float">
            <text:p>20376.0</text:p>
          </table:table-cell>
          <table:table-cell office:value-type="float" office:value="26688" calcext:value-type="float">
            <text:p>26688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1"/>
          <table:table-cell office:value-type="float" office:value="20366" calcext:value-type="float">
            <text:p>20366.0</text:p>
          </table:table-cell>
          <table:table-cell office:value-type="float" office:value="26678" calcext:value-type="float">
            <text:p>26678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1"/>
          <table:table-cell office:value-type="float" office:value="20347" calcext:value-type="float">
            <text:p>20347.0</text:p>
          </table:table-cell>
          <table:table-cell office:value-type="float" office:value="26664" calcext:value-type="float">
            <text:p>26664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1"/>
          <table:table-cell office:value-type="float" office:value="20323" calcext:value-type="float">
            <text:p>20323.0</text:p>
          </table:table-cell>
          <table:table-cell office:value-type="float" office:value="26646" calcext:value-type="float">
            <text:p>26646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1"/>
          <table:table-cell office:value-type="float" office:value="20310" calcext:value-type="float">
            <text:p>20310.0</text:p>
          </table:table-cell>
          <table:table-cell office:value-type="float" office:value="26635" calcext:value-type="float">
            <text:p>26635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1"/>
          <table:table-cell office:value-type="float" office:value="20296" calcext:value-type="float">
            <text:p>20296.0</text:p>
          </table:table-cell>
          <table:table-cell office:value-type="float" office:value="26619" calcext:value-type="float">
            <text:p>26619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1"/>
          <table:table-cell office:value-type="float" office:value="20290" calcext:value-type="float">
            <text:p>20290.0</text:p>
          </table:table-cell>
          <table:table-cell office:value-type="float" office:value="26603" calcext:value-type="float">
            <text:p>26603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1"/>
          <table:table-cell office:value-type="float" office:value="20270" calcext:value-type="float">
            <text:p>20270.0</text:p>
          </table:table-cell>
          <table:table-cell office:value-type="float" office:value="26582" calcext:value-type="float">
            <text:p>26582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1"/>
          <table:table-cell office:value-type="float" office:value="20234" calcext:value-type="float">
            <text:p>20234.0</text:p>
          </table:table-cell>
          <table:table-cell office:value-type="float" office:value="26576" calcext:value-type="float">
            <text:p>26576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1"/>
          <table:table-cell office:value-type="float" office:value="20215" calcext:value-type="float">
            <text:p>20215.0</text:p>
          </table:table-cell>
          <table:table-cell office:value-type="float" office:value="26562" calcext:value-type="float">
            <text:p>26562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1"/>
          <table:table-cell office:value-type="float" office:value="20196" calcext:value-type="float">
            <text:p>20196.0</text:p>
          </table:table-cell>
          <table:table-cell office:value-type="float" office:value="26552" calcext:value-type="float">
            <text:p>26552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1"/>
          <table:table-cell office:value-type="float" office:value="20190" calcext:value-type="float">
            <text:p>20190.0</text:p>
          </table:table-cell>
          <table:table-cell office:value-type="float" office:value="26543" calcext:value-type="float">
            <text:p>26543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1"/>
          <table:table-cell office:value-type="float" office:value="20168" calcext:value-type="float">
            <text:p>20168.0</text:p>
          </table:table-cell>
          <table:table-cell office:value-type="float" office:value="26530" calcext:value-type="float">
            <text:p>26530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1"/>
          <table:table-cell office:value-type="float" office:value="20155" calcext:value-type="float">
            <text:p>20155.0</text:p>
          </table:table-cell>
          <table:table-cell office:value-type="float" office:value="26522" calcext:value-type="float">
            <text:p>26522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"/>
          <table:table-cell office:value-type="float" office:value="20147" calcext:value-type="float">
            <text:p>20147.0</text:p>
          </table:table-cell>
          <table:table-cell office:value-type="float" office:value="26515" calcext:value-type="float">
            <text:p>26515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1"/>
          <table:table-cell office:value-type="float" office:value="20132" calcext:value-type="float">
            <text:p>20132.0</text:p>
          </table:table-cell>
          <table:table-cell office:value-type="float" office:value="26484" calcext:value-type="float">
            <text:p>26484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1"/>
          <table:table-cell office:value-type="float" office:value="20126" calcext:value-type="float">
            <text:p>20126.0</text:p>
          </table:table-cell>
          <table:table-cell office:value-type="float" office:value="26467" calcext:value-type="float">
            <text:p>26467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1"/>
          <table:table-cell office:value-type="float" office:value="20110" calcext:value-type="float">
            <text:p>20110.0</text:p>
          </table:table-cell>
          <table:table-cell office:value-type="float" office:value="26466" calcext:value-type="float">
            <text:p>26466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1"/>
          <table:table-cell office:value-type="float" office:value="20108" calcext:value-type="float">
            <text:p>20108.0</text:p>
          </table:table-cell>
          <table:table-cell office:value-type="float" office:value="26464" calcext:value-type="float">
            <text:p>26464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1"/>
          <table:table-cell office:value-type="float" office:value="20116" calcext:value-type="float">
            <text:p>20116.0</text:p>
          </table:table-cell>
          <table:table-cell office:value-type="float" office:value="26450" calcext:value-type="float">
            <text:p>26450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1"/>
          <table:table-cell office:value-type="float" office:value="20115" calcext:value-type="float">
            <text:p>20115.0</text:p>
          </table:table-cell>
          <table:table-cell office:value-type="float" office:value="26423" calcext:value-type="float">
            <text:p>26423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1"/>
          <table:table-cell office:value-type="float" office:value="20115" calcext:value-type="float">
            <text:p>20115.0</text:p>
          </table:table-cell>
          <table:table-cell office:value-type="float" office:value="26414" calcext:value-type="float">
            <text:p>26414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1"/>
          <table:table-cell office:value-type="float" office:value="20116" calcext:value-type="float">
            <text:p>20116.0</text:p>
          </table:table-cell>
          <table:table-cell office:value-type="float" office:value="26396" calcext:value-type="float">
            <text:p>26396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1"/>
          <table:table-cell office:value-type="float" office:value="20117" calcext:value-type="float">
            <text:p>20117.0</text:p>
          </table:table-cell>
          <table:table-cell office:value-type="float" office:value="26384" calcext:value-type="float">
            <text:p>26384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1"/>
          <table:table-cell office:value-type="float" office:value="20110" calcext:value-type="float">
            <text:p>20110.0</text:p>
          </table:table-cell>
          <table:table-cell office:value-type="float" office:value="26365" calcext:value-type="float">
            <text:p>26365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1"/>
          <table:table-cell office:value-type="float" office:value="20101" calcext:value-type="float">
            <text:p>20101.0</text:p>
          </table:table-cell>
          <table:table-cell office:value-type="float" office:value="26345" calcext:value-type="float">
            <text:p>26345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1"/>
          <table:table-cell office:value-type="float" office:value="20099" calcext:value-type="float">
            <text:p>20099.0</text:p>
          </table:table-cell>
          <table:table-cell office:value-type="float" office:value="26342" calcext:value-type="float">
            <text:p>26342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1"/>
          <table:table-cell office:value-type="float" office:value="20090" calcext:value-type="float">
            <text:p>20090.0</text:p>
          </table:table-cell>
          <table:table-cell office:value-type="float" office:value="26333" calcext:value-type="float">
            <text:p>26333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1"/>
          <table:table-cell office:value-type="float" office:value="20075" calcext:value-type="float">
            <text:p>20075.0</text:p>
          </table:table-cell>
          <table:table-cell office:value-type="float" office:value="26322" calcext:value-type="float">
            <text:p>26322.0</text:p>
          </table:table-cell>
          <table:table-cell office:value-type="float" office:value="476" calcext:value-type="float">
            <text:p>476.0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1"/>
          <table:table-cell office:value-type="float" office:value="20054" calcext:value-type="float">
            <text:p>20054.0</text:p>
          </table:table-cell>
          <table:table-cell office:value-type="float" office:value="26311" calcext:value-type="float">
            <text:p>26311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1"/>
          <table:table-cell office:value-type="float" office:value="20037" calcext:value-type="float">
            <text:p>20037.0</text:p>
          </table:table-cell>
          <table:table-cell office:value-type="float" office:value="26303" calcext:value-type="float">
            <text:p>26303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1"/>
          <table:table-cell office:value-type="float" office:value="20020" calcext:value-type="float">
            <text:p>20020.0</text:p>
          </table:table-cell>
          <table:table-cell office:value-type="float" office:value="26298" calcext:value-type="float">
            <text:p>26298.0</text:p>
          </table:table-cell>
          <table:table-cell office:value-type="float" office:value="479" calcext:value-type="float">
            <text:p>479.0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1"/>
          <table:table-cell office:value-type="float" office:value="19993" calcext:value-type="float">
            <text:p>19993.0</text:p>
          </table:table-cell>
          <table:table-cell office:value-type="float" office:value="26296" calcext:value-type="float">
            <text:p>26296.0</text:p>
          </table:table-cell>
          <table:table-cell office:value-type="float" office:value="480" calcext:value-type="float">
            <text:p>480.0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1"/>
          <table:table-cell office:value-type="float" office:value="19982" calcext:value-type="float">
            <text:p>19982.0</text:p>
          </table:table-cell>
          <table:table-cell office:value-type="float" office:value="26297" calcext:value-type="float">
            <text:p>26297.0</text:p>
          </table:table-cell>
          <table:table-cell office:value-type="float" office:value="481" calcext:value-type="float">
            <text:p>481.0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1"/>
          <table:table-cell office:value-type="float" office:value="19974" calcext:value-type="float">
            <text:p>19974.0</text:p>
          </table:table-cell>
          <table:table-cell office:value-type="float" office:value="26292" calcext:value-type="float">
            <text:p>26292.0</text:p>
          </table:table-cell>
          <table:table-cell office:value-type="float" office:value="482" calcext:value-type="float">
            <text:p>482.0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1"/>
          <table:table-cell office:value-type="float" office:value="19964" calcext:value-type="float">
            <text:p>19964.0</text:p>
          </table:table-cell>
          <table:table-cell office:value-type="float" office:value="26291" calcext:value-type="float">
            <text:p>26291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1"/>
          <table:table-cell office:value-type="float" office:value="19957" calcext:value-type="float">
            <text:p>19957.0</text:p>
          </table:table-cell>
          <table:table-cell office:value-type="float" office:value="26285" calcext:value-type="float">
            <text:p>26285.0</text:p>
          </table:table-cell>
          <table:table-cell office:value-type="float" office:value="484" calcext:value-type="float">
            <text:p>484.0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1"/>
          <table:table-cell office:value-type="float" office:value="19949" calcext:value-type="float">
            <text:p>19949.0</text:p>
          </table:table-cell>
          <table:table-cell office:value-type="float" office:value="26279" calcext:value-type="float">
            <text:p>26279.0</text:p>
          </table:table-cell>
          <table:table-cell office:value-type="float" office:value="487" calcext:value-type="float">
            <text:p>487.0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1"/>
          <table:table-cell office:value-type="float" office:value="19930" calcext:value-type="float">
            <text:p>19930.0</text:p>
          </table:table-cell>
          <table:table-cell office:value-type="float" office:value="26252" calcext:value-type="float">
            <text:p>26252.0</text:p>
          </table:table-cell>
          <table:table-cell office:value-type="float" office:value="488" calcext:value-type="float">
            <text:p>488.0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1"/>
          <table:table-cell office:value-type="float" office:value="19929" calcext:value-type="float">
            <text:p>19929.0</text:p>
          </table:table-cell>
          <table:table-cell office:value-type="float" office:value="26252" calcext:value-type="float">
            <text:p>26252.0</text:p>
          </table:table-cell>
          <table:table-cell office:value-type="float" office:value="489" calcext:value-type="float">
            <text:p>489.0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1"/>
          <table:table-cell office:value-type="float" office:value="19923" calcext:value-type="float">
            <text:p>19923.0</text:p>
          </table:table-cell>
          <table:table-cell office:value-type="float" office:value="26244" calcext:value-type="float">
            <text:p>26244.0</text:p>
          </table:table-cell>
          <table:table-cell office:value-type="float" office:value="491" calcext:value-type="float">
            <text:p>491.0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1"/>
          <table:table-cell office:value-type="float" office:value="19907" calcext:value-type="float">
            <text:p>19907.0</text:p>
          </table:table-cell>
          <table:table-cell office:value-type="float" office:value="26229" calcext:value-type="float">
            <text:p>26229.0</text:p>
          </table:table-cell>
          <table:table-cell office:value-type="float" office:value="493" calcext:value-type="float">
            <text:p>493.0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1"/>
          <table:table-cell office:value-type="float" office:value="19898" calcext:value-type="float">
            <text:p>19898.0</text:p>
          </table:table-cell>
          <table:table-cell office:value-type="float" office:value="26203" calcext:value-type="float">
            <text:p>26203.0</text:p>
          </table:table-cell>
          <table:table-cell office:value-type="float" office:value="495" calcext:value-type="float">
            <text:p>495.0</text:p>
          </table:table-cell>
          <table:table-cell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1"/>
          <table:table-cell office:value-type="float" office:value="19892" calcext:value-type="float">
            <text:p>19892.0</text:p>
          </table:table-cell>
          <table:table-cell office:value-type="float" office:value="26197" calcext:value-type="float">
            <text:p>26197.0</text:p>
          </table:table-cell>
          <table:table-cell office:value-type="float" office:value="496" calcext:value-type="float">
            <text:p>496.0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1"/>
          <table:table-cell office:value-type="float" office:value="19888" calcext:value-type="float">
            <text:p>19888.0</text:p>
          </table:table-cell>
          <table:table-cell office:value-type="float" office:value="26196" calcext:value-type="float">
            <text:p>26196.0</text:p>
          </table:table-cell>
          <table:table-cell office:value-type="float" office:value="498" calcext:value-type="float">
            <text:p>498.0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1"/>
          <table:table-cell office:value-type="float" office:value="19885" calcext:value-type="float">
            <text:p>19885.0</text:p>
          </table:table-cell>
          <table:table-cell office:value-type="float" office:value="26194" calcext:value-type="float">
            <text:p>26194.0</text:p>
          </table:table-cell>
          <table:table-cell office:value-type="float" office:value="499" calcext:value-type="float">
            <text:p>499.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1"/>
          <table:table-cell office:value-type="float" office:value="19875" calcext:value-type="float">
            <text:p>19875.0</text:p>
          </table:table-cell>
          <table:table-cell office:value-type="float" office:value="26191" calcext:value-type="float">
            <text:p>26191.0</text:p>
          </table:table-cell>
          <table:table-cell office:value-type="float" office:value="501" calcext:value-type="float">
            <text:p>501.0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1"/>
          <table:table-cell office:value-type="float" office:value="19864" calcext:value-type="float">
            <text:p>19864.0</text:p>
          </table:table-cell>
          <table:table-cell office:value-type="float" office:value="26189" calcext:value-type="float">
            <text:p>26189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1"/>
          <table:table-cell office:value-type="float" office:value="19850" calcext:value-type="float">
            <text:p>19850.0</text:p>
          </table:table-cell>
          <table:table-cell office:value-type="float" office:value="26171" calcext:value-type="float">
            <text:p>26171.0</text:p>
          </table:table-cell>
          <table:table-cell office:value-type="float" office:value="505" calcext:value-type="float">
            <text:p>505.0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1"/>
          <table:table-cell office:value-type="float" office:value="19843" calcext:value-type="float">
            <text:p>19843.0</text:p>
          </table:table-cell>
          <table:table-cell office:value-type="float" office:value="26165" calcext:value-type="float">
            <text:p>26165.0</text:p>
          </table:table-cell>
          <table:table-cell office:value-type="float" office:value="507" calcext:value-type="float">
            <text:p>507.0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1"/>
          <table:table-cell office:value-type="float" office:value="19836" calcext:value-type="float">
            <text:p>19836.0</text:p>
          </table:table-cell>
          <table:table-cell office:value-type="float" office:value="26158" calcext:value-type="float">
            <text:p>26158.0</text:p>
          </table:table-cell>
          <table:table-cell office:value-type="float" office:value="509" calcext:value-type="float">
            <text:p>509.0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1"/>
          <table:table-cell office:value-type="float" office:value="19836" calcext:value-type="float">
            <text:p>19836.0</text:p>
          </table:table-cell>
          <table:table-cell office:value-type="float" office:value="26158" calcext:value-type="float">
            <text:p>26158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1"/>
          <table:table-cell office:value-type="float" office:value="19833" calcext:value-type="float">
            <text:p>19833.0</text:p>
          </table:table-cell>
          <table:table-cell office:value-type="float" office:value="26158" calcext:value-type="float">
            <text:p>26158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1"/>
          <table:table-cell office:value-type="float" office:value="19789" calcext:value-type="float">
            <text:p>19789.0</text:p>
          </table:table-cell>
          <table:table-cell office:value-type="float" office:value="26105" calcext:value-type="float">
            <text:p>26105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1"/>
          <table:table-cell office:value-type="float" office:value="19831" calcext:value-type="float">
            <text:p>19831.0</text:p>
          </table:table-cell>
          <table:table-cell office:value-type="float" office:value="26149" calcext:value-type="float">
            <text:p>26149.0</text:p>
          </table:table-cell>
          <table:table-cell office:value-type="float" office:value="514" calcext:value-type="float">
            <text:p>514.0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1"/>
          <table:table-cell office:value-type="float" office:value="19751" calcext:value-type="float">
            <text:p>19751.0</text:p>
          </table:table-cell>
          <table:table-cell office:value-type="float" office:value="26054" calcext:value-type="float">
            <text:p>26054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1"/>
          <table:table-cell office:value-type="float" office:value="19827" calcext:value-type="float">
            <text:p>19827.0</text:p>
          </table:table-cell>
          <table:table-cell office:value-type="float" office:value="26144" calcext:value-type="float">
            <text:p>26144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1"/>
          <table:table-cell office:value-type="float" office:value="19729" calcext:value-type="float">
            <text:p>19729.0</text:p>
          </table:table-cell>
          <table:table-cell office:value-type="float" office:value="26001" calcext:value-type="float">
            <text:p>26001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1"/>
          <table:table-cell office:value-type="float" office:value="19827" calcext:value-type="float">
            <text:p>19827.0</text:p>
          </table:table-cell>
          <table:table-cell office:value-type="float" office:value="26142" calcext:value-type="float">
            <text:p>26142.0</text:p>
          </table:table-cell>
          <table:table-cell office:value-type="float" office:value="516" calcext:value-type="float">
            <text:p>516.0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1"/>
          <table:table-cell office:value-type="float" office:value="19732" calcext:value-type="float">
            <text:p>19732.0</text:p>
          </table:table-cell>
          <table:table-cell office:value-type="float" office:value="25981" calcext:value-type="float">
            <text:p>25981.0</text:p>
          </table:table-cell>
          <table:table-cell office:value-type="float" office:value="514" calcext:value-type="float">
            <text:p>514.0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9827" calcext:value-type="float">
            <text:p>19827.0</text:p>
          </table:table-cell>
          <table:table-cell office:value-type="float" office:value="26142" calcext:value-type="float">
            <text:p>26142.0</text:p>
          </table:table-cell>
          <table:table-cell office:value-type="float" office:value="517" calcext:value-type="float">
            <text:p>517.0</text:p>
          </table:table-cell>
          <table:table-cell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1"/>
          <table:table-cell office:value-type="float" office:value="19737" calcext:value-type="float">
            <text:p>19737.0</text:p>
          </table:table-cell>
          <table:table-cell office:value-type="float" office:value="25965" calcext:value-type="float">
            <text:p>25965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1"/>
          <table:table-cell office:value-type="float" office:value="19830" calcext:value-type="float">
            <text:p>19830.0</text:p>
          </table:table-cell>
          <table:table-cell office:value-type="float" office:value="26148" calcext:value-type="float">
            <text:p>26148.0</text:p>
          </table:table-cell>
          <table:table-cell office:value-type="float" office:value="518" calcext:value-type="float">
            <text:p>518.0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1"/>
          <table:table-cell office:value-type="float" office:value="19737" calcext:value-type="float">
            <text:p>19737.0</text:p>
          </table:table-cell>
          <table:table-cell office:value-type="float" office:value="25956" calcext:value-type="float">
            <text:p>25956.0</text:p>
          </table:table-cell>
          <table:table-cell office:value-type="float" office:value="516" calcext:value-type="float">
            <text:p>516.0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1"/>
          <table:table-cell office:value-type="float" office:value="19828" calcext:value-type="float">
            <text:p>19828.0</text:p>
          </table:table-cell>
          <table:table-cell office:value-type="float" office:value="26145" calcext:value-type="float">
            <text:p>26145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1"/>
          <table:table-cell office:value-type="float" office:value="19736" calcext:value-type="float">
            <text:p>19736.0</text:p>
          </table:table-cell>
          <table:table-cell office:value-type="float" office:value="25948" calcext:value-type="float">
            <text:p>25948.0</text:p>
          </table:table-cell>
          <table:table-cell office:value-type="float" office:value="517" calcext:value-type="float">
            <text:p>517.0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1"/>
          <table:table-cell office:value-type="float" office:value="19834" calcext:value-type="float">
            <text:p>19834.0</text:p>
          </table:table-cell>
          <table:table-cell office:value-type="float" office:value="26140" calcext:value-type="float">
            <text:p>26140.0</text:p>
          </table:table-cell>
          <table:table-cell office:value-type="float" office:value="520" calcext:value-type="float">
            <text:p>520.0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1"/>
          <table:table-cell office:value-type="float" office:value="19739" calcext:value-type="float">
            <text:p>19739.0</text:p>
          </table:table-cell>
          <table:table-cell office:value-type="float" office:value="25938" calcext:value-type="float">
            <text:p>25938.0</text:p>
          </table:table-cell>
          <table:table-cell office:value-type="float" office:value="518" calcext:value-type="float">
            <text:p>518.0</text:p>
          </table:table-cell>
          <table:table-cell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9834" calcext:value-type="float">
            <text:p>19834.0</text:p>
          </table:table-cell>
          <table:table-cell office:value-type="float" office:value="26140" calcext:value-type="float">
            <text:p>26140.0</text:p>
          </table:table-cell>
          <table:table-cell office:value-type="float" office:value="521" calcext:value-type="float">
            <text:p>521.0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1"/>
          <table:table-cell office:value-type="float" office:value="19741" calcext:value-type="float">
            <text:p>19741.0</text:p>
          </table:table-cell>
          <table:table-cell office:value-type="float" office:value="25925" calcext:value-type="float">
            <text:p>25925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1"/>
          <table:table-cell office:value-type="float" office:value="19834" calcext:value-type="float">
            <text:p>19834.0</text:p>
          </table:table-cell>
          <table:table-cell office:value-type="float" office:value="26136" calcext:value-type="float">
            <text:p>26136.0</text:p>
          </table:table-cell>
          <table:table-cell office:value-type="float" office:value="523" calcext:value-type="float">
            <text:p>523.0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1"/>
          <table:table-cell office:value-type="float" office:value="19741" calcext:value-type="float">
            <text:p>19741.0</text:p>
          </table:table-cell>
          <table:table-cell office:value-type="float" office:value="25928" calcext:value-type="float">
            <text:p>25928.0</text:p>
          </table:table-cell>
          <table:table-cell office:value-type="float" office:value="521" calcext:value-type="float">
            <text:p>521.0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1"/>
          <table:table-cell office:value-type="float" office:value="19833" calcext:value-type="float">
            <text:p>19833.0</text:p>
          </table:table-cell>
          <table:table-cell office:value-type="float" office:value="26135" calcext:value-type="float">
            <text:p>26135.0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1"/>
          <table:table-cell office:value-type="float" office:value="19739" calcext:value-type="float">
            <text:p>19739.0</text:p>
          </table:table-cell>
          <table:table-cell office:value-type="float" office:value="25925" calcext:value-type="float">
            <text:p>25925.0</text:p>
          </table:table-cell>
          <table:table-cell office:value-type="float" office:value="523" calcext:value-type="float">
            <text:p>523.0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1"/>
          <table:table-cell office:value-type="float" office:value="19832" calcext:value-type="float">
            <text:p>19832.0</text:p>
          </table:table-cell>
          <table:table-cell office:value-type="float" office:value="26135" calcext:value-type="float">
            <text:p>26135.0</text:p>
          </table:table-cell>
          <table:table-cell office:value-type="float" office:value="527" calcext:value-type="float">
            <text:p>527.0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1"/>
          <table:table-cell office:value-type="float" office:value="19731" calcext:value-type="float">
            <text:p>19731.0</text:p>
          </table:table-cell>
          <table:table-cell office:value-type="float" office:value="25914" calcext:value-type="float">
            <text:p>25914.0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1"/>
          <table:table-cell office:value-type="float" office:value="19832" calcext:value-type="float">
            <text:p>19832.0</text:p>
          </table:table-cell>
          <table:table-cell office:value-type="float" office:value="26135" calcext:value-type="float">
            <text:p>26135.0</text:p>
          </table:table-cell>
          <table:table-cell office:value-type="float" office:value="529" calcext:value-type="float">
            <text:p>529.0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1"/>
          <table:table-cell office:value-type="float" office:value="19726" calcext:value-type="float">
            <text:p>19726.0</text:p>
          </table:table-cell>
          <table:table-cell office:value-type="float" office:value="25903" calcext:value-type="float">
            <text:p>25903.0</text:p>
          </table:table-cell>
          <table:table-cell office:value-type="float" office:value="527" calcext:value-type="float">
            <text:p>527.0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1"/>
          <table:table-cell office:value-type="float" office:value="19830" calcext:value-type="float">
            <text:p>19830.0</text:p>
          </table:table-cell>
          <table:table-cell office:value-type="float" office:value="26136" calcext:value-type="float">
            <text:p>26136.0</text:p>
          </table:table-cell>
          <table:table-cell office:value-type="float" office:value="531" calcext:value-type="float">
            <text:p>531.0</text:p>
          </table:table-cell>
          <table:table-cell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1"/>
          <table:table-cell office:value-type="float" office:value="19701" calcext:value-type="float">
            <text:p>19701.0</text:p>
          </table:table-cell>
          <table:table-cell office:value-type="float" office:value="25892" calcext:value-type="float">
            <text:p>25892.0</text:p>
          </table:table-cell>
          <table:table-cell office:value-type="float" office:value="529" calcext:value-type="float">
            <text:p>529.0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1"/>
          <table:table-cell office:value-type="float" office:value="19826" calcext:value-type="float">
            <text:p>19826.0</text:p>
          </table:table-cell>
          <table:table-cell office:value-type="float" office:value="26140" calcext:value-type="float">
            <text:p>26140.0</text:p>
          </table:table-cell>
          <table:table-cell office:value-type="float" office:value="532" calcext:value-type="float">
            <text:p>532.0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1"/>
          <table:table-cell office:value-type="float" office:value="19684" calcext:value-type="float">
            <text:p>19684.0</text:p>
          </table:table-cell>
          <table:table-cell office:value-type="float" office:value="25880" calcext:value-type="float">
            <text:p>25880.0</text:p>
          </table:table-cell>
          <table:table-cell office:value-type="float" office:value="530" calcext:value-type="float">
            <text:p>530.0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1"/>
          <table:table-cell office:value-type="float" office:value="19816" calcext:value-type="float">
            <text:p>19816.0</text:p>
          </table:table-cell>
          <table:table-cell office:value-type="float" office:value="26147" calcext:value-type="float">
            <text:p>26147.0</text:p>
          </table:table-cell>
          <table:table-cell office:value-type="float" office:value="534" calcext:value-type="float">
            <text:p>534.0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1"/>
          <table:table-cell office:value-type="float" office:value="19675" calcext:value-type="float">
            <text:p>19675.0</text:p>
          </table:table-cell>
          <table:table-cell office:value-type="float" office:value="25873" calcext:value-type="float">
            <text:p>25873.0</text:p>
          </table:table-cell>
          <table:table-cell office:value-type="float" office:value="531" calcext:value-type="float">
            <text:p>531.0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1"/>
          <table:table-cell office:value-type="float" office:value="19819" calcext:value-type="float">
            <text:p>19819.0</text:p>
          </table:table-cell>
          <table:table-cell office:value-type="float" office:value="26149" calcext:value-type="float">
            <text:p>26149.0</text:p>
          </table:table-cell>
          <table:table-cell office:value-type="float" office:value="536" calcext:value-type="float">
            <text:p>536.0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1"/>
          <table:table-cell office:value-type="float" office:value="19673" calcext:value-type="float">
            <text:p>19673.0</text:p>
          </table:table-cell>
          <table:table-cell office:value-type="float" office:value="25867" calcext:value-type="float">
            <text:p>25867.0</text:p>
          </table:table-cell>
          <table:table-cell office:value-type="float" office:value="533" calcext:value-type="float">
            <text:p>533.0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1"/>
          <table:table-cell office:value-type="float" office:value="19816" calcext:value-type="float">
            <text:p>19816.0</text:p>
          </table:table-cell>
          <table:table-cell office:value-type="float" office:value="26162" calcext:value-type="float">
            <text:p>26162.0</text:p>
          </table:table-cell>
          <table:table-cell office:value-type="float" office:value="537" calcext:value-type="float">
            <text:p>537.0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1"/>
          <table:table-cell office:value-type="float" office:value="19671" calcext:value-type="float">
            <text:p>19671.0</text:p>
          </table:table-cell>
          <table:table-cell office:value-type="float" office:value="25867" calcext:value-type="float">
            <text:p>25867.0</text:p>
          </table:table-cell>
          <table:table-cell office:value-type="float" office:value="534" calcext:value-type="float">
            <text:p>534.0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1"/>
          <table:table-cell office:value-type="float" office:value="19814" calcext:value-type="float">
            <text:p>19814.0</text:p>
          </table:table-cell>
          <table:table-cell office:value-type="float" office:value="26173" calcext:value-type="float">
            <text:p>26173.0</text:p>
          </table:table-cell>
          <table:table-cell office:value-type="float" office:value="538" calcext:value-type="float">
            <text:p>538.0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1"/>
          <table:table-cell office:value-type="float" office:value="19663" calcext:value-type="float">
            <text:p>19663.0</text:p>
          </table:table-cell>
          <table:table-cell office:value-type="float" office:value="25859" calcext:value-type="float">
            <text:p>25859.0</text:p>
          </table:table-cell>
          <table:table-cell office:value-type="float" office:value="536" calcext:value-type="float">
            <text:p>536.0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1"/>
          <table:table-cell office:value-type="float" office:value="19802" calcext:value-type="float">
            <text:p>19802.0</text:p>
          </table:table-cell>
          <table:table-cell office:value-type="float" office:value="26175" calcext:value-type="float">
            <text:p>26175.0</text:p>
          </table:table-cell>
          <table:table-cell office:value-type="float" office:value="539" calcext:value-type="float">
            <text:p>539.0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1"/>
          <table:table-cell office:value-type="float" office:value="19644" calcext:value-type="float">
            <text:p>19644.0</text:p>
          </table:table-cell>
          <table:table-cell office:value-type="float" office:value="25850" calcext:value-type="float">
            <text:p>25850.0</text:p>
          </table:table-cell>
          <table:table-cell office:value-type="float" office:value="537" calcext:value-type="float">
            <text:p>537.0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1"/>
          <table:table-cell office:value-type="float" office:value="19790" calcext:value-type="float">
            <text:p>19790.0</text:p>
          </table:table-cell>
          <table:table-cell office:value-type="float" office:value="26186" calcext:value-type="float">
            <text:p>26186.0</text:p>
          </table:table-cell>
          <table:table-cell office:value-type="float" office:value="540" calcext:value-type="float">
            <text:p>540.0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1"/>
          <table:table-cell office:value-type="float" office:value="19632" calcext:value-type="float">
            <text:p>19632.0</text:p>
          </table:table-cell>
          <table:table-cell office:value-type="float" office:value="25846" calcext:value-type="float">
            <text:p>25846.0</text:p>
          </table:table-cell>
          <table:table-cell office:value-type="float" office:value="538" calcext:value-type="float">
            <text:p>538.0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1"/>
          <table:table-cell office:value-type="float" office:value="19792" calcext:value-type="float">
            <text:p>19792.0</text:p>
          </table:table-cell>
          <table:table-cell office:value-type="float" office:value="26204" calcext:value-type="float">
            <text:p>26204.0</text:p>
          </table:table-cell>
          <table:table-cell office:value-type="float" office:value="542" calcext:value-type="float">
            <text:p>542.0</text:p>
          </table:table-cell>
          <table:table-cell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1"/>
          <table:table-cell office:value-type="float" office:value="19606" calcext:value-type="float">
            <text:p>19606.0</text:p>
          </table:table-cell>
          <table:table-cell office:value-type="float" office:value="25836" calcext:value-type="float">
            <text:p>25836.0</text:p>
          </table:table-cell>
          <table:table-cell office:value-type="float" office:value="539" calcext:value-type="float">
            <text:p>539.0</text:p>
          </table:table-cell>
          <table:table-cell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1"/>
          <table:table-cell office:value-type="float" office:value="19802" calcext:value-type="float">
            <text:p>19802.0</text:p>
          </table:table-cell>
          <table:table-cell office:value-type="float" office:value="26215" calcext:value-type="float">
            <text:p>26215.0</text:p>
          </table:table-cell>
          <table:table-cell office:value-type="float" office:value="543" calcext:value-type="float">
            <text:p>543.0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1"/>
          <table:table-cell office:value-type="float" office:value="19590" calcext:value-type="float">
            <text:p>19590.0</text:p>
          </table:table-cell>
          <table:table-cell office:value-type="float" office:value="25834" calcext:value-type="float">
            <text:p>25834.0</text:p>
          </table:table-cell>
          <table:table-cell office:value-type="float" office:value="540" calcext:value-type="float">
            <text:p>540.0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1"/>
          <table:table-cell office:value-type="float" office:value="19798" calcext:value-type="float">
            <text:p>19798.0</text:p>
          </table:table-cell>
          <table:table-cell office:value-type="float" office:value="26220" calcext:value-type="float">
            <text:p>26220.0</text:p>
          </table:table-cell>
          <table:table-cell office:value-type="float" office:value="544" calcext:value-type="float">
            <text:p>544.0</text:p>
          </table:table-cell>
          <table:table-cell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1"/>
          <table:table-cell office:value-type="float" office:value="19570" calcext:value-type="float">
            <text:p>19570.0</text:p>
          </table:table-cell>
          <table:table-cell office:value-type="float" office:value="25827" calcext:value-type="float">
            <text:p>25827.0</text:p>
          </table:table-cell>
          <table:table-cell office:value-type="float" office:value="541" calcext:value-type="float">
            <text:p>541.0</text:p>
          </table:table-cell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1"/>
          <table:table-cell office:value-type="float" office:value="19815" calcext:value-type="float">
            <text:p>19815.0</text:p>
          </table:table-cell>
          <table:table-cell office:value-type="float" office:value="26233" calcext:value-type="float">
            <text:p>26233.0</text:p>
          </table:table-cell>
          <table:table-cell office:value-type="float" office:value="545" calcext:value-type="float">
            <text:p>545.0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1"/>
          <table:table-cell office:value-type="float" office:value="19556" calcext:value-type="float">
            <text:p>19556.0</text:p>
          </table:table-cell>
          <table:table-cell office:value-type="float" office:value="25823" calcext:value-type="float">
            <text:p>25823.0</text:p>
          </table:table-cell>
          <table:table-cell office:value-type="float" office:value="542" calcext:value-type="float">
            <text:p>542.0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1"/>
          <table:table-cell office:value-type="float" office:value="19811" calcext:value-type="float">
            <text:p>19811.0</text:p>
          </table:table-cell>
          <table:table-cell office:value-type="float" office:value="26240" calcext:value-type="float">
            <text:p>26240.0</text:p>
          </table:table-cell>
          <table:table-cell office:value-type="float" office:value="546" calcext:value-type="float">
            <text:p>546.0</text:p>
          </table:table-cell>
          <table:table-cell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1"/>
          <table:table-cell office:value-type="float" office:value="19557" calcext:value-type="float">
            <text:p>19557.0</text:p>
          </table:table-cell>
          <table:table-cell office:value-type="float" office:value="25820" calcext:value-type="float">
            <text:p>25820.0</text:p>
          </table:table-cell>
          <table:table-cell office:value-type="float" office:value="543" calcext:value-type="float">
            <text:p>543.0</text:p>
          </table:table-cell>
          <table:table-cell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1"/>
          <table:table-cell office:value-type="float" office:value="19822" calcext:value-type="float">
            <text:p>19822.0</text:p>
          </table:table-cell>
          <table:table-cell office:value-type="float" office:value="26237" calcext:value-type="float">
            <text:p>26237.0</text:p>
          </table:table-cell>
          <table:table-cell office:value-type="float" office:value="548" calcext:value-type="float">
            <text:p>548.0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1"/>
          <table:table-cell office:value-type="float" office:value="19549" calcext:value-type="float">
            <text:p>19549.0</text:p>
          </table:table-cell>
          <table:table-cell office:value-type="float" office:value="25814" calcext:value-type="float">
            <text:p>25814.0</text:p>
          </table:table-cell>
          <table:table-cell office:value-type="float" office:value="544" calcext:value-type="float">
            <text:p>544.0</text:p>
          </table:table-cell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1"/>
          <table:table-cell office:value-type="float" office:value="19814" calcext:value-type="float">
            <text:p>19814.0</text:p>
          </table:table-cell>
          <table:table-cell office:value-type="float" office:value="26246" calcext:value-type="float">
            <text:p>26246.0</text:p>
          </table:table-cell>
          <table:table-cell office:value-type="float" office:value="550" calcext:value-type="float">
            <text:p>550.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1"/>
          <table:table-cell office:value-type="float" office:value="19553" calcext:value-type="float">
            <text:p>19553.0</text:p>
          </table:table-cell>
          <table:table-cell office:value-type="float" office:value="25818" calcext:value-type="float">
            <text:p>25818.0</text:p>
          </table:table-cell>
          <table:table-cell office:value-type="float" office:value="545" calcext:value-type="float">
            <text:p>545.0</text:p>
          </table:table-cell>
          <table:table-cell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1"/>
          <table:table-cell office:value-type="float" office:value="19809" calcext:value-type="float">
            <text:p>19809.0</text:p>
          </table:table-cell>
          <table:table-cell office:value-type="float" office:value="26268" calcext:value-type="float">
            <text:p>26268.0</text:p>
          </table:table-cell>
          <table:table-cell office:value-type="float" office:value="552" calcext:value-type="float">
            <text:p>552.0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1"/>
          <table:table-cell office:value-type="float" office:value="19553" calcext:value-type="float">
            <text:p>19553.0</text:p>
          </table:table-cell>
          <table:table-cell office:value-type="float" office:value="25809" calcext:value-type="float">
            <text:p>25809.0</text:p>
          </table:table-cell>
          <table:table-cell office:value-type="float" office:value="546" calcext:value-type="float">
            <text:p>546.0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1"/>
          <table:table-cell office:value-type="float" office:value="19829" calcext:value-type="float">
            <text:p>19829.0</text:p>
          </table:table-cell>
          <table:table-cell office:value-type="float" office:value="26288" calcext:value-type="float">
            <text:p>26288.0</text:p>
          </table:table-cell>
          <table:table-cell office:value-type="float" office:value="553" calcext:value-type="float">
            <text:p>553.0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1"/>
          <table:table-cell office:value-type="float" office:value="19551" calcext:value-type="float">
            <text:p>19551.0</text:p>
          </table:table-cell>
          <table:table-cell office:value-type="float" office:value="25810" calcext:value-type="float">
            <text:p>25810.0</text:p>
          </table:table-cell>
          <table:table-cell office:value-type="float" office:value="547" calcext:value-type="float">
            <text:p>547.0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1"/>
          <table:table-cell office:value-type="float" office:value="19834" calcext:value-type="float">
            <text:p>19834.0</text:p>
          </table:table-cell>
          <table:table-cell office:value-type="float" office:value="26287" calcext:value-type="float">
            <text:p>26287.0</text:p>
          </table:table-cell>
          <table:table-cell office:value-type="float" office:value="554" calcext:value-type="float">
            <text:p>554.0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1"/>
          <table:table-cell office:value-type="float" office:value="19551" calcext:value-type="float">
            <text:p>19551.0</text:p>
          </table:table-cell>
          <table:table-cell office:value-type="float" office:value="25807" calcext:value-type="float">
            <text:p>25807.0</text:p>
          </table:table-cell>
          <table:table-cell office:value-type="float" office:value="549" calcext:value-type="float">
            <text:p>549.0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1"/>
          <table:table-cell office:value-type="float" office:value="19826" calcext:value-type="float">
            <text:p>19826.0</text:p>
          </table:table-cell>
          <table:table-cell office:value-type="float" office:value="26300" calcext:value-type="float">
            <text:p>26300.0</text:p>
          </table:table-cell>
          <table:table-cell office:value-type="float" office:value="556" calcext:value-type="float">
            <text:p>556.0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1"/>
          <table:table-cell office:value-type="float" office:value="19549" calcext:value-type="float">
            <text:p>19549.0</text:p>
          </table:table-cell>
          <table:table-cell office:value-type="float" office:value="25796" calcext:value-type="float">
            <text:p>25796.0</text:p>
          </table:table-cell>
          <table:table-cell office:value-type="float" office:value="550" calcext:value-type="float">
            <text:p>550.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1"/>
          <table:table-cell office:value-type="float" office:value="19824" calcext:value-type="float">
            <text:p>19824.0</text:p>
          </table:table-cell>
          <table:table-cell office:value-type="float" office:value="26305" calcext:value-type="float">
            <text:p>26305.0</text:p>
          </table:table-cell>
          <table:table-cell office:value-type="float" office:value="557" calcext:value-type="float">
            <text:p>557.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1"/>
          <table:table-cell office:value-type="float" office:value="19543" calcext:value-type="float">
            <text:p>19543.0</text:p>
          </table:table-cell>
          <table:table-cell office:value-type="float" office:value="25789" calcext:value-type="float">
            <text:p>25789.0</text:p>
          </table:table-cell>
          <table:table-cell office:value-type="float" office:value="551" calcext:value-type="float">
            <text:p>551.0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1"/>
          <table:table-cell office:value-type="float" office:value="19808" calcext:value-type="float">
            <text:p>19808.0</text:p>
          </table:table-cell>
          <table:table-cell office:value-type="float" office:value="26308" calcext:value-type="float">
            <text:p>26308.0</text:p>
          </table:table-cell>
          <table:table-cell office:value-type="float" office:value="558" calcext:value-type="float">
            <text:p>558.0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1"/>
          <table:table-cell office:value-type="float" office:value="19523" calcext:value-type="float">
            <text:p>19523.0</text:p>
          </table:table-cell>
          <table:table-cell office:value-type="float" office:value="25757" calcext:value-type="float">
            <text:p>25757.0</text:p>
          </table:table-cell>
          <table:table-cell office:value-type="float" office:value="553" calcext:value-type="float">
            <text:p>553.0</text:p>
          </table:table-cell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1"/>
          <table:table-cell office:value-type="float" office:value="19798" calcext:value-type="float">
            <text:p>19798.0</text:p>
          </table:table-cell>
          <table:table-cell office:value-type="float" office:value="26339" calcext:value-type="float">
            <text:p>26339.0</text:p>
          </table:table-cell>
          <table:table-cell office:value-type="float" office:value="559" calcext:value-type="float">
            <text:p>559.0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1"/>
          <table:table-cell office:value-type="float" office:value="19511" calcext:value-type="float">
            <text:p>19511.0</text:p>
          </table:table-cell>
          <table:table-cell office:value-type="float" office:value="25739" calcext:value-type="float">
            <text:p>25739.0</text:p>
          </table:table-cell>
          <table:table-cell office:value-type="float" office:value="554" calcext:value-type="float">
            <text:p>554.0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1"/>
          <table:table-cell office:value-type="float" office:value="19794" calcext:value-type="float">
            <text:p>19794.0</text:p>
          </table:table-cell>
          <table:table-cell office:value-type="float" office:value="26343" calcext:value-type="float">
            <text:p>26343.0</text:p>
          </table:table-cell>
          <table:table-cell office:value-type="float" office:value="560" calcext:value-type="float">
            <text:p>560.0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1"/>
          <table:table-cell office:value-type="float" office:value="19500" calcext:value-type="float">
            <text:p>19500.0</text:p>
          </table:table-cell>
          <table:table-cell office:value-type="float" office:value="25716" calcext:value-type="float">
            <text:p>25716.0</text:p>
          </table:table-cell>
          <table:table-cell office:value-type="float" office:value="555" calcext:value-type="float">
            <text:p>555.0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1"/>
          <table:table-cell office:value-type="float" office:value="19780" calcext:value-type="float">
            <text:p>19780.0</text:p>
          </table:table-cell>
          <table:table-cell office:value-type="float" office:value="26347" calcext:value-type="float">
            <text:p>26347.0</text:p>
          </table:table-cell>
          <table:table-cell office:value-type="float" office:value="561" calcext:value-type="float">
            <text:p>561.0</text:p>
          </table:table-cell>
          <table:table-cell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1"/>
          <table:table-cell office:value-type="float" office:value="19484" calcext:value-type="float">
            <text:p>19484.0</text:p>
          </table:table-cell>
          <table:table-cell office:value-type="float" office:value="25709" calcext:value-type="float">
            <text:p>25709.0</text:p>
          </table:table-cell>
          <table:table-cell office:value-type="float" office:value="556" calcext:value-type="float">
            <text:p>556.0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1"/>
          <table:table-cell office:value-type="float" office:value="19793" calcext:value-type="float">
            <text:p>19793.0</text:p>
          </table:table-cell>
          <table:table-cell office:value-type="float" office:value="26354" calcext:value-type="float">
            <text:p>26354.0</text:p>
          </table:table-cell>
          <table:table-cell office:value-type="float" office:value="562" calcext:value-type="float">
            <text:p>562.0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1"/>
          <table:table-cell office:value-type="float" office:value="19483" calcext:value-type="float">
            <text:p>19483.0</text:p>
          </table:table-cell>
          <table:table-cell office:value-type="float" office:value="25701" calcext:value-type="float">
            <text:p>25701.0</text:p>
          </table:table-cell>
          <table:table-cell office:value-type="float" office:value="557" calcext:value-type="float">
            <text:p>557.0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1"/>
          <table:table-cell office:value-type="float" office:value="19793" calcext:value-type="float">
            <text:p>19793.0</text:p>
          </table:table-cell>
          <table:table-cell office:value-type="float" office:value="26354" calcext:value-type="float">
            <text:p>26354.0</text:p>
          </table:table-cell>
          <table:table-cell office:value-type="float" office:value="563" calcext:value-type="float">
            <text:p>563.0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1"/>
          <table:table-cell office:value-type="float" office:value="19466" calcext:value-type="float">
            <text:p>19466.0</text:p>
          </table:table-cell>
          <table:table-cell office:value-type="float" office:value="25695" calcext:value-type="float">
            <text:p>25695.0</text:p>
          </table:table-cell>
          <table:table-cell office:value-type="float" office:value="558" calcext:value-type="float">
            <text:p>558.0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1"/>
          <table:table-cell office:value-type="float" office:value="19787" calcext:value-type="float">
            <text:p>19787.0</text:p>
          </table:table-cell>
          <table:table-cell office:value-type="float" office:value="26354" calcext:value-type="float">
            <text:p>26354.0</text:p>
          </table:table-cell>
          <table:table-cell office:value-type="float" office:value="564" calcext:value-type="float">
            <text:p>564.0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1"/>
          <table:table-cell office:value-type="float" office:value="19462" calcext:value-type="float">
            <text:p>19462.0</text:p>
          </table:table-cell>
          <table:table-cell office:value-type="float" office:value="25692" calcext:value-type="float">
            <text:p>25692.0</text:p>
          </table:table-cell>
          <table:table-cell office:value-type="float" office:value="559" calcext:value-type="float">
            <text:p>559.0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1"/>
          <table:table-cell office:value-type="float" office:value="19783" calcext:value-type="float">
            <text:p>19783.0</text:p>
          </table:table-cell>
          <table:table-cell office:value-type="float" office:value="26351" calcext:value-type="float">
            <text:p>26351.0</text:p>
          </table:table-cell>
          <table:table-cell office:value-type="float" office:value="565" calcext:value-type="float">
            <text:p>565.0</text:p>
          </table:table-cell>
          <table:table-cell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1"/>
          <table:table-cell office:value-type="float" office:value="19447" calcext:value-type="float">
            <text:p>19447.0</text:p>
          </table:table-cell>
          <table:table-cell office:value-type="float" office:value="25673" calcext:value-type="float">
            <text:p>25673.0</text:p>
          </table:table-cell>
          <table:table-cell office:value-type="float" office:value="561" calcext:value-type="float">
            <text:p>561.0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"/>
          <table:table-cell office:value-type="float" office:value="19770" calcext:value-type="float">
            <text:p>19770.0</text:p>
          </table:table-cell>
          <table:table-cell office:value-type="float" office:value="26352" calcext:value-type="float">
            <text:p>26352.0</text:p>
          </table:table-cell>
          <table:table-cell office:value-type="float" office:value="566" calcext:value-type="float">
            <text:p>566.0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1"/>
          <table:table-cell office:value-type="float" office:value="19445" calcext:value-type="float">
            <text:p>19445.0</text:p>
          </table:table-cell>
          <table:table-cell office:value-type="float" office:value="25662" calcext:value-type="float">
            <text:p>25662.0</text:p>
          </table:table-cell>
          <table:table-cell office:value-type="float" office:value="562" calcext:value-type="float">
            <text:p>562.0</text:p>
          </table:table-cell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1"/>
          <table:table-cell office:value-type="float" office:value="19763" calcext:value-type="float">
            <text:p>19763.0</text:p>
          </table:table-cell>
          <table:table-cell office:value-type="float" office:value="26352" calcext:value-type="float">
            <text:p>26352.0</text:p>
          </table:table-cell>
          <table:table-cell office:value-type="float" office:value="567" calcext:value-type="float">
            <text:p>567.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9443" calcext:value-type="float">
            <text:p>19443.0</text:p>
          </table:table-cell>
          <table:table-cell office:value-type="float" office:value="25646" calcext:value-type="float">
            <text:p>25646.0</text:p>
          </table:table-cell>
          <table:table-cell office:value-type="float" office:value="564" calcext:value-type="float">
            <text:p>564.0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1"/>
          <table:table-cell office:value-type="float" office:value="19758" calcext:value-type="float">
            <text:p>19758.0</text:p>
          </table:table-cell>
          <table:table-cell office:value-type="float" office:value="26356" calcext:value-type="float">
            <text:p>26356.0</text:p>
          </table:table-cell>
          <table:table-cell office:value-type="float" office:value="568" calcext:value-type="float">
            <text:p>568.0</text:p>
          </table:table-cell>
          <table:table-cell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1"/>
          <table:table-cell office:value-type="float" office:value="19442" calcext:value-type="float">
            <text:p>19442.0</text:p>
          </table:table-cell>
          <table:table-cell office:value-type="float" office:value="25629" calcext:value-type="float">
            <text:p>25629.0</text:p>
          </table:table-cell>
          <table:table-cell office:value-type="float" office:value="565" calcext:value-type="float">
            <text:p>565.0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1"/>
          <table:table-cell office:value-type="float" office:value="19753" calcext:value-type="float">
            <text:p>19753.0</text:p>
          </table:table-cell>
          <table:table-cell office:value-type="float" office:value="26355" calcext:value-type="float">
            <text:p>26355.0</text:p>
          </table:table-cell>
          <table:table-cell office:value-type="float" office:value="569" calcext:value-type="float">
            <text:p>569.0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1"/>
          <table:table-cell office:value-type="float" office:value="19437" calcext:value-type="float">
            <text:p>19437.0</text:p>
          </table:table-cell>
          <table:table-cell office:value-type="float" office:value="25615" calcext:value-type="float">
            <text:p>25615.0</text:p>
          </table:table-cell>
          <table:table-cell office:value-type="float" office:value="567" calcext:value-type="float">
            <text:p>567.0</text:p>
          </table:table-cell>
          <table:table-cell office:value-type="float" office:value="0" calcext:value-type="float">
            <text:p>0</text:p>
          </table:table-cell>
          <table:table-cell office:value-type="float" office:value="725" calcext:value-type="float">
            <text:p>7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1"/>
          <table:table-cell office:value-type="float" office:value="19742" calcext:value-type="float">
            <text:p>19742.0</text:p>
          </table:table-cell>
          <table:table-cell office:value-type="float" office:value="26357" calcext:value-type="float">
            <text:p>26357.0</text:p>
          </table:table-cell>
          <table:table-cell office:value-type="float" office:value="570" calcext:value-type="float">
            <text:p>570.0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1"/>
          <table:table-cell office:value-type="float" office:value="19439" calcext:value-type="float">
            <text:p>19439.0</text:p>
          </table:table-cell>
          <table:table-cell office:value-type="float" office:value="25616" calcext:value-type="float">
            <text:p>25616.0</text:p>
          </table:table-cell>
          <table:table-cell office:value-type="float" office:value="568" calcext:value-type="float">
            <text:p>568.0</text:p>
          </table:table-cell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1"/>
          <table:table-cell office:value-type="float" office:value="19741" calcext:value-type="float">
            <text:p>19741.0</text:p>
          </table:table-cell>
          <table:table-cell office:value-type="float" office:value="26352" calcext:value-type="float">
            <text:p>26352.0</text:p>
          </table:table-cell>
          <table:table-cell office:value-type="float" office:value="572" calcext:value-type="float">
            <text:p>572.0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1"/>
          <table:table-cell office:value-type="float" office:value="19439" calcext:value-type="float">
            <text:p>19439.0</text:p>
          </table:table-cell>
          <table:table-cell office:value-type="float" office:value="25612" calcext:value-type="float">
            <text:p>25612.0</text:p>
          </table:table-cell>
          <table:table-cell office:value-type="float" office:value="570" calcext:value-type="float">
            <text:p>570.0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1"/>
          <table:table-cell office:value-type="float" office:value="19742" calcext:value-type="float">
            <text:p>19742.0</text:p>
          </table:table-cell>
          <table:table-cell office:value-type="float" office:value="26355" calcext:value-type="float">
            <text:p>26355.0</text:p>
          </table:table-cell>
          <table:table-cell office:value-type="float" office:value="574" calcext:value-type="float">
            <text:p>574.0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1"/>
          <table:table-cell office:value-type="float" office:value="19430" calcext:value-type="float">
            <text:p>19430.0</text:p>
          </table:table-cell>
          <table:table-cell office:value-type="float" office:value="25605" calcext:value-type="float">
            <text:p>25605.0</text:p>
          </table:table-cell>
          <table:table-cell office:value-type="float" office:value="571" calcext:value-type="float">
            <text:p>571.0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1"/>
          <table:table-cell office:value-type="float" office:value="19740" calcext:value-type="float">
            <text:p>19740.0</text:p>
          </table:table-cell>
          <table:table-cell office:value-type="float" office:value="26365" calcext:value-type="float">
            <text:p>26365.0</text:p>
          </table:table-cell>
          <table:table-cell office:value-type="float" office:value="576" calcext:value-type="float">
            <text:p>576.0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1"/>
          <table:table-cell office:value-type="float" office:value="19424" calcext:value-type="float">
            <text:p>19424.0</text:p>
          </table:table-cell>
          <table:table-cell office:value-type="float" office:value="25597" calcext:value-type="float">
            <text:p>25597.0</text:p>
          </table:table-cell>
          <table:table-cell office:value-type="float" office:value="573" calcext:value-type="float">
            <text:p>573.0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1"/>
          <table:table-cell office:value-type="float" office:value="19736" calcext:value-type="float">
            <text:p>19736.0</text:p>
          </table:table-cell>
          <table:table-cell office:value-type="float" office:value="26370" calcext:value-type="float">
            <text:p>26370.0</text:p>
          </table:table-cell>
          <table:table-cell office:value-type="float" office:value="578" calcext:value-type="float">
            <text:p>578.0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1"/>
          <table:table-cell office:value-type="float" office:value="19422" calcext:value-type="float">
            <text:p>19422.0</text:p>
          </table:table-cell>
          <table:table-cell office:value-type="float" office:value="25582" calcext:value-type="float">
            <text:p>25582.0</text:p>
          </table:table-cell>
          <table:table-cell office:value-type="float" office:value="575" calcext:value-type="float">
            <text:p>575.0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1"/>
          <table:table-cell office:value-type="float" office:value="19730" calcext:value-type="float">
            <text:p>19730.0</text:p>
          </table:table-cell>
          <table:table-cell office:value-type="float" office:value="26389" calcext:value-type="float">
            <text:p>26389.0</text:p>
          </table:table-cell>
          <table:table-cell office:value-type="float" office:value="579" calcext:value-type="float">
            <text:p>579.0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1"/>
          <table:table-cell office:value-type="float" office:value="19419" calcext:value-type="float">
            <text:p>19419.0</text:p>
          </table:table-cell>
          <table:table-cell office:value-type="float" office:value="25577" calcext:value-type="float">
            <text:p>25577.0</text:p>
          </table:table-cell>
          <table:table-cell office:value-type="float" office:value="576" calcext:value-type="float">
            <text:p>576.0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1"/>
          <table:table-cell office:value-type="float" office:value="19725" calcext:value-type="float">
            <text:p>19725.0</text:p>
          </table:table-cell>
          <table:table-cell office:value-type="float" office:value="26396" calcext:value-type="float">
            <text:p>26396.0</text:p>
          </table:table-cell>
          <table:table-cell office:value-type="float" office:value="580" calcext:value-type="float">
            <text:p>580.0</text:p>
          </table:table-cell>
          <table:table-cell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1"/>
          <table:table-cell office:value-type="float" office:value="19426" calcext:value-type="float">
            <text:p>19426.0</text:p>
          </table:table-cell>
          <table:table-cell office:value-type="float" office:value="25574" calcext:value-type="float">
            <text:p>25574.0</text:p>
          </table:table-cell>
          <table:table-cell office:value-type="float" office:value="577" calcext:value-type="float">
            <text:p>577.0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1"/>
          <table:table-cell office:value-type="float" office:value="19728" calcext:value-type="float">
            <text:p>19728.0</text:p>
          </table:table-cell>
          <table:table-cell office:value-type="float" office:value="26391" calcext:value-type="float">
            <text:p>26391.0</text:p>
          </table:table-cell>
          <table:table-cell office:value-type="float" office:value="582" calcext:value-type="float">
            <text:p>582.0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1"/>
          <table:table-cell office:value-type="float" office:value="19421" calcext:value-type="float">
            <text:p>19421.0</text:p>
          </table:table-cell>
          <table:table-cell office:value-type="float" office:value="25570" calcext:value-type="float">
            <text:p>25570.0</text:p>
          </table:table-cell>
          <table:table-cell office:value-type="float" office:value="579" calcext:value-type="float">
            <text:p>579.0</text:p>
          </table:table-cell>
          <table:table-cell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1"/>
          <table:table-cell office:value-type="float" office:value="19729" calcext:value-type="float">
            <text:p>19729.0</text:p>
          </table:table-cell>
          <table:table-cell office:value-type="float" office:value="26404" calcext:value-type="float">
            <text:p>26404.0</text:p>
          </table:table-cell>
          <table:table-cell office:value-type="float" office:value="584" calcext:value-type="float">
            <text:p>584.0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1"/>
          <table:table-cell office:value-type="float" office:value="19417" calcext:value-type="float">
            <text:p>19417.0</text:p>
          </table:table-cell>
          <table:table-cell office:value-type="float" office:value="25564" calcext:value-type="float">
            <text:p>25564.0</text:p>
          </table:table-cell>
          <table:table-cell office:value-type="float" office:value="581" calcext:value-type="float">
            <text:p>581.0</text:p>
          </table:table-cell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1"/>
          <table:table-cell office:value-type="float" office:value="19733" calcext:value-type="float">
            <text:p>19733.0</text:p>
          </table:table-cell>
          <table:table-cell office:value-type="float" office:value="26412" calcext:value-type="float">
            <text:p>26412.0</text:p>
          </table:table-cell>
          <table:table-cell office:value-type="float" office:value="585" calcext:value-type="float">
            <text:p>585.0</text:p>
          </table:table-cell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1"/>
          <table:table-cell office:value-type="float" office:value="19411" calcext:value-type="float">
            <text:p>19411.0</text:p>
          </table:table-cell>
          <table:table-cell office:value-type="float" office:value="25560" calcext:value-type="float">
            <text:p>25560.0</text:p>
          </table:table-cell>
          <table:table-cell office:value-type="float" office:value="583" calcext:value-type="float">
            <text:p>583.0</text:p>
          </table:table-cell>
          <table:table-cell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1"/>
          <table:table-cell office:value-type="float" office:value="19734" calcext:value-type="float">
            <text:p>19734.0</text:p>
          </table:table-cell>
          <table:table-cell office:value-type="float" office:value="26425" calcext:value-type="float">
            <text:p>26425.0</text:p>
          </table:table-cell>
          <table:table-cell office:value-type="float" office:value="586" calcext:value-type="float">
            <text:p>586.0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1"/>
          <table:table-cell office:value-type="float" office:value="19402" calcext:value-type="float">
            <text:p>19402.0</text:p>
          </table:table-cell>
          <table:table-cell office:value-type="float" office:value="25559" calcext:value-type="float">
            <text:p>25559.0</text:p>
          </table:table-cell>
          <table:table-cell office:value-type="float" office:value="585" calcext:value-type="float">
            <text:p>585.0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/>
          <table:table-cell office:value-type="float" office:value="19726" calcext:value-type="float">
            <text:p>19726.0</text:p>
          </table:table-cell>
          <table:table-cell office:value-type="float" office:value="26443" calcext:value-type="float">
            <text:p>26443.0</text:p>
          </table:table-cell>
          <table:table-cell office:value-type="float" office:value="588" calcext:value-type="float">
            <text:p>588.0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1"/>
          <table:table-cell office:value-type="float" office:value="19382" calcext:value-type="float">
            <text:p>19382.0</text:p>
          </table:table-cell>
          <table:table-cell office:value-type="float" office:value="25539" calcext:value-type="float">
            <text:p>25539.0</text:p>
          </table:table-cell>
          <table:table-cell office:value-type="float" office:value="587" calcext:value-type="float">
            <text:p>587.0</text:p>
          </table:table-cell>
          <table:table-cell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1"/>
          <table:table-cell office:value-type="float" office:value="19726" calcext:value-type="float">
            <text:p>19726.0</text:p>
          </table:table-cell>
          <table:table-cell office:value-type="float" office:value="26467" calcext:value-type="float">
            <text:p>26467.0</text:p>
          </table:table-cell>
          <table:table-cell office:value-type="float" office:value="588" calcext:value-type="float">
            <text:p>588.0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1"/>
          <table:table-cell office:value-type="float" office:value="19377" calcext:value-type="float">
            <text:p>19377.0</text:p>
          </table:table-cell>
          <table:table-cell office:value-type="float" office:value="25532" calcext:value-type="float">
            <text:p>25532.0</text:p>
          </table:table-cell>
          <table:table-cell office:value-type="float" office:value="588" calcext:value-type="float">
            <text:p>588.0</text:p>
          </table:table-cell>
          <table:table-cell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1"/>
          <table:table-cell office:value-type="float" office:value="19719" calcext:value-type="float">
            <text:p>19719.0</text:p>
          </table:table-cell>
          <table:table-cell office:value-type="float" office:value="26488" calcext:value-type="float">
            <text:p>26488.0</text:p>
          </table:table-cell>
          <table:table-cell office:value-type="float" office:value="589" calcext:value-type="float">
            <text:p>589.0</text:p>
          </table:table-cell>
          <table:table-cell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1"/>
          <table:table-cell office:value-type="float" office:value="19357" calcext:value-type="float">
            <text:p>19357.0</text:p>
          </table:table-cell>
          <table:table-cell office:value-type="float" office:value="25530" calcext:value-type="float">
            <text:p>25530.0</text:p>
          </table:table-cell>
          <table:table-cell office:value-type="float" office:value="589" calcext:value-type="float">
            <text:p>589.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1"/>
          <table:table-cell office:value-type="float" office:value="19712" calcext:value-type="float">
            <text:p>19712.0</text:p>
          </table:table-cell>
          <table:table-cell office:value-type="float" office:value="26499" calcext:value-type="float">
            <text:p>26499.0</text:p>
          </table:table-cell>
          <table:table-cell office:value-type="float" office:value="590" calcext:value-type="float">
            <text:p>590.0</text:p>
          </table:table-cell>
          <table:table-cell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1"/>
          <table:table-cell office:value-type="float" office:value="19337" calcext:value-type="float">
            <text:p>19337.0</text:p>
          </table:table-cell>
          <table:table-cell office:value-type="float" office:value="25516" calcext:value-type="float">
            <text:p>25516.0</text:p>
          </table:table-cell>
          <table:table-cell office:value-type="float" office:value="590" calcext:value-type="float">
            <text:p>590.0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1"/>
          <table:table-cell office:value-type="float" office:value="19709" calcext:value-type="float">
            <text:p>19709.0</text:p>
          </table:table-cell>
          <table:table-cell office:value-type="float" office:value="26509" calcext:value-type="float">
            <text:p>26509.0</text:p>
          </table:table-cell>
          <table:table-cell office:value-type="float" office:value="591" calcext:value-type="float">
            <text:p>591.0</text:p>
          </table:table-cell>
          <table:table-cell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1"/>
          <table:table-cell office:value-type="float" office:value="19325" calcext:value-type="float">
            <text:p>19325.0</text:p>
          </table:table-cell>
          <table:table-cell office:value-type="float" office:value="25512" calcext:value-type="float">
            <text:p>25512.0</text:p>
          </table:table-cell>
          <table:table-cell office:value-type="float" office:value="592" calcext:value-type="float">
            <text:p>592.0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1"/>
          <table:table-cell office:value-type="float" office:value="19704" calcext:value-type="float">
            <text:p>19704.0</text:p>
          </table:table-cell>
          <table:table-cell office:value-type="float" office:value="26509" calcext:value-type="float">
            <text:p>26509.0</text:p>
          </table:table-cell>
          <table:table-cell office:value-type="float" office:value="592" calcext:value-type="float">
            <text:p>592.0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1"/>
          <table:table-cell office:value-type="float" office:value="19306" calcext:value-type="float">
            <text:p>19306.0</text:p>
          </table:table-cell>
          <table:table-cell office:value-type="float" office:value="25502" calcext:value-type="float">
            <text:p>25502.0</text:p>
          </table:table-cell>
          <table:table-cell office:value-type="float" office:value="593" calcext:value-type="float">
            <text:p>593.0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1"/>
          <table:table-cell office:value-type="float" office:value="19691" calcext:value-type="float">
            <text:p>19691.0</text:p>
          </table:table-cell>
          <table:table-cell office:value-type="float" office:value="26519" calcext:value-type="float">
            <text:p>26519.0</text:p>
          </table:table-cell>
          <table:table-cell office:value-type="float" office:value="593" calcext:value-type="float">
            <text:p>593.0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1"/>
          <table:table-cell office:value-type="float" office:value="19295" calcext:value-type="float">
            <text:p>19295.0</text:p>
          </table:table-cell>
          <table:table-cell office:value-type="float" office:value="25497" calcext:value-type="float">
            <text:p>25497.0</text:p>
          </table:table-cell>
          <table:table-cell office:value-type="float" office:value="594" calcext:value-type="float">
            <text:p>594.0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1"/>
          <table:table-cell office:value-type="float" office:value="19682" calcext:value-type="float">
            <text:p>19682.0</text:p>
          </table:table-cell>
          <table:table-cell office:value-type="float" office:value="26525" calcext:value-type="float">
            <text:p>26525.0</text:p>
          </table:table-cell>
          <table:table-cell office:value-type="float" office:value="594" calcext:value-type="float">
            <text:p>594.0</text:p>
          </table:table-cell>
          <table:table-cell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1"/>
          <table:table-cell office:value-type="float" office:value="19280" calcext:value-type="float">
            <text:p>19280.0</text:p>
          </table:table-cell>
          <table:table-cell office:value-type="float" office:value="25492" calcext:value-type="float">
            <text:p>25492.0</text:p>
          </table:table-cell>
          <table:table-cell office:value-type="float" office:value="595" calcext:value-type="float">
            <text:p>595.0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1"/>
          <table:table-cell office:value-type="float" office:value="19672" calcext:value-type="float">
            <text:p>19672.0</text:p>
          </table:table-cell>
          <table:table-cell office:value-type="float" office:value="26535" calcext:value-type="float">
            <text:p>26535.0</text:p>
          </table:table-cell>
          <table:table-cell office:value-type="float" office:value="595" calcext:value-type="float">
            <text:p>595.0</text:p>
          </table:table-cell>
          <table:table-cell office:value-type="float" office:value="0" calcext:value-type="float">
            <text:p>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1"/>
          <table:table-cell office:value-type="float" office:value="19280" calcext:value-type="float">
            <text:p>19280.0</text:p>
          </table:table-cell>
          <table:table-cell office:value-type="float" office:value="25479" calcext:value-type="float">
            <text:p>25479.0</text:p>
          </table:table-cell>
          <table:table-cell office:value-type="float" office:value="597" calcext:value-type="float">
            <text:p>597.0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1"/>
          <table:table-cell office:value-type="float" office:value="19668" calcext:value-type="float">
            <text:p>19668.0</text:p>
          </table:table-cell>
          <table:table-cell office:value-type="float" office:value="26536" calcext:value-type="float">
            <text:p>26536.0</text:p>
          </table:table-cell>
          <table:table-cell office:value-type="float" office:value="596" calcext:value-type="float">
            <text:p>596.0</text:p>
          </table:table-cell>
          <table:table-cell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1"/>
          <table:table-cell office:value-type="float" office:value="19274" calcext:value-type="float">
            <text:p>19274.0</text:p>
          </table:table-cell>
          <table:table-cell office:value-type="float" office:value="25471" calcext:value-type="float">
            <text:p>25471.0</text:p>
          </table:table-cell>
          <table:table-cell office:value-type="float" office:value="598" calcext:value-type="float">
            <text:p>598.0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1"/>
          <table:table-cell office:value-type="float" office:value="19667" calcext:value-type="float">
            <text:p>19667.0</text:p>
          </table:table-cell>
          <table:table-cell office:value-type="float" office:value="26536" calcext:value-type="float">
            <text:p>26536.0</text:p>
          </table:table-cell>
          <table:table-cell office:value-type="float" office:value="597" calcext:value-type="float">
            <text:p>597.0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1"/>
          <table:table-cell office:value-type="float" office:value="19259" calcext:value-type="float">
            <text:p>19259.0</text:p>
          </table:table-cell>
          <table:table-cell office:value-type="float" office:value="25457" calcext:value-type="float">
            <text:p>25457.0</text:p>
          </table:table-cell>
          <table:table-cell office:value-type="float" office:value="599" calcext:value-type="float">
            <text:p>599.0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1"/>
          <table:table-cell office:value-type="float" office:value="19665" calcext:value-type="float">
            <text:p>19665.0</text:p>
          </table:table-cell>
          <table:table-cell office:value-type="float" office:value="26542" calcext:value-type="float">
            <text:p>26542.0</text:p>
          </table:table-cell>
          <table:table-cell office:value-type="float" office:value="599" calcext:value-type="float">
            <text:p>599.0</text:p>
          </table:table-cell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1"/>
          <table:table-cell office:value-type="float" office:value="19248" calcext:value-type="float">
            <text:p>19248.0</text:p>
          </table:table-cell>
          <table:table-cell office:value-type="float" office:value="25445" calcext:value-type="float">
            <text:p>25445.0</text:p>
          </table:table-cell>
          <table:table-cell office:value-type="float" office:value="600" calcext:value-type="float">
            <text:p>600.0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1"/>
          <table:table-cell office:value-type="float" office:value="19644" calcext:value-type="float">
            <text:p>19644.0</text:p>
          </table:table-cell>
          <table:table-cell office:value-type="float" office:value="26560" calcext:value-type="float">
            <text:p>26560.0</text:p>
          </table:table-cell>
          <table:table-cell office:value-type="float" office:value="600" calcext:value-type="float">
            <text:p>600.0</text:p>
          </table:table-cell>
          <table:table-cell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1"/>
          <table:table-cell office:value-type="float" office:value="19239" calcext:value-type="float">
            <text:p>19239.0</text:p>
          </table:table-cell>
          <table:table-cell office:value-type="float" office:value="25434" calcext:value-type="float">
            <text:p>25434.0</text:p>
          </table:table-cell>
          <table:table-cell office:value-type="float" office:value="601" calcext:value-type="float">
            <text:p>601.0</text:p>
          </table:table-cell>
          <table:table-cell office:value-type="float" office:value="0" calcext:value-type="float">
            <text:p>0</text:p>
          </table:table-cell>
          <table:table-cell office:value-type="float" office:value="773" calcext:value-type="float">
            <text:p>7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1"/>
          <table:table-cell office:value-type="float" office:value="19630" calcext:value-type="float">
            <text:p>19630.0</text:p>
          </table:table-cell>
          <table:table-cell office:value-type="float" office:value="26570" calcext:value-type="float">
            <text:p>26570.0</text:p>
          </table:table-cell>
          <table:table-cell office:value-type="float" office:value="601" calcext:value-type="float">
            <text:p>601.0</text:p>
          </table:table-cell>
          <table:table-cell office:value-type="float" office:value="0" calcext:value-type="float">
            <text:p>0</text:p>
          </table:table-cell>
          <table:table-cell office:value-type="float" office:value="774" calcext:value-type="float">
            <text:p>7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1"/>
          <table:table-cell office:value-type="float" office:value="19224" calcext:value-type="float">
            <text:p>19224.0</text:p>
          </table:table-cell>
          <table:table-cell office:value-type="float" office:value="25425" calcext:value-type="float">
            <text:p>25425.0</text:p>
          </table:table-cell>
          <table:table-cell office:value-type="float" office:value="602" calcext:value-type="float">
            <text:p>602.0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1"/>
          <table:table-cell office:value-type="float" office:value="19623" calcext:value-type="float">
            <text:p>19623.0</text:p>
          </table:table-cell>
          <table:table-cell office:value-type="float" office:value="26579" calcext:value-type="float">
            <text:p>26579.0</text:p>
          </table:table-cell>
          <table:table-cell office:value-type="float" office:value="602" calcext:value-type="float">
            <text:p>602.0</text:p>
          </table:table-cell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1"/>
          <table:table-cell office:value-type="float" office:value="19222" calcext:value-type="float">
            <text:p>19222.0</text:p>
          </table:table-cell>
          <table:table-cell office:value-type="float" office:value="25425" calcext:value-type="float">
            <text:p>25425.0</text:p>
          </table:table-cell>
          <table:table-cell office:value-type="float" office:value="603" calcext:value-type="float">
            <text:p>603.0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1"/>
          <table:table-cell office:value-type="float" office:value="19621" calcext:value-type="float">
            <text:p>19621.0</text:p>
          </table:table-cell>
          <table:table-cell office:value-type="float" office:value="26581" calcext:value-type="float">
            <text:p>26581.0</text:p>
          </table:table-cell>
          <table:table-cell office:value-type="float" office:value="603" calcext:value-type="float">
            <text:p>603.0</text:p>
          </table:table-cell>
          <table:table-cell office:value-type="float" office:value="0" calcext:value-type="float">
            <text:p>0</text:p>
          </table:table-cell>
          <table:table-cell office:value-type="float" office:value="778" calcext:value-type="float">
            <text:p>7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1"/>
          <table:table-cell office:value-type="float" office:value="19217" calcext:value-type="float">
            <text:p>19217.0</text:p>
          </table:table-cell>
          <table:table-cell office:value-type="float" office:value="25407" calcext:value-type="float">
            <text:p>25407.0</text:p>
          </table:table-cell>
          <table:table-cell office:value-type="float" office:value="604" calcext:value-type="float">
            <text:p>604.0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1"/>
          <table:table-cell office:value-type="float" office:value="19610" calcext:value-type="float">
            <text:p>19610.0</text:p>
          </table:table-cell>
          <table:table-cell office:value-type="float" office:value="26575" calcext:value-type="float">
            <text:p>26575.0</text:p>
          </table:table-cell>
          <table:table-cell office:value-type="float" office:value="604" calcext:value-type="float">
            <text:p>604.0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1"/>
          <table:table-cell office:value-type="float" office:value="19193" calcext:value-type="float">
            <text:p>19193.0</text:p>
          </table:table-cell>
          <table:table-cell office:value-type="float" office:value="25413" calcext:value-type="float">
            <text:p>25413.0</text:p>
          </table:table-cell>
          <table:table-cell office:value-type="float" office:value="605" calcext:value-type="float">
            <text:p>605.0</text:p>
          </table:table-cell>
          <table:table-cell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1"/>
          <table:table-cell office:value-type="float" office:value="19576" calcext:value-type="float">
            <text:p>19576.0</text:p>
          </table:table-cell>
          <table:table-cell office:value-type="float" office:value="26587" calcext:value-type="float">
            <text:p>26587.0</text:p>
          </table:table-cell>
          <table:table-cell office:value-type="float" office:value="605" calcext:value-type="float">
            <text:p>605.0</text:p>
          </table:table-cell>
          <table:table-cell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1"/>
          <table:table-cell office:value-type="float" office:value="19175" calcext:value-type="float">
            <text:p>19175.0</text:p>
          </table:table-cell>
          <table:table-cell office:value-type="float" office:value="25421" calcext:value-type="float">
            <text:p>25421.0</text:p>
          </table:table-cell>
          <table:table-cell office:value-type="float" office:value="606" calcext:value-type="float">
            <text:p>606.0</text:p>
          </table:table-cell>
          <table:table-cell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1"/>
          <table:table-cell office:value-type="float" office:value="19572" calcext:value-type="float">
            <text:p>19572.0</text:p>
          </table:table-cell>
          <table:table-cell office:value-type="float" office:value="26584" calcext:value-type="float">
            <text:p>26584.0</text:p>
          </table:table-cell>
          <table:table-cell office:value-type="float" office:value="606" calcext:value-type="float">
            <text:p>606.0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1"/>
          <table:table-cell office:value-type="float" office:value="19167" calcext:value-type="float">
            <text:p>19167.0</text:p>
          </table:table-cell>
          <table:table-cell office:value-type="float" office:value="25414" calcext:value-type="float">
            <text:p>25414.0</text:p>
          </table:table-cell>
          <table:table-cell office:value-type="float" office:value="607" calcext:value-type="float">
            <text:p>607.0</text:p>
          </table:table-cell>
          <table:table-cell office:value-type="float" office:value="0" calcext:value-type="float">
            <text:p>0</text:p>
          </table:table-cell>
          <table:table-cell office:value-type="float" office:value="785" calcext:value-type="float">
            <text:p>7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1"/>
          <table:table-cell office:value-type="float" office:value="19554" calcext:value-type="float">
            <text:p>19554.0</text:p>
          </table:table-cell>
          <table:table-cell office:value-type="float" office:value="26587" calcext:value-type="float">
            <text:p>26587.0</text:p>
          </table:table-cell>
          <table:table-cell office:value-type="float" office:value="607" calcext:value-type="float">
            <text:p>607.0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1"/>
          <table:table-cell office:value-type="float" office:value="19165" calcext:value-type="float">
            <text:p>19165.0</text:p>
          </table:table-cell>
          <table:table-cell office:value-type="float" office:value="25415" calcext:value-type="float">
            <text:p>25415.0</text:p>
          </table:table-cell>
          <table:table-cell office:value-type="float" office:value="608" calcext:value-type="float">
            <text:p>608.0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1"/>
          <table:table-cell office:value-type="float" office:value="19530" calcext:value-type="float">
            <text:p>19530.0</text:p>
          </table:table-cell>
          <table:table-cell office:value-type="float" office:value="26575" calcext:value-type="float">
            <text:p>26575.0</text:p>
          </table:table-cell>
          <table:table-cell office:value-type="float" office:value="607" calcext:value-type="float">
            <text:p>607.0</text:p>
          </table:table-cell>
          <table:table-cell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1"/>
          <table:table-cell office:value-type="float" office:value="19159" calcext:value-type="float">
            <text:p>19159.0</text:p>
          </table:table-cell>
          <table:table-cell office:value-type="float" office:value="25414" calcext:value-type="float">
            <text:p>25414.0</text:p>
          </table:table-cell>
          <table:table-cell office:value-type="float" office:value="609" calcext:value-type="float">
            <text:p>609.0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1"/>
          <table:table-cell office:value-type="float" office:value="19491" calcext:value-type="float">
            <text:p>19491.0</text:p>
          </table:table-cell>
          <table:table-cell office:value-type="float" office:value="26574" calcext:value-type="float">
            <text:p>26574.0</text:p>
          </table:table-cell>
          <table:table-cell office:value-type="float" office:value="607" calcext:value-type="float">
            <text:p>607.0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1"/>
          <table:table-cell office:value-type="float" office:value="19152" calcext:value-type="float">
            <text:p>19152.0</text:p>
          </table:table-cell>
          <table:table-cell office:value-type="float" office:value="25417" calcext:value-type="float">
            <text:p>25417.0</text:p>
          </table:table-cell>
          <table:table-cell office:value-type="float" office:value="611" calcext:value-type="float">
            <text:p>611.0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1"/>
          <table:table-cell office:value-type="float" office:value="19433" calcext:value-type="float">
            <text:p>19433.0</text:p>
          </table:table-cell>
          <table:table-cell office:value-type="float" office:value="26587" calcext:value-type="float">
            <text:p>26587.0</text:p>
          </table:table-cell>
          <table:table-cell office:value-type="float" office:value="607" calcext:value-type="float">
            <text:p>607.0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1"/>
          <table:table-cell office:value-type="float" office:value="19144" calcext:value-type="float">
            <text:p>19144.0</text:p>
          </table:table-cell>
          <table:table-cell office:value-type="float" office:value="25420" calcext:value-type="float">
            <text:p>25420.0</text:p>
          </table:table-cell>
          <table:table-cell office:value-type="float" office:value="612" calcext:value-type="float">
            <text:p>612.0</text:p>
          </table:table-cell>
          <table:table-cell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1"/>
          <table:table-cell office:value-type="float" office:value="19434" calcext:value-type="float">
            <text:p>19434.0</text:p>
          </table:table-cell>
          <table:table-cell office:value-type="float" office:value="26589" calcext:value-type="float">
            <text:p>26589.0</text:p>
          </table:table-cell>
          <table:table-cell office:value-type="float" office:value="608" calcext:value-type="float">
            <text:p>608.0</text:p>
          </table:table-cell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1"/>
          <table:table-cell office:value-type="float" office:value="19134" calcext:value-type="float">
            <text:p>19134.0</text:p>
          </table:table-cell>
          <table:table-cell office:value-type="float" office:value="25418" calcext:value-type="float">
            <text:p>25418.0</text:p>
          </table:table-cell>
          <table:table-cell office:value-type="float" office:value="614" calcext:value-type="float">
            <text:p>614.0</text:p>
          </table:table-cell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1"/>
          <table:table-cell office:value-type="float" office:value="19407" calcext:value-type="float">
            <text:p>19407.0</text:p>
          </table:table-cell>
          <table:table-cell office:value-type="float" office:value="26593" calcext:value-type="float">
            <text:p>26593.0</text:p>
          </table:table-cell>
          <table:table-cell office:value-type="float" office:value="609" calcext:value-type="float">
            <text:p>609.0</text:p>
          </table:table-cell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1"/>
          <table:table-cell office:value-type="float" office:value="19118" calcext:value-type="float">
            <text:p>19118.0</text:p>
          </table:table-cell>
          <table:table-cell office:value-type="float" office:value="25417" calcext:value-type="float">
            <text:p>25417.0</text:p>
          </table:table-cell>
          <table:table-cell office:value-type="float" office:value="616" calcext:value-type="float">
            <text:p>616.0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1"/>
          <table:table-cell office:value-type="float" office:value="19389" calcext:value-type="float">
            <text:p>19389.0</text:p>
          </table:table-cell>
          <table:table-cell office:value-type="float" office:value="26613" calcext:value-type="float">
            <text:p>26613.0</text:p>
          </table:table-cell>
          <table:table-cell office:value-type="float" office:value="609" calcext:value-type="float">
            <text:p>609.0</text:p>
          </table:table-cell>
          <table:table-cell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1"/>
          <table:table-cell office:value-type="float" office:value="19105" calcext:value-type="float">
            <text:p>19105.0</text:p>
          </table:table-cell>
          <table:table-cell office:value-type="float" office:value="25424" calcext:value-type="float">
            <text:p>25424.0</text:p>
          </table:table-cell>
          <table:table-cell office:value-type="float" office:value="617" calcext:value-type="float">
            <text:p>617.0</text:p>
          </table:table-cell>
          <table:table-cell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1"/>
          <table:table-cell office:value-type="float" office:value="19387" calcext:value-type="float">
            <text:p>19387.0</text:p>
          </table:table-cell>
          <table:table-cell office:value-type="float" office:value="26622" calcext:value-type="float">
            <text:p>26622.0</text:p>
          </table:table-cell>
          <table:table-cell office:value-type="float" office:value="610" calcext:value-type="float">
            <text:p>610.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1"/>
          <table:table-cell office:value-type="float" office:value="19087" calcext:value-type="float">
            <text:p>19087.0</text:p>
          </table:table-cell>
          <table:table-cell office:value-type="float" office:value="25434" calcext:value-type="float">
            <text:p>25434.0</text:p>
          </table:table-cell>
          <table:table-cell office:value-type="float" office:value="618" calcext:value-type="float">
            <text:p>618.0</text:p>
          </table:table-cell>
          <table:table-cell office:value-type="float" office:value="0" calcext:value-type="float">
            <text:p>0</text:p>
          </table:table-cell>
          <table:table-cell office:value-type="float" office:value="801" calcext:value-type="float">
            <text:p>8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1"/>
          <table:table-cell office:value-type="float" office:value="19382" calcext:value-type="float">
            <text:p>19382.0</text:p>
          </table:table-cell>
          <table:table-cell office:value-type="float" office:value="26625" calcext:value-type="float">
            <text:p>26625.0</text:p>
          </table:table-cell>
          <table:table-cell office:value-type="float" office:value="611" calcext:value-type="float">
            <text:p>611.0</text:p>
          </table:table-cell>
          <table:table-cell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1"/>
          <table:table-cell office:value-type="float" office:value="19080" calcext:value-type="float">
            <text:p>19080.0</text:p>
          </table:table-cell>
          <table:table-cell office:value-type="float" office:value="25432" calcext:value-type="float">
            <text:p>25432.0</text:p>
          </table:table-cell>
          <table:table-cell office:value-type="float" office:value="619" calcext:value-type="float">
            <text:p>619.0</text:p>
          </table:table-cell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1"/>
          <table:table-cell office:value-type="float" office:value="19376" calcext:value-type="float">
            <text:p>19376.0</text:p>
          </table:table-cell>
          <table:table-cell office:value-type="float" office:value="26635" calcext:value-type="float">
            <text:p>26635.0</text:p>
          </table:table-cell>
          <table:table-cell office:value-type="float" office:value="612" calcext:value-type="float">
            <text:p>612.0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1"/>
          <table:table-cell office:value-type="float" office:value="19041" calcext:value-type="float">
            <text:p>19041.0</text:p>
          </table:table-cell>
          <table:table-cell office:value-type="float" office:value="25428" calcext:value-type="float">
            <text:p>25428.0</text:p>
          </table:table-cell>
          <table:table-cell office:value-type="float" office:value="620" calcext:value-type="float">
            <text:p>620.0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1"/>
          <table:table-cell office:value-type="float" office:value="19369" calcext:value-type="float">
            <text:p>19369.0</text:p>
          </table:table-cell>
          <table:table-cell office:value-type="float" office:value="26647" calcext:value-type="float">
            <text:p>26647.0</text:p>
          </table:table-cell>
          <table:table-cell office:value-type="float" office:value="613" calcext:value-type="float">
            <text:p>613.0</text:p>
          </table:table-cell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1"/>
          <table:table-cell office:value-type="float" office:value="18994" calcext:value-type="float">
            <text:p>18994.0</text:p>
          </table:table-cell>
          <table:table-cell office:value-type="float" office:value="25424" calcext:value-type="float">
            <text:p>25424.0</text:p>
          </table:table-cell>
          <table:table-cell office:value-type="float" office:value="620" calcext:value-type="float">
            <text:p>620.0</text:p>
          </table:table-cell>
          <table:table-cell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1"/>
          <table:table-cell office:value-type="float" office:value="19354" calcext:value-type="float">
            <text:p>19354.0</text:p>
          </table:table-cell>
          <table:table-cell office:value-type="float" office:value="26668" calcext:value-type="float">
            <text:p>26668.0</text:p>
          </table:table-cell>
          <table:table-cell office:value-type="float" office:value="613" calcext:value-type="float">
            <text:p>613.0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1"/>
          <table:table-cell office:value-type="float" office:value="18950" calcext:value-type="float">
            <text:p>18950.0</text:p>
          </table:table-cell>
          <table:table-cell office:value-type="float" office:value="25406" calcext:value-type="float">
            <text:p>25406.0</text:p>
          </table:table-cell>
          <table:table-cell office:value-type="float" office:value="620" calcext:value-type="float">
            <text:p>620.0</text:p>
          </table:table-cell>
          <table:table-cell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1"/>
          <table:table-cell office:value-type="float" office:value="19348" calcext:value-type="float">
            <text:p>19348.0</text:p>
          </table:table-cell>
          <table:table-cell office:value-type="float" office:value="26675" calcext:value-type="float">
            <text:p>26675.0</text:p>
          </table:table-cell>
          <table:table-cell office:value-type="float" office:value="614" calcext:value-type="float">
            <text:p>614.0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1"/>
          <table:table-cell office:value-type="float" office:value="18955" calcext:value-type="float">
            <text:p>18955.0</text:p>
          </table:table-cell>
          <table:table-cell office:value-type="float" office:value="25408" calcext:value-type="float">
            <text:p>25408.0</text:p>
          </table:table-cell>
          <table:table-cell office:value-type="float" office:value="621" calcext:value-type="float">
            <text:p>621.0</text:p>
          </table:table-cell>
          <table:table-cell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1"/>
          <table:table-cell office:value-type="float" office:value="19329" calcext:value-type="float">
            <text:p>19329.0</text:p>
          </table:table-cell>
          <table:table-cell office:value-type="float" office:value="26700" calcext:value-type="float">
            <text:p>26700.0</text:p>
          </table:table-cell>
          <table:table-cell office:value-type="float" office:value="615" calcext:value-type="float">
            <text:p>615.0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1"/>
          <table:table-cell office:value-type="float" office:value="18955" calcext:value-type="float">
            <text:p>18955.0</text:p>
          </table:table-cell>
          <table:table-cell office:value-type="float" office:value="25411" calcext:value-type="float">
            <text:p>25411.0</text:p>
          </table:table-cell>
          <table:table-cell office:value-type="float" office:value="622" calcext:value-type="float">
            <text:p>622.0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1"/>
          <table:table-cell office:value-type="float" office:value="19312" calcext:value-type="float">
            <text:p>19312.0</text:p>
          </table:table-cell>
          <table:table-cell office:value-type="float" office:value="26714" calcext:value-type="float">
            <text:p>26714.0</text:p>
          </table:table-cell>
          <table:table-cell office:value-type="float" office:value="616" calcext:value-type="float">
            <text:p>616.0</text:p>
          </table:table-cell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1"/>
          <table:table-cell office:value-type="float" office:value="18955" calcext:value-type="float">
            <text:p>18955.0</text:p>
          </table:table-cell>
          <table:table-cell office:value-type="float" office:value="25411" calcext:value-type="float">
            <text:p>25411.0</text:p>
          </table:table-cell>
          <table:table-cell office:value-type="float" office:value="623" calcext:value-type="float">
            <text:p>623.0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1"/>
          <table:table-cell office:value-type="float" office:value="19267" calcext:value-type="float">
            <text:p>19267.0</text:p>
          </table:table-cell>
          <table:table-cell office:value-type="float" office:value="26734" calcext:value-type="float">
            <text:p>26734.0</text:p>
          </table:table-cell>
          <table:table-cell office:value-type="float" office:value="617" calcext:value-type="float">
            <text:p>617.0</text:p>
          </table:table-cell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1"/>
          <table:table-cell office:value-type="float" office:value="18955" calcext:value-type="float">
            <text:p>18955.0</text:p>
          </table:table-cell>
          <table:table-cell office:value-type="float" office:value="25411" calcext:value-type="float">
            <text:p>25411.0</text:p>
          </table:table-cell>
          <table:table-cell office:value-type="float" office:value="624" calcext:value-type="float">
            <text:p>624.0</text:p>
          </table:table-cell>
          <table:table-cell office:value-type="float" office:value="0" calcext:value-type="float">
            <text:p>0</text:p>
          </table:table-cell>
          <table:table-cell office:value-type="float" office:value="817" calcext:value-type="float">
            <text:p>8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1"/>
          <table:table-cell office:value-type="float" office:value="19261" calcext:value-type="float">
            <text:p>19261.0</text:p>
          </table:table-cell>
          <table:table-cell office:value-type="float" office:value="26738" calcext:value-type="float">
            <text:p>26738.0</text:p>
          </table:table-cell>
          <table:table-cell office:value-type="float" office:value="618" calcext:value-type="float">
            <text:p>618.0</text:p>
          </table:table-cell>
          <table:table-cell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1"/>
          <table:table-cell office:value-type="float" office:value="18949" calcext:value-type="float">
            <text:p>18949.0</text:p>
          </table:table-cell>
          <table:table-cell office:value-type="float" office:value="25407" calcext:value-type="float">
            <text:p>25407.0</text:p>
          </table:table-cell>
          <table:table-cell office:value-type="float" office:value="625" calcext:value-type="float">
            <text:p>625.0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9241" calcext:value-type="float">
            <text:p>19241.0</text:p>
          </table:table-cell>
          <table:table-cell office:value-type="float" office:value="26728" calcext:value-type="float">
            <text:p>26728.0</text:p>
          </table:table-cell>
          <table:table-cell office:value-type="float" office:value="619" calcext:value-type="float">
            <text:p>619.0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1"/>
          <table:table-cell office:value-type="float" office:value="18937" calcext:value-type="float">
            <text:p>18937.0</text:p>
          </table:table-cell>
          <table:table-cell office:value-type="float" office:value="25394" calcext:value-type="float">
            <text:p>25394.0</text:p>
          </table:table-cell>
          <table:table-cell office:value-type="float" office:value="626" calcext:value-type="float">
            <text:p>626.0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1"/>
          <table:table-cell office:value-type="float" office:value="19230" calcext:value-type="float">
            <text:p>19230.0</text:p>
          </table:table-cell>
          <table:table-cell office:value-type="float" office:value="26730" calcext:value-type="float">
            <text:p>26730.0</text:p>
          </table:table-cell>
          <table:table-cell office:value-type="float" office:value="620" calcext:value-type="float">
            <text:p>620.0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1"/>
          <table:table-cell office:value-type="float" office:value="18917" calcext:value-type="float">
            <text:p>18917.0</text:p>
          </table:table-cell>
          <table:table-cell office:value-type="float" office:value="25375" calcext:value-type="float">
            <text:p>25375.0</text:p>
          </table:table-cell>
          <table:table-cell office:value-type="float" office:value="627" calcext:value-type="float">
            <text:p>627.0</text:p>
          </table:table-cell>
          <table:table-cell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1"/>
          <table:table-cell office:value-type="float" office:value="19223" calcext:value-type="float">
            <text:p>19223.0</text:p>
          </table:table-cell>
          <table:table-cell office:value-type="float" office:value="26730" calcext:value-type="float">
            <text:p>26730.0</text:p>
          </table:table-cell>
          <table:table-cell office:value-type="float" office:value="621" calcext:value-type="float">
            <text:p>621.0</text:p>
          </table:table-cell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1"/>
          <table:table-cell office:value-type="float" office:value="18899" calcext:value-type="float">
            <text:p>18899.0</text:p>
          </table:table-cell>
          <table:table-cell office:value-type="float" office:value="25359" calcext:value-type="float">
            <text:p>25359.0</text:p>
          </table:table-cell>
          <table:table-cell office:value-type="float" office:value="628" calcext:value-type="float">
            <text:p>628.0</text:p>
          </table:table-cell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1"/>
          <table:table-cell office:value-type="float" office:value="19223" calcext:value-type="float">
            <text:p>19223.0</text:p>
          </table:table-cell>
          <table:table-cell office:value-type="float" office:value="26730" calcext:value-type="float">
            <text:p>26730.0</text:p>
          </table:table-cell>
          <table:table-cell office:value-type="float" office:value="622" calcext:value-type="float">
            <text:p>622.0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1"/>
          <table:table-cell office:value-type="float" office:value="18892" calcext:value-type="float">
            <text:p>18892.0</text:p>
          </table:table-cell>
          <table:table-cell office:value-type="float" office:value="25352" calcext:value-type="float">
            <text:p>25352.0</text:p>
          </table:table-cell>
          <table:table-cell office:value-type="float" office:value="629" calcext:value-type="float">
            <text:p>629.0</text:p>
          </table:table-cell>
          <table:table-cell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1"/>
          <table:table-cell office:value-type="float" office:value="19198" calcext:value-type="float">
            <text:p>19198.0</text:p>
          </table:table-cell>
          <table:table-cell office:value-type="float" office:value="26747" calcext:value-type="float">
            <text:p>26747.0</text:p>
          </table:table-cell>
          <table:table-cell office:value-type="float" office:value="622" calcext:value-type="float">
            <text:p>622.0</text:p>
          </table:table-cell>
          <table:table-cell office:value-type="float" office:value="0" calcext:value-type="float">
            <text:p>0</text:p>
          </table:table-cell>
          <table:table-cell office:value-type="float" office:value="828" calcext:value-type="float">
            <text:p>8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1"/>
          <table:table-cell office:value-type="float" office:value="18860" calcext:value-type="float">
            <text:p>18860.0</text:p>
          </table:table-cell>
          <table:table-cell office:value-type="float" office:value="25334" calcext:value-type="float">
            <text:p>25334.0</text:p>
          </table:table-cell>
          <table:table-cell office:value-type="float" office:value="630" calcext:value-type="float">
            <text:p>630.0</text:p>
          </table:table-cell>
          <table:table-cell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1"/>
          <table:table-cell office:value-type="float" office:value="19155" calcext:value-type="float">
            <text:p>19155.0</text:p>
          </table:table-cell>
          <table:table-cell office:value-type="float" office:value="26794" calcext:value-type="float">
            <text:p>26794.0</text:p>
          </table:table-cell>
          <table:table-cell office:value-type="float" office:value="622" calcext:value-type="float">
            <text:p>622.0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1"/>
          <table:table-cell office:value-type="float" office:value="18840" calcext:value-type="float">
            <text:p>18840.0</text:p>
          </table:table-cell>
          <table:table-cell office:value-type="float" office:value="25322" calcext:value-type="float">
            <text:p>25322.0</text:p>
          </table:table-cell>
          <table:table-cell office:value-type="float" office:value="631" calcext:value-type="float">
            <text:p>631.0</text:p>
          </table:table-cell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1"/>
          <table:table-cell office:value-type="float" office:value="19128" calcext:value-type="float">
            <text:p>19128.0</text:p>
          </table:table-cell>
          <table:table-cell office:value-type="float" office:value="26801" calcext:value-type="float">
            <text:p>26801.0</text:p>
          </table:table-cell>
          <table:table-cell office:value-type="float" office:value="623" calcext:value-type="float">
            <text:p>623.0</text:p>
          </table:table-cell>
          <table:table-cell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1"/>
          <table:table-cell office:value-type="float" office:value="18802" calcext:value-type="float">
            <text:p>18802.0</text:p>
          </table:table-cell>
          <table:table-cell office:value-type="float" office:value="25317" calcext:value-type="float">
            <text:p>25317.0</text:p>
          </table:table-cell>
          <table:table-cell office:value-type="float" office:value="631" calcext:value-type="float">
            <text:p>631.0</text:p>
          </table:table-cell>
          <table:table-cell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1"/>
          <table:table-cell office:value-type="float" office:value="19094" calcext:value-type="float">
            <text:p>19094.0</text:p>
          </table:table-cell>
          <table:table-cell office:value-type="float" office:value="26810" calcext:value-type="float">
            <text:p>26810.0</text:p>
          </table:table-cell>
          <table:table-cell office:value-type="float" office:value="624" calcext:value-type="float">
            <text:p>624.0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1"/>
          <table:table-cell office:value-type="float" office:value="18791" calcext:value-type="float">
            <text:p>18791.0</text:p>
          </table:table-cell>
          <table:table-cell office:value-type="float" office:value="25314" calcext:value-type="float">
            <text:p>25314.0</text:p>
          </table:table-cell>
          <table:table-cell office:value-type="float" office:value="632" calcext:value-type="float">
            <text:p>632.0</text:p>
          </table:table-cell>
          <table:table-cell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1"/>
          <table:table-cell office:value-type="float" office:value="19064" calcext:value-type="float">
            <text:p>19064.0</text:p>
          </table:table-cell>
          <table:table-cell office:value-type="float" office:value="26817" calcext:value-type="float">
            <text:p>26817.0</text:p>
          </table:table-cell>
          <table:table-cell office:value-type="float" office:value="624" calcext:value-type="float">
            <text:p>624.0</text:p>
          </table:table-cell>
          <table:table-cell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1"/>
          <table:table-cell office:value-type="float" office:value="18776" calcext:value-type="float">
            <text:p>18776.0</text:p>
          </table:table-cell>
          <table:table-cell office:value-type="float" office:value="25310" calcext:value-type="float">
            <text:p>25310.0</text:p>
          </table:table-cell>
          <table:table-cell office:value-type="float" office:value="634" calcext:value-type="float">
            <text:p>634.0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"/>
          <table:table-cell office:value-type="float" office:value="19053" calcext:value-type="float">
            <text:p>19053.0</text:p>
          </table:table-cell>
          <table:table-cell office:value-type="float" office:value="26823" calcext:value-type="float">
            <text:p>26823.0</text:p>
          </table:table-cell>
          <table:table-cell office:value-type="float" office:value="625" calcext:value-type="float">
            <text:p>625.0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1"/>
          <table:table-cell office:value-type="float" office:value="18743" calcext:value-type="float">
            <text:p>18743.0</text:p>
          </table:table-cell>
          <table:table-cell office:value-type="float" office:value="25307" calcext:value-type="float">
            <text:p>25307.0</text:p>
          </table:table-cell>
          <table:table-cell office:value-type="float" office:value="635" calcext:value-type="float">
            <text:p>635.0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1"/>
          <table:table-cell office:value-type="float" office:value="19046" calcext:value-type="float">
            <text:p>19046.0</text:p>
          </table:table-cell>
          <table:table-cell office:value-type="float" office:value="26822" calcext:value-type="float">
            <text:p>26822.0</text:p>
          </table:table-cell>
          <table:table-cell office:value-type="float" office:value="626" calcext:value-type="float">
            <text:p>626.0</text:p>
          </table:table-cell>
          <table:table-cell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1"/>
          <table:table-cell office:value-type="float" office:value="18726" calcext:value-type="float">
            <text:p>18726.0</text:p>
          </table:table-cell>
          <table:table-cell office:value-type="float" office:value="25301" calcext:value-type="float">
            <text:p>25301.0</text:p>
          </table:table-cell>
          <table:table-cell office:value-type="float" office:value="636" calcext:value-type="float">
            <text:p>636.0</text:p>
          </table:table-cell>
          <table:table-cell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"/>
          <table:table-cell office:value-type="float" office:value="19036" calcext:value-type="float">
            <text:p>19036.0</text:p>
          </table:table-cell>
          <table:table-cell office:value-type="float" office:value="26821" calcext:value-type="float">
            <text:p>26821.0</text:p>
          </table:table-cell>
          <table:table-cell office:value-type="float" office:value="627" calcext:value-type="float">
            <text:p>627.0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1"/>
          <table:table-cell office:value-type="float" office:value="18710" calcext:value-type="float">
            <text:p>18710.0</text:p>
          </table:table-cell>
          <table:table-cell office:value-type="float" office:value="25303" calcext:value-type="float">
            <text:p>25303.0</text:p>
          </table:table-cell>
          <table:table-cell office:value-type="float" office:value="637" calcext:value-type="float">
            <text:p>637.0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1"/>
          <table:table-cell office:value-type="float" office:value="19024" calcext:value-type="float">
            <text:p>19024.0</text:p>
          </table:table-cell>
          <table:table-cell office:value-type="float" office:value="26822" calcext:value-type="float">
            <text:p>26822.0</text:p>
          </table:table-cell>
          <table:table-cell office:value-type="float" office:value="628" calcext:value-type="float">
            <text:p>628.0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1"/>
          <table:table-cell office:value-type="float" office:value="18690" calcext:value-type="float">
            <text:p>18690.0</text:p>
          </table:table-cell>
          <table:table-cell office:value-type="float" office:value="25307" calcext:value-type="float">
            <text:p>25307.0</text:p>
          </table:table-cell>
          <table:table-cell office:value-type="float" office:value="638" calcext:value-type="float">
            <text:p>638.0</text:p>
          </table:table-cell>
          <table:table-cell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1"/>
          <table:table-cell office:value-type="float" office:value="19012" calcext:value-type="float">
            <text:p>19012.0</text:p>
          </table:table-cell>
          <table:table-cell office:value-type="float" office:value="26830" calcext:value-type="float">
            <text:p>26830.0</text:p>
          </table:table-cell>
          <table:table-cell office:value-type="float" office:value="629" calcext:value-type="float">
            <text:p>629.0</text:p>
          </table:table-cell>
          <table:table-cell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1"/>
          <table:table-cell office:value-type="float" office:value="18662" calcext:value-type="float">
            <text:p>18662.0</text:p>
          </table:table-cell>
          <table:table-cell office:value-type="float" office:value="25304" calcext:value-type="float">
            <text:p>25304.0</text:p>
          </table:table-cell>
          <table:table-cell office:value-type="float" office:value="639" calcext:value-type="float">
            <text:p>639.0</text:p>
          </table:table-cell>
          <table:table-cell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1"/>
          <table:table-cell office:value-type="float" office:value="19004" calcext:value-type="float">
            <text:p>19004.0</text:p>
          </table:table-cell>
          <table:table-cell office:value-type="float" office:value="26835" calcext:value-type="float">
            <text:p>26835.0</text:p>
          </table:table-cell>
          <table:table-cell office:value-type="float" office:value="630" calcext:value-type="float">
            <text:p>630.0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1"/>
          <table:table-cell office:value-type="float" office:value="18649" calcext:value-type="float">
            <text:p>18649.0</text:p>
          </table:table-cell>
          <table:table-cell office:value-type="float" office:value="25303" calcext:value-type="float">
            <text:p>25303.0</text:p>
          </table:table-cell>
          <table:table-cell office:value-type="float" office:value="640" calcext:value-type="float">
            <text:p>640.0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1"/>
          <table:table-cell office:value-type="float" office:value="18976" calcext:value-type="float">
            <text:p>18976.0</text:p>
          </table:table-cell>
          <table:table-cell office:value-type="float" office:value="26858" calcext:value-type="float">
            <text:p>26858.0</text:p>
          </table:table-cell>
          <table:table-cell office:value-type="float" office:value="631" calcext:value-type="float">
            <text:p>631.0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1"/>
          <table:table-cell office:value-type="float" office:value="18629" calcext:value-type="float">
            <text:p>18629.0</text:p>
          </table:table-cell>
          <table:table-cell office:value-type="float" office:value="25301" calcext:value-type="float">
            <text:p>25301.0</text:p>
          </table:table-cell>
          <table:table-cell office:value-type="float" office:value="641" calcext:value-type="float">
            <text:p>641.0</text:p>
          </table:table-cell>
          <table:table-cell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1"/>
          <table:table-cell office:value-type="float" office:value="18952" calcext:value-type="float">
            <text:p>18952.0</text:p>
          </table:table-cell>
          <table:table-cell office:value-type="float" office:value="26867" calcext:value-type="float">
            <text:p>26867.0</text:p>
          </table:table-cell>
          <table:table-cell office:value-type="float" office:value="632" calcext:value-type="float">
            <text:p>632.0</text:p>
          </table:table-cell>
          <table:table-cell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1"/>
          <table:table-cell office:value-type="float" office:value="18618" calcext:value-type="float">
            <text:p>18618.0</text:p>
          </table:table-cell>
          <table:table-cell office:value-type="float" office:value="25300" calcext:value-type="float">
            <text:p>25300.0</text:p>
          </table:table-cell>
          <table:table-cell office:value-type="float" office:value="642" calcext:value-type="float">
            <text:p>642.0</text:p>
          </table:table-cell>
          <table:table-cell office:value-type="float" office:value="0" calcext:value-type="float">
            <text:p>0</text:p>
          </table:table-cell>
          <table:table-cell office:value-type="float" office:value="853" calcext:value-type="float">
            <text:p>8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1"/>
          <table:table-cell office:value-type="float" office:value="18926" calcext:value-type="float">
            <text:p>18926.0</text:p>
          </table:table-cell>
          <table:table-cell office:value-type="float" office:value="26883" calcext:value-type="float">
            <text:p>26883.0</text:p>
          </table:table-cell>
          <table:table-cell office:value-type="float" office:value="634" calcext:value-type="float">
            <text:p>634.0</text:p>
          </table:table-cell>
          <table:table-cell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1"/>
          <table:table-cell office:value-type="float" office:value="18598" calcext:value-type="float">
            <text:p>18598.0</text:p>
          </table:table-cell>
          <table:table-cell office:value-type="float" office:value="25287" calcext:value-type="float">
            <text:p>25287.0</text:p>
          </table:table-cell>
          <table:table-cell office:value-type="float" office:value="643" calcext:value-type="float">
            <text:p>643.0</text:p>
          </table:table-cell>
          <table:table-cell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1"/>
          <table:table-cell office:value-type="float" office:value="18909" calcext:value-type="float">
            <text:p>18909.0</text:p>
          </table:table-cell>
          <table:table-cell office:value-type="float" office:value="26893" calcext:value-type="float">
            <text:p>26893.0</text:p>
          </table:table-cell>
          <table:table-cell office:value-type="float" office:value="635" calcext:value-type="float">
            <text:p>635.0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1"/>
          <table:table-cell office:value-type="float" office:value="18595" calcext:value-type="float">
            <text:p>18595.0</text:p>
          </table:table-cell>
          <table:table-cell office:value-type="float" office:value="25277" calcext:value-type="float">
            <text:p>25277.0</text:p>
          </table:table-cell>
          <table:table-cell office:value-type="float" office:value="644" calcext:value-type="float">
            <text:p>644.0</text:p>
          </table:table-cell>
          <table:table-cell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1"/>
          <table:table-cell office:value-type="float" office:value="18882" calcext:value-type="float">
            <text:p>18882.0</text:p>
          </table:table-cell>
          <table:table-cell office:value-type="float" office:value="26906" calcext:value-type="float">
            <text:p>26906.0</text:p>
          </table:table-cell>
          <table:table-cell office:value-type="float" office:value="636" calcext:value-type="float">
            <text:p>636.0</text:p>
          </table:table-cell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1"/>
          <table:table-cell office:value-type="float" office:value="18583" calcext:value-type="float">
            <text:p>18583.0</text:p>
          </table:table-cell>
          <table:table-cell office:value-type="float" office:value="25267" calcext:value-type="float">
            <text:p>25267.0</text:p>
          </table:table-cell>
          <table:table-cell office:value-type="float" office:value="646" calcext:value-type="float">
            <text:p>646.0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1"/>
          <table:table-cell office:value-type="float" office:value="18845" calcext:value-type="float">
            <text:p>18845.0</text:p>
          </table:table-cell>
          <table:table-cell office:value-type="float" office:value="26920" calcext:value-type="float">
            <text:p>26920.0</text:p>
          </table:table-cell>
          <table:table-cell office:value-type="float" office:value="636" calcext:value-type="float">
            <text:p>636.0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1"/>
          <table:table-cell office:value-type="float" office:value="18559" calcext:value-type="float">
            <text:p>18559.0</text:p>
          </table:table-cell>
          <table:table-cell office:value-type="float" office:value="25242" calcext:value-type="float">
            <text:p>25242.0</text:p>
          </table:table-cell>
          <table:table-cell office:value-type="float" office:value="647" calcext:value-type="float">
            <text:p>647.0</text:p>
          </table:table-cell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1"/>
          <table:table-cell office:value-type="float" office:value="18810" calcext:value-type="float">
            <text:p>18810.0</text:p>
          </table:table-cell>
          <table:table-cell office:value-type="float" office:value="26941" calcext:value-type="float">
            <text:p>26941.0</text:p>
          </table:table-cell>
          <table:table-cell office:value-type="float" office:value="637" calcext:value-type="float">
            <text:p>637.0</text:p>
          </table:table-cell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1"/>
          <table:table-cell office:value-type="float" office:value="18543" calcext:value-type="float">
            <text:p>18543.0</text:p>
          </table:table-cell>
          <table:table-cell office:value-type="float" office:value="25236" calcext:value-type="float">
            <text:p>25236.0</text:p>
          </table:table-cell>
          <table:table-cell office:value-type="float" office:value="649" calcext:value-type="float">
            <text:p>649.0</text:p>
          </table:table-cell>
          <table:table-cell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1"/>
          <table:table-cell office:value-type="float" office:value="18782" calcext:value-type="float">
            <text:p>18782.0</text:p>
          </table:table-cell>
          <table:table-cell office:value-type="float" office:value="26960" calcext:value-type="float">
            <text:p>26960.0</text:p>
          </table:table-cell>
          <table:table-cell office:value-type="float" office:value="638" calcext:value-type="float">
            <text:p>638.0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1"/>
          <table:table-cell office:value-type="float" office:value="18524" calcext:value-type="float">
            <text:p>18524.0</text:p>
          </table:table-cell>
          <table:table-cell office:value-type="float" office:value="25227" calcext:value-type="float">
            <text:p>25227.0</text:p>
          </table:table-cell>
          <table:table-cell office:value-type="float" office:value="651" calcext:value-type="float">
            <text:p>651.0</text:p>
          </table:table-cell>
          <table:table-cell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1"/>
          <table:table-cell office:value-type="float" office:value="18708" calcext:value-type="float">
            <text:p>18708.0</text:p>
          </table:table-cell>
          <table:table-cell office:value-type="float" office:value="27008" calcext:value-type="float">
            <text:p>27008.0</text:p>
          </table:table-cell>
          <table:table-cell office:value-type="float" office:value="638" calcext:value-type="float">
            <text:p>638.0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1"/>
          <table:table-cell office:value-type="float" office:value="18511" calcext:value-type="float">
            <text:p>18511.0</text:p>
          </table:table-cell>
          <table:table-cell office:value-type="float" office:value="25220" calcext:value-type="float">
            <text:p>25220.0</text:p>
          </table:table-cell>
          <table:table-cell office:value-type="float" office:value="653" calcext:value-type="float">
            <text:p>653.0</text:p>
          </table:table-cell>
          <table:table-cell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1"/>
          <table:table-cell office:value-type="float" office:value="18694" calcext:value-type="float">
            <text:p>18694.0</text:p>
          </table:table-cell>
          <table:table-cell office:value-type="float" office:value="27021" calcext:value-type="float">
            <text:p>27021.0</text:p>
          </table:table-cell>
          <table:table-cell office:value-type="float" office:value="639" calcext:value-type="float">
            <text:p>639.0</text:p>
          </table:table-cell>
          <table:table-cell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1"/>
          <table:table-cell office:value-type="float" office:value="18511" calcext:value-type="float">
            <text:p>18511.0</text:p>
          </table:table-cell>
          <table:table-cell office:value-type="float" office:value="25228" calcext:value-type="float">
            <text:p>25228.0</text:p>
          </table:table-cell>
          <table:table-cell office:value-type="float" office:value="655" calcext:value-type="float">
            <text:p>655.0</text:p>
          </table:table-cell>
          <table:table-cell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1"/>
          <table:table-cell office:value-type="float" office:value="18687" calcext:value-type="float">
            <text:p>18687.0</text:p>
          </table:table-cell>
          <table:table-cell office:value-type="float" office:value="27012" calcext:value-type="float">
            <text:p>27012.0</text:p>
          </table:table-cell>
          <table:table-cell office:value-type="float" office:value="640" calcext:value-type="float">
            <text:p>640.0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1"/>
          <table:table-cell office:value-type="float" office:value="18519" calcext:value-type="float">
            <text:p>18519.0</text:p>
          </table:table-cell>
          <table:table-cell office:value-type="float" office:value="25234" calcext:value-type="float">
            <text:p>25234.0</text:p>
          </table:table-cell>
          <table:table-cell office:value-type="float" office:value="657" calcext:value-type="float">
            <text:p>657.0</text:p>
          </table:table-cell>
          <table:table-cell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1"/>
          <table:table-cell office:value-type="float" office:value="18682" calcext:value-type="float">
            <text:p>18682.0</text:p>
          </table:table-cell>
          <table:table-cell office:value-type="float" office:value="27012" calcext:value-type="float">
            <text:p>27012.0</text:p>
          </table:table-cell>
          <table:table-cell office:value-type="float" office:value="641" calcext:value-type="float">
            <text:p>641.0</text:p>
          </table:table-cell>
          <table:table-cell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1"/>
          <table:table-cell office:value-type="float" office:value="18519" calcext:value-type="float">
            <text:p>18519.0</text:p>
          </table:table-cell>
          <table:table-cell office:value-type="float" office:value="25234" calcext:value-type="float">
            <text:p>25234.0</text:p>
          </table:table-cell>
          <table:table-cell office:value-type="float" office:value="659" calcext:value-type="float">
            <text:p>659.0</text:p>
          </table:table-cell>
          <table:table-cell office:value-type="float" office:value="0" calcext:value-type="float">
            <text:p>0</text:p>
          </table:table-cell>
          <table:table-cell office:value-type="float" office:value="873" calcext:value-type="float">
            <text:p>8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1"/>
          <table:table-cell office:value-type="float" office:value="18679" calcext:value-type="float">
            <text:p>18679.0</text:p>
          </table:table-cell>
          <table:table-cell office:value-type="float" office:value="27012" calcext:value-type="float">
            <text:p>27012.0</text:p>
          </table:table-cell>
          <table:table-cell office:value-type="float" office:value="642" calcext:value-type="float">
            <text:p>642.0</text:p>
          </table:table-cell>
          <table:table-cell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1"/>
          <table:table-cell office:value-type="float" office:value="18519" calcext:value-type="float">
            <text:p>18519.0</text:p>
          </table:table-cell>
          <table:table-cell office:value-type="float" office:value="25234" calcext:value-type="float">
            <text:p>25234.0</text:p>
          </table:table-cell>
          <table:table-cell office:value-type="float" office:value="661" calcext:value-type="float">
            <text:p>661.0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1"/>
          <table:table-cell office:value-type="float" office:value="18673" calcext:value-type="float">
            <text:p>18673.0</text:p>
          </table:table-cell>
          <table:table-cell office:value-type="float" office:value="27010" calcext:value-type="float">
            <text:p>27010.0</text:p>
          </table:table-cell>
          <table:table-cell office:value-type="float" office:value="643" calcext:value-type="float">
            <text:p>643.0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1"/>
          <table:table-cell office:value-type="float" office:value="18499" calcext:value-type="float">
            <text:p>18499.0</text:p>
          </table:table-cell>
          <table:table-cell office:value-type="float" office:value="25235" calcext:value-type="float">
            <text:p>25235.0</text:p>
          </table:table-cell>
          <table:table-cell office:value-type="float" office:value="663" calcext:value-type="float">
            <text:p>663.0</text:p>
          </table:table-cell>
          <table:table-cell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1"/>
          <table:table-cell office:value-type="float" office:value="18662" calcext:value-type="float">
            <text:p>18662.0</text:p>
          </table:table-cell>
          <table:table-cell office:value-type="float" office:value="27011" calcext:value-type="float">
            <text:p>27011.0</text:p>
          </table:table-cell>
          <table:table-cell office:value-type="float" office:value="644" calcext:value-type="float">
            <text:p>644.0</text:p>
          </table:table-cell>
          <table:table-cell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1"/>
          <table:table-cell office:value-type="float" office:value="18492" calcext:value-type="float">
            <text:p>18492.0</text:p>
          </table:table-cell>
          <table:table-cell office:value-type="float" office:value="25243" calcext:value-type="float">
            <text:p>25243.0</text:p>
          </table:table-cell>
          <table:table-cell office:value-type="float" office:value="665" calcext:value-type="float">
            <text:p>665.0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1"/>
          <table:table-cell office:value-type="float" office:value="18605" calcext:value-type="float">
            <text:p>18605.0</text:p>
          </table:table-cell>
          <table:table-cell office:value-type="float" office:value="27017" calcext:value-type="float">
            <text:p>27017.0</text:p>
          </table:table-cell>
          <table:table-cell office:value-type="float" office:value="644" calcext:value-type="float">
            <text:p>644.0</text:p>
          </table:table-cell>
          <table:table-cell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1"/>
          <table:table-cell office:value-type="float" office:value="18481" calcext:value-type="float">
            <text:p>18481.0</text:p>
          </table:table-cell>
          <table:table-cell office:value-type="float" office:value="25243" calcext:value-type="float">
            <text:p>25243.0</text:p>
          </table:table-cell>
          <table:table-cell office:value-type="float" office:value="666" calcext:value-type="float">
            <text:p>666.0</text:p>
          </table:table-cell>
          <table:table-cell office:value-type="float" office:value="0" calcext:value-type="float">
            <text:p>0</text:p>
          </table:table-cell>
          <table:table-cell office:value-type="float" office:value="881" calcext:value-type="float">
            <text:p>8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1"/>
          <table:table-cell office:value-type="float" office:value="18533" calcext:value-type="float">
            <text:p>18533.0</text:p>
          </table:table-cell>
          <table:table-cell office:value-type="float" office:value="27037" calcext:value-type="float">
            <text:p>27037.0</text:p>
          </table:table-cell>
          <table:table-cell office:value-type="float" office:value="644" calcext:value-type="float">
            <text:p>644.0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1"/>
          <table:table-cell office:value-type="float" office:value="18461" calcext:value-type="float">
            <text:p>18461.0</text:p>
          </table:table-cell>
          <table:table-cell office:value-type="float" office:value="25238" calcext:value-type="float">
            <text:p>25238.0</text:p>
          </table:table-cell>
          <table:table-cell office:value-type="float" office:value="668" calcext:value-type="float">
            <text:p>668.0</text:p>
          </table:table-cell>
          <table:table-cell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1"/>
          <table:table-cell office:value-type="float" office:value="18516" calcext:value-type="float">
            <text:p>18516.0</text:p>
          </table:table-cell>
          <table:table-cell office:value-type="float" office:value="27038" calcext:value-type="float">
            <text:p>27038.0</text:p>
          </table:table-cell>
          <table:table-cell office:value-type="float" office:value="645" calcext:value-type="float">
            <text:p>645.0</text:p>
          </table:table-cell>
          <table:table-cell office:value-type="float" office:value="0" calcext:value-type="float">
            <text:p>0</text:p>
          </table:table-cell>
          <table:table-cell office:value-type="float" office:value="884" calcext:value-type="float">
            <text:p>8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1"/>
          <table:table-cell office:value-type="float" office:value="18444" calcext:value-type="float">
            <text:p>18444.0</text:p>
          </table:table-cell>
          <table:table-cell office:value-type="float" office:value="25236" calcext:value-type="float">
            <text:p>25236.0</text:p>
          </table:table-cell>
          <table:table-cell office:value-type="float" office:value="669" calcext:value-type="float">
            <text:p>669.0</text:p>
          </table:table-cell>
          <table:table-cell office:value-type="float" office:value="0" calcext:value-type="float">
            <text:p>0</text:p>
          </table:table-cell>
          <table:table-cell office:value-type="float" office:value="885" calcext:value-type="float">
            <text:p>8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1"/>
          <table:table-cell office:value-type="float" office:value="18488" calcext:value-type="float">
            <text:p>18488.0</text:p>
          </table:table-cell>
          <table:table-cell office:value-type="float" office:value="27031" calcext:value-type="float">
            <text:p>27031.0</text:p>
          </table:table-cell>
          <table:table-cell office:value-type="float" office:value="646" calcext:value-type="float">
            <text:p>646.0</text:p>
          </table:table-cell>
          <table:table-cell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1"/>
          <table:table-cell office:value-type="float" office:value="18417" calcext:value-type="float">
            <text:p>18417.0</text:p>
          </table:table-cell>
          <table:table-cell office:value-type="float" office:value="25240" calcext:value-type="float">
            <text:p>25240.0</text:p>
          </table:table-cell>
          <table:table-cell office:value-type="float" office:value="671" calcext:value-type="float">
            <text:p>671.0</text:p>
          </table:table-cell>
          <table:table-cell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1"/>
          <table:table-cell office:value-type="float" office:value="18471" calcext:value-type="float">
            <text:p>18471.0</text:p>
          </table:table-cell>
          <table:table-cell office:value-type="float" office:value="27031" calcext:value-type="float">
            <text:p>27031.0</text:p>
          </table:table-cell>
          <table:table-cell office:value-type="float" office:value="647" calcext:value-type="float">
            <text:p>647.0</text:p>
          </table:table-cell>
          <table:table-cell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1"/>
          <table:table-cell office:value-type="float" office:value="18408" calcext:value-type="float">
            <text:p>18408.0</text:p>
          </table:table-cell>
          <table:table-cell office:value-type="float" office:value="25244" calcext:value-type="float">
            <text:p>25244.0</text:p>
          </table:table-cell>
          <table:table-cell office:value-type="float" office:value="672" calcext:value-type="float">
            <text:p>672.0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1"/>
          <table:table-cell office:value-type="float" office:value="18457" calcext:value-type="float">
            <text:p>18457.0</text:p>
          </table:table-cell>
          <table:table-cell office:value-type="float" office:value="27028" calcext:value-type="float">
            <text:p>27028.0</text:p>
          </table:table-cell>
          <table:table-cell office:value-type="float" office:value="649" calcext:value-type="float">
            <text:p>649.0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1"/>
          <table:table-cell office:value-type="float" office:value="18379" calcext:value-type="float">
            <text:p>18379.0</text:p>
          </table:table-cell>
          <table:table-cell office:value-type="float" office:value="25256" calcext:value-type="float">
            <text:p>25256.0</text:p>
          </table:table-cell>
          <table:table-cell office:value-type="float" office:value="673" calcext:value-type="float">
            <text:p>673.0</text:p>
          </table:table-cell>
          <table:table-cell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1"/>
          <table:table-cell office:value-type="float" office:value="18431" calcext:value-type="float">
            <text:p>18431.0</text:p>
          </table:table-cell>
          <table:table-cell office:value-type="float" office:value="27025" calcext:value-type="float">
            <text:p>27025.0</text:p>
          </table:table-cell>
          <table:table-cell office:value-type="float" office:value="651" calcext:value-type="float">
            <text:p>651.0</text:p>
          </table:table-cell>
          <table:table-cell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1"/>
          <table:table-cell office:value-type="float" office:value="18345" calcext:value-type="float">
            <text:p>18345.0</text:p>
          </table:table-cell>
          <table:table-cell office:value-type="float" office:value="25260" calcext:value-type="float">
            <text:p>25260.0</text:p>
          </table:table-cell>
          <table:table-cell office:value-type="float" office:value="674" calcext:value-type="float">
            <text:p>674.0</text:p>
          </table:table-cell>
          <table:table-cell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1"/>
          <table:table-cell office:value-type="float" office:value="18410" calcext:value-type="float">
            <text:p>18410.0</text:p>
          </table:table-cell>
          <table:table-cell office:value-type="float" office:value="27019" calcext:value-type="float">
            <text:p>27019.0</text:p>
          </table:table-cell>
          <table:table-cell office:value-type="float" office:value="653" calcext:value-type="float">
            <text:p>653.0</text:p>
          </table:table-cell>
          <table:table-cell office:value-type="float" office:value="0" calcext:value-type="float">
            <text:p>0</text:p>
          </table:table-cell>
          <table:table-cell office:value-type="float" office:value="894" calcext:value-type="float">
            <text:p>8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1"/>
          <table:table-cell office:value-type="float" office:value="18317" calcext:value-type="float">
            <text:p>18317.0</text:p>
          </table:table-cell>
          <table:table-cell office:value-type="float" office:value="25263" calcext:value-type="float">
            <text:p>25263.0</text:p>
          </table:table-cell>
          <table:table-cell office:value-type="float" office:value="675" calcext:value-type="float">
            <text:p>675.0</text:p>
          </table:table-cell>
          <table:table-cell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1"/>
          <table:table-cell office:value-type="float" office:value="18381" calcext:value-type="float">
            <text:p>18381.0</text:p>
          </table:table-cell>
          <table:table-cell office:value-type="float" office:value="27022" calcext:value-type="float">
            <text:p>27022.0</text:p>
          </table:table-cell>
          <table:table-cell office:value-type="float" office:value="654" calcext:value-type="float">
            <text:p>654.0</text:p>
          </table:table-cell>
          <table:table-cell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1"/>
          <table:table-cell office:value-type="float" office:value="18290" calcext:value-type="float">
            <text:p>18290.0</text:p>
          </table:table-cell>
          <table:table-cell office:value-type="float" office:value="25274" calcext:value-type="float">
            <text:p>25274.0</text:p>
          </table:table-cell>
          <table:table-cell office:value-type="float" office:value="676" calcext:value-type="float">
            <text:p>676.0</text:p>
          </table:table-cell>
          <table:table-cell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1"/>
          <table:table-cell office:value-type="float" office:value="18355" calcext:value-type="float">
            <text:p>18355.0</text:p>
          </table:table-cell>
          <table:table-cell office:value-type="float" office:value="27021" calcext:value-type="float">
            <text:p>27021.0</text:p>
          </table:table-cell>
          <table:table-cell office:value-type="float" office:value="655" calcext:value-type="float">
            <text:p>655.0</text:p>
          </table:table-cell>
          <table:table-cell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1"/>
          <table:table-cell office:value-type="float" office:value="18267" calcext:value-type="float">
            <text:p>18267.0</text:p>
          </table:table-cell>
          <table:table-cell office:value-type="float" office:value="25280" calcext:value-type="float">
            <text:p>25280.0</text:p>
          </table:table-cell>
          <table:table-cell office:value-type="float" office:value="677" calcext:value-type="float">
            <text:p>677.0</text:p>
          </table:table-cell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1"/>
          <table:table-cell office:value-type="float" office:value="18329" calcext:value-type="float">
            <text:p>18329.0</text:p>
          </table:table-cell>
          <table:table-cell office:value-type="float" office:value="27017" calcext:value-type="float">
            <text:p>27017.0</text:p>
          </table:table-cell>
          <table:table-cell office:value-type="float" office:value="656" calcext:value-type="float">
            <text:p>656.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1"/>
          <table:table-cell office:value-type="float" office:value="18253" calcext:value-type="float">
            <text:p>18253.0</text:p>
          </table:table-cell>
          <table:table-cell office:value-type="float" office:value="25278" calcext:value-type="float">
            <text:p>25278.0</text:p>
          </table:table-cell>
          <table:table-cell office:value-type="float" office:value="678" calcext:value-type="float">
            <text:p>678.0</text:p>
          </table:table-cell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1"/>
          <table:table-cell office:value-type="float" office:value="18311" calcext:value-type="float">
            <text:p>18311.0</text:p>
          </table:table-cell>
          <table:table-cell office:value-type="float" office:value="27028" calcext:value-type="float">
            <text:p>27028.0</text:p>
          </table:table-cell>
          <table:table-cell office:value-type="float" office:value="656" calcext:value-type="float">
            <text:p>656.0</text:p>
          </table:table-cell>
          <table:table-cell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1"/>
          <table:table-cell office:value-type="float" office:value="18249" calcext:value-type="float">
            <text:p>18249.0</text:p>
          </table:table-cell>
          <table:table-cell office:value-type="float" office:value="25279" calcext:value-type="float">
            <text:p>25279.0</text:p>
          </table:table-cell>
          <table:table-cell office:value-type="float" office:value="679" calcext:value-type="float">
            <text:p>679.0</text:p>
          </table:table-cell>
          <table:table-cell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1"/>
          <table:table-cell office:value-type="float" office:value="18300" calcext:value-type="float">
            <text:p>18300.0</text:p>
          </table:table-cell>
          <table:table-cell office:value-type="float" office:value="27030" calcext:value-type="float">
            <text:p>27030.0</text:p>
          </table:table-cell>
          <table:table-cell office:value-type="float" office:value="657" calcext:value-type="float">
            <text:p>657.0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1"/>
          <table:table-cell office:value-type="float" office:value="18235" calcext:value-type="float">
            <text:p>18235.0</text:p>
          </table:table-cell>
          <table:table-cell office:value-type="float" office:value="25282" calcext:value-type="float">
            <text:p>25282.0</text:p>
          </table:table-cell>
          <table:table-cell office:value-type="float" office:value="680" calcext:value-type="float">
            <text:p>680.0</text:p>
          </table:table-cell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1"/>
          <table:table-cell office:value-type="float" office:value="18241" calcext:value-type="float">
            <text:p>18241.0</text:p>
          </table:table-cell>
          <table:table-cell office:value-type="float" office:value="27055" calcext:value-type="float">
            <text:p>27055.0</text:p>
          </table:table-cell>
          <table:table-cell office:value-type="float" office:value="658" calcext:value-type="float">
            <text:p>658.0</text:p>
          </table:table-cell>
          <table:table-cell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1"/>
          <table:table-cell office:value-type="float" office:value="18235" calcext:value-type="float">
            <text:p>18235.0</text:p>
          </table:table-cell>
          <table:table-cell office:value-type="float" office:value="25282" calcext:value-type="float">
            <text:p>25282.0</text:p>
          </table:table-cell>
          <table:table-cell office:value-type="float" office:value="681" calcext:value-type="float">
            <text:p>681.0</text:p>
          </table:table-cell>
          <table:table-cell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1"/>
          <table:table-cell office:value-type="float" office:value="18194" calcext:value-type="float">
            <text:p>18194.0</text:p>
          </table:table-cell>
          <table:table-cell office:value-type="float" office:value="27076" calcext:value-type="float">
            <text:p>27076.0</text:p>
          </table:table-cell>
          <table:table-cell office:value-type="float" office:value="658" calcext:value-type="float">
            <text:p>658.0</text:p>
          </table:table-cell>
          <table:table-cell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1"/>
          <table:table-cell office:value-type="float" office:value="18223" calcext:value-type="float">
            <text:p>18223.0</text:p>
          </table:table-cell>
          <table:table-cell office:value-type="float" office:value="25293" calcext:value-type="float">
            <text:p>25293.0</text:p>
          </table:table-cell>
          <table:table-cell office:value-type="float" office:value="682" calcext:value-type="float">
            <text:p>682.0</text:p>
          </table:table-cell>
          <table:table-cell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1"/>
          <table:table-cell office:value-type="float" office:value="18127" calcext:value-type="float">
            <text:p>18127.0</text:p>
          </table:table-cell>
          <table:table-cell office:value-type="float" office:value="27087" calcext:value-type="float">
            <text:p>27087.0</text:p>
          </table:table-cell>
          <table:table-cell office:value-type="float" office:value="658" calcext:value-type="float">
            <text:p>658.0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1"/>
          <table:table-cell office:value-type="float" office:value="18212" calcext:value-type="float">
            <text:p>18212.0</text:p>
          </table:table-cell>
          <table:table-cell office:value-type="float" office:value="25299" calcext:value-type="float">
            <text:p>25299.0</text:p>
          </table:table-cell>
          <table:table-cell office:value-type="float" office:value="683" calcext:value-type="float">
            <text:p>683.0</text:p>
          </table:table-cell>
          <table:table-cell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1"/>
          <table:table-cell office:value-type="float" office:value="18129" calcext:value-type="float">
            <text:p>18129.0</text:p>
          </table:table-cell>
          <table:table-cell office:value-type="float" office:value="27090" calcext:value-type="float">
            <text:p>27090.0</text:p>
          </table:table-cell>
          <table:table-cell office:value-type="float" office:value="659" calcext:value-type="float">
            <text:p>659.0</text:p>
          </table:table-cell>
          <table:table-cell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1"/>
          <table:table-cell office:value-type="float" office:value="18207" calcext:value-type="float">
            <text:p>18207.0</text:p>
          </table:table-cell>
          <table:table-cell office:value-type="float" office:value="25302" calcext:value-type="float">
            <text:p>25302.0</text:p>
          </table:table-cell>
          <table:table-cell office:value-type="float" office:value="684" calcext:value-type="float">
            <text:p>684.0</text:p>
          </table:table-cell>
          <table:table-cell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1"/>
          <table:table-cell office:value-type="float" office:value="18107" calcext:value-type="float">
            <text:p>18107.0</text:p>
          </table:table-cell>
          <table:table-cell office:value-type="float" office:value="27092" calcext:value-type="float">
            <text:p>27092.0</text:p>
          </table:table-cell>
          <table:table-cell office:value-type="float" office:value="661" calcext:value-type="float">
            <text:p>661.0</text:p>
          </table:table-cell>
          <table:table-cell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1"/>
          <table:table-cell office:value-type="float" office:value="18197" calcext:value-type="float">
            <text:p>18197.0</text:p>
          </table:table-cell>
          <table:table-cell office:value-type="float" office:value="25306" calcext:value-type="float">
            <text:p>25306.0</text:p>
          </table:table-cell>
          <table:table-cell office:value-type="float" office:value="685" calcext:value-type="float">
            <text:p>685.0</text:p>
          </table:table-cell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1"/>
          <table:table-cell office:value-type="float" office:value="18098" calcext:value-type="float">
            <text:p>18098.0</text:p>
          </table:table-cell>
          <table:table-cell office:value-type="float" office:value="27091" calcext:value-type="float">
            <text:p>27091.0</text:p>
          </table:table-cell>
          <table:table-cell office:value-type="float" office:value="662" calcext:value-type="float">
            <text:p>662.0</text:p>
          </table:table-cell>
          <table:table-cell office:value-type="float" office:value="0" calcext:value-type="float">
            <text:p>0</text:p>
          </table:table-cell>
          <table:table-cell office:value-type="float" office:value="916" calcext:value-type="float">
            <text:p>9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1"/>
          <table:table-cell office:value-type="float" office:value="18197" calcext:value-type="float">
            <text:p>18197.0</text:p>
          </table:table-cell>
          <table:table-cell office:value-type="float" office:value="25306" calcext:value-type="float">
            <text:p>25306.0</text:p>
          </table:table-cell>
          <table:table-cell office:value-type="float" office:value="686" calcext:value-type="float">
            <text:p>686.0</text:p>
          </table:table-cell>
          <table:table-cell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1"/>
          <table:table-cell office:value-type="float" office:value="18068" calcext:value-type="float">
            <text:p>18068.0</text:p>
          </table:table-cell>
          <table:table-cell office:value-type="float" office:value="27099" calcext:value-type="float">
            <text:p>27099.0</text:p>
          </table:table-cell>
          <table:table-cell office:value-type="float" office:value="664" calcext:value-type="float">
            <text:p>664.0</text:p>
          </table:table-cell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1"/>
          <table:table-cell office:value-type="float" office:value="18197" calcext:value-type="float">
            <text:p>18197.0</text:p>
          </table:table-cell>
          <table:table-cell office:value-type="float" office:value="25306" calcext:value-type="float">
            <text:p>25306.0</text:p>
          </table:table-cell>
          <table:table-cell office:value-type="float" office:value="687" calcext:value-type="float">
            <text:p>687.0</text:p>
          </table:table-cell>
          <table:table-cell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1"/>
          <table:table-cell office:value-type="float" office:value="18066" calcext:value-type="float">
            <text:p>18066.0</text:p>
          </table:table-cell>
          <table:table-cell office:value-type="float" office:value="27105" calcext:value-type="float">
            <text:p>27105.0</text:p>
          </table:table-cell>
          <table:table-cell office:value-type="float" office:value="665" calcext:value-type="float">
            <text:p>665.0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1"/>
          <table:table-cell office:value-type="float" office:value="18197" calcext:value-type="float">
            <text:p>18197.0</text:p>
          </table:table-cell>
          <table:table-cell office:value-type="float" office:value="25306" calcext:value-type="float">
            <text:p>25306.0</text:p>
          </table:table-cell>
          <table:table-cell office:value-type="float" office:value="688" calcext:value-type="float">
            <text:p>688.0</text:p>
          </table:table-cell>
          <table:table-cell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1"/>
          <table:table-cell office:value-type="float" office:value="18056" calcext:value-type="float">
            <text:p>18056.0</text:p>
          </table:table-cell>
          <table:table-cell office:value-type="float" office:value="27109" calcext:value-type="float">
            <text:p>27109.0</text:p>
          </table:table-cell>
          <table:table-cell office:value-type="float" office:value="666" calcext:value-type="float">
            <text:p>666.0</text:p>
          </table:table-cell>
          <table:table-cell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1"/>
          <table:table-cell office:value-type="float" office:value="18197" calcext:value-type="float">
            <text:p>18197.0</text:p>
          </table:table-cell>
          <table:table-cell office:value-type="float" office:value="25306" calcext:value-type="float">
            <text:p>25306.0</text:p>
          </table:table-cell>
          <table:table-cell office:value-type="float" office:value="690" calcext:value-type="float">
            <text:p>690.0</text:p>
          </table:table-cell>
          <table:table-cell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1"/>
          <table:table-cell office:value-type="float" office:value="18046" calcext:value-type="float">
            <text:p>18046.0</text:p>
          </table:table-cell>
          <table:table-cell office:value-type="float" office:value="27103" calcext:value-type="float">
            <text:p>27103.0</text:p>
          </table:table-cell>
          <table:table-cell office:value-type="float" office:value="668" calcext:value-type="float">
            <text:p>668.0</text:p>
          </table:table-cell>
          <table:table-cell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1"/>
          <table:table-cell office:value-type="float" office:value="18186" calcext:value-type="float">
            <text:p>18186.0</text:p>
          </table:table-cell>
          <table:table-cell office:value-type="float" office:value="25308" calcext:value-type="float">
            <text:p>25308.0</text:p>
          </table:table-cell>
          <table:table-cell office:value-type="float" office:value="692" calcext:value-type="float">
            <text:p>692.0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1"/>
          <table:table-cell office:value-type="float" office:value="18040" calcext:value-type="float">
            <text:p>18040.0</text:p>
          </table:table-cell>
          <table:table-cell office:value-type="float" office:value="27107" calcext:value-type="float">
            <text:p>27107.0</text:p>
          </table:table-cell>
          <table:table-cell office:value-type="float" office:value="669" calcext:value-type="float">
            <text:p>669.0</text:p>
          </table:table-cell>
          <table:table-cell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ce1"/>
          <table:table-cell office:value-type="float" office:value="18179" calcext:value-type="float">
            <text:p>18179.0</text:p>
          </table:table-cell>
          <table:table-cell office:value-type="float" office:value="25308" calcext:value-type="float">
            <text:p>25308.0</text:p>
          </table:table-cell>
          <table:table-cell office:value-type="float" office:value="693" calcext:value-type="float">
            <text:p>693.0</text:p>
          </table:table-cell>
          <table:table-cell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1"/>
          <table:table-cell office:value-type="float" office:value="18027" calcext:value-type="float">
            <text:p>18027.0</text:p>
          </table:table-cell>
          <table:table-cell office:value-type="float" office:value="27098" calcext:value-type="float">
            <text:p>27098.0</text:p>
          </table:table-cell>
          <table:table-cell office:value-type="float" office:value="671" calcext:value-type="float">
            <text:p>671.0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1"/>
          <table:table-cell office:value-type="float" office:value="18180" calcext:value-type="float">
            <text:p>18180.0</text:p>
          </table:table-cell>
          <table:table-cell office:value-type="float" office:value="25313" calcext:value-type="float">
            <text:p>25313.0</text:p>
          </table:table-cell>
          <table:table-cell office:value-type="float" office:value="695" calcext:value-type="float">
            <text:p>695.0</text:p>
          </table:table-cell>
          <table:table-cell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1"/>
          <table:table-cell office:value-type="float" office:value="18021" calcext:value-type="float">
            <text:p>18021.0</text:p>
          </table:table-cell>
          <table:table-cell office:value-type="float" office:value="27099" calcext:value-type="float">
            <text:p>27099.0</text:p>
          </table:table-cell>
          <table:table-cell office:value-type="float" office:value="672" calcext:value-type="float">
            <text:p>672.0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1"/>
          <table:table-cell office:value-type="float" office:value="18176" calcext:value-type="float">
            <text:p>18176.0</text:p>
          </table:table-cell>
          <table:table-cell office:value-type="float" office:value="25306" calcext:value-type="float">
            <text:p>25306.0</text:p>
          </table:table-cell>
          <table:table-cell office:value-type="float" office:value="697" calcext:value-type="float">
            <text:p>697.0</text:p>
          </table:table-cell>
          <table:table-cell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1"/>
          <table:table-cell office:value-type="float" office:value="18019" calcext:value-type="float">
            <text:p>18019.0</text:p>
          </table:table-cell>
          <table:table-cell office:value-type="float" office:value="27092" calcext:value-type="float">
            <text:p>27092.0</text:p>
          </table:table-cell>
          <table:table-cell office:value-type="float" office:value="673" calcext:value-type="float">
            <text:p>673.0</text:p>
          </table:table-cell>
          <table:table-cell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1"/>
          <table:table-cell office:value-type="float" office:value="18183" calcext:value-type="float">
            <text:p>18183.0</text:p>
          </table:table-cell>
          <table:table-cell office:value-type="float" office:value="25291" calcext:value-type="float">
            <text:p>25291.0</text:p>
          </table:table-cell>
          <table:table-cell office:value-type="float" office:value="699" calcext:value-type="float">
            <text:p>699.0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1"/>
          <table:table-cell office:value-type="float" office:value="18011" calcext:value-type="float">
            <text:p>18011.0</text:p>
          </table:table-cell>
          <table:table-cell office:value-type="float" office:value="27088" calcext:value-type="float">
            <text:p>27088.0</text:p>
          </table:table-cell>
          <table:table-cell office:value-type="float" office:value="675" calcext:value-type="float">
            <text:p>675.0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1"/>
          <table:table-cell office:value-type="float" office:value="18182" calcext:value-type="float">
            <text:p>18182.0</text:p>
          </table:table-cell>
          <table:table-cell office:value-type="float" office:value="25265" calcext:value-type="float">
            <text:p>25265.0</text:p>
          </table:table-cell>
          <table:table-cell office:value-type="float" office:value="701" calcext:value-type="float">
            <text:p>701.0</text:p>
          </table:table-cell>
          <table:table-cell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1"/>
          <table:table-cell office:value-type="float" office:value="18012" calcext:value-type="float">
            <text:p>18012.0</text:p>
          </table:table-cell>
          <table:table-cell office:value-type="float" office:value="27079" calcext:value-type="float">
            <text:p>27079.0</text:p>
          </table:table-cell>
          <table:table-cell office:value-type="float" office:value="677" calcext:value-type="float">
            <text:p>677.0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ce1"/>
          <table:table-cell office:value-type="float" office:value="18180" calcext:value-type="float">
            <text:p>18180.0</text:p>
          </table:table-cell>
          <table:table-cell office:value-type="float" office:value="25260" calcext:value-type="float">
            <text:p>25260.0</text:p>
          </table:table-cell>
          <table:table-cell office:value-type="float" office:value="702" calcext:value-type="float">
            <text:p>702.0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1"/>
          <table:table-cell office:value-type="float" office:value="18000" calcext:value-type="float">
            <text:p>18000.0</text:p>
          </table:table-cell>
          <table:table-cell office:value-type="float" office:value="27080" calcext:value-type="float">
            <text:p>27080.0</text:p>
          </table:table-cell>
          <table:table-cell office:value-type="float" office:value="679" calcext:value-type="float">
            <text:p>679.0</text:p>
          </table:table-cell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1"/>
          <table:table-cell office:value-type="float" office:value="18179" calcext:value-type="float">
            <text:p>18179.0</text:p>
          </table:table-cell>
          <table:table-cell office:value-type="float" office:value="25259" calcext:value-type="float">
            <text:p>25259.0</text:p>
          </table:table-cell>
          <table:table-cell office:value-type="float" office:value="703" calcext:value-type="float">
            <text:p>703.0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992" calcext:value-type="float">
            <text:p>17992.0</text:p>
          </table:table-cell>
          <table:table-cell office:value-type="float" office:value="27074" calcext:value-type="float">
            <text:p>27074.0</text:p>
          </table:table-cell>
          <table:table-cell office:value-type="float" office:value="680" calcext:value-type="float">
            <text:p>680.0</text:p>
          </table:table-cell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1"/>
          <table:table-cell office:value-type="float" office:value="18173" calcext:value-type="float">
            <text:p>18173.0</text:p>
          </table:table-cell>
          <table:table-cell office:value-type="float" office:value="25259" calcext:value-type="float">
            <text:p>25259.0</text:p>
          </table:table-cell>
          <table:table-cell office:value-type="float" office:value="704" calcext:value-type="float">
            <text:p>704.0</text:p>
          </table:table-cell>
          <table:table-cell office:value-type="float" office:value="0" calcext:value-type="float">
            <text:p>0</text:p>
          </table:table-cell>
          <table:table-cell office:value-type="float" office:value="941" calcext:value-type="float">
            <text:p>9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1"/>
          <table:table-cell office:value-type="float" office:value="17990" calcext:value-type="float">
            <text:p>17990.0</text:p>
          </table:table-cell>
          <table:table-cell office:value-type="float" office:value="27068" calcext:value-type="float">
            <text:p>27068.0</text:p>
          </table:table-cell>
          <table:table-cell office:value-type="float" office:value="682" calcext:value-type="float">
            <text:p>682.0</text:p>
          </table:table-cell>
          <table:table-cell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1"/>
          <table:table-cell office:value-type="float" office:value="18171" calcext:value-type="float">
            <text:p>18171.0</text:p>
          </table:table-cell>
          <table:table-cell office:value-type="float" office:value="25259" calcext:value-type="float">
            <text:p>25259.0</text:p>
          </table:table-cell>
          <table:table-cell office:value-type="float" office:value="706" calcext:value-type="float">
            <text:p>706.0</text:p>
          </table:table-cell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1"/>
          <table:table-cell office:value-type="float" office:value="17974" calcext:value-type="float">
            <text:p>17974.0</text:p>
          </table:table-cell>
          <table:table-cell office:value-type="float" office:value="27061" calcext:value-type="float">
            <text:p>27061.0</text:p>
          </table:table-cell>
          <table:table-cell office:value-type="float" office:value="683" calcext:value-type="float">
            <text:p>683.0</text:p>
          </table:table-cell>
          <table:table-cell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1"/>
          <table:table-cell office:value-type="float" office:value="18141" calcext:value-type="float">
            <text:p>18141.0</text:p>
          </table:table-cell>
          <table:table-cell office:value-type="float" office:value="25250" calcext:value-type="float">
            <text:p>25250.0</text:p>
          </table:table-cell>
          <table:table-cell office:value-type="float" office:value="708" calcext:value-type="float">
            <text:p>708.0</text:p>
          </table:table-cell>
          <table:table-cell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1"/>
          <table:table-cell office:value-type="float" office:value="17950" calcext:value-type="float">
            <text:p>17950.0</text:p>
          </table:table-cell>
          <table:table-cell office:value-type="float" office:value="27053" calcext:value-type="float">
            <text:p>27053.0</text:p>
          </table:table-cell>
          <table:table-cell office:value-type="float" office:value="684" calcext:value-type="float">
            <text:p>684.0</text:p>
          </table:table-cell>
          <table:table-cell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1"/>
          <table:table-cell office:value-type="float" office:value="18135" calcext:value-type="float">
            <text:p>18135.0</text:p>
          </table:table-cell>
          <table:table-cell office:value-type="float" office:value="25253" calcext:value-type="float">
            <text:p>25253.0</text:p>
          </table:table-cell>
          <table:table-cell office:value-type="float" office:value="709" calcext:value-type="float">
            <text:p>709.0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1"/>
          <table:table-cell office:value-type="float" office:value="17937" calcext:value-type="float">
            <text:p>17937.0</text:p>
          </table:table-cell>
          <table:table-cell office:value-type="float" office:value="27056" calcext:value-type="float">
            <text:p>27056.0</text:p>
          </table:table-cell>
          <table:table-cell office:value-type="float" office:value="685" calcext:value-type="float">
            <text:p>685.0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1"/>
          <table:table-cell office:value-type="float" office:value="18128" calcext:value-type="float">
            <text:p>18128.0</text:p>
          </table:table-cell>
          <table:table-cell office:value-type="float" office:value="25251" calcext:value-type="float">
            <text:p>25251.0</text:p>
          </table:table-cell>
          <table:table-cell office:value-type="float" office:value="710" calcext:value-type="float">
            <text:p>710.0</text:p>
          </table:table-cell>
          <table:table-cell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1"/>
          <table:table-cell office:value-type="float" office:value="17930" calcext:value-type="float">
            <text:p>17930.0</text:p>
          </table:table-cell>
          <table:table-cell office:value-type="float" office:value="27061" calcext:value-type="float">
            <text:p>27061.0</text:p>
          </table:table-cell>
          <table:table-cell office:value-type="float" office:value="686" calcext:value-type="float">
            <text:p>686.0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1"/>
          <table:table-cell office:value-type="float" office:value="18109" calcext:value-type="float">
            <text:p>18109.0</text:p>
          </table:table-cell>
          <table:table-cell office:value-type="float" office:value="25243" calcext:value-type="float">
            <text:p>25243.0</text:p>
          </table:table-cell>
          <table:table-cell office:value-type="float" office:value="712" calcext:value-type="float">
            <text:p>712.0</text:p>
          </table:table-cell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1"/>
          <table:table-cell office:value-type="float" office:value="17928" calcext:value-type="float">
            <text:p>17928.0</text:p>
          </table:table-cell>
          <table:table-cell office:value-type="float" office:value="27059" calcext:value-type="float">
            <text:p>27059.0</text:p>
          </table:table-cell>
          <table:table-cell office:value-type="float" office:value="687" calcext:value-type="float">
            <text:p>687.0</text:p>
          </table:table-cell>
          <table:table-cell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1"/>
          <table:table-cell office:value-type="float" office:value="18096" calcext:value-type="float">
            <text:p>18096.0</text:p>
          </table:table-cell>
          <table:table-cell office:value-type="float" office:value="25236" calcext:value-type="float">
            <text:p>25236.0</text:p>
          </table:table-cell>
          <table:table-cell office:value-type="float" office:value="714" calcext:value-type="float">
            <text:p>714.0</text:p>
          </table:table-cell>
          <table:table-cell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1"/>
          <table:table-cell office:value-type="float" office:value="17902" calcext:value-type="float">
            <text:p>17902.0</text:p>
          </table:table-cell>
          <table:table-cell office:value-type="float" office:value="27057" calcext:value-type="float">
            <text:p>27057.0</text:p>
          </table:table-cell>
          <table:table-cell office:value-type="float" office:value="689" calcext:value-type="float">
            <text:p>689.0</text:p>
          </table:table-cell>
          <table:table-cell office:value-type="float" office:value="0" calcext:value-type="float">
            <text:p>0</text:p>
          </table:table-cell>
          <table:table-cell office:value-type="float" office:value="954" calcext:value-type="float">
            <text:p>9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ce1"/>
          <table:table-cell office:value-type="float" office:value="18090" calcext:value-type="float">
            <text:p>18090.0</text:p>
          </table:table-cell>
          <table:table-cell office:value-type="float" office:value="25226" calcext:value-type="float">
            <text:p>25226.0</text:p>
          </table:table-cell>
          <table:table-cell office:value-type="float" office:value="716" calcext:value-type="float">
            <text:p>716.0</text:p>
          </table:table-cell>
          <table:table-cell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1"/>
          <table:table-cell office:value-type="float" office:value="17898" calcext:value-type="float">
            <text:p>17898.0</text:p>
          </table:table-cell>
          <table:table-cell office:value-type="float" office:value="27055" calcext:value-type="float">
            <text:p>27055.0</text:p>
          </table:table-cell>
          <table:table-cell office:value-type="float" office:value="690" calcext:value-type="float">
            <text:p>690.0</text:p>
          </table:table-cell>
          <table:table-cell office:value-type="float" office:value="0" calcext:value-type="float">
            <text:p>0</text:p>
          </table:table-cell>
          <table:table-cell office:value-type="float" office:value="956" calcext:value-type="float">
            <text:p>9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1"/>
          <table:table-cell office:value-type="float" office:value="18072" calcext:value-type="float">
            <text:p>18072.0</text:p>
          </table:table-cell>
          <table:table-cell office:value-type="float" office:value="25222" calcext:value-type="float">
            <text:p>25222.0</text:p>
          </table:table-cell>
          <table:table-cell office:value-type="float" office:value="717" calcext:value-type="float">
            <text:p>717.0</text:p>
          </table:table-cell>
          <table:table-cell office:value-type="float" office:value="0" calcext:value-type="float">
            <text:p>0</text:p>
          </table:table-cell>
          <table:table-cell office:value-type="float" office:value="957" calcext:value-type="float">
            <text:p>9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"/>
          <table:table-cell office:value-type="float" office:value="17894" calcext:value-type="float">
            <text:p>17894.0</text:p>
          </table:table-cell>
          <table:table-cell office:value-type="float" office:value="27053" calcext:value-type="float">
            <text:p>27053.0</text:p>
          </table:table-cell>
          <table:table-cell office:value-type="float" office:value="691" calcext:value-type="float">
            <text:p>691.0</text:p>
          </table:table-cell>
          <table:table-cell office:value-type="float" office:value="0" calcext:value-type="float">
            <text:p>0</text:p>
          </table:table-cell>
          <table:table-cell office:value-type="float" office:value="958" calcext:value-type="float">
            <text:p>9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1"/>
          <table:table-cell office:value-type="float" office:value="18058" calcext:value-type="float">
            <text:p>18058.0</text:p>
          </table:table-cell>
          <table:table-cell office:value-type="float" office:value="25220" calcext:value-type="float">
            <text:p>25220.0</text:p>
          </table:table-cell>
          <table:table-cell office:value-type="float" office:value="718" calcext:value-type="float">
            <text:p>718.0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1"/>
          <table:table-cell office:value-type="float" office:value="17873" calcext:value-type="float">
            <text:p>17873.0</text:p>
          </table:table-cell>
          <table:table-cell office:value-type="float" office:value="27051" calcext:value-type="float">
            <text:p>27051.0</text:p>
          </table:table-cell>
          <table:table-cell office:value-type="float" office:value="692" calcext:value-type="float">
            <text:p>692.0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1"/>
          <table:table-cell office:value-type="float" office:value="18045" calcext:value-type="float">
            <text:p>18045.0</text:p>
          </table:table-cell>
          <table:table-cell office:value-type="float" office:value="25213" calcext:value-type="float">
            <text:p>25213.0</text:p>
          </table:table-cell>
          <table:table-cell office:value-type="float" office:value="719" calcext:value-type="float">
            <text:p>719.0</text:p>
          </table:table-cell>
          <table:table-cell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1"/>
          <table:table-cell office:value-type="float" office:value="17823" calcext:value-type="float">
            <text:p>17823.0</text:p>
          </table:table-cell>
          <table:table-cell office:value-type="float" office:value="27056" calcext:value-type="float">
            <text:p>27056.0</text:p>
          </table:table-cell>
          <table:table-cell office:value-type="float" office:value="693" calcext:value-type="float">
            <text:p>693.0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1"/>
          <table:table-cell office:value-type="float" office:value="18035" calcext:value-type="float">
            <text:p>18035.0</text:p>
          </table:table-cell>
          <table:table-cell office:value-type="float" office:value="25198" calcext:value-type="float">
            <text:p>25198.0</text:p>
          </table:table-cell>
          <table:table-cell office:value-type="float" office:value="720" calcext:value-type="float">
            <text:p>720.0</text:p>
          </table:table-cell>
          <table:table-cell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1"/>
          <table:table-cell office:value-type="float" office:value="17812" calcext:value-type="float">
            <text:p>17812.0</text:p>
          </table:table-cell>
          <table:table-cell office:value-type="float" office:value="27066" calcext:value-type="float">
            <text:p>27066.0</text:p>
          </table:table-cell>
          <table:table-cell office:value-type="float" office:value="694" calcext:value-type="float">
            <text:p>694.0</text:p>
          </table:table-cell>
          <table:table-cell office:value-type="float" office:value="0" calcext:value-type="float">
            <text:p>0</text:p>
          </table:table-cell>
          <table:table-cell office:value-type="float" office:value="964" calcext:value-type="float">
            <text:p>9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1"/>
          <table:table-cell office:value-type="float" office:value="18031" calcext:value-type="float">
            <text:p>18031.0</text:p>
          </table:table-cell>
          <table:table-cell office:value-type="float" office:value="25184" calcext:value-type="float">
            <text:p>25184.0</text:p>
          </table:table-cell>
          <table:table-cell office:value-type="float" office:value="721" calcext:value-type="float">
            <text:p>721.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1"/>
          <table:table-cell office:value-type="float" office:value="17793" calcext:value-type="float">
            <text:p>17793.0</text:p>
          </table:table-cell>
          <table:table-cell office:value-type="float" office:value="27075" calcext:value-type="float">
            <text:p>27075.0</text:p>
          </table:table-cell>
          <table:table-cell office:value-type="float" office:value="695" calcext:value-type="float">
            <text:p>695.0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1"/>
          <table:table-cell office:value-type="float" office:value="18030" calcext:value-type="float">
            <text:p>18030.0</text:p>
          </table:table-cell>
          <table:table-cell office:value-type="float" office:value="25173" calcext:value-type="float">
            <text:p>25173.0</text:p>
          </table:table-cell>
          <table:table-cell office:value-type="float" office:value="722" calcext:value-type="float">
            <text:p>722.0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766" calcext:value-type="float">
            <text:p>17766.0</text:p>
          </table:table-cell>
          <table:table-cell office:value-type="float" office:value="27089" calcext:value-type="float">
            <text:p>27089.0</text:p>
          </table:table-cell>
          <table:table-cell office:value-type="float" office:value="696" calcext:value-type="float">
            <text:p>696.0</text:p>
          </table:table-cell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ce1"/>
          <table:table-cell office:value-type="float" office:value="18019" calcext:value-type="float">
            <text:p>18019.0</text:p>
          </table:table-cell>
          <table:table-cell office:value-type="float" office:value="25158" calcext:value-type="float">
            <text:p>25158.0</text:p>
          </table:table-cell>
          <table:table-cell office:value-type="float" office:value="723" calcext:value-type="float">
            <text:p>723.0</text:p>
          </table:table-cell>
          <table:table-cell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1"/>
          <table:table-cell office:value-type="float" office:value="17727" calcext:value-type="float">
            <text:p>17727.0</text:p>
          </table:table-cell>
          <table:table-cell office:value-type="float" office:value="27122" calcext:value-type="float">
            <text:p>27122.0</text:p>
          </table:table-cell>
          <table:table-cell office:value-type="float" office:value="696" calcext:value-type="float">
            <text:p>696.0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ce1"/>
          <table:table-cell office:value-type="float" office:value="18009" calcext:value-type="float">
            <text:p>18009.0</text:p>
          </table:table-cell>
          <table:table-cell office:value-type="float" office:value="25145" calcext:value-type="float">
            <text:p>25145.0</text:p>
          </table:table-cell>
          <table:table-cell office:value-type="float" office:value="723" calcext:value-type="float">
            <text:p>723.0</text:p>
          </table:table-cell>
          <table:table-cell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1"/>
          <table:table-cell office:value-type="float" office:value="17692" calcext:value-type="float">
            <text:p>17692.0</text:p>
          </table:table-cell>
          <table:table-cell office:value-type="float" office:value="27138" calcext:value-type="float">
            <text:p>27138.0</text:p>
          </table:table-cell>
          <table:table-cell office:value-type="float" office:value="696" calcext:value-type="float">
            <text:p>696.0</text:p>
          </table:table-cell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ce1"/>
          <table:table-cell office:value-type="float" office:value="17966" calcext:value-type="float">
            <text:p>17966.0</text:p>
          </table:table-cell>
          <table:table-cell office:value-type="float" office:value="25130" calcext:value-type="float">
            <text:p>25130.0</text:p>
          </table:table-cell>
          <table:table-cell office:value-type="float" office:value="723" calcext:value-type="float">
            <text:p>723.0</text:p>
          </table:table-cell>
          <table:table-cell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1"/>
          <table:table-cell office:value-type="float" office:value="17675" calcext:value-type="float">
            <text:p>17675.0</text:p>
          </table:table-cell>
          <table:table-cell office:value-type="float" office:value="27165" calcext:value-type="float">
            <text:p>27165.0</text:p>
          </table:table-cell>
          <table:table-cell office:value-type="float" office:value="696" calcext:value-type="float">
            <text:p>696.0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ce1"/>
          <table:table-cell office:value-type="float" office:value="17917" calcext:value-type="float">
            <text:p>17917.0</text:p>
          </table:table-cell>
          <table:table-cell office:value-type="float" office:value="25108" calcext:value-type="float">
            <text:p>25108.0</text:p>
          </table:table-cell>
          <table:table-cell office:value-type="float" office:value="724" calcext:value-type="float">
            <text:p>724.0</text:p>
          </table:table-cell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1"/>
          <table:table-cell office:value-type="float" office:value="17674" calcext:value-type="float">
            <text:p>17674.0</text:p>
          </table:table-cell>
          <table:table-cell office:value-type="float" office:value="27182" calcext:value-type="float">
            <text:p>27182.0</text:p>
          </table:table-cell>
          <table:table-cell office:value-type="float" office:value="697" calcext:value-type="float">
            <text:p>697.0</text:p>
          </table:table-cell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1"/>
          <table:table-cell office:value-type="float" office:value="17857" calcext:value-type="float">
            <text:p>17857.0</text:p>
          </table:table-cell>
          <table:table-cell office:value-type="float" office:value="25088" calcext:value-type="float">
            <text:p>25088.0</text:p>
          </table:table-cell>
          <table:table-cell office:value-type="float" office:value="724" calcext:value-type="float">
            <text:p>724.0</text:p>
          </table:table-cell>
          <table:table-cell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1"/>
          <table:table-cell office:value-type="float" office:value="17672" calcext:value-type="float">
            <text:p>17672.0</text:p>
          </table:table-cell>
          <table:table-cell office:value-type="float" office:value="27183" calcext:value-type="float">
            <text:p>27183.0</text:p>
          </table:table-cell>
          <table:table-cell office:value-type="float" office:value="698" calcext:value-type="float">
            <text:p>698.0</text:p>
          </table:table-cell>
          <table:table-cell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1"/>
          <table:table-cell office:value-type="float" office:value="17800" calcext:value-type="float">
            <text:p>17800.0</text:p>
          </table:table-cell>
          <table:table-cell office:value-type="float" office:value="25076" calcext:value-type="float">
            <text:p>25076.0</text:p>
          </table:table-cell>
          <table:table-cell office:value-type="float" office:value="724" calcext:value-type="float">
            <text:p>724.0</text:p>
          </table:table-cell>
          <table:table-cell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1"/>
          <table:table-cell office:value-type="float" office:value="17656" calcext:value-type="float">
            <text:p>17656.0</text:p>
          </table:table-cell>
          <table:table-cell office:value-type="float" office:value="27203" calcext:value-type="float">
            <text:p>27203.0</text:p>
          </table:table-cell>
          <table:table-cell office:value-type="float" office:value="699" calcext:value-type="float">
            <text:p>699.0</text:p>
          </table:table-cell>
          <table:table-cell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ce1"/>
          <table:table-cell office:value-type="float" office:value="17740" calcext:value-type="float">
            <text:p>17740.0</text:p>
          </table:table-cell>
          <table:table-cell office:value-type="float" office:value="25071" calcext:value-type="float">
            <text:p>25071.0</text:p>
          </table:table-cell>
          <table:table-cell office:value-type="float" office:value="725" calcext:value-type="float">
            <text:p>725.0</text:p>
          </table:table-cell>
          <table:table-cell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1"/>
          <table:table-cell office:value-type="float" office:value="17648" calcext:value-type="float">
            <text:p>17648.0</text:p>
          </table:table-cell>
          <table:table-cell office:value-type="float" office:value="27213" calcext:value-type="float">
            <text:p>27213.0</text:p>
          </table:table-cell>
          <table:table-cell office:value-type="float" office:value="700" calcext:value-type="float">
            <text:p>700.0</text:p>
          </table:table-cell>
          <table:table-cell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ce1"/>
          <table:table-cell office:value-type="float" office:value="17686" calcext:value-type="float">
            <text:p>17686.0</text:p>
          </table:table-cell>
          <table:table-cell office:value-type="float" office:value="25079" calcext:value-type="float">
            <text:p>25079.0</text:p>
          </table:table-cell>
          <table:table-cell office:value-type="float" office:value="725" calcext:value-type="float">
            <text:p>725.0</text:p>
          </table:table-cell>
          <table:table-cell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ce1"/>
          <table:table-cell office:value-type="float" office:value="17605" calcext:value-type="float">
            <text:p>17605.0</text:p>
          </table:table-cell>
          <table:table-cell office:value-type="float" office:value="27261" calcext:value-type="float">
            <text:p>27261.0</text:p>
          </table:table-cell>
          <table:table-cell office:value-type="float" office:value="700" calcext:value-type="float">
            <text:p>700.0</text:p>
          </table:table-cell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1"/>
          <table:table-cell office:value-type="float" office:value="17625" calcext:value-type="float">
            <text:p>17625.0</text:p>
          </table:table-cell>
          <table:table-cell office:value-type="float" office:value="25055" calcext:value-type="float">
            <text:p>25055.0</text:p>
          </table:table-cell>
          <table:table-cell office:value-type="float" office:value="725" calcext:value-type="float">
            <text:p>725.0</text:p>
          </table:table-cell>
          <table:table-cell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1"/>
          <table:table-cell office:value-type="float" office:value="17598" calcext:value-type="float">
            <text:p>17598.0</text:p>
          </table:table-cell>
          <table:table-cell office:value-type="float" office:value="27265" calcext:value-type="float">
            <text:p>27265.0</text:p>
          </table:table-cell>
          <table:table-cell office:value-type="float" office:value="701" calcext:value-type="float">
            <text:p>701.0</text:p>
          </table:table-cell>
          <table:table-cell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ce1"/>
          <table:table-cell office:value-type="float" office:value="17592" calcext:value-type="float">
            <text:p>17592.0</text:p>
          </table:table-cell>
          <table:table-cell office:value-type="float" office:value="25045" calcext:value-type="float">
            <text:p>25045.0</text:p>
          </table:table-cell>
          <table:table-cell office:value-type="float" office:value="726" calcext:value-type="float">
            <text:p>726.0</text:p>
          </table:table-cell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1"/>
          <table:table-cell office:value-type="float" office:value="17585" calcext:value-type="float">
            <text:p>17585.0</text:p>
          </table:table-cell>
          <table:table-cell office:value-type="float" office:value="27269" calcext:value-type="float">
            <text:p>27269.0</text:p>
          </table:table-cell>
          <table:table-cell office:value-type="float" office:value="702" calcext:value-type="float">
            <text:p>702.0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ce1"/>
          <table:table-cell office:value-type="float" office:value="17562" calcext:value-type="float">
            <text:p>17562.0</text:p>
          </table:table-cell>
          <table:table-cell office:value-type="float" office:value="25003" calcext:value-type="float">
            <text:p>25003.0</text:p>
          </table:table-cell>
          <table:table-cell office:value-type="float" office:value="726" calcext:value-type="float">
            <text:p>726.0</text:p>
          </table:table-cell>
          <table:table-cell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1"/>
          <table:table-cell office:value-type="float" office:value="17576" calcext:value-type="float">
            <text:p>17576.0</text:p>
          </table:table-cell>
          <table:table-cell office:value-type="float" office:value="27271" calcext:value-type="float">
            <text:p>27271.0</text:p>
          </table:table-cell>
          <table:table-cell office:value-type="float" office:value="703" calcext:value-type="float">
            <text:p>703.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ce1"/>
          <table:table-cell office:value-type="float" office:value="17540" calcext:value-type="float">
            <text:p>17540.0</text:p>
          </table:table-cell>
          <table:table-cell office:value-type="float" office:value="24964" calcext:value-type="float">
            <text:p>24964.0</text:p>
          </table:table-cell>
          <table:table-cell office:value-type="float" office:value="726" calcext:value-type="float">
            <text:p>726.0</text:p>
          </table:table-cell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1"/>
          <table:table-cell office:value-type="float" office:value="17565" calcext:value-type="float">
            <text:p>17565.0</text:p>
          </table:table-cell>
          <table:table-cell office:value-type="float" office:value="27259" calcext:value-type="float">
            <text:p>27259.0</text:p>
          </table:table-cell>
          <table:table-cell office:value-type="float" office:value="704" calcext:value-type="float">
            <text:p>704.0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1"/>
          <table:table-cell office:value-type="float" office:value="17520" calcext:value-type="float">
            <text:p>17520.0</text:p>
          </table:table-cell>
          <table:table-cell office:value-type="float" office:value="24925" calcext:value-type="float">
            <text:p>24925.0</text:p>
          </table:table-cell>
          <table:table-cell office:value-type="float" office:value="726" calcext:value-type="float">
            <text:p>726.0</text:p>
          </table:table-cell>
          <table:table-cell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1"/>
          <table:table-cell office:value-type="float" office:value="17476" calcext:value-type="float">
            <text:p>17476.0</text:p>
          </table:table-cell>
          <table:table-cell office:value-type="float" office:value="24960" calcext:value-type="float">
            <text:p>24960.0</text:p>
          </table:table-cell>
          <table:table-cell office:value-type="float" office:value="726" calcext:value-type="float">
            <text:p>726.0</text:p>
          </table:table-cell>
          <table:table-cell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1"/>
          <table:table-cell office:value-type="float" office:value="17560" calcext:value-type="float">
            <text:p>17560.0</text:p>
          </table:table-cell>
          <table:table-cell office:value-type="float" office:value="27259" calcext:value-type="float">
            <text:p>27259.0</text:p>
          </table:table-cell>
          <table:table-cell office:value-type="float" office:value="705" calcext:value-type="float">
            <text:p>705.0</text:p>
          </table:table-cell>
          <table:table-cell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1"/>
          <table:table-cell office:value-type="float" office:value="17477" calcext:value-type="float">
            <text:p>17477.0</text:p>
          </table:table-cell>
          <table:table-cell office:value-type="float" office:value="24863" calcext:value-type="float">
            <text:p>24863.0</text:p>
          </table:table-cell>
          <table:table-cell office:value-type="float" office:value="726" calcext:value-type="float">
            <text:p>726.0</text:p>
          </table:table-cell>
          <table:table-cell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1"/>
          <table:table-cell office:value-type="float" office:value="17445" calcext:value-type="float">
            <text:p>17445.0</text:p>
          </table:table-cell>
          <table:table-cell office:value-type="float" office:value="24959" calcext:value-type="float">
            <text:p>24959.0</text:p>
          </table:table-cell>
          <table:table-cell office:value-type="float" office:value="726" calcext:value-type="float">
            <text:p>726.0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/>
          <table:table-cell office:value-type="float" office:value="17551" calcext:value-type="float">
            <text:p>17551.0</text:p>
          </table:table-cell>
          <table:table-cell office:value-type="float" office:value="27258" calcext:value-type="float">
            <text:p>27258.0</text:p>
          </table:table-cell>
          <table:table-cell office:value-type="float" office:value="706" calcext:value-type="float">
            <text:p>706.0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1"/>
          <table:table-cell office:value-type="float" office:value="17468" calcext:value-type="float">
            <text:p>17468.0</text:p>
          </table:table-cell>
          <table:table-cell office:value-type="float" office:value="24844" calcext:value-type="float">
            <text:p>24844.0</text:p>
          </table:table-cell>
          <table:table-cell office:value-type="float" office:value="727" calcext:value-type="float">
            <text:p>727.0</text:p>
          </table:table-cell>
          <table:table-cell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1"/>
          <table:table-cell office:value-type="float" office:value="17432" calcext:value-type="float">
            <text:p>17432.0</text:p>
          </table:table-cell>
          <table:table-cell office:value-type="float" office:value="24959" calcext:value-type="float">
            <text:p>24959.0</text:p>
          </table:table-cell>
          <table:table-cell office:value-type="float" office:value="727" calcext:value-type="float">
            <text:p>727.0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1"/>
          <table:table-cell office:value-type="float" office:value="17547" calcext:value-type="float">
            <text:p>17547.0</text:p>
          </table:table-cell>
          <table:table-cell office:value-type="float" office:value="27257" calcext:value-type="float">
            <text:p>27257.0</text:p>
          </table:table-cell>
          <table:table-cell office:value-type="float" office:value="707" calcext:value-type="float">
            <text:p>707.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1"/>
          <table:table-cell office:value-type="float" office:value="17456" calcext:value-type="float">
            <text:p>17456.0</text:p>
          </table:table-cell>
          <table:table-cell office:value-type="float" office:value="24842" calcext:value-type="float">
            <text:p>24842.0</text:p>
          </table:table-cell>
          <table:table-cell office:value-type="float" office:value="728" calcext:value-type="float">
            <text:p>728.0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432" calcext:value-type="float">
            <text:p>17432.0</text:p>
          </table:table-cell>
          <table:table-cell office:value-type="float" office:value="24959" calcext:value-type="float">
            <text:p>24959.0</text:p>
          </table:table-cell>
          <table:table-cell office:value-type="float" office:value="728" calcext:value-type="float">
            <text:p>728.0</text:p>
          </table:table-cell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ce1"/>
          <table:table-cell office:value-type="float" office:value="17538" calcext:value-type="float">
            <text:p>17538.0</text:p>
          </table:table-cell>
          <table:table-cell office:value-type="float" office:value="27251" calcext:value-type="float">
            <text:p>27251.0</text:p>
          </table:table-cell>
          <table:table-cell office:value-type="float" office:value="708" calcext:value-type="float">
            <text:p>708.0</text:p>
          </table:table-cell>
          <table:table-cell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style-name="ce1"/>
          <table:table-cell office:value-type="float" office:value="17440" calcext:value-type="float">
            <text:p>17440.0</text:p>
          </table:table-cell>
          <table:table-cell office:value-type="float" office:value="24786" calcext:value-type="float">
            <text:p>24786.0</text:p>
          </table:table-cell>
          <table:table-cell office:value-type="float" office:value="728" calcext:value-type="float">
            <text:p>728.0</text:p>
          </table:table-cell>
          <table:table-cell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ce1"/>
          <table:table-cell office:value-type="float" office:value="17432" calcext:value-type="float">
            <text:p>17432.0</text:p>
          </table:table-cell>
          <table:table-cell office:value-type="float" office:value="24959" calcext:value-type="float">
            <text:p>24959.0</text:p>
          </table:table-cell>
          <table:table-cell office:value-type="float" office:value="729" calcext:value-type="float">
            <text:p>729.0</text:p>
          </table:table-cell>
          <table:table-cell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ce1"/>
          <table:table-cell office:value-type="float" office:value="17534" calcext:value-type="float">
            <text:p>17534.0</text:p>
          </table:table-cell>
          <table:table-cell office:value-type="float" office:value="27255" calcext:value-type="float">
            <text:p>27255.0</text:p>
          </table:table-cell>
          <table:table-cell office:value-type="float" office:value="709" calcext:value-type="float">
            <text:p>709.0</text:p>
          </table:table-cell>
          <table:table-cell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1"/>
          <table:table-cell office:value-type="float" office:value="17456" calcext:value-type="float">
            <text:p>17456.0</text:p>
          </table:table-cell>
          <table:table-cell office:value-type="float" office:value="24753" calcext:value-type="float">
            <text:p>24753.0</text:p>
          </table:table-cell>
          <table:table-cell office:value-type="float" office:value="728" calcext:value-type="float">
            <text:p>728.0</text:p>
          </table:table-cell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ce1"/>
          <table:table-cell office:value-type="float" office:value="17439" calcext:value-type="float">
            <text:p>17439.0</text:p>
          </table:table-cell>
          <table:table-cell office:value-type="float" office:value="24963" calcext:value-type="float">
            <text:p>24963.0</text:p>
          </table:table-cell>
          <table:table-cell office:value-type="float" office:value="730" calcext:value-type="float">
            <text:p>730.0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ce1"/>
          <table:table-cell office:value-type="float" office:value="17520" calcext:value-type="float">
            <text:p>17520.0</text:p>
          </table:table-cell>
          <table:table-cell office:value-type="float" office:value="27252" calcext:value-type="float">
            <text:p>27252.0</text:p>
          </table:table-cell>
          <table:table-cell office:value-type="float" office:value="710" calcext:value-type="float">
            <text:p>710.0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ce1"/>
          <table:table-cell office:value-type="float" office:value="17490" calcext:value-type="float">
            <text:p>17490.0</text:p>
          </table:table-cell>
          <table:table-cell office:value-type="float" office:value="24719" calcext:value-type="float">
            <text:p>24719.0</text:p>
          </table:table-cell>
          <table:table-cell office:value-type="float" office:value="728" calcext:value-type="float">
            <text:p>728.0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1"/>
          <table:table-cell office:value-type="float" office:value="17442" calcext:value-type="float">
            <text:p>17442.0</text:p>
          </table:table-cell>
          <table:table-cell office:value-type="float" office:value="24965" calcext:value-type="float">
            <text:p>24965.0</text:p>
          </table:table-cell>
          <table:table-cell office:value-type="float" office:value="731" calcext:value-type="float">
            <text:p>731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style-name="ce1"/>
          <table:table-cell office:value-type="float" office:value="17517" calcext:value-type="float">
            <text:p>17517.0</text:p>
          </table:table-cell>
          <table:table-cell office:value-type="float" office:value="27250" calcext:value-type="float">
            <text:p>27250.0</text:p>
          </table:table-cell>
          <table:table-cell office:value-type="float" office:value="711" calcext:value-type="float">
            <text:p>711.0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ce1"/>
          <table:table-cell office:value-type="float" office:value="17499" calcext:value-type="float">
            <text:p>17499.0</text:p>
          </table:table-cell>
          <table:table-cell office:value-type="float" office:value="24708" calcext:value-type="float">
            <text:p>24708.0</text:p>
          </table:table-cell>
          <table:table-cell office:value-type="float" office:value="727" calcext:value-type="float">
            <text:p>727.0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style-name="ce1"/>
          <table:table-cell office:value-type="float" office:value="17510" calcext:value-type="float">
            <text:p>17510.0</text:p>
          </table:table-cell>
          <table:table-cell office:value-type="float" office:value="27245" calcext:value-type="float">
            <text:p>27245.0</text:p>
          </table:table-cell>
          <table:table-cell office:value-type="float" office:value="712" calcext:value-type="float">
            <text:p>712.0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style-name="ce1"/>
          <table:table-cell office:value-type="float" office:value="17508" calcext:value-type="float">
            <text:p>17508.0</text:p>
          </table:table-cell>
          <table:table-cell office:value-type="float" office:value="24700" calcext:value-type="float">
            <text:p>24700.0</text:p>
          </table:table-cell>
          <table:table-cell office:value-type="float" office:value="726" calcext:value-type="float">
            <text:p>726.0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style-name="ce1"/>
          <table:table-cell office:value-type="float" office:value="17508" calcext:value-type="float">
            <text:p>17508.0</text:p>
          </table:table-cell>
          <table:table-cell office:value-type="float" office:value="27243" calcext:value-type="float">
            <text:p>27243.0</text:p>
          </table:table-cell>
          <table:table-cell office:value-type="float" office:value="713" calcext:value-type="float">
            <text:p>713.0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1"/>
          <table:table-cell office:value-type="float" office:value="17517" calcext:value-type="float">
            <text:p>17517.0</text:p>
          </table:table-cell>
          <table:table-cell office:value-type="float" office:value="24692" calcext:value-type="float">
            <text:p>24692.0</text:p>
          </table:table-cell>
          <table:table-cell office:value-type="float" office:value="725" calcext:value-type="float">
            <text:p>725.0</text:p>
          </table:table-cell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1"/>
          <table:table-cell office:value-type="float" office:value="17506" calcext:value-type="float">
            <text:p>17506.0</text:p>
          </table:table-cell>
          <table:table-cell office:value-type="float" office:value="27242" calcext:value-type="float">
            <text:p>27242.0</text:p>
          </table:table-cell>
          <table:table-cell office:value-type="float" office:value="714" calcext:value-type="float">
            <text:p>714.0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ce1"/>
          <table:table-cell office:value-type="float" office:value="17533" calcext:value-type="float">
            <text:p>17533.0</text:p>
          </table:table-cell>
          <table:table-cell office:value-type="float" office:value="24679" calcext:value-type="float">
            <text:p>24679.0</text:p>
          </table:table-cell>
          <table:table-cell office:value-type="float" office:value="724" calcext:value-type="float">
            <text:p>724.0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1"/>
          <table:table-cell office:value-type="float" office:value="17504" calcext:value-type="float">
            <text:p>17504.0</text:p>
          </table:table-cell>
          <table:table-cell office:value-type="float" office:value="27237" calcext:value-type="float">
            <text:p>27237.0</text:p>
          </table:table-cell>
          <table:table-cell office:value-type="float" office:value="715" calcext:value-type="float">
            <text:p>715.0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/>
          <table:table-cell office:value-type="float" office:value="17540" calcext:value-type="float">
            <text:p>17540.0</text:p>
          </table:table-cell>
          <table:table-cell office:value-type="float" office:value="24665" calcext:value-type="float">
            <text:p>24665.0</text:p>
          </table:table-cell>
          <table:table-cell office:value-type="float" office:value="723" calcext:value-type="float">
            <text:p>723.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style-name="ce1"/>
          <table:table-cell office:value-type="float" office:value="17498" calcext:value-type="float">
            <text:p>17498.0</text:p>
          </table:table-cell>
          <table:table-cell office:value-type="float" office:value="27244" calcext:value-type="float">
            <text:p>27244.0</text:p>
          </table:table-cell>
          <table:table-cell office:value-type="float" office:value="717" calcext:value-type="float">
            <text:p>717.0</text:p>
          </table:table-cell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style-name="ce1"/>
          <table:table-cell office:value-type="float" office:value="17540" calcext:value-type="float">
            <text:p>17540.0</text:p>
          </table:table-cell>
          <table:table-cell office:value-type="float" office:value="24652" calcext:value-type="float">
            <text:p>24652.0</text:p>
          </table:table-cell>
          <table:table-cell office:value-type="float" office:value="722" calcext:value-type="float">
            <text:p>722.0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style-name="ce1"/>
          <table:table-cell office:value-type="float" office:value="17487" calcext:value-type="float">
            <text:p>17487.0</text:p>
          </table:table-cell>
          <table:table-cell office:value-type="float" office:value="27252" calcext:value-type="float">
            <text:p>27252.0</text:p>
          </table:table-cell>
          <table:table-cell office:value-type="float" office:value="719" calcext:value-type="float">
            <text:p>719.0</text:p>
          </table:table-cell>
          <table:table-cell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style-name="ce1"/>
          <table:table-cell office:value-type="float" office:value="17538" calcext:value-type="float">
            <text:p>17538.0</text:p>
          </table:table-cell>
          <table:table-cell office:value-type="float" office:value="24644" calcext:value-type="float">
            <text:p>24644.0</text:p>
          </table:table-cell>
          <table:table-cell office:value-type="float" office:value="720" calcext:value-type="float">
            <text:p>720.0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style-name="ce1"/>
          <table:table-cell office:value-type="float" office:value="17482" calcext:value-type="float">
            <text:p>17482.0</text:p>
          </table:table-cell>
          <table:table-cell office:value-type="float" office:value="27254" calcext:value-type="float">
            <text:p>27254.0</text:p>
          </table:table-cell>
          <table:table-cell office:value-type="float" office:value="720" calcext:value-type="float">
            <text:p>720.0</text:p>
          </table:table-cell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style-name="ce1"/>
          <table:table-cell office:value-type="float" office:value="17540" calcext:value-type="float">
            <text:p>17540.0</text:p>
          </table:table-cell>
          <table:table-cell office:value-type="float" office:value="24628" calcext:value-type="float">
            <text:p>24628.0</text:p>
          </table:table-cell>
          <table:table-cell office:value-type="float" office:value="718" calcext:value-type="float">
            <text:p>718.0</text:p>
          </table:table-cell>
          <table:table-cell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style-name="ce1"/>
          <table:table-cell office:value-type="float" office:value="17477" calcext:value-type="float">
            <text:p>17477.0</text:p>
          </table:table-cell>
          <table:table-cell office:value-type="float" office:value="27254" calcext:value-type="float">
            <text:p>27254.0</text:p>
          </table:table-cell>
          <table:table-cell office:value-type="float" office:value="721" calcext:value-type="float">
            <text:p>721.0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style-name="ce1"/>
          <table:table-cell office:value-type="float" office:value="17531" calcext:value-type="float">
            <text:p>17531.0</text:p>
          </table:table-cell>
          <table:table-cell office:value-type="float" office:value="24623" calcext:value-type="float">
            <text:p>24623.0</text:p>
          </table:table-cell>
          <table:table-cell office:value-type="float" office:value="716" calcext:value-type="float">
            <text:p>716.0</text:p>
          </table:table-cell>
          <table:table-cell office:value-type="float" office:value="0" calcext:value-type="float">
            <text:p>0</text:p>
          </table:table-cell>
          <table:table-cell office:value-type="float" office:value="1030" calcext:value-type="float">
            <text:p>10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style-name="ce1"/>
          <table:table-cell office:value-type="float" office:value="17471" calcext:value-type="float">
            <text:p>17471.0</text:p>
          </table:table-cell>
          <table:table-cell office:value-type="float" office:value="27255" calcext:value-type="float">
            <text:p>27255.0</text:p>
          </table:table-cell>
          <table:table-cell office:value-type="float" office:value="722" calcext:value-type="float">
            <text:p>722.0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style-name="ce1"/>
          <table:table-cell office:value-type="float" office:value="17527" calcext:value-type="float">
            <text:p>17527.0</text:p>
          </table:table-cell>
          <table:table-cell office:value-type="float" office:value="24605" calcext:value-type="float">
            <text:p>24605.0</text:p>
          </table:table-cell>
          <table:table-cell office:value-type="float" office:value="713" calcext:value-type="float">
            <text:p>713.0</text:p>
          </table:table-cell>
          <table:table-cell office:value-type="float" office:value="0" calcext:value-type="float">
            <text:p>0</text:p>
          </table:table-cell>
          <table:table-cell office:value-type="float" office:value="1032" calcext:value-type="float">
            <text:p>10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style-name="ce1"/>
          <table:table-cell office:value-type="float" office:value="17471" calcext:value-type="float">
            <text:p>17471.0</text:p>
          </table:table-cell>
          <table:table-cell office:value-type="float" office:value="27263" calcext:value-type="float">
            <text:p>27263.0</text:p>
          </table:table-cell>
          <table:table-cell office:value-type="float" office:value="724" calcext:value-type="float">
            <text:p>724.0</text:p>
          </table:table-cell>
          <table:table-cell office:value-type="float" office:value="0" calcext:value-type="float">
            <text:p>0</text:p>
          </table:table-cell>
          <table:table-cell office:value-type="float" office:value="1033" calcext:value-type="float">
            <text:p>10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style-name="ce1"/>
          <table:table-cell office:value-type="float" office:value="17498" calcext:value-type="float">
            <text:p>17498.0</text:p>
          </table:table-cell>
          <table:table-cell office:value-type="float" office:value="24567" calcext:value-type="float">
            <text:p>24567.0</text:p>
          </table:table-cell>
          <table:table-cell office:value-type="float" office:value="713" calcext:value-type="float">
            <text:p>713.0</text:p>
          </table:table-cell>
          <table:table-cell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style-name="ce1"/>
          <table:table-cell office:value-type="float" office:value="17467" calcext:value-type="float">
            <text:p>17467.0</text:p>
          </table:table-cell>
          <table:table-cell office:value-type="float" office:value="27278" calcext:value-type="float">
            <text:p>27278.0</text:p>
          </table:table-cell>
          <table:table-cell office:value-type="float" office:value="726" calcext:value-type="float">
            <text:p>726.0</text:p>
          </table:table-cell>
          <table:table-cell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style-name="ce1"/>
          <table:table-cell office:value-type="float" office:value="17504" calcext:value-type="float">
            <text:p>17504.0</text:p>
          </table:table-cell>
          <table:table-cell office:value-type="float" office:value="24564" calcext:value-type="float">
            <text:p>24564.0</text:p>
          </table:table-cell>
          <table:table-cell office:value-type="float" office:value="712" calcext:value-type="float">
            <text:p>712.0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style-name="ce1"/>
          <table:table-cell office:value-type="float" office:value="17469" calcext:value-type="float">
            <text:p>17469.0</text:p>
          </table:table-cell>
          <table:table-cell office:value-type="float" office:value="27306" calcext:value-type="float">
            <text:p>27306.0</text:p>
          </table:table-cell>
          <table:table-cell office:value-type="float" office:value="726" calcext:value-type="float">
            <text:p>726.0</text:p>
          </table:table-cell>
          <table:table-cell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style-name="ce1"/>
          <table:table-cell office:value-type="float" office:value="17504" calcext:value-type="float">
            <text:p>17504.0</text:p>
          </table:table-cell>
          <table:table-cell office:value-type="float" office:value="24564" calcext:value-type="float">
            <text:p>24564.0</text:p>
          </table:table-cell>
          <table:table-cell office:value-type="float" office:value="710" calcext:value-type="float">
            <text:p>710.0</text:p>
          </table:table-cell>
          <table:table-cell office:value-type="float" office:value="0" calcext:value-type="float">
            <text:p>0</text:p>
          </table:table-cell>
          <table:table-cell office:value-type="float" office:value="1038" calcext:value-type="float">
            <text:p>10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style-name="ce1"/>
          <table:table-cell office:value-type="float" office:value="17475" calcext:value-type="float">
            <text:p>17475.0</text:p>
          </table:table-cell>
          <table:table-cell office:value-type="float" office:value="27328" calcext:value-type="float">
            <text:p>27328.0</text:p>
          </table:table-cell>
          <table:table-cell office:value-type="float" office:value="725" calcext:value-type="float">
            <text:p>725.0</text:p>
          </table:table-cell>
          <table:table-cell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style-name="ce1"/>
          <table:table-cell office:value-type="float" office:value="17504" calcext:value-type="float">
            <text:p>17504.0</text:p>
          </table:table-cell>
          <table:table-cell office:value-type="float" office:value="24564" calcext:value-type="float">
            <text:p>24564.0</text:p>
          </table:table-cell>
          <table:table-cell office:value-type="float" office:value="708" calcext:value-type="float">
            <text:p>708.0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style-name="ce1"/>
          <table:table-cell office:value-type="float" office:value="17482" calcext:value-type="float">
            <text:p>17482.0</text:p>
          </table:table-cell>
          <table:table-cell office:value-type="float" office:value="27340" calcext:value-type="float">
            <text:p>27340.0</text:p>
          </table:table-cell>
          <table:table-cell office:value-type="float" office:value="724" calcext:value-type="float">
            <text:p>724.0</text:p>
          </table:table-cell>
          <table:table-cell office:value-type="float" office:value="0" calcext:value-type="float">
            <text:p>0</text:p>
          </table:table-cell>
          <table:table-cell office:value-type="float" office:value="1041" calcext:value-type="float">
            <text:p>10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style-name="ce1"/>
          <table:table-cell office:value-type="float" office:value="17497" calcext:value-type="float">
            <text:p>17497.0</text:p>
          </table:table-cell>
          <table:table-cell office:value-type="float" office:value="24541" calcext:value-type="float">
            <text:p>24541.0</text:p>
          </table:table-cell>
          <table:table-cell office:value-type="float" office:value="706" calcext:value-type="float">
            <text:p>706.0</text:p>
          </table:table-cell>
          <table:table-cell office:value-type="float" office:value="0" calcext:value-type="float">
            <text:p>0</text:p>
          </table:table-cell>
          <table:table-cell office:value-type="float" office:value="1042" calcext:value-type="float">
            <text:p>10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style-name="ce1"/>
          <table:table-cell office:value-type="float" office:value="17483" calcext:value-type="float">
            <text:p>17483.0</text:p>
          </table:table-cell>
          <table:table-cell office:value-type="float" office:value="27341" calcext:value-type="float">
            <text:p>27341.0</text:p>
          </table:table-cell>
          <table:table-cell office:value-type="float" office:value="723" calcext:value-type="float">
            <text:p>723.0</text:p>
          </table:table-cell>
          <table:table-cell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style-name="ce1"/>
          <table:table-cell office:value-type="float" office:value="17490" calcext:value-type="float">
            <text:p>17490.0</text:p>
          </table:table-cell>
          <table:table-cell office:value-type="float" office:value="24522" calcext:value-type="float">
            <text:p>24522.0</text:p>
          </table:table-cell>
          <table:table-cell office:value-type="float" office:value="705" calcext:value-type="float">
            <text:p>705.0</text:p>
          </table:table-cell>
          <table:table-cell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style-name="ce1"/>
          <table:table-cell office:value-type="float" office:value="17482" calcext:value-type="float">
            <text:p>17482.0</text:p>
          </table:table-cell>
          <table:table-cell office:value-type="float" office:value="27359" calcext:value-type="float">
            <text:p>27359.0</text:p>
          </table:table-cell>
          <table:table-cell office:value-type="float" office:value="723" calcext:value-type="float">
            <text:p>723.0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style-name="ce1"/>
          <table:table-cell office:value-type="float" office:value="17487" calcext:value-type="float">
            <text:p>17487.0</text:p>
          </table:table-cell>
          <table:table-cell office:value-type="float" office:value="24518" calcext:value-type="float">
            <text:p>24518.0</text:p>
          </table:table-cell>
          <table:table-cell office:value-type="float" office:value="703" calcext:value-type="float">
            <text:p>703.0</text:p>
          </table:table-cell>
          <table:table-cell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style-name="ce1"/>
          <table:table-cell office:value-type="float" office:value="17479" calcext:value-type="float">
            <text:p>17479.0</text:p>
          </table:table-cell>
          <table:table-cell office:value-type="float" office:value="27385" calcext:value-type="float">
            <text:p>27385.0</text:p>
          </table:table-cell>
          <table:table-cell office:value-type="float" office:value="722" calcext:value-type="float">
            <text:p>722.0</text:p>
          </table:table-cell>
          <table:table-cell office:value-type="float" office:value="0" calcext:value-type="float">
            <text:p>0</text:p>
          </table:table-cell>
          <table:table-cell office:value-type="float" office:value="1047" calcext:value-type="float">
            <text:p>10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1"/>
          <table:table-cell office:value-type="float" office:value="17485" calcext:value-type="float">
            <text:p>17485.0</text:p>
          </table:table-cell>
          <table:table-cell office:value-type="float" office:value="24502" calcext:value-type="float">
            <text:p>24502.0</text:p>
          </table:table-cell>
          <table:table-cell office:value-type="float" office:value="701" calcext:value-type="float">
            <text:p>701.0</text:p>
          </table:table-cell>
          <table:table-cell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style-name="ce1"/>
          <table:table-cell office:value-type="float" office:value="17464" calcext:value-type="float">
            <text:p>17464.0</text:p>
          </table:table-cell>
          <table:table-cell office:value-type="float" office:value="27415" calcext:value-type="float">
            <text:p>27415.0</text:p>
          </table:table-cell>
          <table:table-cell office:value-type="float" office:value="722" calcext:value-type="float">
            <text:p>722.0</text:p>
          </table:table-cell>
          <table:table-cell office:value-type="float" office:value="0" calcext:value-type="float">
            <text:p>0</text:p>
          </table:table-cell>
          <table:table-cell office:value-type="float" office:value="1049" calcext:value-type="float">
            <text:p>10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style-name="ce1"/>
          <table:table-cell office:value-type="float" office:value="17491" calcext:value-type="float">
            <text:p>17491.0</text:p>
          </table:table-cell>
          <table:table-cell office:value-type="float" office:value="24498" calcext:value-type="float">
            <text:p>24498.0</text:p>
          </table:table-cell>
          <table:table-cell office:value-type="float" office:value="699" calcext:value-type="float">
            <text:p>699.0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style-name="ce1"/>
          <table:table-cell office:value-type="float" office:value="17450" calcext:value-type="float">
            <text:p>17450.0</text:p>
          </table:table-cell>
          <table:table-cell office:value-type="float" office:value="27435" calcext:value-type="float">
            <text:p>27435.0</text:p>
          </table:table-cell>
          <table:table-cell office:value-type="float" office:value="723" calcext:value-type="float">
            <text:p>723.0</text:p>
          </table:table-cell>
          <table:table-cell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style-name="ce1"/>
          <table:table-cell office:value-type="float" office:value="17489" calcext:value-type="float">
            <text:p>17489.0</text:p>
          </table:table-cell>
          <table:table-cell office:value-type="float" office:value="24502" calcext:value-type="float">
            <text:p>24502.0</text:p>
          </table:table-cell>
          <table:table-cell office:value-type="float" office:value="697" calcext:value-type="float">
            <text:p>697.0</text:p>
          </table:table-cell>
          <table:table-cell office:value-type="float" office:value="0" calcext:value-type="float">
            <text:p>0</text:p>
          </table:table-cell>
          <table:table-cell office:value-type="float" office:value="1052" calcext:value-type="float">
            <text:p>10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style-name="ce1"/>
          <table:table-cell office:value-type="float" office:value="17437" calcext:value-type="float">
            <text:p>17437.0</text:p>
          </table:table-cell>
          <table:table-cell office:value-type="float" office:value="27462" calcext:value-type="float">
            <text:p>27462.0</text:p>
          </table:table-cell>
          <table:table-cell office:value-type="float" office:value="723" calcext:value-type="float">
            <text:p>723.0</text:p>
          </table:table-cell>
          <table:table-cell office:value-type="float" office:value="0" calcext:value-type="float">
            <text:p>0</text:p>
          </table:table-cell>
          <table:table-cell office:value-type="float" office:value="1053" calcext:value-type="float">
            <text:p>10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style-name="ce1"/>
          <table:table-cell office:value-type="float" office:value="17489" calcext:value-type="float">
            <text:p>17489.0</text:p>
          </table:table-cell>
          <table:table-cell office:value-type="float" office:value="24502" calcext:value-type="float">
            <text:p>24502.0</text:p>
          </table:table-cell>
          <table:table-cell office:value-type="float" office:value="695" calcext:value-type="float">
            <text:p>695.0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style-name="ce1"/>
          <table:table-cell office:value-type="float" office:value="17414" calcext:value-type="float">
            <text:p>17414.0</text:p>
          </table:table-cell>
          <table:table-cell office:value-type="float" office:value="27482" calcext:value-type="float">
            <text:p>27482.0</text:p>
          </table:table-cell>
          <table:table-cell office:value-type="float" office:value="723" calcext:value-type="float">
            <text:p>723.0</text:p>
          </table:table-cell>
          <table:table-cell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style-name="ce1"/>
          <table:table-cell office:value-type="float" office:value="17466" calcext:value-type="float">
            <text:p>17466.0</text:p>
          </table:table-cell>
          <table:table-cell office:value-type="float" office:value="24489" calcext:value-type="float">
            <text:p>24489.0</text:p>
          </table:table-cell>
          <table:table-cell office:value-type="float" office:value="693" calcext:value-type="float">
            <text:p>693.0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style-name="ce1"/>
          <table:table-cell office:value-type="float" office:value="17407" calcext:value-type="float">
            <text:p>17407.0</text:p>
          </table:table-cell>
          <table:table-cell office:value-type="float" office:value="27486" calcext:value-type="float">
            <text:p>27486.0</text:p>
          </table:table-cell>
          <table:table-cell office:value-type="float" office:value="724" calcext:value-type="float">
            <text:p>724.0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style-name="ce1"/>
          <table:table-cell office:value-type="float" office:value="17432" calcext:value-type="float">
            <text:p>17432.0</text:p>
          </table:table-cell>
          <table:table-cell office:value-type="float" office:value="24485" calcext:value-type="float">
            <text:p>24485.0</text:p>
          </table:table-cell>
          <table:table-cell office:value-type="float" office:value="691" calcext:value-type="float">
            <text:p>691.0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style-name="ce1"/>
          <table:table-cell office:value-type="float" office:value="17393" calcext:value-type="float">
            <text:p>17393.0</text:p>
          </table:table-cell>
          <table:table-cell office:value-type="float" office:value="27490" calcext:value-type="float">
            <text:p>27490.0</text:p>
          </table:table-cell>
          <table:table-cell office:value-type="float" office:value="725" calcext:value-type="float">
            <text:p>725.0</text:p>
          </table:table-cell>
          <table:table-cell office:value-type="float" office:value="0" calcext:value-type="float">
            <text:p>0</text:p>
          </table:table-cell>
          <table:table-cell office:value-type="float" office:value="1059" calcext:value-type="float">
            <text:p>10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style-name="ce1"/>
          <table:table-cell office:value-type="float" office:value="17418" calcext:value-type="float">
            <text:p>17418.0</text:p>
          </table:table-cell>
          <table:table-cell office:value-type="float" office:value="24482" calcext:value-type="float">
            <text:p>24482.0</text:p>
          </table:table-cell>
          <table:table-cell office:value-type="float" office:value="690" calcext:value-type="float">
            <text:p>690.0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style-name="ce1"/>
          <table:table-cell office:value-type="float" office:value="17392" calcext:value-type="float">
            <text:p>17392.0</text:p>
          </table:table-cell>
          <table:table-cell office:value-type="float" office:value="27491" calcext:value-type="float">
            <text:p>27491.0</text:p>
          </table:table-cell>
          <table:table-cell office:value-type="float" office:value="727" calcext:value-type="float">
            <text:p>727.0</text:p>
          </table:table-cell>
          <table:table-cell office:value-type="float" office:value="0" calcext:value-type="float">
            <text:p>0</text:p>
          </table:table-cell>
          <table:table-cell office:value-type="float" office:value="1061" calcext:value-type="float">
            <text:p>10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style-name="ce1"/>
          <table:table-cell office:value-type="float" office:value="17404" calcext:value-type="float">
            <text:p>17404.0</text:p>
          </table:table-cell>
          <table:table-cell office:value-type="float" office:value="24479" calcext:value-type="float">
            <text:p>24479.0</text:p>
          </table:table-cell>
          <table:table-cell office:value-type="float" office:value="689" calcext:value-type="float">
            <text:p>689.0</text:p>
          </table:table-cell>
          <table:table-cell office:value-type="float" office:value="0" calcext:value-type="float">
            <text:p>0</text:p>
          </table:table-cell>
          <table:table-cell office:value-type="float" office:value="1062" calcext:value-type="float">
            <text:p>10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style-name="ce1"/>
          <table:table-cell office:value-type="float" office:value="17383" calcext:value-type="float">
            <text:p>17383.0</text:p>
          </table:table-cell>
          <table:table-cell office:value-type="float" office:value="27501" calcext:value-type="float">
            <text:p>27501.0</text:p>
          </table:table-cell>
          <table:table-cell office:value-type="float" office:value="728" calcext:value-type="float">
            <text:p>728.0</text:p>
          </table:table-cell>
          <table:table-cell office:value-type="float" office:value="0" calcext:value-type="float">
            <text:p>0</text:p>
          </table:table-cell>
          <table:table-cell office:value-type="float" office:value="1063" calcext:value-type="float">
            <text:p>10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style-name="ce1"/>
          <table:table-cell office:value-type="float" office:value="17393" calcext:value-type="float">
            <text:p>17393.0</text:p>
          </table:table-cell>
          <table:table-cell office:value-type="float" office:value="24475" calcext:value-type="float">
            <text:p>24475.0</text:p>
          </table:table-cell>
          <table:table-cell office:value-type="float" office:value="688" calcext:value-type="float">
            <text:p>688.0</text:p>
          </table:table-cell>
          <table:table-cell office:value-type="float" office:value="0" calcext:value-type="float">
            <text:p>0</text:p>
          </table:table-cell>
          <table:table-cell office:value-type="float" office:value="1064" calcext:value-type="float">
            <text:p>10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style-name="ce1"/>
          <table:table-cell office:value-type="float" office:value="17373" calcext:value-type="float">
            <text:p>17373.0</text:p>
          </table:table-cell>
          <table:table-cell office:value-type="float" office:value="27510" calcext:value-type="float">
            <text:p>27510.0</text:p>
          </table:table-cell>
          <table:table-cell office:value-type="float" office:value="729" calcext:value-type="float">
            <text:p>729.0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style-name="ce1"/>
          <table:table-cell office:value-type="float" office:value="17381" calcext:value-type="float">
            <text:p>17381.0</text:p>
          </table:table-cell>
          <table:table-cell office:value-type="float" office:value="24469" calcext:value-type="float">
            <text:p>24469.0</text:p>
          </table:table-cell>
          <table:table-cell office:value-type="float" office:value="687" calcext:value-type="float">
            <text:p>687.0</text:p>
          </table:table-cell>
          <table:table-cell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style-name="ce1"/>
          <table:table-cell office:value-type="float" office:value="17364" calcext:value-type="float">
            <text:p>17364.0</text:p>
          </table:table-cell>
          <table:table-cell office:value-type="float" office:value="27512" calcext:value-type="float">
            <text:p>27512.0</text:p>
          </table:table-cell>
          <table:table-cell office:value-type="float" office:value="730" calcext:value-type="float">
            <text:p>730.0</text:p>
          </table:table-cell>
          <table:table-cell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style-name="ce1"/>
          <table:table-cell office:value-type="float" office:value="17365" calcext:value-type="float">
            <text:p>17365.0</text:p>
          </table:table-cell>
          <table:table-cell office:value-type="float" office:value="24465" calcext:value-type="float">
            <text:p>24465.0</text:p>
          </table:table-cell>
          <table:table-cell office:value-type="float" office:value="685" calcext:value-type="float">
            <text:p>685.0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style-name="ce1"/>
          <table:table-cell office:value-type="float" office:value="17361" calcext:value-type="float">
            <text:p>17361.0</text:p>
          </table:table-cell>
          <table:table-cell office:value-type="float" office:value="27511" calcext:value-type="float">
            <text:p>27511.0</text:p>
          </table:table-cell>
          <table:table-cell office:value-type="float" office:value="732" calcext:value-type="float">
            <text:p>732.0</text:p>
          </table:table-cell>
          <table:table-cell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style-name="ce1"/>
          <table:table-cell office:value-type="float" office:value="17323" calcext:value-type="float">
            <text:p>17323.0</text:p>
          </table:table-cell>
          <table:table-cell office:value-type="float" office:value="24456" calcext:value-type="float">
            <text:p>24456.0</text:p>
          </table:table-cell>
          <table:table-cell office:value-type="float" office:value="685" calcext:value-type="float">
            <text:p>685.0</text:p>
          </table:table-cell>
          <table:table-cell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style-name="ce1"/>
          <table:table-cell office:value-type="float" office:value="17352" calcext:value-type="float">
            <text:p>17352.0</text:p>
          </table:table-cell>
          <table:table-cell office:value-type="float" office:value="27520" calcext:value-type="float">
            <text:p>27520.0</text:p>
          </table:table-cell>
          <table:table-cell office:value-type="float" office:value="734" calcext:value-type="float">
            <text:p>734.0</text:p>
          </table:table-cell>
          <table:table-cell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style-name="ce1"/>
          <table:table-cell office:value-type="float" office:value="17325" calcext:value-type="float">
            <text:p>17325.0</text:p>
          </table:table-cell>
          <table:table-cell office:value-type="float" office:value="24452" calcext:value-type="float">
            <text:p>24452.0</text:p>
          </table:table-cell>
          <table:table-cell office:value-type="float" office:value="684" calcext:value-type="float">
            <text:p>684.0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style-name="ce1"/>
          <table:table-cell office:value-type="float" office:value="17353" calcext:value-type="float">
            <text:p>17353.0</text:p>
          </table:table-cell>
          <table:table-cell office:value-type="float" office:value="27528" calcext:value-type="float">
            <text:p>27528.0</text:p>
          </table:table-cell>
          <table:table-cell office:value-type="float" office:value="736" calcext:value-type="float">
            <text:p>736.0</text:p>
          </table:table-cell>
          <table:table-cell office:value-type="float" office:value="0" calcext:value-type="float">
            <text:p>0</text:p>
          </table:table-cell>
          <table:table-cell office:value-type="float" office:value="1073" calcext:value-type="float">
            <text:p>10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style-name="ce1"/>
          <table:table-cell office:value-type="float" office:value="17322" calcext:value-type="float">
            <text:p>17322.0</text:p>
          </table:table-cell>
          <table:table-cell office:value-type="float" office:value="24452" calcext:value-type="float">
            <text:p>24452.0</text:p>
          </table:table-cell>
          <table:table-cell office:value-type="float" office:value="683" calcext:value-type="float">
            <text:p>683.0</text:p>
          </table:table-cell>
          <table:table-cell office:value-type="float" office:value="0" calcext:value-type="float">
            <text:p>0</text:p>
          </table:table-cell>
          <table:table-cell office:value-type="float" office:value="1074" calcext:value-type="float">
            <text:p>10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style-name="ce1"/>
          <table:table-cell office:value-type="float" office:value="17355" calcext:value-type="float">
            <text:p>17355.0</text:p>
          </table:table-cell>
          <table:table-cell office:value-type="float" office:value="27530" calcext:value-type="float">
            <text:p>27530.0</text:p>
          </table:table-cell>
          <table:table-cell office:value-type="float" office:value="738" calcext:value-type="float">
            <text:p>738.0</text:p>
          </table:table-cell>
          <table:table-cell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style-name="ce1"/>
          <table:table-cell office:value-type="float" office:value="17297" calcext:value-type="float">
            <text:p>17297.0</text:p>
          </table:table-cell>
          <table:table-cell office:value-type="float" office:value="24433" calcext:value-type="float">
            <text:p>24433.0</text:p>
          </table:table-cell>
          <table:table-cell office:value-type="float" office:value="681" calcext:value-type="float">
            <text:p>681.0</text:p>
          </table:table-cell>
          <table:table-cell office:value-type="float" office:value="0" calcext:value-type="float">
            <text:p>0</text:p>
          </table:table-cell>
          <table:table-cell office:value-type="float" office:value="1076" calcext:value-type="float">
            <text:p>10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style-name="ce1"/>
          <table:table-cell office:value-type="float" office:value="17357" calcext:value-type="float">
            <text:p>17357.0</text:p>
          </table:table-cell>
          <table:table-cell office:value-type="float" office:value="27531" calcext:value-type="float">
            <text:p>27531.0</text:p>
          </table:table-cell>
          <table:table-cell office:value-type="float" office:value="740" calcext:value-type="float">
            <text:p>740.0</text:p>
          </table:table-cell>
          <table:table-cell office:value-type="float" office:value="0" calcext:value-type="float">
            <text:p>0</text:p>
          </table:table-cell>
          <table:table-cell office:value-type="float" office:value="1077" calcext:value-type="float">
            <text:p>10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style-name="ce1"/>
          <table:table-cell office:value-type="float" office:value="17285" calcext:value-type="float">
            <text:p>17285.0</text:p>
          </table:table-cell>
          <table:table-cell office:value-type="float" office:value="24427" calcext:value-type="float">
            <text:p>24427.0</text:p>
          </table:table-cell>
          <table:table-cell office:value-type="float" office:value="680" calcext:value-type="float">
            <text:p>680.0</text:p>
          </table:table-cell>
          <table:table-cell office:value-type="float" office:value="0" calcext:value-type="float">
            <text:p>0</text:p>
          </table:table-cell>
          <table:table-cell office:value-type="float" office:value="1078" calcext:value-type="float">
            <text:p>10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style-name="ce1"/>
          <table:table-cell office:value-type="float" office:value="17361" calcext:value-type="float">
            <text:p>17361.0</text:p>
          </table:table-cell>
          <table:table-cell office:value-type="float" office:value="27523" calcext:value-type="float">
            <text:p>27523.0</text:p>
          </table:table-cell>
          <table:table-cell office:value-type="float" office:value="742" calcext:value-type="float">
            <text:p>742.0</text:p>
          </table:table-cell>
          <table:table-cell office:value-type="float" office:value="0" calcext:value-type="float">
            <text:p>0</text:p>
          </table:table-cell>
          <table:table-cell office:value-type="float" office:value="1079" calcext:value-type="float">
            <text:p>10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style-name="ce1"/>
          <table:table-cell office:value-type="float" office:value="17321" calcext:value-type="float">
            <text:p>17321.0</text:p>
          </table:table-cell>
          <table:table-cell office:value-type="float" office:value="24422" calcext:value-type="float">
            <text:p>24422.0</text:p>
          </table:table-cell>
          <table:table-cell office:value-type="float" office:value="680" calcext:value-type="float">
            <text:p>680.0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style-name="ce1"/>
          <table:table-cell office:value-type="float" office:value="17230" calcext:value-type="float">
            <text:p>17230.0</text:p>
          </table:table-cell>
          <table:table-cell office:value-type="float" office:value="24403" calcext:value-type="float">
            <text:p>24403.0</text:p>
          </table:table-cell>
          <table:table-cell office:value-type="float" office:value="680" calcext:value-type="float">
            <text:p>680.0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style-name="ce1"/>
          <table:table-cell office:value-type="float" office:value="17364" calcext:value-type="float">
            <text:p>17364.0</text:p>
          </table:table-cell>
          <table:table-cell office:value-type="float" office:value="27517" calcext:value-type="float">
            <text:p>27517.0</text:p>
          </table:table-cell>
          <table:table-cell office:value-type="float" office:value="744" calcext:value-type="float">
            <text:p>744.0</text:p>
          </table:table-cell>
          <table:table-cell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style-name="ce1"/>
          <table:table-cell office:value-type="float" office:value="17339" calcext:value-type="float">
            <text:p>17339.0</text:p>
          </table:table-cell>
          <table:table-cell office:value-type="float" office:value="24410" calcext:value-type="float">
            <text:p>24410.0</text:p>
          </table:table-cell>
          <table:table-cell office:value-type="float" office:value="679" calcext:value-type="float">
            <text:p>679.0</text:p>
          </table:table-cell>
          <table:table-cell office:value-type="float" office:value="0" calcext:value-type="float">
            <text:p>0</text:p>
          </table:table-cell>
          <table:table-cell office:value-type="float" office:value="1082" calcext:value-type="float">
            <text:p>10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style-name="ce1"/>
          <table:table-cell office:value-type="float" office:value="17207" calcext:value-type="float">
            <text:p>17207.0</text:p>
          </table:table-cell>
          <table:table-cell office:value-type="float" office:value="24400" calcext:value-type="float">
            <text:p>24400.0</text:p>
          </table:table-cell>
          <table:table-cell office:value-type="float" office:value="679" calcext:value-type="float">
            <text:p>679.0</text:p>
          </table:table-cell>
          <table:table-cell office:value-type="float" office:value="0" calcext:value-type="float">
            <text:p>0</text:p>
          </table:table-cell>
          <table:table-cell office:value-type="float" office:value="1083" calcext:value-type="float">
            <text:p>10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style-name="ce1"/>
          <table:table-cell office:value-type="float" office:value="17363" calcext:value-type="float">
            <text:p>17363.0</text:p>
          </table:table-cell>
          <table:table-cell office:value-type="float" office:value="27518" calcext:value-type="float">
            <text:p>27518.0</text:p>
          </table:table-cell>
          <table:table-cell office:value-type="float" office:value="746" calcext:value-type="float">
            <text:p>746.0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style-name="ce1"/>
          <table:table-cell office:value-type="float" office:value="17343" calcext:value-type="float">
            <text:p>17343.0</text:p>
          </table:table-cell>
          <table:table-cell office:value-type="float" office:value="24409" calcext:value-type="float">
            <text:p>24409.0</text:p>
          </table:table-cell>
          <table:table-cell office:value-type="float" office:value="678" calcext:value-type="float">
            <text:p>678.0</text:p>
          </table:table-cell>
          <table:table-cell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style-name="ce1"/>
          <table:table-cell office:value-type="float" office:value="17196" calcext:value-type="float">
            <text:p>17196.0</text:p>
          </table:table-cell>
          <table:table-cell office:value-type="float" office:value="24388" calcext:value-type="float">
            <text:p>24388.0</text:p>
          </table:table-cell>
          <table:table-cell office:value-type="float" office:value="678" calcext:value-type="float">
            <text:p>678.0</text:p>
          </table:table-cell>
          <table:table-cell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style-name="ce1"/>
          <table:table-cell office:value-type="float" office:value="17362" calcext:value-type="float">
            <text:p>17362.0</text:p>
          </table:table-cell>
          <table:table-cell office:value-type="float" office:value="27514" calcext:value-type="float">
            <text:p>27514.0</text:p>
          </table:table-cell>
          <table:table-cell office:value-type="float" office:value="747" calcext:value-type="float">
            <text:p>747.0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1"/>
          <table:table-cell office:value-type="float" office:value="17186" calcext:value-type="float">
            <text:p>17186.0</text:p>
          </table:table-cell>
          <table:table-cell office:value-type="float" office:value="24379" calcext:value-type="float">
            <text:p>24379.0</text:p>
          </table:table-cell>
          <table:table-cell office:value-type="float" office:value="676" calcext:value-type="float">
            <text:p>676.0</text:p>
          </table:table-cell>
          <table:table-cell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style-name="ce1"/>
          <table:table-cell office:value-type="float" office:value="17363" calcext:value-type="float">
            <text:p>17363.0</text:p>
          </table:table-cell>
          <table:table-cell office:value-type="float" office:value="27513" calcext:value-type="float">
            <text:p>27513.0</text:p>
          </table:table-cell>
          <table:table-cell office:value-type="float" office:value="748" calcext:value-type="float">
            <text:p>748.0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style-name="ce1"/>
          <table:table-cell office:value-type="float" office:value="17175" calcext:value-type="float">
            <text:p>17175.0</text:p>
          </table:table-cell>
          <table:table-cell office:value-type="float" office:value="24369" calcext:value-type="float">
            <text:p>24369.0</text:p>
          </table:table-cell>
          <table:table-cell office:value-type="float" office:value="675" calcext:value-type="float">
            <text:p>675.0</text:p>
          </table:table-cell>
          <table:table-cell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style-name="ce1"/>
          <table:table-cell office:value-type="float" office:value="17366" calcext:value-type="float">
            <text:p>17366.0</text:p>
          </table:table-cell>
          <table:table-cell office:value-type="float" office:value="27509" calcext:value-type="float">
            <text:p>27509.0</text:p>
          </table:table-cell>
          <table:table-cell office:value-type="float" office:value="749" calcext:value-type="float">
            <text:p>749.0</text:p>
          </table:table-cell>
          <table:table-cell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style-name="ce1"/>
          <table:table-cell office:value-type="float" office:value="17142" calcext:value-type="float">
            <text:p>17142.0</text:p>
          </table:table-cell>
          <table:table-cell office:value-type="float" office:value="24358" calcext:value-type="float">
            <text:p>24358.0</text:p>
          </table:table-cell>
          <table:table-cell office:value-type="float" office:value="674" calcext:value-type="float">
            <text:p>674.0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style-name="ce1"/>
          <table:table-cell office:value-type="float" office:value="17372" calcext:value-type="float">
            <text:p>17372.0</text:p>
          </table:table-cell>
          <table:table-cell office:value-type="float" office:value="27512" calcext:value-type="float">
            <text:p>27512.0</text:p>
          </table:table-cell>
          <table:table-cell office:value-type="float" office:value="751" calcext:value-type="float">
            <text:p>751.0</text:p>
          </table:table-cell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style-name="ce1"/>
          <table:table-cell office:value-type="float" office:value="17109" calcext:value-type="float">
            <text:p>17109.0</text:p>
          </table:table-cell>
          <table:table-cell office:value-type="float" office:value="24338" calcext:value-type="float">
            <text:p>24338.0</text:p>
          </table:table-cell>
          <table:table-cell office:value-type="float" office:value="674" calcext:value-type="float">
            <text:p>674.0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style-name="ce1"/>
          <table:table-cell office:value-type="float" office:value="17378" calcext:value-type="float">
            <text:p>17378.0</text:p>
          </table:table-cell>
          <table:table-cell office:value-type="float" office:value="27506" calcext:value-type="float">
            <text:p>27506.0</text:p>
          </table:table-cell>
          <table:table-cell office:value-type="float" office:value="752" calcext:value-type="float">
            <text:p>752.0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style-name="ce1"/>
          <table:table-cell office:value-type="float" office:value="17101" calcext:value-type="float">
            <text:p>17101.0</text:p>
          </table:table-cell>
          <table:table-cell office:value-type="float" office:value="24337" calcext:value-type="float">
            <text:p>24337.0</text:p>
          </table:table-cell>
          <table:table-cell office:value-type="float" office:value="673" calcext:value-type="float">
            <text:p>673.0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1"/>
          <table:table-cell office:value-type="float" office:value="17377" calcext:value-type="float">
            <text:p>17377.0</text:p>
          </table:table-cell>
          <table:table-cell office:value-type="float" office:value="27512" calcext:value-type="float">
            <text:p>27512.0</text:p>
          </table:table-cell>
          <table:table-cell office:value-type="float" office:value="753" calcext:value-type="float">
            <text:p>753.0</text:p>
          </table:table-cell>
          <table:table-cell office:value-type="float" office:value="0" calcext:value-type="float">
            <text:p>0</text:p>
          </table:table-cell>
          <table:table-cell office:value-type="float" office:value="1098" calcext:value-type="float">
            <text:p>10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1"/>
          <table:table-cell office:value-type="float" office:value="17107" calcext:value-type="float">
            <text:p>17107.0</text:p>
          </table:table-cell>
          <table:table-cell office:value-type="float" office:value="24337" calcext:value-type="float">
            <text:p>24337.0</text:p>
          </table:table-cell>
          <table:table-cell office:value-type="float" office:value="672" calcext:value-type="float">
            <text:p>672.0</text:p>
          </table:table-cell>
          <table:table-cell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style-name="ce1"/>
          <table:table-cell office:value-type="float" office:value="17379" calcext:value-type="float">
            <text:p>17379.0</text:p>
          </table:table-cell>
          <table:table-cell office:value-type="float" office:value="27510" calcext:value-type="float">
            <text:p>27510.0</text:p>
          </table:table-cell>
          <table:table-cell office:value-type="float" office:value="754" calcext:value-type="float">
            <text:p>754.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style-name="ce1"/>
          <table:table-cell office:value-type="float" office:value="17090" calcext:value-type="float">
            <text:p>17090.0</text:p>
          </table:table-cell>
          <table:table-cell office:value-type="float" office:value="24329" calcext:value-type="float">
            <text:p>24329.0</text:p>
          </table:table-cell>
          <table:table-cell office:value-type="float" office:value="671" calcext:value-type="float">
            <text:p>671.0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style-name="ce1"/>
          <table:table-cell office:value-type="float" office:value="17368" calcext:value-type="float">
            <text:p>17368.0</text:p>
          </table:table-cell>
          <table:table-cell office:value-type="float" office:value="27518" calcext:value-type="float">
            <text:p>27518.0</text:p>
          </table:table-cell>
          <table:table-cell office:value-type="float" office:value="756" calcext:value-type="float">
            <text:p>756.0</text:p>
          </table:table-cell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style-name="ce1"/>
          <table:table-cell office:value-type="float" office:value="17086" calcext:value-type="float">
            <text:p>17086.0</text:p>
          </table:table-cell>
          <table:table-cell office:value-type="float" office:value="24323" calcext:value-type="float">
            <text:p>24323.0</text:p>
          </table:table-cell>
          <table:table-cell office:value-type="float" office:value="670" calcext:value-type="float">
            <text:p>670.0</text:p>
          </table:table-cell>
          <table:table-cell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style-name="ce1"/>
          <table:table-cell office:value-type="float" office:value="17362" calcext:value-type="float">
            <text:p>17362.0</text:p>
          </table:table-cell>
          <table:table-cell office:value-type="float" office:value="27519" calcext:value-type="float">
            <text:p>27519.0</text:p>
          </table:table-cell>
          <table:table-cell office:value-type="float" office:value="758" calcext:value-type="float">
            <text:p>758.0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style-name="ce1"/>
          <table:table-cell office:value-type="float" office:value="17085" calcext:value-type="float">
            <text:p>17085.0</text:p>
          </table:table-cell>
          <table:table-cell office:value-type="float" office:value="24324" calcext:value-type="float">
            <text:p>24324.0</text:p>
          </table:table-cell>
          <table:table-cell office:value-type="float" office:value="669" calcext:value-type="float">
            <text:p>669.0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style-name="ce1"/>
          <table:table-cell office:value-type="float" office:value="17355" calcext:value-type="float">
            <text:p>17355.0</text:p>
          </table:table-cell>
          <table:table-cell office:value-type="float" office:value="27513" calcext:value-type="float">
            <text:p>27513.0</text:p>
          </table:table-cell>
          <table:table-cell office:value-type="float" office:value="760" calcext:value-type="float">
            <text:p>760.0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style-name="ce1"/>
          <table:table-cell office:value-type="float" office:value="17081" calcext:value-type="float">
            <text:p>17081.0</text:p>
          </table:table-cell>
          <table:table-cell office:value-type="float" office:value="24322" calcext:value-type="float">
            <text:p>24322.0</text:p>
          </table:table-cell>
          <table:table-cell office:value-type="float" office:value="668" calcext:value-type="float">
            <text:p>668.0</text:p>
          </table:table-cell>
          <table:table-cell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style-name="ce1"/>
          <table:table-cell office:value-type="float" office:value="17350" calcext:value-type="float">
            <text:p>17350.0</text:p>
          </table:table-cell>
          <table:table-cell office:value-type="float" office:value="27511" calcext:value-type="float">
            <text:p>27511.0</text:p>
          </table:table-cell>
          <table:table-cell office:value-type="float" office:value="762" calcext:value-type="float">
            <text:p>762.0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style-name="ce1"/>
          <table:table-cell office:value-type="float" office:value="17065" calcext:value-type="float">
            <text:p>17065.0</text:p>
          </table:table-cell>
          <table:table-cell office:value-type="float" office:value="24307" calcext:value-type="float">
            <text:p>24307.0</text:p>
          </table:table-cell>
          <table:table-cell office:value-type="float" office:value="665" calcext:value-type="float">
            <text:p>665.0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style-name="ce1"/>
          <table:table-cell office:value-type="float" office:value="17344" calcext:value-type="float">
            <text:p>17344.0</text:p>
          </table:table-cell>
          <table:table-cell office:value-type="float" office:value="27507" calcext:value-type="float">
            <text:p>27507.0</text:p>
          </table:table-cell>
          <table:table-cell office:value-type="float" office:value="764" calcext:value-type="float">
            <text:p>764.0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style-name="ce1"/>
          <table:table-cell office:value-type="float" office:value="17044" calcext:value-type="float">
            <text:p>17044.0</text:p>
          </table:table-cell>
          <table:table-cell office:value-type="float" office:value="24295" calcext:value-type="float">
            <text:p>24295.0</text:p>
          </table:table-cell>
          <table:table-cell office:value-type="float" office:value="664" calcext:value-type="float">
            <text:p>664.0</text:p>
          </table:table-cell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style-name="ce1"/>
          <table:table-cell office:value-type="float" office:value="17332" calcext:value-type="float">
            <text:p>17332.0</text:p>
          </table:table-cell>
          <table:table-cell office:value-type="float" office:value="27501" calcext:value-type="float">
            <text:p>27501.0</text:p>
          </table:table-cell>
          <table:table-cell office:value-type="float" office:value="766" calcext:value-type="float">
            <text:p>766.0</text:p>
          </table:table-cell>
          <table:table-cell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style-name="ce1"/>
          <table:table-cell office:value-type="float" office:value="17045" calcext:value-type="float">
            <text:p>17045.0</text:p>
          </table:table-cell>
          <table:table-cell office:value-type="float" office:value="24297" calcext:value-type="float">
            <text:p>24297.0</text:p>
          </table:table-cell>
          <table:table-cell office:value-type="float" office:value="663" calcext:value-type="float">
            <text:p>663.0</text:p>
          </table:table-cell>
          <table:table-cell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style-name="ce1"/>
          <table:table-cell office:value-type="float" office:value="17329" calcext:value-type="float">
            <text:p>17329.0</text:p>
          </table:table-cell>
          <table:table-cell office:value-type="float" office:value="27498" calcext:value-type="float">
            <text:p>27498.0</text:p>
          </table:table-cell>
          <table:table-cell office:value-type="float" office:value="768" calcext:value-type="float">
            <text:p>768.0</text:p>
          </table:table-cell>
          <table:table-cell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style-name="ce1"/>
          <table:table-cell office:value-type="float" office:value="17036" calcext:value-type="float">
            <text:p>17036.0</text:p>
          </table:table-cell>
          <table:table-cell office:value-type="float" office:value="24289" calcext:value-type="float">
            <text:p>24289.0</text:p>
          </table:table-cell>
          <table:table-cell office:value-type="float" office:value="662" calcext:value-type="float">
            <text:p>662.0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style-name="ce1"/>
          <table:table-cell office:value-type="float" office:value="17321" calcext:value-type="float">
            <text:p>17321.0</text:p>
          </table:table-cell>
          <table:table-cell office:value-type="float" office:value="27489" calcext:value-type="float">
            <text:p>27489.0</text:p>
          </table:table-cell>
          <table:table-cell office:value-type="float" office:value="770" calcext:value-type="float">
            <text:p>770.0</text:p>
          </table:table-cell>
          <table:table-cell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style-name="ce1"/>
          <table:table-cell office:value-type="float" office:value="17024" calcext:value-type="float">
            <text:p>17024.0</text:p>
          </table:table-cell>
          <table:table-cell office:value-type="float" office:value="24282" calcext:value-type="float">
            <text:p>24282.0</text:p>
          </table:table-cell>
          <table:table-cell office:value-type="float" office:value="661" calcext:value-type="float">
            <text:p>661.0</text:p>
          </table:table-cell>
          <table:table-cell office:value-type="float" office:value="0" calcext:value-type="float">
            <text:p>0</text:p>
          </table:table-cell>
          <table:table-cell office:value-type="float" office:value="1117" calcext:value-type="float">
            <text:p>11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style-name="ce1"/>
          <table:table-cell office:value-type="float" office:value="17317" calcext:value-type="float">
            <text:p>17317.0</text:p>
          </table:table-cell>
          <table:table-cell office:value-type="float" office:value="27485" calcext:value-type="float">
            <text:p>27485.0</text:p>
          </table:table-cell>
          <table:table-cell office:value-type="float" office:value="772" calcext:value-type="float">
            <text:p>772.0</text:p>
          </table:table-cell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1"/>
          <table:table-cell office:value-type="float" office:value="17016" calcext:value-type="float">
            <text:p>17016.0</text:p>
          </table:table-cell>
          <table:table-cell office:value-type="float" office:value="24272" calcext:value-type="float">
            <text:p>24272.0</text:p>
          </table:table-cell>
          <table:table-cell office:value-type="float" office:value="660" calcext:value-type="float">
            <text:p>660.0</text:p>
          </table:table-cell>
          <table:table-cell office:value-type="float" office:value="0" calcext:value-type="float">
            <text:p>0</text:p>
          </table:table-cell>
          <table:table-cell office:value-type="float" office:value="1119" calcext:value-type="float">
            <text:p>11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style-name="ce1"/>
          <table:table-cell office:value-type="float" office:value="17309" calcext:value-type="float">
            <text:p>17309.0</text:p>
          </table:table-cell>
          <table:table-cell office:value-type="float" office:value="27489" calcext:value-type="float">
            <text:p>27489.0</text:p>
          </table:table-cell>
          <table:table-cell office:value-type="float" office:value="774" calcext:value-type="float">
            <text:p>774.0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style-name="ce1"/>
          <table:table-cell office:value-type="float" office:value="17015" calcext:value-type="float">
            <text:p>17015.0</text:p>
          </table:table-cell>
          <table:table-cell office:value-type="float" office:value="24271" calcext:value-type="float">
            <text:p>24271.0</text:p>
          </table:table-cell>
          <table:table-cell office:value-type="float" office:value="659" calcext:value-type="float">
            <text:p>659.0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style-name="ce1"/>
          <table:table-cell office:value-type="float" office:value="17299" calcext:value-type="float">
            <text:p>17299.0</text:p>
          </table:table-cell>
          <table:table-cell office:value-type="float" office:value="27492" calcext:value-type="float">
            <text:p>27492.0</text:p>
          </table:table-cell>
          <table:table-cell office:value-type="float" office:value="775" calcext:value-type="float">
            <text:p>775.0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style-name="ce1"/>
          <table:table-cell office:value-type="float" office:value="17008" calcext:value-type="float">
            <text:p>17008.0</text:p>
          </table:table-cell>
          <table:table-cell office:value-type="float" office:value="24270" calcext:value-type="float">
            <text:p>24270.0</text:p>
          </table:table-cell>
          <table:table-cell office:value-type="float" office:value="658" calcext:value-type="float">
            <text:p>658.0</text:p>
          </table:table-cell>
          <table:table-cell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style-name="ce1"/>
          <table:table-cell office:value-type="float" office:value="17285" calcext:value-type="float">
            <text:p>17285.0</text:p>
          </table:table-cell>
          <table:table-cell office:value-type="float" office:value="27491" calcext:value-type="float">
            <text:p>27491.0</text:p>
          </table:table-cell>
          <table:table-cell office:value-type="float" office:value="777" calcext:value-type="float">
            <text:p>777.0</text:p>
          </table:table-cell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style-name="ce1"/>
          <table:table-cell office:value-type="float" office:value="16997" calcext:value-type="float">
            <text:p>16997.0</text:p>
          </table:table-cell>
          <table:table-cell office:value-type="float" office:value="24259" calcext:value-type="float">
            <text:p>24259.0</text:p>
          </table:table-cell>
          <table:table-cell office:value-type="float" office:value="656" calcext:value-type="float">
            <text:p>656.0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style-name="ce1"/>
          <table:table-cell office:value-type="float" office:value="17277" calcext:value-type="float">
            <text:p>17277.0</text:p>
          </table:table-cell>
          <table:table-cell office:value-type="float" office:value="27491" calcext:value-type="float">
            <text:p>27491.0</text:p>
          </table:table-cell>
          <table:table-cell office:value-type="float" office:value="778" calcext:value-type="float">
            <text:p>778.0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style-name="ce1"/>
          <table:table-cell office:value-type="float" office:value="16992" calcext:value-type="float">
            <text:p>16992.0</text:p>
          </table:table-cell>
          <table:table-cell office:value-type="float" office:value="24257" calcext:value-type="float">
            <text:p>24257.0</text:p>
          </table:table-cell>
          <table:table-cell office:value-type="float" office:value="655" calcext:value-type="float">
            <text:p>655.0</text:p>
          </table:table-cell>
          <table:table-cell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style-name="ce1"/>
          <table:table-cell office:value-type="float" office:value="17260" calcext:value-type="float">
            <text:p>17260.0</text:p>
          </table:table-cell>
          <table:table-cell office:value-type="float" office:value="27488" calcext:value-type="float">
            <text:p>27488.0</text:p>
          </table:table-cell>
          <table:table-cell office:value-type="float" office:value="781" calcext:value-type="float">
            <text:p>781.0</text:p>
          </table:table-cell>
          <table:table-cell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1"/>
          <table:table-cell office:value-type="float" office:value="16992" calcext:value-type="float">
            <text:p>16992.0</text:p>
          </table:table-cell>
          <table:table-cell office:value-type="float" office:value="24250" calcext:value-type="float">
            <text:p>24250.0</text:p>
          </table:table-cell>
          <table:table-cell office:value-type="float" office:value="653" calcext:value-type="float">
            <text:p>653.0</text:p>
          </table:table-cell>
          <table:table-cell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style-name="ce1"/>
          <table:table-cell office:value-type="float" office:value="17250" calcext:value-type="float">
            <text:p>17250.0</text:p>
          </table:table-cell>
          <table:table-cell office:value-type="float" office:value="27489" calcext:value-type="float">
            <text:p>27489.0</text:p>
          </table:table-cell>
          <table:table-cell office:value-type="float" office:value="783" calcext:value-type="float">
            <text:p>783.0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style-name="ce1"/>
          <table:table-cell office:value-type="float" office:value="16989" calcext:value-type="float">
            <text:p>16989.0</text:p>
          </table:table-cell>
          <table:table-cell office:value-type="float" office:value="24245" calcext:value-type="float">
            <text:p>24245.0</text:p>
          </table:table-cell>
          <table:table-cell office:value-type="float" office:value="651" calcext:value-type="float">
            <text:p>651.0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style-name="ce1"/>
          <table:table-cell office:value-type="float" office:value="17241" calcext:value-type="float">
            <text:p>17241.0</text:p>
          </table:table-cell>
          <table:table-cell office:value-type="float" office:value="27488" calcext:value-type="float">
            <text:p>27488.0</text:p>
          </table:table-cell>
          <table:table-cell office:value-type="float" office:value="784" calcext:value-type="float">
            <text:p>784.0</text:p>
          </table:table-cell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style-name="ce1"/>
          <table:table-cell office:value-type="float" office:value="16991" calcext:value-type="float">
            <text:p>16991.0</text:p>
          </table:table-cell>
          <table:table-cell office:value-type="float" office:value="24233" calcext:value-type="float">
            <text:p>24233.0</text:p>
          </table:table-cell>
          <table:table-cell office:value-type="float" office:value="649" calcext:value-type="float">
            <text:p>649.0</text:p>
          </table:table-cell>
          <table:table-cell office:value-type="float" office:value="0" calcext:value-type="float">
            <text:p>0</text:p>
          </table:table-cell>
          <table:table-cell office:value-type="float" office:value="1133" calcext:value-type="float">
            <text:p>11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style-name="ce1"/>
          <table:table-cell office:value-type="float" office:value="17232" calcext:value-type="float">
            <text:p>17232.0</text:p>
          </table:table-cell>
          <table:table-cell office:value-type="float" office:value="27498" calcext:value-type="float">
            <text:p>27498.0</text:p>
          </table:table-cell>
          <table:table-cell office:value-type="float" office:value="786" calcext:value-type="float">
            <text:p>786.0</text:p>
          </table:table-cell>
          <table:table-cell office:value-type="float" office:value="0" calcext:value-type="float">
            <text:p>0</text:p>
          </table:table-cell>
          <table:table-cell office:value-type="float" office:value="1134" calcext:value-type="float">
            <text:p>11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style-name="ce1"/>
          <table:table-cell office:value-type="float" office:value="16992" calcext:value-type="float">
            <text:p>16992.0</text:p>
          </table:table-cell>
          <table:table-cell office:value-type="float" office:value="24218" calcext:value-type="float">
            <text:p>24218.0</text:p>
          </table:table-cell>
          <table:table-cell office:value-type="float" office:value="647" calcext:value-type="float">
            <text:p>647.0</text:p>
          </table:table-cell>
          <table:table-cell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style-name="ce1"/>
          <table:table-cell office:value-type="float" office:value="17220" calcext:value-type="float">
            <text:p>17220.0</text:p>
          </table:table-cell>
          <table:table-cell office:value-type="float" office:value="27517" calcext:value-type="float">
            <text:p>27517.0</text:p>
          </table:table-cell>
          <table:table-cell office:value-type="float" office:value="786" calcext:value-type="float">
            <text:p>786.0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style-name="ce1"/>
          <table:table-cell office:value-type="float" office:value="16983" calcext:value-type="float">
            <text:p>16983.0</text:p>
          </table:table-cell>
          <table:table-cell office:value-type="float" office:value="24213" calcext:value-type="float">
            <text:p>24213.0</text:p>
          </table:table-cell>
          <table:table-cell office:value-type="float" office:value="645" calcext:value-type="float">
            <text:p>645.0</text:p>
          </table:table-cell>
          <table:table-cell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style-name="ce1"/>
          <table:table-cell office:value-type="float" office:value="17199" calcext:value-type="float">
            <text:p>17199.0</text:p>
          </table:table-cell>
          <table:table-cell office:value-type="float" office:value="27548" calcext:value-type="float">
            <text:p>27548.0</text:p>
          </table:table-cell>
          <table:table-cell office:value-type="float" office:value="787" calcext:value-type="float">
            <text:p>787.0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1"/>
          <table:table-cell office:value-type="float" office:value="16970" calcext:value-type="float">
            <text:p>16970.0</text:p>
          </table:table-cell>
          <table:table-cell office:value-type="float" office:value="24207" calcext:value-type="float">
            <text:p>24207.0</text:p>
          </table:table-cell>
          <table:table-cell office:value-type="float" office:value="643" calcext:value-type="float">
            <text:p>643.0</text:p>
          </table:table-cell>
          <table:table-cell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style-name="ce1"/>
          <table:table-cell office:value-type="float" office:value="17188" calcext:value-type="float">
            <text:p>17188.0</text:p>
          </table:table-cell>
          <table:table-cell office:value-type="float" office:value="27556" calcext:value-type="float">
            <text:p>27556.0</text:p>
          </table:table-cell>
          <table:table-cell office:value-type="float" office:value="788" calcext:value-type="float">
            <text:p>788.0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style-name="ce1"/>
          <table:table-cell office:value-type="float" office:value="16967" calcext:value-type="float">
            <text:p>16967.0</text:p>
          </table:table-cell>
          <table:table-cell office:value-type="float" office:value="24201" calcext:value-type="float">
            <text:p>24201.0</text:p>
          </table:table-cell>
          <table:table-cell office:value-type="float" office:value="642" calcext:value-type="float">
            <text:p>642.0</text:p>
          </table:table-cell>
          <table:table-cell office:value-type="float" office:value="0" calcext:value-type="float">
            <text:p>0</text:p>
          </table:table-cell>
          <table:table-cell office:value-type="float" office:value="1141" calcext:value-type="float">
            <text:p>11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style-name="ce1"/>
          <table:table-cell office:value-type="float" office:value="17180" calcext:value-type="float">
            <text:p>17180.0</text:p>
          </table:table-cell>
          <table:table-cell office:value-type="float" office:value="27564" calcext:value-type="float">
            <text:p>27564.0</text:p>
          </table:table-cell>
          <table:table-cell office:value-type="float" office:value="789" calcext:value-type="float">
            <text:p>789.0</text:p>
          </table:table-cell>
          <table:table-cell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style-name="ce1"/>
          <table:table-cell office:value-type="float" office:value="16977" calcext:value-type="float">
            <text:p>16977.0</text:p>
          </table:table-cell>
          <table:table-cell office:value-type="float" office:value="24195" calcext:value-type="float">
            <text:p>24195.0</text:p>
          </table:table-cell>
          <table:table-cell office:value-type="float" office:value="640" calcext:value-type="float">
            <text:p>640.0</text:p>
          </table:table-cell>
          <table:table-cell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style-name="ce1"/>
          <table:table-cell office:value-type="float" office:value="17178" calcext:value-type="float">
            <text:p>17178.0</text:p>
          </table:table-cell>
          <table:table-cell office:value-type="float" office:value="27563" calcext:value-type="float">
            <text:p>27563.0</text:p>
          </table:table-cell>
          <table:table-cell office:value-type="float" office:value="791" calcext:value-type="float">
            <text:p>791.0</text:p>
          </table:table-cell>
          <table:table-cell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style-name="ce1"/>
          <table:table-cell office:value-type="float" office:value="16981" calcext:value-type="float">
            <text:p>16981.0</text:p>
          </table:table-cell>
          <table:table-cell office:value-type="float" office:value="24191" calcext:value-type="float">
            <text:p>24191.0</text:p>
          </table:table-cell>
          <table:table-cell office:value-type="float" office:value="639" calcext:value-type="float">
            <text:p>639.0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style-name="ce1"/>
          <table:table-cell office:value-type="float" office:value="17140" calcext:value-type="float">
            <text:p>17140.0</text:p>
          </table:table-cell>
          <table:table-cell office:value-type="float" office:value="27579" calcext:value-type="float">
            <text:p>27579.0</text:p>
          </table:table-cell>
          <table:table-cell office:value-type="float" office:value="791" calcext:value-type="float">
            <text:p>791.0</text:p>
          </table:table-cell>
          <table:table-cell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style-name="ce1"/>
          <table:table-cell office:value-type="float" office:value="17200" calcext:value-type="float">
            <text:p>17200.0</text:p>
          </table:table-cell>
          <table:table-cell office:value-type="float" office:value="27556" calcext:value-type="float">
            <text:p>27556.0</text:p>
          </table:table-cell>
          <table:table-cell office:value-type="float" office:value="791" calcext:value-type="float">
            <text:p>791.0</text:p>
          </table:table-cell>
          <table:table-cell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style-name="ce1"/>
          <table:table-cell office:value-type="float" office:value="16984" calcext:value-type="float">
            <text:p>16984.0</text:p>
          </table:table-cell>
          <table:table-cell office:value-type="float" office:value="24182" calcext:value-type="float">
            <text:p>24182.0</text:p>
          </table:table-cell>
          <table:table-cell office:value-type="float" office:value="637" calcext:value-type="float">
            <text:p>637.0</text:p>
          </table:table-cell>
          <table:table-cell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1"/>
          <table:table-cell office:value-type="float" office:value="17085" calcext:value-type="float">
            <text:p>17085.0</text:p>
          </table:table-cell>
          <table:table-cell office:value-type="float" office:value="27600" calcext:value-type="float">
            <text:p>27600.0</text:p>
          </table:table-cell>
          <table:table-cell office:value-type="float" office:value="791" calcext:value-type="float">
            <text:p>791.0</text:p>
          </table:table-cell>
          <table:table-cell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style-name="ce1"/>
          <table:table-cell office:value-type="float" office:value="17206" calcext:value-type="float">
            <text:p>17206.0</text:p>
          </table:table-cell>
          <table:table-cell office:value-type="float" office:value="27567" calcext:value-type="float">
            <text:p>27567.0</text:p>
          </table:table-cell>
          <table:table-cell office:value-type="float" office:value="792" calcext:value-type="float">
            <text:p>792.0</text:p>
          </table:table-cell>
          <table:table-cell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style-name="ce1"/>
          <table:table-cell office:value-type="float" office:value="16986" calcext:value-type="float">
            <text:p>16986.0</text:p>
          </table:table-cell>
          <table:table-cell office:value-type="float" office:value="24170" calcext:value-type="float">
            <text:p>24170.0</text:p>
          </table:table-cell>
          <table:table-cell office:value-type="float" office:value="635" calcext:value-type="float">
            <text:p>635.0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style-name="ce1"/>
          <table:table-cell office:value-type="float" office:value="17022" calcext:value-type="float">
            <text:p>17022.0</text:p>
          </table:table-cell>
          <table:table-cell office:value-type="float" office:value="27631" calcext:value-type="float">
            <text:p>27631.0</text:p>
          </table:table-cell>
          <table:table-cell office:value-type="float" office:value="791" calcext:value-type="float">
            <text:p>791.0</text:p>
          </table:table-cell>
          <table:table-cell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style-name="ce1"/>
          <table:table-cell office:value-type="float" office:value="17208" calcext:value-type="float">
            <text:p>17208.0</text:p>
          </table:table-cell>
          <table:table-cell office:value-type="float" office:value="27567" calcext:value-type="float">
            <text:p>27567.0</text:p>
          </table:table-cell>
          <table:table-cell office:value-type="float" office:value="793" calcext:value-type="float">
            <text:p>793.0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style-name="ce1"/>
          <table:table-cell office:value-type="float" office:value="16989" calcext:value-type="float">
            <text:p>16989.0</text:p>
          </table:table-cell>
          <table:table-cell office:value-type="float" office:value="24162" calcext:value-type="float">
            <text:p>24162.0</text:p>
          </table:table-cell>
          <table:table-cell office:value-type="float" office:value="634" calcext:value-type="float">
            <text:p>634.0</text:p>
          </table:table-cell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style-name="ce1"/>
          <table:table-cell office:value-type="float" office:value="16989" calcext:value-type="float">
            <text:p>16989.0</text:p>
          </table:table-cell>
          <table:table-cell office:value-type="float" office:value="27647" calcext:value-type="float">
            <text:p>27647.0</text:p>
          </table:table-cell>
          <table:table-cell office:value-type="float" office:value="791" calcext:value-type="float">
            <text:p>791.0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style-name="ce1"/>
          <table:table-cell office:value-type="float" office:value="17241" calcext:value-type="float">
            <text:p>17241.0</text:p>
          </table:table-cell>
          <table:table-cell office:value-type="float" office:value="27590" calcext:value-type="float">
            <text:p>27590.0</text:p>
          </table:table-cell>
          <table:table-cell office:value-type="float" office:value="793" calcext:value-type="float">
            <text:p>793.0</text:p>
          </table:table-cell>
          <table:table-cell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style-name="ce1"/>
          <table:table-cell office:value-type="float" office:value="17212" calcext:value-type="float">
            <text:p>17212.0</text:p>
          </table:table-cell>
          <table:table-cell office:value-type="float" office:value="27555" calcext:value-type="float">
            <text:p>27555.0</text:p>
          </table:table-cell>
          <table:table-cell office:value-type="float" office:value="794" calcext:value-type="float">
            <text:p>794.0</text:p>
          </table:table-cell>
          <table:table-cell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style-name="ce1"/>
          <table:table-cell office:value-type="float" office:value="16987" calcext:value-type="float">
            <text:p>16987.0</text:p>
          </table:table-cell>
          <table:table-cell office:value-type="float" office:value="24157" calcext:value-type="float">
            <text:p>24157.0</text:p>
          </table:table-cell>
          <table:table-cell office:value-type="float" office:value="632" calcext:value-type="float">
            <text:p>632.0</text:p>
          </table:table-cell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style-name="ce1"/>
          <table:table-cell office:value-type="float" office:value="16977" calcext:value-type="float">
            <text:p>16977.0</text:p>
          </table:table-cell>
          <table:table-cell office:value-type="float" office:value="27652" calcext:value-type="float">
            <text:p>27652.0</text:p>
          </table:table-cell>
          <table:table-cell office:value-type="float" office:value="792" calcext:value-type="float">
            <text:p>792.0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style-name="ce1"/>
          <table:table-cell office:value-type="float" office:value="17261" calcext:value-type="float">
            <text:p>17261.0</text:p>
          </table:table-cell>
          <table:table-cell office:value-type="float" office:value="27626" calcext:value-type="float">
            <text:p>27626.0</text:p>
          </table:table-cell>
          <table:table-cell office:value-type="float" office:value="793" calcext:value-type="float">
            <text:p>793.0</text:p>
          </table:table-cell>
          <table:table-cell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style-name="ce1"/>
          <table:table-cell office:value-type="float" office:value="17212" calcext:value-type="float">
            <text:p>17212.0</text:p>
          </table:table-cell>
          <table:table-cell office:value-type="float" office:value="27555" calcext:value-type="float">
            <text:p>27555.0</text:p>
          </table:table-cell>
          <table:table-cell office:value-type="float" office:value="795" calcext:value-type="float">
            <text:p>795.0</text:p>
          </table:table-cell>
          <table:table-cell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style-name="ce1"/>
          <table:table-cell office:value-type="float" office:value="16989" calcext:value-type="float">
            <text:p>16989.0</text:p>
          </table:table-cell>
          <table:table-cell office:value-type="float" office:value="24151" calcext:value-type="float">
            <text:p>24151.0</text:p>
          </table:table-cell>
          <table:table-cell office:value-type="float" office:value="631" calcext:value-type="float">
            <text:p>631.0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style-name="ce1"/>
          <table:table-cell office:value-type="float" office:value="16976" calcext:value-type="float">
            <text:p>16976.0</text:p>
          </table:table-cell>
          <table:table-cell office:value-type="float" office:value="27653" calcext:value-type="float">
            <text:p>27653.0</text:p>
          </table:table-cell>
          <table:table-cell office:value-type="float" office:value="793" calcext:value-type="float">
            <text:p>793.0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style-name="ce1"/>
          <table:table-cell office:value-type="float" office:value="17267" calcext:value-type="float">
            <text:p>17267.0</text:p>
          </table:table-cell>
          <table:table-cell office:value-type="float" office:value="27630" calcext:value-type="float">
            <text:p>27630.0</text:p>
          </table:table-cell>
          <table:table-cell office:value-type="float" office:value="794" calcext:value-type="float">
            <text:p>794.0</text:p>
          </table:table-cell>
          <table:table-cell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style-name="ce1"/>
          <table:table-cell office:value-type="float" office:value="17218" calcext:value-type="float">
            <text:p>17218.0</text:p>
          </table:table-cell>
          <table:table-cell office:value-type="float" office:value="27571" calcext:value-type="float">
            <text:p>27571.0</text:p>
          </table:table-cell>
          <table:table-cell office:value-type="float" office:value="796" calcext:value-type="float">
            <text:p>796.0</text:p>
          </table:table-cell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style-name="ce1"/>
          <table:table-cell office:value-type="float" office:value="16989" calcext:value-type="float">
            <text:p>16989.0</text:p>
          </table:table-cell>
          <table:table-cell office:value-type="float" office:value="24148" calcext:value-type="float">
            <text:p>24148.0</text:p>
          </table:table-cell>
          <table:table-cell office:value-type="float" office:value="630" calcext:value-type="float">
            <text:p>630.0</text:p>
          </table:table-cell>
          <table:table-cell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style-name="ce1"/>
          <table:table-cell office:value-type="float" office:value="16964" calcext:value-type="float">
            <text:p>16964.0</text:p>
          </table:table-cell>
          <table:table-cell office:value-type="float" office:value="27657" calcext:value-type="float">
            <text:p>27657.0</text:p>
          </table:table-cell>
          <table:table-cell office:value-type="float" office:value="794" calcext:value-type="float">
            <text:p>794.0</text:p>
          </table:table-cell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style-name="ce1"/>
          <table:table-cell office:value-type="float" office:value="17278" calcext:value-type="float">
            <text:p>17278.0</text:p>
          </table:table-cell>
          <table:table-cell office:value-type="float" office:value="27636" calcext:value-type="float">
            <text:p>27636.0</text:p>
          </table:table-cell>
          <table:table-cell office:value-type="float" office:value="795" calcext:value-type="float">
            <text:p>795.0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style-name="ce1"/>
          <table:table-cell office:value-type="float" office:value="16992" calcext:value-type="float">
            <text:p>16992.0</text:p>
          </table:table-cell>
          <table:table-cell office:value-type="float" office:value="24148" calcext:value-type="float">
            <text:p>24148.0</text:p>
          </table:table-cell>
          <table:table-cell office:value-type="float" office:value="629" calcext:value-type="float">
            <text:p>629.0</text:p>
          </table:table-cell>
          <table:table-cell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style-name="ce1"/>
          <table:table-cell office:value-type="float" office:value="16955" calcext:value-type="float">
            <text:p>16955.0</text:p>
          </table:table-cell>
          <table:table-cell office:value-type="float" office:value="27659" calcext:value-type="float">
            <text:p>27659.0</text:p>
          </table:table-cell>
          <table:table-cell office:value-type="float" office:value="795" calcext:value-type="float">
            <text:p>795.0</text:p>
          </table:table-cell>
          <table:table-cell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style-name="ce1"/>
          <table:table-cell office:value-type="float" office:value="17284" calcext:value-type="float">
            <text:p>17284.0</text:p>
          </table:table-cell>
          <table:table-cell office:value-type="float" office:value="27640" calcext:value-type="float">
            <text:p>27640.0</text:p>
          </table:table-cell>
          <table:table-cell office:value-type="float" office:value="796" calcext:value-type="float">
            <text:p>796.0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style-name="ce1"/>
          <table:table-cell office:value-type="float" office:value="16998" calcext:value-type="float">
            <text:p>16998.0</text:p>
          </table:table-cell>
          <table:table-cell office:value-type="float" office:value="24146" calcext:value-type="float">
            <text:p>24146.0</text:p>
          </table:table-cell>
          <table:table-cell office:value-type="float" office:value="628" calcext:value-type="float">
            <text:p>628.0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style-name="ce1"/>
          <table:table-cell office:value-type="float" office:value="16939" calcext:value-type="float">
            <text:p>16939.0</text:p>
          </table:table-cell>
          <table:table-cell office:value-type="float" office:value="27664" calcext:value-type="float">
            <text:p>27664.0</text:p>
          </table:table-cell>
          <table:table-cell office:value-type="float" office:value="796" calcext:value-type="float">
            <text:p>796.0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style-name="ce2" office:value-type="string" calcext:value-type="string">
            <text:p>Spine</text:p>
          </table:table-cell>
          <table:table-cell office:value-type="float" office:value="17283" calcext:value-type="float">
            <text:p>17283.0</text:p>
          </table:table-cell>
          <table:table-cell office:value-type="float" office:value="27641" calcext:value-type="float">
            <text:p>27641.0</text:p>
          </table:table-cell>
          <table:table-cell office:value-type="float" office:value="798" calcext:value-type="float">
            <text:p>798.0</text:p>
          </table:table-cell>
          <table:table-cell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style-name="ce1"/>
          <table:table-cell office:value-type="float" office:value="16998" calcext:value-type="float">
            <text:p>16998.0</text:p>
          </table:table-cell>
          <table:table-cell office:value-type="float" office:value="24142" calcext:value-type="float">
            <text:p>24142.0</text:p>
          </table:table-cell>
          <table:table-cell office:value-type="float" office:value="627" calcext:value-type="float">
            <text:p>627.0</text:p>
          </table:table-cell>
          <table:table-cell office:value-type="float" office:value="0" calcext:value-type="float">
            <text:p>0</text:p>
          </table:table-cell>
          <table:table-cell office:value-type="float" office:value="1174" calcext:value-type="float">
            <text:p>11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style-name="ce1"/>
          <table:table-cell office:value-type="float" office:value="16939" calcext:value-type="float">
            <text:p>16939.0</text:p>
          </table:table-cell>
          <table:table-cell office:value-type="float" office:value="27664" calcext:value-type="float">
            <text:p>27664.0</text:p>
          </table:table-cell>
          <table:table-cell office:value-type="float" office:value="797" calcext:value-type="float">
            <text:p>797.0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style-name="ce1"/>
          <table:table-cell office:value-type="float" office:value="16994" calcext:value-type="float">
            <text:p>16994.0</text:p>
          </table:table-cell>
          <table:table-cell office:value-type="float" office:value="24141" calcext:value-type="float">
            <text:p>24141.0</text:p>
          </table:table-cell>
          <table:table-cell office:value-type="float" office:value="626" calcext:value-type="float">
            <text:p>626.0</text:p>
          </table:table-cell>
          <table:table-cell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style-name="ce1"/>
          <table:table-cell office:value-type="float" office:value="16929" calcext:value-type="float">
            <text:p>16929.0</text:p>
          </table:table-cell>
          <table:table-cell office:value-type="float" office:value="27665" calcext:value-type="float">
            <text:p>27665.0</text:p>
          </table:table-cell>
          <table:table-cell office:value-type="float" office:value="798" calcext:value-type="float">
            <text:p>798.0</text:p>
          </table:table-cell>
          <table:table-cell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style-name="ce1"/>
          <table:table-cell office:value-type="float" office:value="16993" calcext:value-type="float">
            <text:p>16993.0</text:p>
          </table:table-cell>
          <table:table-cell office:value-type="float" office:value="24137" calcext:value-type="float">
            <text:p>24137.0</text:p>
          </table:table-cell>
          <table:table-cell office:value-type="float" office:value="624" calcext:value-type="float">
            <text:p>624.0</text:p>
          </table:table-cell>
          <table:table-cell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style-name="ce1"/>
          <table:table-cell office:value-type="float" office:value="16922" calcext:value-type="float">
            <text:p>16922.0</text:p>
          </table:table-cell>
          <table:table-cell office:value-type="float" office:value="27668" calcext:value-type="float">
            <text:p>27668.0</text:p>
          </table:table-cell>
          <table:table-cell office:value-type="float" office:value="799" calcext:value-type="float">
            <text:p>799.0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style-name="ce1"/>
          <table:table-cell office:value-type="float" office:value="16993" calcext:value-type="float">
            <text:p>16993.0</text:p>
          </table:table-cell>
          <table:table-cell office:value-type="float" office:value="24141" calcext:value-type="float">
            <text:p>24141.0</text:p>
          </table:table-cell>
          <table:table-cell office:value-type="float" office:value="623" calcext:value-type="float">
            <text:p>623.0</text:p>
          </table:table-cell>
          <table:table-cell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style-name="ce1"/>
          <table:table-cell office:value-type="float" office:value="16910" calcext:value-type="float">
            <text:p>16910.0</text:p>
          </table:table-cell>
          <table:table-cell office:value-type="float" office:value="27668" calcext:value-type="float">
            <text:p>27668.0</text:p>
          </table:table-cell>
          <table:table-cell office:value-type="float" office:value="800" calcext:value-type="float">
            <text:p>800.0</text:p>
          </table:table-cell>
          <table:table-cell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style-name="ce1"/>
          <table:table-cell office:value-type="float" office:value="16991" calcext:value-type="float">
            <text:p>16991.0</text:p>
          </table:table-cell>
          <table:table-cell office:value-type="float" office:value="24136" calcext:value-type="float">
            <text:p>24136.0</text:p>
          </table:table-cell>
          <table:table-cell office:value-type="float" office:value="621" calcext:value-type="float">
            <text:p>621.0</text:p>
          </table:table-cell>
          <table:table-cell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style-name="ce1"/>
          <table:table-cell office:value-type="float" office:value="16900" calcext:value-type="float">
            <text:p>16900.0</text:p>
          </table:table-cell>
          <table:table-cell office:value-type="float" office:value="27663" calcext:value-type="float">
            <text:p>27663.0</text:p>
          </table:table-cell>
          <table:table-cell office:value-type="float" office:value="802" calcext:value-type="float">
            <text:p>802.0</text:p>
          </table:table-cell>
          <table:table-cell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style-name="ce1"/>
          <table:table-cell office:value-type="float" office:value="16986" calcext:value-type="float">
            <text:p>16986.0</text:p>
          </table:table-cell>
          <table:table-cell office:value-type="float" office:value="24135" calcext:value-type="float">
            <text:p>24135.0</text:p>
          </table:table-cell>
          <table:table-cell office:value-type="float" office:value="619" calcext:value-type="float">
            <text:p>619.0</text:p>
          </table:table-cell>
          <table:table-cell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style-name="ce1"/>
          <table:table-cell office:value-type="float" office:value="16894" calcext:value-type="float">
            <text:p>16894.0</text:p>
          </table:table-cell>
          <table:table-cell office:value-type="float" office:value="27661" calcext:value-type="float">
            <text:p>27661.0</text:p>
          </table:table-cell>
          <table:table-cell office:value-type="float" office:value="803" calcext:value-type="float">
            <text:p>803.0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style-name="ce1"/>
          <table:table-cell office:value-type="float" office:value="16986" calcext:value-type="float">
            <text:p>16986.0</text:p>
          </table:table-cell>
          <table:table-cell office:value-type="float" office:value="24135" calcext:value-type="float">
            <text:p>24135.0</text:p>
          </table:table-cell>
          <table:table-cell office:value-type="float" office:value="617" calcext:value-type="float">
            <text:p>617.0</text:p>
          </table:table-cell>
          <table:table-cell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style-name="ce1"/>
          <table:table-cell office:value-type="float" office:value="16883" calcext:value-type="float">
            <text:p>16883.0</text:p>
          </table:table-cell>
          <table:table-cell office:value-type="float" office:value="27662" calcext:value-type="float">
            <text:p>27662.0</text:p>
          </table:table-cell>
          <table:table-cell office:value-type="float" office:value="804" calcext:value-type="float">
            <text:p>804.0</text:p>
          </table:table-cell>
          <table:table-cell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style-name="ce1"/>
          <table:table-cell office:value-type="float" office:value="16978" calcext:value-type="float">
            <text:p>16978.0</text:p>
          </table:table-cell>
          <table:table-cell office:value-type="float" office:value="24134" calcext:value-type="float">
            <text:p>24134.0</text:p>
          </table:table-cell>
          <table:table-cell office:value-type="float" office:value="616" calcext:value-type="float">
            <text:p>616.0</text:p>
          </table:table-cell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style-name="ce1"/>
          <table:table-cell office:value-type="float" office:value="16876" calcext:value-type="float">
            <text:p>16876.0</text:p>
          </table:table-cell>
          <table:table-cell office:value-type="float" office:value="27662" calcext:value-type="float">
            <text:p>27662.0</text:p>
          </table:table-cell>
          <table:table-cell office:value-type="float" office:value="806" calcext:value-type="float">
            <text:p>806.0</text:p>
          </table:table-cell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style-name="ce1"/>
          <table:table-cell office:value-type="float" office:value="16954" calcext:value-type="float">
            <text:p>16954.0</text:p>
          </table:table-cell>
          <table:table-cell office:value-type="float" office:value="24119" calcext:value-type="float">
            <text:p>24119.0</text:p>
          </table:table-cell>
          <table:table-cell office:value-type="float" office:value="615" calcext:value-type="float">
            <text:p>615.0</text:p>
          </table:table-cell>
          <table:table-cell office:value-type="float" office:value="0" calcext:value-type="float">
            <text:p>0</text:p>
          </table:table-cell>
          <table:table-cell office:value-type="float" office:value="1191" calcext:value-type="float">
            <text:p>11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style-name="ce1"/>
          <table:table-cell office:value-type="float" office:value="16876" calcext:value-type="float">
            <text:p>16876.0</text:p>
          </table:table-cell>
          <table:table-cell office:value-type="float" office:value="27658" calcext:value-type="float">
            <text:p>27658.0</text:p>
          </table:table-cell>
          <table:table-cell office:value-type="float" office:value="807" calcext:value-type="float">
            <text:p>807.0</text:p>
          </table:table-cell>
          <table:table-cell office:value-type="float" office:value="0" calcext:value-type="float">
            <text:p>0</text:p>
          </table:table-cell>
          <table:table-cell office:value-type="float" office:value="1192" calcext:value-type="float">
            <text:p>11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style-name="ce1"/>
          <table:table-cell office:value-type="float" office:value="16932" calcext:value-type="float">
            <text:p>16932.0</text:p>
          </table:table-cell>
          <table:table-cell office:value-type="float" office:value="24111" calcext:value-type="float">
            <text:p>24111.0</text:p>
          </table:table-cell>
          <table:table-cell office:value-type="float" office:value="614" calcext:value-type="float">
            <text:p>614.0</text:p>
          </table:table-cell>
          <table:table-cell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style-name="ce1"/>
          <table:table-cell office:value-type="float" office:value="16872" calcext:value-type="float">
            <text:p>16872.0</text:p>
          </table:table-cell>
          <table:table-cell office:value-type="float" office:value="27656" calcext:value-type="float">
            <text:p>27656.0</text:p>
          </table:table-cell>
          <table:table-cell office:value-type="float" office:value="808" calcext:value-type="float">
            <text:p>808.0</text:p>
          </table:table-cell>
          <table:table-cell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style-name="ce1"/>
          <table:table-cell office:value-type="float" office:value="16933" calcext:value-type="float">
            <text:p>16933.0</text:p>
          </table:table-cell>
          <table:table-cell office:value-type="float" office:value="24094" calcext:value-type="float">
            <text:p>24094.0</text:p>
          </table:table-cell>
          <table:table-cell office:value-type="float" office:value="613" calcext:value-type="float">
            <text:p>613.0</text:p>
          </table:table-cell>
          <table:table-cell office:value-type="float" office:value="0" calcext:value-type="float">
            <text:p>0</text:p>
          </table:table-cell>
          <table:table-cell office:value-type="float" office:value="1195" calcext:value-type="float">
            <text:p>11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style-name="ce1"/>
          <table:table-cell office:value-type="float" office:value="16868" calcext:value-type="float">
            <text:p>16868.0</text:p>
          </table:table-cell>
          <table:table-cell office:value-type="float" office:value="27652" calcext:value-type="float">
            <text:p>27652.0</text:p>
          </table:table-cell>
          <table:table-cell office:value-type="float" office:value="810" calcext:value-type="float">
            <text:p>810.0</text:p>
          </table:table-cell>
          <table:table-cell office:value-type="float" office:value="0" calcext:value-type="float">
            <text:p>0</text:p>
          </table:table-cell>
          <table:table-cell office:value-type="float" office:value="1196" calcext:value-type="float">
            <text:p>11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style-name="ce1"/>
          <table:table-cell office:value-type="float" office:value="16931" calcext:value-type="float">
            <text:p>16931.0</text:p>
          </table:table-cell>
          <table:table-cell office:value-type="float" office:value="24085" calcext:value-type="float">
            <text:p>24085.0</text:p>
          </table:table-cell>
          <table:table-cell office:value-type="float" office:value="611" calcext:value-type="float">
            <text:p>611.0</text:p>
          </table:table-cell>
          <table:table-cell office:value-type="float" office:value="0" calcext:value-type="float">
            <text:p>0</text:p>
          </table:table-cell>
          <table:table-cell office:value-type="float" office:value="1197" calcext:value-type="float">
            <text:p>11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"/>
          <table:table-cell office:value-type="float" office:value="16864" calcext:value-type="float">
            <text:p>16864.0</text:p>
          </table:table-cell>
          <table:table-cell office:value-type="float" office:value="27646" calcext:value-type="float">
            <text:p>27646.0</text:p>
          </table:table-cell>
          <table:table-cell office:value-type="float" office:value="811" calcext:value-type="float">
            <text:p>811.0</text:p>
          </table:table-cell>
          <table:table-cell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style-name="ce1"/>
          <table:table-cell office:value-type="float" office:value="16931" calcext:value-type="float">
            <text:p>16931.0</text:p>
          </table:table-cell>
          <table:table-cell office:value-type="float" office:value="24085" calcext:value-type="float">
            <text:p>24085.0</text:p>
          </table:table-cell>
          <table:table-cell office:value-type="float" office:value="609" calcext:value-type="float">
            <text:p>609.0</text:p>
          </table:table-cell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style-name="ce1"/>
          <table:table-cell office:value-type="float" office:value="16859" calcext:value-type="float">
            <text:p>16859.0</text:p>
          </table:table-cell>
          <table:table-cell office:value-type="float" office:value="27647" calcext:value-type="float">
            <text:p>27647.0</text:p>
          </table:table-cell>
          <table:table-cell office:value-type="float" office:value="813" calcext:value-type="float">
            <text:p>813.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style-name="ce1"/>
          <table:table-cell office:value-type="float" office:value="16929" calcext:value-type="float">
            <text:p>16929.0</text:p>
          </table:table-cell>
          <table:table-cell office:value-type="float" office:value="24073" calcext:value-type="float">
            <text:p>24073.0</text:p>
          </table:table-cell>
          <table:table-cell office:value-type="float" office:value="608" calcext:value-type="float">
            <text:p>608.0</text:p>
          </table:table-cell>
          <table:table-cell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style-name="ce1"/>
          <table:table-cell office:value-type="float" office:value="16850" calcext:value-type="float">
            <text:p>16850.0</text:p>
          </table:table-cell>
          <table:table-cell office:value-type="float" office:value="27642" calcext:value-type="float">
            <text:p>27642.0</text:p>
          </table:table-cell>
          <table:table-cell office:value-type="float" office:value="814" calcext:value-type="float">
            <text:p>814.0</text:p>
          </table:table-cell>
          <table:table-cell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style-name="ce1"/>
          <table:table-cell office:value-type="float" office:value="16922" calcext:value-type="float">
            <text:p>16922.0</text:p>
          </table:table-cell>
          <table:table-cell office:value-type="float" office:value="24066" calcext:value-type="float">
            <text:p>24066.0</text:p>
          </table:table-cell>
          <table:table-cell office:value-type="float" office:value="606" calcext:value-type="float">
            <text:p>606.0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style-name="ce1"/>
          <table:table-cell office:value-type="float" office:value="16850" calcext:value-type="float">
            <text:p>16850.0</text:p>
          </table:table-cell>
          <table:table-cell office:value-type="float" office:value="27642" calcext:value-type="float">
            <text:p>27642.0</text:p>
          </table:table-cell>
          <table:table-cell office:value-type="float" office:value="816" calcext:value-type="float">
            <text:p>816.0</text:p>
          </table:table-cell>
          <table:table-cell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style-name="ce1"/>
          <table:table-cell office:value-type="float" office:value="16922" calcext:value-type="float">
            <text:p>16922.0</text:p>
          </table:table-cell>
          <table:table-cell office:value-type="float" office:value="24066" calcext:value-type="float">
            <text:p>24066.0</text:p>
          </table:table-cell>
          <table:table-cell office:value-type="float" office:value="604" calcext:value-type="float">
            <text:p>604.0</text:p>
          </table:table-cell>
          <table:table-cell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style-name="ce1"/>
          <table:table-cell office:value-type="float" office:value="16849" calcext:value-type="float">
            <text:p>16849.0</text:p>
          </table:table-cell>
          <table:table-cell office:value-type="float" office:value="27640" calcext:value-type="float">
            <text:p>27640.0</text:p>
          </table:table-cell>
          <table:table-cell office:value-type="float" office:value="818" calcext:value-type="float">
            <text:p>818.0</text:p>
          </table:table-cell>
          <table:table-cell office:value-type="float" office:value="0" calcext:value-type="float">
            <text:p>0</text:p>
          </table:table-cell>
          <table:table-cell office:value-type="float" office:value="1206" calcext:value-type="float">
            <text:p>12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style-name="ce1"/>
          <table:table-cell office:value-type="float" office:value="16925" calcext:value-type="float">
            <text:p>16925.0</text:p>
          </table:table-cell>
          <table:table-cell office:value-type="float" office:value="24052" calcext:value-type="float">
            <text:p>24052.0</text:p>
          </table:table-cell>
          <table:table-cell office:value-type="float" office:value="602" calcext:value-type="float">
            <text:p>602.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style-name="ce1"/>
          <table:table-cell office:value-type="float" office:value="16842" calcext:value-type="float">
            <text:p>16842.0</text:p>
          </table:table-cell>
          <table:table-cell office:value-type="float" office:value="27629" calcext:value-type="float">
            <text:p>27629.0</text:p>
          </table:table-cell>
          <table:table-cell office:value-type="float" office:value="820" calcext:value-type="float">
            <text:p>820.0</text:p>
          </table:table-cell>
          <table:table-cell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style-name="ce1"/>
          <table:table-cell office:value-type="float" office:value="16927" calcext:value-type="float">
            <text:p>16927.0</text:p>
          </table:table-cell>
          <table:table-cell office:value-type="float" office:value="24049" calcext:value-type="float">
            <text:p>24049.0</text:p>
          </table:table-cell>
          <table:table-cell office:value-type="float" office:value="601" calcext:value-type="float">
            <text:p>601.0</text:p>
          </table:table-cell>
          <table:table-cell office:value-type="float" office:value="0" calcext:value-type="float">
            <text:p>0</text:p>
          </table:table-cell>
          <table:table-cell office:value-type="float" office:value="1209" calcext:value-type="float">
            <text:p>12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style-name="ce1"/>
          <table:table-cell office:value-type="float" office:value="16841" calcext:value-type="float">
            <text:p>16841.0</text:p>
          </table:table-cell>
          <table:table-cell office:value-type="float" office:value="27632" calcext:value-type="float">
            <text:p>27632.0</text:p>
          </table:table-cell>
          <table:table-cell office:value-type="float" office:value="821" calcext:value-type="float">
            <text:p>821.0</text:p>
          </table:table-cell>
          <table:table-cell office:value-type="float" office:value="0" calcext:value-type="float">
            <text:p>0</text:p>
          </table:table-cell>
          <table:table-cell office:value-type="float" office:value="1210" calcext:value-type="float">
            <text:p>12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style-name="ce1"/>
          <table:table-cell office:value-type="float" office:value="16918" calcext:value-type="float">
            <text:p>16918.0</text:p>
          </table:table-cell>
          <table:table-cell office:value-type="float" office:value="24050" calcext:value-type="float">
            <text:p>24050.0</text:p>
          </table:table-cell>
          <table:table-cell office:value-type="float" office:value="600" calcext:value-type="float">
            <text:p>600.0</text:p>
          </table:table-cell>
          <table:table-cell office:value-type="float" office:value="0" calcext:value-type="float">
            <text:p>0</text:p>
          </table:table-cell>
          <table:table-cell office:value-type="float" office:value="1211" calcext:value-type="float">
            <text:p>12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style-name="ce1"/>
          <table:table-cell office:value-type="float" office:value="16834" calcext:value-type="float">
            <text:p>16834.0</text:p>
          </table:table-cell>
          <table:table-cell office:value-type="float" office:value="27627" calcext:value-type="float">
            <text:p>27627.0</text:p>
          </table:table-cell>
          <table:table-cell office:value-type="float" office:value="823" calcext:value-type="float">
            <text:p>823.0</text:p>
          </table:table-cell>
          <table:table-cell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style-name="ce1"/>
          <table:table-cell office:value-type="float" office:value="16918" calcext:value-type="float">
            <text:p>16918.0</text:p>
          </table:table-cell>
          <table:table-cell office:value-type="float" office:value="24040" calcext:value-type="float">
            <text:p>24040.0</text:p>
          </table:table-cell>
          <table:table-cell office:value-type="float" office:value="598" calcext:value-type="float">
            <text:p>598.0</text:p>
          </table:table-cell>
          <table:table-cell office:value-type="float" office:value="0" calcext:value-type="float">
            <text:p>0</text:p>
          </table:table-cell>
          <table:table-cell office:value-type="float" office:value="1213" calcext:value-type="float">
            <text:p>12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style-name="ce1"/>
          <table:table-cell office:value-type="float" office:value="16828" calcext:value-type="float">
            <text:p>16828.0</text:p>
          </table:table-cell>
          <table:table-cell office:value-type="float" office:value="27625" calcext:value-type="float">
            <text:p>27625.0</text:p>
          </table:table-cell>
          <table:table-cell office:value-type="float" office:value="825" calcext:value-type="float">
            <text:p>825.0</text:p>
          </table:table-cell>
          <table:table-cell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style-name="ce1"/>
          <table:table-cell office:value-type="float" office:value="16927" calcext:value-type="float">
            <text:p>16927.0</text:p>
          </table:table-cell>
          <table:table-cell office:value-type="float" office:value="24034" calcext:value-type="float">
            <text:p>24034.0</text:p>
          </table:table-cell>
          <table:table-cell office:value-type="float" office:value="597" calcext:value-type="float">
            <text:p>597.0</text:p>
          </table:table-cell>
          <table:table-cell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style-name="ce1"/>
          <table:table-cell office:value-type="float" office:value="16819" calcext:value-type="float">
            <text:p>16819.0</text:p>
          </table:table-cell>
          <table:table-cell office:value-type="float" office:value="27624" calcext:value-type="float">
            <text:p>27624.0</text:p>
          </table:table-cell>
          <table:table-cell office:value-type="float" office:value="827" calcext:value-type="float">
            <text:p>827.0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style-name="ce1"/>
          <table:table-cell office:value-type="float" office:value="16939" calcext:value-type="float">
            <text:p>16939.0</text:p>
          </table:table-cell>
          <table:table-cell office:value-type="float" office:value="24009" calcext:value-type="float">
            <text:p>24009.0</text:p>
          </table:table-cell>
          <table:table-cell office:value-type="float" office:value="595" calcext:value-type="float">
            <text:p>595.0</text:p>
          </table:table-cell>
          <table:table-cell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style-name="ce1"/>
          <table:table-cell office:value-type="float" office:value="16808" calcext:value-type="float">
            <text:p>16808.0</text:p>
          </table:table-cell>
          <table:table-cell office:value-type="float" office:value="27621" calcext:value-type="float">
            <text:p>27621.0</text:p>
          </table:table-cell>
          <table:table-cell office:value-type="float" office:value="829" calcext:value-type="float">
            <text:p>829.0</text:p>
          </table:table-cell>
          <table:table-cell office:value-type="float" office:value="0" calcext:value-type="float">
            <text:p>0</text:p>
          </table:table-cell>
          <table:table-cell office:value-type="float" office:value="1218" calcext:value-type="float">
            <text:p>12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style-name="ce1"/>
          <table:table-cell office:value-type="float" office:value="16940" calcext:value-type="float">
            <text:p>16940.0</text:p>
          </table:table-cell>
          <table:table-cell office:value-type="float" office:value="23991" calcext:value-type="float">
            <text:p>23991.0</text:p>
          </table:table-cell>
          <table:table-cell office:value-type="float" office:value="595" calcext:value-type="float">
            <text:p>595.0</text:p>
          </table:table-cell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style-name="ce1"/>
          <table:table-cell office:value-type="float" office:value="16805" calcext:value-type="float">
            <text:p>16805.0</text:p>
          </table:table-cell>
          <table:table-cell office:value-type="float" office:value="27618" calcext:value-type="float">
            <text:p>27618.0</text:p>
          </table:table-cell>
          <table:table-cell office:value-type="float" office:value="831" calcext:value-type="float">
            <text:p>831.0</text:p>
          </table:table-cell>
          <table:table-cell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style-name="ce1"/>
          <table:table-cell office:value-type="float" office:value="16942" calcext:value-type="float">
            <text:p>16942.0</text:p>
          </table:table-cell>
          <table:table-cell office:value-type="float" office:value="23985" calcext:value-type="float">
            <text:p>23985.0</text:p>
          </table:table-cell>
          <table:table-cell office:value-type="float" office:value="594" calcext:value-type="float">
            <text:p>594.0</text:p>
          </table:table-cell>
          <table:table-cell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style-name="ce1"/>
          <table:table-cell office:value-type="float" office:value="16803" calcext:value-type="float">
            <text:p>16803.0</text:p>
          </table:table-cell>
          <table:table-cell office:value-type="float" office:value="27611" calcext:value-type="float">
            <text:p>27611.0</text:p>
          </table:table-cell>
          <table:table-cell office:value-type="float" office:value="833" calcext:value-type="float">
            <text:p>833.0</text:p>
          </table:table-cell>
          <table:table-cell office:value-type="float" office:value="0" calcext:value-type="float">
            <text:p>0</text:p>
          </table:table-cell>
          <table:table-cell office:value-type="float" office:value="1222" calcext:value-type="float">
            <text:p>12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style-name="ce1"/>
          <table:table-cell office:value-type="float" office:value="16935" calcext:value-type="float">
            <text:p>16935.0</text:p>
          </table:table-cell>
          <table:table-cell office:value-type="float" office:value="23937" calcext:value-type="float">
            <text:p>23937.0</text:p>
          </table:table-cell>
          <table:table-cell office:value-type="float" office:value="593" calcext:value-type="float">
            <text:p>593.0</text:p>
          </table:table-cell>
          <table:table-cell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style-name="ce1"/>
          <table:table-cell office:value-type="float" office:value="16795" calcext:value-type="float">
            <text:p>16795.0</text:p>
          </table:table-cell>
          <table:table-cell office:value-type="float" office:value="27602" calcext:value-type="float">
            <text:p>27602.0</text:p>
          </table:table-cell>
          <table:table-cell office:value-type="float" office:value="834" calcext:value-type="float">
            <text:p>834.0</text:p>
          </table:table-cell>
          <table:table-cell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style-name="ce1"/>
          <table:table-cell office:value-type="float" office:value="16934" calcext:value-type="float">
            <text:p>16934.0</text:p>
          </table:table-cell>
          <table:table-cell office:value-type="float" office:value="23935" calcext:value-type="float">
            <text:p>23935.0</text:p>
          </table:table-cell>
          <table:table-cell office:value-type="float" office:value="592" calcext:value-type="float">
            <text:p>592.0</text:p>
          </table:table-cell>
          <table:table-cell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style-name="ce1"/>
          <table:table-cell office:value-type="float" office:value="16797" calcext:value-type="float">
            <text:p>16797.0</text:p>
          </table:table-cell>
          <table:table-cell office:value-type="float" office:value="27593" calcext:value-type="float">
            <text:p>27593.0</text:p>
          </table:table-cell>
          <table:table-cell office:value-type="float" office:value="835" calcext:value-type="float">
            <text:p>835.0</text:p>
          </table:table-cell>
          <table:table-cell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style-name="ce1"/>
          <table:table-cell office:value-type="float" office:value="16925" calcext:value-type="float">
            <text:p>16925.0</text:p>
          </table:table-cell>
          <table:table-cell office:value-type="float" office:value="23927" calcext:value-type="float">
            <text:p>23927.0</text:p>
          </table:table-cell>
          <table:table-cell office:value-type="float" office:value="591" calcext:value-type="float">
            <text:p>591.0</text:p>
          </table:table-cell>
          <table:table-cell office:value-type="float" office:value="0" calcext:value-type="float">
            <text:p>0</text:p>
          </table:table-cell>
          <table:table-cell office:value-type="float" office:value="1227" calcext:value-type="float">
            <text:p>12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style-name="ce1"/>
          <table:table-cell office:value-type="float" office:value="16797" calcext:value-type="float">
            <text:p>16797.0</text:p>
          </table:table-cell>
          <table:table-cell office:value-type="float" office:value="27589" calcext:value-type="float">
            <text:p>27589.0</text:p>
          </table:table-cell>
          <table:table-cell office:value-type="float" office:value="837" calcext:value-type="float">
            <text:p>837.0</text:p>
          </table:table-cell>
          <table:table-cell office:value-type="float" office:value="0" calcext:value-type="float">
            <text:p>0</text:p>
          </table:table-cell>
          <table:table-cell office:value-type="float" office:value="1228" calcext:value-type="float">
            <text:p>12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style-name="ce1"/>
          <table:table-cell office:value-type="float" office:value="16913" calcext:value-type="float">
            <text:p>16913.0</text:p>
          </table:table-cell>
          <table:table-cell office:value-type="float" office:value="23912" calcext:value-type="float">
            <text:p>23912.0</text:p>
          </table:table-cell>
          <table:table-cell office:value-type="float" office:value="590" calcext:value-type="float">
            <text:p>590.0</text:p>
          </table:table-cell>
          <table:table-cell office:value-type="float" office:value="0" calcext:value-type="float">
            <text:p>0</text:p>
          </table:table-cell>
          <table:table-cell office:value-type="float" office:value="1229" calcext:value-type="float">
            <text:p>12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style-name="ce1"/>
          <table:table-cell office:value-type="float" office:value="16796" calcext:value-type="float">
            <text:p>16796.0</text:p>
          </table:table-cell>
          <table:table-cell office:value-type="float" office:value="27578" calcext:value-type="float">
            <text:p>27578.0</text:p>
          </table:table-cell>
          <table:table-cell office:value-type="float" office:value="839" calcext:value-type="float">
            <text:p>839.0</text:p>
          </table:table-cell>
          <table:table-cell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style-name="ce1"/>
          <table:table-cell office:value-type="float" office:value="16909" calcext:value-type="float">
            <text:p>16909.0</text:p>
          </table:table-cell>
          <table:table-cell office:value-type="float" office:value="23908" calcext:value-type="float">
            <text:p>23908.0</text:p>
          </table:table-cell>
          <table:table-cell office:value-type="float" office:value="588" calcext:value-type="float">
            <text:p>588.0</text:p>
          </table:table-cell>
          <table:table-cell office:value-type="float" office:value="0" calcext:value-type="float">
            <text:p>0</text:p>
          </table:table-cell>
          <table:table-cell office:value-type="float" office:value="1231" calcext:value-type="float">
            <text:p>12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style-name="ce1"/>
          <table:table-cell office:value-type="float" office:value="16798" calcext:value-type="float">
            <text:p>16798.0</text:p>
          </table:table-cell>
          <table:table-cell office:value-type="float" office:value="27570" calcext:value-type="float">
            <text:p>27570.0</text:p>
          </table:table-cell>
          <table:table-cell office:value-type="float" office:value="841" calcext:value-type="float">
            <text:p>841.0</text:p>
          </table:table-cell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style-name="ce1"/>
          <table:table-cell office:value-type="float" office:value="16901" calcext:value-type="float">
            <text:p>16901.0</text:p>
          </table:table-cell>
          <table:table-cell office:value-type="float" office:value="23909" calcext:value-type="float">
            <text:p>23909.0</text:p>
          </table:table-cell>
          <table:table-cell office:value-type="float" office:value="586" calcext:value-type="float">
            <text:p>586.0</text:p>
          </table:table-cell>
          <table:table-cell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style-name="ce1"/>
          <table:table-cell office:value-type="float" office:value="16818" calcext:value-type="float">
            <text:p>16818.0</text:p>
          </table:table-cell>
          <table:table-cell office:value-type="float" office:value="27544" calcext:value-type="float">
            <text:p>27544.0</text:p>
          </table:table-cell>
          <table:table-cell office:value-type="float" office:value="841" calcext:value-type="float">
            <text:p>841.0</text:p>
          </table:table-cell>
          <table:table-cell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style-name="ce1"/>
          <table:table-cell office:value-type="float" office:value="16761" calcext:value-type="float">
            <text:p>16761.0</text:p>
          </table:table-cell>
          <table:table-cell office:value-type="float" office:value="27597" calcext:value-type="float">
            <text:p>27597.0</text:p>
          </table:table-cell>
          <table:table-cell office:value-type="float" office:value="841" calcext:value-type="float">
            <text:p>841.0</text:p>
          </table:table-cell>
          <table:table-cell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891" calcext:value-type="float">
            <text:p>16891.0</text:p>
          </table:table-cell>
          <table:table-cell office:value-type="float" office:value="23900" calcext:value-type="float">
            <text:p>23900.0</text:p>
          </table:table-cell>
          <table:table-cell office:value-type="float" office:value="584" calcext:value-type="float">
            <text:p>584.0</text:p>
          </table:table-cell>
          <table:table-cell office:value-type="float" office:value="0" calcext:value-type="float">
            <text:p>0</text:p>
          </table:table-cell>
          <table:table-cell office:value-type="float" office:value="1235" calcext:value-type="float">
            <text:p>123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style-name="ce1"/>
          <table:table-cell office:value-type="float" office:value="16855" calcext:value-type="float">
            <text:p>16855.0</text:p>
          </table:table-cell>
          <table:table-cell office:value-type="float" office:value="27520" calcext:value-type="float">
            <text:p>27520.0</text:p>
          </table:table-cell>
          <table:table-cell office:value-type="float" office:value="841" calcext:value-type="float">
            <text:p>841.0</text:p>
          </table:table-cell>
          <table:table-cell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style-name="ce1"/>
          <table:table-cell office:value-type="float" office:value="16757" calcext:value-type="float">
            <text:p>16757.0</text:p>
          </table:table-cell>
          <table:table-cell office:value-type="float" office:value="27601" calcext:value-type="float">
            <text:p>27601.0</text:p>
          </table:table-cell>
          <table:table-cell office:value-type="float" office:value="842" calcext:value-type="float">
            <text:p>842.0</text:p>
          </table:table-cell>
          <table:table-cell office:value-type="float" office:value="0" calcext:value-type="float">
            <text:p>0</text:p>
          </table:table-cell>
          <table:table-cell office:value-type="float" office:value="1237" calcext:value-type="float">
            <text:p>12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style-name="ce1"/>
          <table:table-cell office:value-type="float" office:value="16892" calcext:value-type="float">
            <text:p>16892.0</text:p>
          </table:table-cell>
          <table:table-cell office:value-type="float" office:value="23893" calcext:value-type="float">
            <text:p>23893.0</text:p>
          </table:table-cell>
          <table:table-cell office:value-type="float" office:value="583" calcext:value-type="float">
            <text:p>583.0</text:p>
          </table:table-cell>
          <table:table-cell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style-name="ce1"/>
          <table:table-cell office:value-type="float" office:value="16882" calcext:value-type="float">
            <text:p>16882.0</text:p>
          </table:table-cell>
          <table:table-cell office:value-type="float" office:value="27506" calcext:value-type="float">
            <text:p>27506.0</text:p>
          </table:table-cell>
          <table:table-cell office:value-type="float" office:value="842" calcext:value-type="float">
            <text:p>842.0</text:p>
          </table:table-cell>
          <table:table-cell office:value-type="float" office:value="0" calcext:value-type="float">
            <text:p>0</text:p>
          </table:table-cell>
          <table:table-cell office:value-type="float" office:value="1239" calcext:value-type="float">
            <text:p>12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757" calcext:value-type="float">
            <text:p>16757.0</text:p>
          </table:table-cell>
          <table:table-cell office:value-type="float" office:value="27601" calcext:value-type="float">
            <text:p>27601.0</text:p>
          </table:table-cell>
          <table:table-cell office:value-type="float" office:value="844" calcext:value-type="float">
            <text:p>844.0</text:p>
          </table:table-cell>
          <table:table-cell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style-name="ce1"/>
          <table:table-cell office:value-type="float" office:value="16884" calcext:value-type="float">
            <text:p>16884.0</text:p>
          </table:table-cell>
          <table:table-cell office:value-type="float" office:value="23888" calcext:value-type="float">
            <text:p>23888.0</text:p>
          </table:table-cell>
          <table:table-cell office:value-type="float" office:value="582" calcext:value-type="float">
            <text:p>582.0</text:p>
          </table:table-cell>
          <table:table-cell office:value-type="float" office:value="0" calcext:value-type="float">
            <text:p>0</text:p>
          </table:table-cell>
          <table:table-cell office:value-type="float" office:value="1241" calcext:value-type="float">
            <text:p>12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style-name="ce1"/>
          <table:table-cell office:value-type="float" office:value="16894" calcext:value-type="float">
            <text:p>16894.0</text:p>
          </table:table-cell>
          <table:table-cell office:value-type="float" office:value="27490" calcext:value-type="float">
            <text:p>27490.0</text:p>
          </table:table-cell>
          <table:table-cell office:value-type="float" office:value="843" calcext:value-type="float">
            <text:p>843.0</text:p>
          </table:table-cell>
          <table:table-cell office:value-type="float" office:value="0" calcext:value-type="float">
            <text:p>0</text:p>
          </table:table-cell>
          <table:table-cell office:value-type="float" office:value="1242" calcext:value-type="float">
            <text:p>12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style-name="ce1"/>
          <table:table-cell office:value-type="float" office:value="16757" calcext:value-type="float">
            <text:p>16757.0</text:p>
          </table:table-cell>
          <table:table-cell office:value-type="float" office:value="27601" calcext:value-type="float">
            <text:p>27601.0</text:p>
          </table:table-cell>
          <table:table-cell office:value-type="float" office:value="846" calcext:value-type="float">
            <text:p>846.0</text:p>
          </table:table-cell>
          <table:table-cell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style-name="ce1"/>
          <table:table-cell office:value-type="float" office:value="16890" calcext:value-type="float">
            <text:p>16890.0</text:p>
          </table:table-cell>
          <table:table-cell office:value-type="float" office:value="23876" calcext:value-type="float">
            <text:p>23876.0</text:p>
          </table:table-cell>
          <table:table-cell office:value-type="float" office:value="581" calcext:value-type="float">
            <text:p>581.0</text:p>
          </table:table-cell>
          <table:table-cell office:value-type="float" office:value="0" calcext:value-type="float">
            <text:p>0</text:p>
          </table:table-cell>
          <table:table-cell office:value-type="float" office:value="1244" calcext:value-type="float">
            <text:p>12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style-name="ce1"/>
          <table:table-cell office:value-type="float" office:value="16895" calcext:value-type="float">
            <text:p>16895.0</text:p>
          </table:table-cell>
          <table:table-cell office:value-type="float" office:value="27484" calcext:value-type="float">
            <text:p>27484.0</text:p>
          </table:table-cell>
          <table:table-cell office:value-type="float" office:value="844" calcext:value-type="float">
            <text:p>844.0</text:p>
          </table:table-cell>
          <table:table-cell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style-name="ce1"/>
          <table:table-cell office:value-type="float" office:value="16757" calcext:value-type="float">
            <text:p>16757.0</text:p>
          </table:table-cell>
          <table:table-cell office:value-type="float" office:value="27601" calcext:value-type="float">
            <text:p>27601.0</text:p>
          </table:table-cell>
          <table:table-cell office:value-type="float" office:value="848" calcext:value-type="float">
            <text:p>848.0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style-name="ce1"/>
          <table:table-cell office:value-type="float" office:value="16891" calcext:value-type="float">
            <text:p>16891.0</text:p>
          </table:table-cell>
          <table:table-cell office:value-type="float" office:value="23847" calcext:value-type="float">
            <text:p>23847.0</text:p>
          </table:table-cell>
          <table:table-cell office:value-type="float" office:value="580" calcext:value-type="float">
            <text:p>580.0</text:p>
          </table:table-cell>
          <table:table-cell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style-name="ce1"/>
          <table:table-cell office:value-type="float" office:value="16903" calcext:value-type="float">
            <text:p>16903.0</text:p>
          </table:table-cell>
          <table:table-cell office:value-type="float" office:value="27474" calcext:value-type="float">
            <text:p>27474.0</text:p>
          </table:table-cell>
          <table:table-cell office:value-type="float" office:value="846" calcext:value-type="float">
            <text:p>846.0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style-name="ce1"/>
          <table:table-cell office:value-type="float" office:value="16757" calcext:value-type="float">
            <text:p>16757.0</text:p>
          </table:table-cell>
          <table:table-cell office:value-type="float" office:value="27601" calcext:value-type="float">
            <text:p>27601.0</text:p>
          </table:table-cell>
          <table:table-cell office:value-type="float" office:value="850" calcext:value-type="float">
            <text:p>850.0</text:p>
          </table:table-cell>
          <table:table-cell office:value-type="float" office:value="0" calcext:value-type="float">
            <text:p>0</text:p>
          </table:table-cell>
          <table:table-cell office:value-type="float" office:value="1249" calcext:value-type="float">
            <text:p>12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style-name="ce1"/>
          <table:table-cell office:value-type="float" office:value="16895" calcext:value-type="float">
            <text:p>16895.0</text:p>
          </table:table-cell>
          <table:table-cell office:value-type="float" office:value="23826" calcext:value-type="float">
            <text:p>23826.0</text:p>
          </table:table-cell>
          <table:table-cell office:value-type="float" office:value="579" calcext:value-type="float">
            <text:p>579.0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style-name="ce1"/>
          <table:table-cell office:value-type="float" office:value="16910" calcext:value-type="float">
            <text:p>16910.0</text:p>
          </table:table-cell>
          <table:table-cell office:value-type="float" office:value="27465" calcext:value-type="float">
            <text:p>27465.0</text:p>
          </table:table-cell>
          <table:table-cell office:value-type="float" office:value="848" calcext:value-type="float">
            <text:p>848.0</text:p>
          </table:table-cell>
          <table:table-cell office:value-type="float" office:value="0" calcext:value-type="float">
            <text:p>0</text:p>
          </table:table-cell>
          <table:table-cell office:value-type="float" office:value="1251" calcext:value-type="float">
            <text:p>12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style-name="ce1"/>
          <table:table-cell office:value-type="float" office:value="16745" calcext:value-type="float">
            <text:p>16745.0</text:p>
          </table:table-cell>
          <table:table-cell office:value-type="float" office:value="27603" calcext:value-type="float">
            <text:p>27603.0</text:p>
          </table:table-cell>
          <table:table-cell office:value-type="float" office:value="852" calcext:value-type="float">
            <text:p>852.0</text:p>
          </table:table-cell>
          <table:table-cell office:value-type="float" office:value="0" calcext:value-type="float">
            <text:p>0</text:p>
          </table:table-cell>
          <table:table-cell office:value-type="float" office:value="1252" calcext:value-type="float">
            <text:p>12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style-name="ce1"/>
          <table:table-cell office:value-type="float" office:value="16896" calcext:value-type="float">
            <text:p>16896.0</text:p>
          </table:table-cell>
          <table:table-cell office:value-type="float" office:value="23825" calcext:value-type="float">
            <text:p>23825.0</text:p>
          </table:table-cell>
          <table:table-cell office:value-type="float" office:value="578" calcext:value-type="float">
            <text:p>578.0</text:p>
          </table:table-cell>
          <table:table-cell office:value-type="float" office:value="0" calcext:value-type="float">
            <text:p>0</text:p>
          </table:table-cell>
          <table:table-cell office:value-type="float" office:value="1253" calcext:value-type="float">
            <text:p>12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style-name="ce1"/>
          <table:table-cell office:value-type="float" office:value="16928" calcext:value-type="float">
            <text:p>16928.0</text:p>
          </table:table-cell>
          <table:table-cell office:value-type="float" office:value="27450" calcext:value-type="float">
            <text:p>27450.0</text:p>
          </table:table-cell>
          <table:table-cell office:value-type="float" office:value="850" calcext:value-type="float">
            <text:p>850.0</text:p>
          </table:table-cell>
          <table:table-cell office:value-type="float" office:value="0" calcext:value-type="float">
            <text:p>0</text:p>
          </table:table-cell>
          <table:table-cell office:value-type="float" office:value="1254" calcext:value-type="float">
            <text:p>12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style-name="ce1"/>
          <table:table-cell office:value-type="float" office:value="16738" calcext:value-type="float">
            <text:p>16738.0</text:p>
          </table:table-cell>
          <table:table-cell office:value-type="float" office:value="27607" calcext:value-type="float">
            <text:p>27607.0</text:p>
          </table:table-cell>
          <table:table-cell office:value-type="float" office:value="854" calcext:value-type="float">
            <text:p>854.0</text:p>
          </table:table-cell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style-name="ce1"/>
          <table:table-cell office:value-type="float" office:value="16894" calcext:value-type="float">
            <text:p>16894.0</text:p>
          </table:table-cell>
          <table:table-cell office:value-type="float" office:value="23808" calcext:value-type="float">
            <text:p>23808.0</text:p>
          </table:table-cell>
          <table:table-cell office:value-type="float" office:value="577" calcext:value-type="float">
            <text:p>577.0</text:p>
          </table:table-cell>
          <table:table-cell office:value-type="float" office:value="0" calcext:value-type="float">
            <text:p>0</text:p>
          </table:table-cell>
          <table:table-cell office:value-type="float" office:value="1256" calcext:value-type="float">
            <text:p>12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style-name="ce1"/>
          <table:table-cell office:value-type="float" office:value="16940" calcext:value-type="float">
            <text:p>16940.0</text:p>
          </table:table-cell>
          <table:table-cell office:value-type="float" office:value="27454" calcext:value-type="float">
            <text:p>27454.0</text:p>
          </table:table-cell>
          <table:table-cell office:value-type="float" office:value="851" calcext:value-type="float">
            <text:p>851.0</text:p>
          </table:table-cell>
          <table:table-cell office:value-type="float" office:value="0" calcext:value-type="float">
            <text:p>0</text:p>
          </table:table-cell>
          <table:table-cell office:value-type="float" office:value="1257" calcext:value-type="float">
            <text:p>12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style-name="ce1"/>
          <table:table-cell office:value-type="float" office:value="16729" calcext:value-type="float">
            <text:p>16729.0</text:p>
          </table:table-cell>
          <table:table-cell office:value-type="float" office:value="27611" calcext:value-type="float">
            <text:p>27611.0</text:p>
          </table:table-cell>
          <table:table-cell office:value-type="float" office:value="856" calcext:value-type="float">
            <text:p>856.0</text:p>
          </table:table-cell>
          <table:table-cell office:value-type="float" office:value="0" calcext:value-type="float">
            <text:p>0</text:p>
          </table:table-cell>
          <table:table-cell office:value-type="float" office:value="1258" calcext:value-type="float">
            <text:p>12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style-name="ce1"/>
          <table:table-cell office:value-type="float" office:value="16886" calcext:value-type="float">
            <text:p>16886.0</text:p>
          </table:table-cell>
          <table:table-cell office:value-type="float" office:value="23785" calcext:value-type="float">
            <text:p>23785.0</text:p>
          </table:table-cell>
          <table:table-cell office:value-type="float" office:value="577" calcext:value-type="float">
            <text:p>577.0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style-name="ce1"/>
          <table:table-cell office:value-type="float" office:value="16954" calcext:value-type="float">
            <text:p>16954.0</text:p>
          </table:table-cell>
          <table:table-cell office:value-type="float" office:value="27388" calcext:value-type="float">
            <text:p>27388.0</text:p>
          </table:table-cell>
          <table:table-cell office:value-type="float" office:value="851" calcext:value-type="float">
            <text:p>851.0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style-name="ce1"/>
          <table:table-cell office:value-type="float" office:value="16717" calcext:value-type="float">
            <text:p>16717.0</text:p>
          </table:table-cell>
          <table:table-cell office:value-type="float" office:value="27621" calcext:value-type="float">
            <text:p>27621.0</text:p>
          </table:table-cell>
          <table:table-cell office:value-type="float" office:value="857" calcext:value-type="float">
            <text:p>857.0</text:p>
          </table:table-cell>
          <table:table-cell office:value-type="float" office:value="0" calcext:value-type="float">
            <text:p>0</text:p>
          </table:table-cell>
          <table:table-cell office:value-type="float" office:value="1261" calcext:value-type="float">
            <text:p>12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style-name="ce1"/>
          <table:table-cell office:value-type="float" office:value="16888" calcext:value-type="float">
            <text:p>16888.0</text:p>
          </table:table-cell>
          <table:table-cell office:value-type="float" office:value="23784" calcext:value-type="float">
            <text:p>23784.0</text:p>
          </table:table-cell>
          <table:table-cell office:value-type="float" office:value="576" calcext:value-type="float">
            <text:p>576.0</text:p>
          </table:table-cell>
          <table:table-cell office:value-type="float" office:value="0" calcext:value-type="float">
            <text:p>0</text:p>
          </table:table-cell>
          <table:table-cell office:value-type="float" office:value="1262" calcext:value-type="float">
            <text:p>12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style-name="ce1"/>
          <table:table-cell office:value-type="float" office:value="16965" calcext:value-type="float">
            <text:p>16965.0</text:p>
          </table:table-cell>
          <table:table-cell office:value-type="float" office:value="27356" calcext:value-type="float">
            <text:p>27356.0</text:p>
          </table:table-cell>
          <table:table-cell office:value-type="float" office:value="851" calcext:value-type="float">
            <text:p>851.0</text:p>
          </table:table-cell>
          <table:table-cell office:value-type="float" office:value="0" calcext:value-type="float">
            <text:p>0</text:p>
          </table:table-cell>
          <table:table-cell office:value-type="float" office:value="1263" calcext:value-type="float">
            <text:p>12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style-name="ce1"/>
          <table:table-cell office:value-type="float" office:value="16686" calcext:value-type="float">
            <text:p>16686.0</text:p>
          </table:table-cell>
          <table:table-cell office:value-type="float" office:value="27626" calcext:value-type="float">
            <text:p>27626.0</text:p>
          </table:table-cell>
          <table:table-cell office:value-type="float" office:value="858" calcext:value-type="float">
            <text:p>858.0</text:p>
          </table:table-cell>
          <table:table-cell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style-name="ce1"/>
          <table:table-cell office:value-type="float" office:value="16889" calcext:value-type="float">
            <text:p>16889.0</text:p>
          </table:table-cell>
          <table:table-cell office:value-type="float" office:value="23779" calcext:value-type="float">
            <text:p>23779.0</text:p>
          </table:table-cell>
          <table:table-cell office:value-type="float" office:value="575" calcext:value-type="float">
            <text:p>575.0</text:p>
          </table:table-cell>
          <table:table-cell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style-name="ce1"/>
          <table:table-cell office:value-type="float" office:value="16968" calcext:value-type="float">
            <text:p>16968.0</text:p>
          </table:table-cell>
          <table:table-cell office:value-type="float" office:value="27352" calcext:value-type="float">
            <text:p>27352.0</text:p>
          </table:table-cell>
          <table:table-cell office:value-type="float" office:value="852" calcext:value-type="float">
            <text:p>852.0</text:p>
          </table:table-cell>
          <table:table-cell office:value-type="float" office:value="0" calcext:value-type="float">
            <text:p>0</text:p>
          </table:table-cell>
          <table:table-cell office:value-type="float" office:value="1266" calcext:value-type="float">
            <text:p>12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style-name="ce1"/>
          <table:table-cell office:value-type="float" office:value="16965" calcext:value-type="float">
            <text:p>16965.0</text:p>
          </table:table-cell>
          <table:table-cell office:value-type="float" office:value="27350" calcext:value-type="float">
            <text:p>27350.0</text:p>
          </table:table-cell>
          <table:table-cell office:value-type="float" office:value="850" calcext:value-type="float">
            <text:p>850.0</text:p>
          </table:table-cell>
          <table:table-cell office:value-type="float" office:value="0" calcext:value-type="float">
            <text:p>0</text:p>
          </table:table-cell>
          <table:table-cell office:value-type="float" office:value="1266" calcext:value-type="float">
            <text:p>12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style-name="ce1"/>
          <table:table-cell office:value-type="float" office:value="16659" calcext:value-type="float">
            <text:p>16659.0</text:p>
          </table:table-cell>
          <table:table-cell office:value-type="float" office:value="27632" calcext:value-type="float">
            <text:p>27632.0</text:p>
          </table:table-cell>
          <table:table-cell office:value-type="float" office:value="859" calcext:value-type="float">
            <text:p>859.0</text:p>
          </table:table-cell>
          <table:table-cell office:value-type="float" office:value="0" calcext:value-type="float">
            <text:p>0</text:p>
          </table:table-cell>
          <table:table-cell office:value-type="float" office:value="1267" calcext:value-type="float">
            <text:p>12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style-name="ce1"/>
          <table:table-cell office:value-type="float" office:value="16895" calcext:value-type="float">
            <text:p>16895.0</text:p>
          </table:table-cell>
          <table:table-cell office:value-type="float" office:value="23771" calcext:value-type="float">
            <text:p>23771.0</text:p>
          </table:table-cell>
          <table:table-cell office:value-type="float" office:value="574" calcext:value-type="float">
            <text:p>574.0</text:p>
          </table:table-cell>
          <table:table-cell office:value-type="float" office:value="0" calcext:value-type="float">
            <text:p>0</text:p>
          </table:table-cell>
          <table:table-cell office:value-type="float" office:value="1268" calcext:value-type="float">
            <text:p>12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style-name="ce1"/>
          <table:table-cell office:value-type="float" office:value="16967" calcext:value-type="float">
            <text:p>16967.0</text:p>
          </table:table-cell>
          <table:table-cell office:value-type="float" office:value="27332" calcext:value-type="float">
            <text:p>27332.0</text:p>
          </table:table-cell>
          <table:table-cell office:value-type="float" office:value="849" calcext:value-type="float">
            <text:p>849.0</text:p>
          </table:table-cell>
          <table:table-cell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style-name="ce1"/>
          <table:table-cell office:value-type="float" office:value="16637" calcext:value-type="float">
            <text:p>16637.0</text:p>
          </table:table-cell>
          <table:table-cell office:value-type="float" office:value="27633" calcext:value-type="float">
            <text:p>27633.0</text:p>
          </table:table-cell>
          <table:table-cell office:value-type="float" office:value="860" calcext:value-type="float">
            <text:p>860.0</text:p>
          </table:table-cell>
          <table:table-cell office:value-type="float" office:value="0" calcext:value-type="float">
            <text:p>0</text:p>
          </table:table-cell>
          <table:table-cell office:value-type="float" office:value="1271" calcext:value-type="float">
            <text:p>12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style-name="ce1"/>
          <table:table-cell office:value-type="float" office:value="16870" calcext:value-type="float">
            <text:p>16870.0</text:p>
          </table:table-cell>
          <table:table-cell office:value-type="float" office:value="23764" calcext:value-type="float">
            <text:p>23764.0</text:p>
          </table:table-cell>
          <table:table-cell office:value-type="float" office:value="573" calcext:value-type="float">
            <text:p>573.0</text:p>
          </table:table-cell>
          <table:table-cell office:value-type="float" office:value="0" calcext:value-type="float">
            <text:p>0</text:p>
          </table:table-cell>
          <table:table-cell office:value-type="float" office:value="1272" calcext:value-type="float">
            <text:p>12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style-name="ce1"/>
          <table:table-cell office:value-type="float" office:value="16968" calcext:value-type="float">
            <text:p>16968.0</text:p>
          </table:table-cell>
          <table:table-cell office:value-type="float" office:value="27334" calcext:value-type="float">
            <text:p>27334.0</text:p>
          </table:table-cell>
          <table:table-cell office:value-type="float" office:value="847" calcext:value-type="float">
            <text:p>847.0</text:p>
          </table:table-cell>
          <table:table-cell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style-name="ce1"/>
          <table:table-cell office:value-type="float" office:value="16635" calcext:value-type="float">
            <text:p>16635.0</text:p>
          </table:table-cell>
          <table:table-cell office:value-type="float" office:value="27633" calcext:value-type="float">
            <text:p>27633.0</text:p>
          </table:table-cell>
          <table:table-cell office:value-type="float" office:value="861" calcext:value-type="float">
            <text:p>861.0</text:p>
          </table:table-cell>
          <table:table-cell office:value-type="float" office:value="0" calcext:value-type="float">
            <text:p>0</text:p>
          </table:table-cell>
          <table:table-cell office:value-type="float" office:value="1274" calcext:value-type="float">
            <text:p>12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style-name="ce1"/>
          <table:table-cell office:value-type="float" office:value="16859" calcext:value-type="float">
            <text:p>16859.0</text:p>
          </table:table-cell>
          <table:table-cell office:value-type="float" office:value="23759" calcext:value-type="float">
            <text:p>23759.0</text:p>
          </table:table-cell>
          <table:table-cell office:value-type="float" office:value="572" calcext:value-type="float">
            <text:p>572.0</text:p>
          </table:table-cell>
          <table:table-cell office:value-type="float" office:value="0" calcext:value-type="float">
            <text:p>0</text:p>
          </table:table-cell>
          <table:table-cell office:value-type="float" office:value="1275" calcext:value-type="float">
            <text:p>12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style-name="ce1"/>
          <table:table-cell office:value-type="float" office:value="16970" calcext:value-type="float">
            <text:p>16970.0</text:p>
          </table:table-cell>
          <table:table-cell office:value-type="float" office:value="27334" calcext:value-type="float">
            <text:p>27334.0</text:p>
          </table:table-cell>
          <table:table-cell office:value-type="float" office:value="845" calcext:value-type="float">
            <text:p>845.0</text:p>
          </table:table-cell>
          <table:table-cell office:value-type="float" office:value="0" calcext:value-type="float">
            <text:p>0</text:p>
          </table:table-cell>
          <table:table-cell office:value-type="float" office:value="1276" calcext:value-type="float">
            <text:p>12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style-name="ce1"/>
          <table:table-cell office:value-type="float" office:value="16588" calcext:value-type="float">
            <text:p>16588.0</text:p>
          </table:table-cell>
          <table:table-cell office:value-type="float" office:value="27648" calcext:value-type="float">
            <text:p>27648.0</text:p>
          </table:table-cell>
          <table:table-cell office:value-type="float" office:value="862" calcext:value-type="float">
            <text:p>862.0</text:p>
          </table:table-cell>
          <table:table-cell office:value-type="float" office:value="0" calcext:value-type="float">
            <text:p>0</text:p>
          </table:table-cell>
          <table:table-cell office:value-type="float" office:value="1277" calcext:value-type="float">
            <text:p>12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style-name="ce1"/>
          <table:table-cell office:value-type="float" office:value="16840" calcext:value-type="float">
            <text:p>16840.0</text:p>
          </table:table-cell>
          <table:table-cell office:value-type="float" office:value="23743" calcext:value-type="float">
            <text:p>23743.0</text:p>
          </table:table-cell>
          <table:table-cell office:value-type="float" office:value="571" calcext:value-type="float">
            <text:p>571.0</text:p>
          </table:table-cell>
          <table:table-cell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style-name="ce1"/>
          <table:table-cell office:value-type="float" office:value="16981" calcext:value-type="float">
            <text:p>16981.0</text:p>
          </table:table-cell>
          <table:table-cell office:value-type="float" office:value="27341" calcext:value-type="float">
            <text:p>27341.0</text:p>
          </table:table-cell>
          <table:table-cell office:value-type="float" office:value="844" calcext:value-type="float">
            <text:p>844.0</text:p>
          </table:table-cell>
          <table:table-cell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style-name="ce1"/>
          <table:table-cell office:value-type="float" office:value="16577" calcext:value-type="float">
            <text:p>16577.0</text:p>
          </table:table-cell>
          <table:table-cell office:value-type="float" office:value="27651" calcext:value-type="float">
            <text:p>27651.0</text:p>
          </table:table-cell>
          <table:table-cell office:value-type="float" office:value="863" calcext:value-type="float">
            <text:p>863.0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style-name="ce1"/>
          <table:table-cell office:value-type="float" office:value="16808" calcext:value-type="float">
            <text:p>16808.0</text:p>
          </table:table-cell>
          <table:table-cell office:value-type="float" office:value="23722" calcext:value-type="float">
            <text:p>23722.0</text:p>
          </table:table-cell>
          <table:table-cell office:value-type="float" office:value="570" calcext:value-type="float">
            <text:p>570.0</text:p>
          </table:table-cell>
          <table:table-cell office:value-type="float" office:value="0" calcext:value-type="float">
            <text:p>0</text:p>
          </table:table-cell>
          <table:table-cell office:value-type="float" office:value="1281" calcext:value-type="float">
            <text:p>12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style-name="ce1"/>
          <table:table-cell office:value-type="float" office:value="16564" calcext:value-type="float">
            <text:p>16564.0</text:p>
          </table:table-cell>
          <table:table-cell office:value-type="float" office:value="27649" calcext:value-type="float">
            <text:p>27649.0</text:p>
          </table:table-cell>
          <table:table-cell office:value-type="float" office:value="864" calcext:value-type="float">
            <text:p>864.0</text:p>
          </table:table-cell>
          <table:table-cell office:value-type="float" office:value="0" calcext:value-type="float">
            <text:p>0</text:p>
          </table:table-cell>
          <table:table-cell office:value-type="float" office:value="1283" calcext:value-type="float">
            <text:p>12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style-name="ce1"/>
          <table:table-cell office:value-type="float" office:value="16775" calcext:value-type="float">
            <text:p>16775.0</text:p>
          </table:table-cell>
          <table:table-cell office:value-type="float" office:value="23704" calcext:value-type="float">
            <text:p>23704.0</text:p>
          </table:table-cell>
          <table:table-cell office:value-type="float" office:value="570" calcext:value-type="float">
            <text:p>570.0</text:p>
          </table:table-cell>
          <table:table-cell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style-name="ce1"/>
          <table:table-cell office:value-type="float" office:value="16538" calcext:value-type="float">
            <text:p>16538.0</text:p>
          </table:table-cell>
          <table:table-cell office:value-type="float" office:value="27649" calcext:value-type="float">
            <text:p>27649.0</text:p>
          </table:table-cell>
          <table:table-cell office:value-type="float" office:value="866" calcext:value-type="float">
            <text:p>866.0</text:p>
          </table:table-cell>
          <table:table-cell office:value-type="float" office:value="0" calcext:value-type="float">
            <text:p>0</text:p>
          </table:table-cell>
          <table:table-cell office:value-type="float" office:value="1285" calcext:value-type="float">
            <text:p>12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style-name="ce1"/>
          <table:table-cell office:value-type="float" office:value="16765" calcext:value-type="float">
            <text:p>16765.0</text:p>
          </table:table-cell>
          <table:table-cell office:value-type="float" office:value="23695" calcext:value-type="float">
            <text:p>23695.0</text:p>
          </table:table-cell>
          <table:table-cell office:value-type="float" office:value="569" calcext:value-type="float">
            <text:p>569.0</text:p>
          </table:table-cell>
          <table:table-cell office:value-type="float" office:value="0" calcext:value-type="float">
            <text:p>0</text:p>
          </table:table-cell>
          <table:table-cell office:value-type="float" office:value="1286" calcext:value-type="float">
            <text:p>12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style-name="ce1"/>
          <table:table-cell office:value-type="float" office:value="16508" calcext:value-type="float">
            <text:p>16508.0</text:p>
          </table:table-cell>
          <table:table-cell office:value-type="float" office:value="27650" calcext:value-type="float">
            <text:p>27650.0</text:p>
          </table:table-cell>
          <table:table-cell office:value-type="float" office:value="867" calcext:value-type="float">
            <text:p>867.0</text:p>
          </table:table-cell>
          <table:table-cell office:value-type="float" office:value="0" calcext:value-type="float">
            <text:p>0</text:p>
          </table:table-cell>
          <table:table-cell office:value-type="float" office:value="1287" calcext:value-type="float">
            <text:p>12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style-name="ce1"/>
          <table:table-cell office:value-type="float" office:value="16751" calcext:value-type="float">
            <text:p>16751.0</text:p>
          </table:table-cell>
          <table:table-cell office:value-type="float" office:value="23692" calcext:value-type="float">
            <text:p>23692.0</text:p>
          </table:table-cell>
          <table:table-cell office:value-type="float" office:value="568" calcext:value-type="float">
            <text:p>568.0</text:p>
          </table:table-cell>
          <table:table-cell office:value-type="float" office:value="0" calcext:value-type="float">
            <text:p>0</text:p>
          </table:table-cell>
          <table:table-cell office:value-type="float" office:value="1288" calcext:value-type="float">
            <text:p>12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style-name="ce1"/>
          <table:table-cell office:value-type="float" office:value="16502" calcext:value-type="float">
            <text:p>16502.0</text:p>
          </table:table-cell>
          <table:table-cell office:value-type="float" office:value="27649" calcext:value-type="float">
            <text:p>27649.0</text:p>
          </table:table-cell>
          <table:table-cell office:value-type="float" office:value="868" calcext:value-type="float">
            <text:p>868.0</text:p>
          </table:table-cell>
          <table:table-cell office:value-type="float" office:value="0" calcext:value-type="float">
            <text:p>0</text:p>
          </table:table-cell>
          <table:table-cell office:value-type="float" office:value="1289" calcext:value-type="float">
            <text:p>12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style-name="ce1"/>
          <table:table-cell office:value-type="float" office:value="16728" calcext:value-type="float">
            <text:p>16728.0</text:p>
          </table:table-cell>
          <table:table-cell office:value-type="float" office:value="23680" calcext:value-type="float">
            <text:p>23680.0</text:p>
          </table:table-cell>
          <table:table-cell office:value-type="float" office:value="568" calcext:value-type="float">
            <text:p>568.0</text:p>
          </table:table-cell>
          <table:table-cell office:value-type="float" office:value="0" calcext:value-type="float">
            <text:p>0</text:p>
          </table:table-cell>
          <table:table-cell office:value-type="float" office:value="1290" calcext:value-type="float">
            <text:p>12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style-name="ce1"/>
          <table:table-cell office:value-type="float" office:value="16485" calcext:value-type="float">
            <text:p>16485.0</text:p>
          </table:table-cell>
          <table:table-cell office:value-type="float" office:value="27647" calcext:value-type="float">
            <text:p>27647.0</text:p>
          </table:table-cell>
          <table:table-cell office:value-type="float" office:value="869" calcext:value-type="float">
            <text:p>869.0</text:p>
          </table:table-cell>
          <table:table-cell office:value-type="float" office:value="0" calcext:value-type="float">
            <text:p>0</text:p>
          </table:table-cell>
          <table:table-cell office:value-type="float" office:value="1291" calcext:value-type="float">
            <text:p>12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style-name="ce1"/>
          <table:table-cell office:value-type="float" office:value="16721" calcext:value-type="float">
            <text:p>16721.0</text:p>
          </table:table-cell>
          <table:table-cell office:value-type="float" office:value="23677" calcext:value-type="float">
            <text:p>23677.0</text:p>
          </table:table-cell>
          <table:table-cell office:value-type="float" office:value="567" calcext:value-type="float">
            <text:p>567.0</text:p>
          </table:table-cell>
          <table:table-cell office:value-type="float" office:value="0" calcext:value-type="float">
            <text:p>0</text:p>
          </table:table-cell>
          <table:table-cell office:value-type="float" office:value="1292" calcext:value-type="float">
            <text:p>12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style-name="ce1"/>
          <table:table-cell office:value-type="float" office:value="16465" calcext:value-type="float">
            <text:p>16465.0</text:p>
          </table:table-cell>
          <table:table-cell office:value-type="float" office:value="27653" calcext:value-type="float">
            <text:p>27653.0</text:p>
          </table:table-cell>
          <table:table-cell office:value-type="float" office:value="870" calcext:value-type="float">
            <text:p>870.0</text:p>
          </table:table-cell>
          <table:table-cell office:value-type="float" office:value="0" calcext:value-type="float">
            <text:p>0</text:p>
          </table:table-cell>
          <table:table-cell office:value-type="float" office:value="1293" calcext:value-type="float">
            <text:p>12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style-name="ce1"/>
          <table:table-cell office:value-type="float" office:value="16712" calcext:value-type="float">
            <text:p>16712.0</text:p>
          </table:table-cell>
          <table:table-cell office:value-type="float" office:value="23669" calcext:value-type="float">
            <text:p>23669.0</text:p>
          </table:table-cell>
          <table:table-cell office:value-type="float" office:value="565" calcext:value-type="float">
            <text:p>565.0</text:p>
          </table:table-cell>
          <table:table-cell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style-name="ce1"/>
          <table:table-cell office:value-type="float" office:value="16438" calcext:value-type="float">
            <text:p>16438.0</text:p>
          </table:table-cell>
          <table:table-cell office:value-type="float" office:value="27669" calcext:value-type="float">
            <text:p>27669.0</text:p>
          </table:table-cell>
          <table:table-cell office:value-type="float" office:value="871" calcext:value-type="float">
            <text:p>871.0</text:p>
          </table:table-cell>
          <table:table-cell office:value-type="float" office:value="0" calcext:value-type="float">
            <text:p>0</text:p>
          </table:table-cell>
          <table:table-cell office:value-type="float" office:value="1295" calcext:value-type="float">
            <text:p>12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style-name="ce1"/>
          <table:table-cell office:value-type="float" office:value="16697" calcext:value-type="float">
            <text:p>16697.0</text:p>
          </table:table-cell>
          <table:table-cell office:value-type="float" office:value="23658" calcext:value-type="float">
            <text:p>23658.0</text:p>
          </table:table-cell>
          <table:table-cell office:value-type="float" office:value="564" calcext:value-type="float">
            <text:p>564.0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style-name="ce1"/>
          <table:table-cell office:value-type="float" office:value="16434" calcext:value-type="float">
            <text:p>16434.0</text:p>
          </table:table-cell>
          <table:table-cell office:value-type="float" office:value="27668" calcext:value-type="float">
            <text:p>27668.0</text:p>
          </table:table-cell>
          <table:table-cell office:value-type="float" office:value="872" calcext:value-type="float">
            <text:p>872.0</text:p>
          </table:table-cell>
          <table:table-cell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1"/>
          <table:table-cell office:value-type="float" office:value="16692" calcext:value-type="float">
            <text:p>16692.0</text:p>
          </table:table-cell>
          <table:table-cell office:value-type="float" office:value="23649" calcext:value-type="float">
            <text:p>23649.0</text:p>
          </table:table-cell>
          <table:table-cell office:value-type="float" office:value="563" calcext:value-type="float">
            <text:p>563.0</text:p>
          </table:table-cell>
          <table:table-cell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style-name="ce1"/>
          <table:table-cell office:value-type="float" office:value="16414" calcext:value-type="float">
            <text:p>16414.0</text:p>
          </table:table-cell>
          <table:table-cell office:value-type="float" office:value="27667" calcext:value-type="float">
            <text:p>27667.0</text:p>
          </table:table-cell>
          <table:table-cell office:value-type="float" office:value="873" calcext:value-type="float">
            <text:p>873.0</text:p>
          </table:table-cell>
          <table:table-cell office:value-type="float" office:value="0" calcext:value-type="float">
            <text:p>0</text:p>
          </table:table-cell>
          <table:table-cell office:value-type="float" office:value="1299" calcext:value-type="float">
            <text:p>12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style-name="ce1"/>
          <table:table-cell office:value-type="float" office:value="16686" calcext:value-type="float">
            <text:p>16686.0</text:p>
          </table:table-cell>
          <table:table-cell office:value-type="float" office:value="23642" calcext:value-type="float">
            <text:p>23642.0</text:p>
          </table:table-cell>
          <table:table-cell office:value-type="float" office:value="562" calcext:value-type="float">
            <text:p>562.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style-name="ce1"/>
          <table:table-cell office:value-type="float" office:value="16402" calcext:value-type="float">
            <text:p>16402.0</text:p>
          </table:table-cell>
          <table:table-cell office:value-type="float" office:value="27670" calcext:value-type="float">
            <text:p>27670.0</text:p>
          </table:table-cell>
          <table:table-cell office:value-type="float" office:value="874" calcext:value-type="float">
            <text:p>874.0</text:p>
          </table:table-cell>
          <table:table-cell office:value-type="float" office:value="0" calcext:value-type="float">
            <text:p>0</text:p>
          </table:table-cell>
          <table:table-cell office:value-type="float" office:value="1301" calcext:value-type="float">
            <text:p>13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style-name="ce1"/>
          <table:table-cell office:value-type="float" office:value="16671" calcext:value-type="float">
            <text:p>16671.0</text:p>
          </table:table-cell>
          <table:table-cell office:value-type="float" office:value="23637" calcext:value-type="float">
            <text:p>23637.0</text:p>
          </table:table-cell>
          <table:table-cell office:value-type="float" office:value="561" calcext:value-type="float">
            <text:p>561.0</text:p>
          </table:table-cell>
          <table:table-cell office:value-type="float" office:value="0" calcext:value-type="float">
            <text:p>0</text:p>
          </table:table-cell>
          <table:table-cell office:value-type="float" office:value="1302" calcext:value-type="float">
            <text:p>13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style-name="ce1"/>
          <table:table-cell office:value-type="float" office:value="16370" calcext:value-type="float">
            <text:p>16370.0</text:p>
          </table:table-cell>
          <table:table-cell office:value-type="float" office:value="27672" calcext:value-type="float">
            <text:p>27672.0</text:p>
          </table:table-cell>
          <table:table-cell office:value-type="float" office:value="875" calcext:value-type="float">
            <text:p>875.0</text:p>
          </table:table-cell>
          <table:table-cell office:value-type="float" office:value="0" calcext:value-type="float">
            <text:p>0</text:p>
          </table:table-cell>
          <table:table-cell office:value-type="float" office:value="1303" calcext:value-type="float">
            <text:p>13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style-name="ce1"/>
          <table:table-cell office:value-type="float" office:value="16630" calcext:value-type="float">
            <text:p>16630.0</text:p>
          </table:table-cell>
          <table:table-cell office:value-type="float" office:value="23609" calcext:value-type="float">
            <text:p>23609.0</text:p>
          </table:table-cell>
          <table:table-cell office:value-type="float" office:value="560" calcext:value-type="float">
            <text:p>560.0</text:p>
          </table:table-cell>
          <table:table-cell office:value-type="float" office:value="0" calcext:value-type="float">
            <text:p>0</text:p>
          </table:table-cell>
          <table:table-cell office:value-type="float" office:value="1304" calcext:value-type="float">
            <text:p>13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style-name="ce1"/>
          <table:table-cell office:value-type="float" office:value="16361" calcext:value-type="float">
            <text:p>16361.0</text:p>
          </table:table-cell>
          <table:table-cell office:value-type="float" office:value="27673" calcext:value-type="float">
            <text:p>27673.0</text:p>
          </table:table-cell>
          <table:table-cell office:value-type="float" office:value="876" calcext:value-type="float">
            <text:p>876.0</text:p>
          </table:table-cell>
          <table:table-cell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style-name="ce1"/>
          <table:table-cell office:value-type="float" office:value="16610" calcext:value-type="float">
            <text:p>16610.0</text:p>
          </table:table-cell>
          <table:table-cell office:value-type="float" office:value="23589" calcext:value-type="float">
            <text:p>23589.0</text:p>
          </table:table-cell>
          <table:table-cell office:value-type="float" office:value="559" calcext:value-type="float">
            <text:p>559.0</text:p>
          </table:table-cell>
          <table:table-cell office:value-type="float" office:value="0" calcext:value-type="float">
            <text:p>0</text:p>
          </table:table-cell>
          <table:table-cell office:value-type="float" office:value="1306" calcext:value-type="float">
            <text:p>13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style-name="ce1"/>
          <table:table-cell office:value-type="float" office:value="16361" calcext:value-type="float">
            <text:p>16361.0</text:p>
          </table:table-cell>
          <table:table-cell office:value-type="float" office:value="27676" calcext:value-type="float">
            <text:p>27676.0</text:p>
          </table:table-cell>
          <table:table-cell office:value-type="float" office:value="878" calcext:value-type="float">
            <text:p>878.0</text:p>
          </table:table-cell>
          <table:table-cell office:value-type="float" office:value="0" calcext:value-type="float">
            <text:p>0</text:p>
          </table:table-cell>
          <table:table-cell office:value-type="float" office:value="1307" calcext:value-type="float">
            <text:p>13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style-name="ce1"/>
          <table:table-cell office:value-type="float" office:value="16601" calcext:value-type="float">
            <text:p>16601.0</text:p>
          </table:table-cell>
          <table:table-cell office:value-type="float" office:value="23581" calcext:value-type="float">
            <text:p>23581.0</text:p>
          </table:table-cell>
          <table:table-cell office:value-type="float" office:value="558" calcext:value-type="float">
            <text:p>558.0</text:p>
          </table:table-cell>
          <table:table-cell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style-name="ce1"/>
          <table:table-cell office:value-type="float" office:value="16326" calcext:value-type="float">
            <text:p>16326.0</text:p>
          </table:table-cell>
          <table:table-cell office:value-type="float" office:value="27685" calcext:value-type="float">
            <text:p>27685.0</text:p>
          </table:table-cell>
          <table:table-cell office:value-type="float" office:value="878" calcext:value-type="float">
            <text:p>878.0</text:p>
          </table:table-cell>
          <table:table-cell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style-name="ce1"/>
          <table:table-cell office:value-type="float" office:value="16570" calcext:value-type="float">
            <text:p>16570.0</text:p>
          </table:table-cell>
          <table:table-cell office:value-type="float" office:value="23562" calcext:value-type="float">
            <text:p>23562.0</text:p>
          </table:table-cell>
          <table:table-cell office:value-type="float" office:value="557" calcext:value-type="float">
            <text:p>557.0</text:p>
          </table:table-cell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style-name="ce1"/>
          <table:table-cell office:value-type="float" office:value="16299" calcext:value-type="float">
            <text:p>16299.0</text:p>
          </table:table-cell>
          <table:table-cell office:value-type="float" office:value="27690" calcext:value-type="float">
            <text:p>27690.0</text:p>
          </table:table-cell>
          <table:table-cell office:value-type="float" office:value="879" calcext:value-type="float">
            <text:p>879.0</text:p>
          </table:table-cell>
          <table:table-cell office:value-type="float" office:value="0" calcext:value-type="float">
            <text:p>0</text:p>
          </table:table-cell>
          <table:table-cell office:value-type="float" office:value="1311" calcext:value-type="float">
            <text:p>13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style-name="ce1"/>
          <table:table-cell office:value-type="float" office:value="16527" calcext:value-type="float">
            <text:p>16527.0</text:p>
          </table:table-cell>
          <table:table-cell office:value-type="float" office:value="23540" calcext:value-type="float">
            <text:p>23540.0</text:p>
          </table:table-cell>
          <table:table-cell office:value-type="float" office:value="557" calcext:value-type="float">
            <text:p>557.0</text:p>
          </table:table-cell>
          <table:table-cell office:value-type="float" office:value="0" calcext:value-type="float">
            <text:p>0</text:p>
          </table:table-cell>
          <table:table-cell office:value-type="float" office:value="1312" calcext:value-type="float">
            <text:p>13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style-name="ce1"/>
          <table:table-cell office:value-type="float" office:value="16248" calcext:value-type="float">
            <text:p>16248.0</text:p>
          </table:table-cell>
          <table:table-cell office:value-type="float" office:value="27698" calcext:value-type="float">
            <text:p>27698.0</text:p>
          </table:table-cell>
          <table:table-cell office:value-type="float" office:value="879" calcext:value-type="float">
            <text:p>879.0</text:p>
          </table:table-cell>
          <table:table-cell office:value-type="float" office:value="0" calcext:value-type="float">
            <text:p>0</text:p>
          </table:table-cell>
          <table:table-cell office:value-type="float" office:value="1313" calcext:value-type="float">
            <text:p>13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style-name="ce1"/>
          <table:table-cell office:value-type="float" office:value="16474" calcext:value-type="float">
            <text:p>16474.0</text:p>
          </table:table-cell>
          <table:table-cell office:value-type="float" office:value="23516" calcext:value-type="float">
            <text:p>23516.0</text:p>
          </table:table-cell>
          <table:table-cell office:value-type="float" office:value="557" calcext:value-type="float">
            <text:p>557.0</text:p>
          </table:table-cell>
          <table:table-cell office:value-type="float" office:value="0" calcext:value-type="float">
            <text:p>0</text:p>
          </table:table-cell>
          <table:table-cell office:value-type="float" office:value="1314" calcext:value-type="float">
            <text:p>13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style-name="ce1"/>
          <table:table-cell office:value-type="float" office:value="16197" calcext:value-type="float">
            <text:p>16197.0</text:p>
          </table:table-cell>
          <table:table-cell office:value-type="float" office:value="27695" calcext:value-type="float">
            <text:p>27695.0</text:p>
          </table:table-cell>
          <table:table-cell office:value-type="float" office:value="879" calcext:value-type="float">
            <text:p>879.0</text:p>
          </table:table-cell>
          <table:table-cell office:value-type="float" office:value="0" calcext:value-type="float">
            <text:p>0</text:p>
          </table:table-cell>
          <table:table-cell office:value-type="float" office:value="1315" calcext:value-type="float">
            <text:p>13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style-name="ce1"/>
          <table:table-cell office:value-type="float" office:value="16464" calcext:value-type="float">
            <text:p>16464.0</text:p>
          </table:table-cell>
          <table:table-cell office:value-type="float" office:value="23502" calcext:value-type="float">
            <text:p>23502.0</text:p>
          </table:table-cell>
          <table:table-cell office:value-type="float" office:value="558" calcext:value-type="float">
            <text:p>558.0</text:p>
          </table:table-cell>
          <table:table-cell office:value-type="float" office:value="0" calcext:value-type="float">
            <text:p>0</text:p>
          </table:table-cell>
          <table:table-cell office:value-type="float" office:value="1316" calcext:value-type="float">
            <text:p>13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style-name="ce1"/>
          <table:table-cell office:value-type="float" office:value="16113" calcext:value-type="float">
            <text:p>16113.0</text:p>
          </table:table-cell>
          <table:table-cell office:value-type="float" office:value="27687" calcext:value-type="float">
            <text:p>27687.0</text:p>
          </table:table-cell>
          <table:table-cell office:value-type="float" office:value="879" calcext:value-type="float">
            <text:p>879.0</text:p>
          </table:table-cell>
          <table:table-cell office:value-type="float" office:value="0" calcext:value-type="float">
            <text:p>0</text:p>
          </table:table-cell>
          <table:table-cell office:value-type="float" office:value="1317" calcext:value-type="float">
            <text:p>13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style-name="ce1"/>
          <table:table-cell office:value-type="float" office:value="16458" calcext:value-type="float">
            <text:p>16458.0</text:p>
          </table:table-cell>
          <table:table-cell office:value-type="float" office:value="23497" calcext:value-type="float">
            <text:p>23497.0</text:p>
          </table:table-cell>
          <table:table-cell office:value-type="float" office:value="559" calcext:value-type="float">
            <text:p>559.0</text:p>
          </table:table-cell>
          <table:table-cell office:value-type="float" office:value="0" calcext:value-type="float">
            <text:p>0</text:p>
          </table:table-cell>
          <table:table-cell office:value-type="float" office:value="1318" calcext:value-type="float">
            <text:p>13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style-name="ce1"/>
          <table:table-cell office:value-type="float" office:value="16055" calcext:value-type="float">
            <text:p>16055.0</text:p>
          </table:table-cell>
          <table:table-cell office:value-type="float" office:value="27642" calcext:value-type="float">
            <text:p>27642.0</text:p>
          </table:table-cell>
          <table:table-cell office:value-type="float" office:value="879" calcext:value-type="float">
            <text:p>879.0</text:p>
          </table:table-cell>
          <table:table-cell office:value-type="float" office:value="0" calcext:value-type="float">
            <text:p>0</text:p>
          </table:table-cell>
          <table:table-cell office:value-type="float" office:value="1319" calcext:value-type="float">
            <text:p>13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452" calcext:value-type="float">
            <text:p>16452.0</text:p>
          </table:table-cell>
          <table:table-cell office:value-type="float" office:value="23492" calcext:value-type="float">
            <text:p>23492.0</text:p>
          </table:table-cell>
          <table:table-cell office:value-type="float" office:value="560" calcext:value-type="float">
            <text:p>560.0</text:p>
          </table:table-cell>
          <table:table-cell office:value-type="float" office:value="0" calcext:value-type="float">
            <text:p>0</text:p>
          </table:table-cell>
          <table:table-cell office:value-type="float" office:value="1320" calcext:value-type="float">
            <text:p>132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style-name="ce1"/>
          <table:table-cell office:value-type="float" office:value="16006" calcext:value-type="float">
            <text:p>16006.0</text:p>
          </table:table-cell>
          <table:table-cell office:value-type="float" office:value="27593" calcext:value-type="float">
            <text:p>27593.0</text:p>
          </table:table-cell>
          <table:table-cell office:value-type="float" office:value="879" calcext:value-type="float">
            <text:p>879.0</text:p>
          </table:table-cell>
          <table:table-cell office:value-type="float" office:value="0" calcext:value-type="float">
            <text:p>0</text:p>
          </table:table-cell>
          <table:table-cell office:value-type="float" office:value="1321" calcext:value-type="float">
            <text:p>13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style-name="ce1"/>
          <table:table-cell office:value-type="float" office:value="16438" calcext:value-type="float">
            <text:p>16438.0</text:p>
          </table:table-cell>
          <table:table-cell office:value-type="float" office:value="23475" calcext:value-type="float">
            <text:p>23475.0</text:p>
          </table:table-cell>
          <table:table-cell office:value-type="float" office:value="561" calcext:value-type="float">
            <text:p>561.0</text:p>
          </table:table-cell>
          <table:table-cell office:value-type="float" office:value="0" calcext:value-type="float">
            <text:p>0</text:p>
          </table:table-cell>
          <table:table-cell office:value-type="float" office:value="1322" calcext:value-type="float">
            <text:p>13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style-name="ce1"/>
          <table:table-cell office:value-type="float" office:value="15961" calcext:value-type="float">
            <text:p>15961.0</text:p>
          </table:table-cell>
          <table:table-cell office:value-type="float" office:value="27569" calcext:value-type="float">
            <text:p>27569.0</text:p>
          </table:table-cell>
          <table:table-cell office:value-type="float" office:value="879" calcext:value-type="float">
            <text:p>879.0</text:p>
          </table:table-cell>
          <table:table-cell office:value-type="float" office:value="0" calcext:value-type="float">
            <text:p>0</text:p>
          </table:table-cell>
          <table:table-cell office:value-type="float" office:value="1323" calcext:value-type="float">
            <text:p>13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style-name="ce1"/>
          <table:table-cell office:value-type="float" office:value="16437" calcext:value-type="float">
            <text:p>16437.0</text:p>
          </table:table-cell>
          <table:table-cell office:value-type="float" office:value="23470" calcext:value-type="float">
            <text:p>23470.0</text:p>
          </table:table-cell>
          <table:table-cell office:value-type="float" office:value="562" calcext:value-type="float">
            <text:p>562.0</text:p>
          </table:table-cell>
          <table:table-cell office:value-type="float" office:value="0" calcext:value-type="float">
            <text:p>0</text:p>
          </table:table-cell>
          <table:table-cell office:value-type="float" office:value="1324" calcext:value-type="float">
            <text:p>13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style-name="ce1"/>
          <table:table-cell office:value-type="float" office:value="15928" calcext:value-type="float">
            <text:p>15928.0</text:p>
          </table:table-cell>
          <table:table-cell office:value-type="float" office:value="27562" calcext:value-type="float">
            <text:p>27562.0</text:p>
          </table:table-cell>
          <table:table-cell office:value-type="float" office:value="880" calcext:value-type="float">
            <text:p>880.0</text:p>
          </table:table-cell>
          <table:table-cell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style-name="ce1"/>
          <table:table-cell office:value-type="float" office:value="16456" calcext:value-type="float">
            <text:p>16456.0</text:p>
          </table:table-cell>
          <table:table-cell office:value-type="float" office:value="23436" calcext:value-type="float">
            <text:p>23436.0</text:p>
          </table:table-cell>
          <table:table-cell office:value-type="float" office:value="562" calcext:value-type="float">
            <text:p>562.0</text:p>
          </table:table-cell>
          <table:table-cell office:value-type="float" office:value="0" calcext:value-type="float">
            <text:p>0</text:p>
          </table:table-cell>
          <table:table-cell office:value-type="float" office:value="1326" calcext:value-type="float">
            <text:p>13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style-name="ce1"/>
          <table:table-cell office:value-type="float" office:value="16443" calcext:value-type="float">
            <text:p>16443.0</text:p>
          </table:table-cell>
          <table:table-cell office:value-type="float" office:value="23480" calcext:value-type="float">
            <text:p>23480.0</text:p>
          </table:table-cell>
          <table:table-cell office:value-type="float" office:value="563" calcext:value-type="float">
            <text:p>563.0</text:p>
          </table:table-cell>
          <table:table-cell office:value-type="float" office:value="0" calcext:value-type="float">
            <text:p>0</text:p>
          </table:table-cell>
          <table:table-cell office:value-type="float" office:value="1326" calcext:value-type="float">
            <text:p>13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style-name="ce1"/>
          <table:table-cell office:value-type="float" office:value="15906" calcext:value-type="float">
            <text:p>15906.0</text:p>
          </table:table-cell>
          <table:table-cell office:value-type="float" office:value="27558" calcext:value-type="float">
            <text:p>27558.0</text:p>
          </table:table-cell>
          <table:table-cell office:value-type="float" office:value="881" calcext:value-type="float">
            <text:p>881.0</text:p>
          </table:table-cell>
          <table:table-cell office:value-type="float" office:value="0" calcext:value-type="float">
            <text:p>0</text:p>
          </table:table-cell>
          <table:table-cell office:value-type="float" office:value="1327" calcext:value-type="float">
            <text:p>13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style-name="ce1"/>
          <table:table-cell office:value-type="float" office:value="16463" calcext:value-type="float">
            <text:p>16463.0</text:p>
          </table:table-cell>
          <table:table-cell office:value-type="float" office:value="23384" calcext:value-type="float">
            <text:p>23384.0</text:p>
          </table:table-cell>
          <table:table-cell office:value-type="float" office:value="562" calcext:value-type="float">
            <text:p>562.0</text:p>
          </table:table-cell>
          <table:table-cell office:value-type="float" office:value="0" calcext:value-type="float">
            <text:p>0</text:p>
          </table:table-cell>
          <table:table-cell office:value-type="float" office:value="1328" calcext:value-type="float">
            <text:p>13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style-name="ce1"/>
          <table:table-cell office:value-type="float" office:value="16447" calcext:value-type="float">
            <text:p>16447.0</text:p>
          </table:table-cell>
          <table:table-cell office:value-type="float" office:value="23480" calcext:value-type="float">
            <text:p>23480.0</text:p>
          </table:table-cell>
          <table:table-cell office:value-type="float" office:value="564" calcext:value-type="float">
            <text:p>564.0</text:p>
          </table:table-cell>
          <table:table-cell office:value-type="float" office:value="0" calcext:value-type="float">
            <text:p>0</text:p>
          </table:table-cell>
          <table:table-cell office:value-type="float" office:value="1329" calcext:value-type="float">
            <text:p>13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style-name="ce1"/>
          <table:table-cell office:value-type="float" office:value="15864" calcext:value-type="float">
            <text:p>15864.0</text:p>
          </table:table-cell>
          <table:table-cell office:value-type="float" office:value="27551" calcext:value-type="float">
            <text:p>27551.0</text:p>
          </table:table-cell>
          <table:table-cell office:value-type="float" office:value="881" calcext:value-type="float">
            <text:p>881.0</text:p>
          </table:table-cell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style-name="ce1"/>
          <table:table-cell office:value-type="float" office:value="16460" calcext:value-type="float">
            <text:p>16460.0</text:p>
          </table:table-cell>
          <table:table-cell office:value-type="float" office:value="23359" calcext:value-type="float">
            <text:p>23359.0</text:p>
          </table:table-cell>
          <table:table-cell office:value-type="float" office:value="561" calcext:value-type="float">
            <text:p>561.0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style-name="ce1"/>
          <table:table-cell office:value-type="float" office:value="16447" calcext:value-type="float">
            <text:p>16447.0</text:p>
          </table:table-cell>
          <table:table-cell office:value-type="float" office:value="23491" calcext:value-type="float">
            <text:p>23491.0</text:p>
          </table:table-cell>
          <table:table-cell office:value-type="float" office:value="565" calcext:value-type="float">
            <text:p>565.0</text:p>
          </table:table-cell>
          <table:table-cell office:value-type="float" office:value="0" calcext:value-type="float">
            <text:p>0</text:p>
          </table:table-cell>
          <table:table-cell office:value-type="float" office:value="1332" calcext:value-type="float">
            <text:p>13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style-name="ce1"/>
          <table:table-cell office:value-type="float" office:value="15784" calcext:value-type="float">
            <text:p>15784.0</text:p>
          </table:table-cell>
          <table:table-cell office:value-type="float" office:value="27588" calcext:value-type="float">
            <text:p>27588.0</text:p>
          </table:table-cell>
          <table:table-cell office:value-type="float" office:value="881" calcext:value-type="float">
            <text:p>881.0</text:p>
          </table:table-cell>
          <table:table-cell office:value-type="float" office:value="0" calcext:value-type="float">
            <text:p>0</text:p>
          </table:table-cell>
          <table:table-cell office:value-type="float" office:value="1333" calcext:value-type="float">
            <text:p>13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style-name="ce1"/>
          <table:table-cell office:value-type="float" office:value="16458" calcext:value-type="float">
            <text:p>16458.0</text:p>
          </table:table-cell>
          <table:table-cell office:value-type="float" office:value="23340" calcext:value-type="float">
            <text:p>23340.0</text:p>
          </table:table-cell>
          <table:table-cell office:value-type="float" office:value="560" calcext:value-type="float">
            <text:p>560.0</text:p>
          </table:table-cell>
          <table:table-cell office:value-type="float" office:value="0" calcext:value-type="float">
            <text:p>0</text:p>
          </table:table-cell>
          <table:table-cell office:value-type="float" office:value="1334" calcext:value-type="float">
            <text:p>13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style-name="ce1"/>
          <table:table-cell office:value-type="float" office:value="16459" calcext:value-type="float">
            <text:p>16459.0</text:p>
          </table:table-cell>
          <table:table-cell office:value-type="float" office:value="23504" calcext:value-type="float">
            <text:p>23504.0</text:p>
          </table:table-cell>
          <table:table-cell office:value-type="float" office:value="566" calcext:value-type="float">
            <text:p>566.0</text:p>
          </table:table-cell>
          <table:table-cell office:value-type="float" office:value="0" calcext:value-type="float">
            <text:p>0</text:p>
          </table:table-cell>
          <table:table-cell office:value-type="float" office:value="1335" calcext:value-type="float">
            <text:p>13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style-name="ce1"/>
          <table:table-cell office:value-type="float" office:value="15748" calcext:value-type="float">
            <text:p>15748.0</text:p>
          </table:table-cell>
          <table:table-cell office:value-type="float" office:value="27608" calcext:value-type="float">
            <text:p>27608.0</text:p>
          </table:table-cell>
          <table:table-cell office:value-type="float" office:value="881" calcext:value-type="float">
            <text:p>881.0</text:p>
          </table:table-cell>
          <table:table-cell office:value-type="float" office:value="0" calcext:value-type="float">
            <text:p>0</text:p>
          </table:table-cell>
          <table:table-cell office:value-type="float" office:value="1336" calcext:value-type="float">
            <text:p>13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style-name="ce1"/>
          <table:table-cell office:value-type="float" office:value="16454" calcext:value-type="float">
            <text:p>16454.0</text:p>
          </table:table-cell>
          <table:table-cell office:value-type="float" office:value="23327" calcext:value-type="float">
            <text:p>23327.0</text:p>
          </table:table-cell>
          <table:table-cell office:value-type="float" office:value="559" calcext:value-type="float">
            <text:p>559.0</text:p>
          </table:table-cell>
          <table:table-cell office:value-type="float" office:value="0" calcext:value-type="float">
            <text:p>0</text:p>
          </table:table-cell>
          <table:table-cell office:value-type="float" office:value="1337" calcext:value-type="float">
            <text:p>13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style-name="ce2" office:value-type="string" calcext:value-type="string">
            <text:p>re-check</text:p>
          </table:table-cell>
          <table:table-cell office:value-type="float" office:value="15725" calcext:value-type="float">
            <text:p>15725.0</text:p>
          </table:table-cell>
          <table:table-cell office:value-type="float" office:value="27623" calcext:value-type="float">
            <text:p>27623.0</text:p>
          </table:table-cell>
          <table:table-cell office:value-type="float" office:value="881" calcext:value-type="float">
            <text:p>881.0</text:p>
          </table:table-cell>
          <table:table-cell office:value-type="float" office:value="0" calcext:value-type="float">
            <text:p>0</text:p>
          </table:table-cell>
          <table:table-cell office:value-type="float" office:value="1339" calcext:value-type="float">
            <text:p>133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style-name="ce1"/>
          <table:table-cell office:value-type="float" office:value="15770" calcext:value-type="float">
            <text:p>15770.0</text:p>
          </table:table-cell>
          <table:table-cell office:value-type="float" office:value="27590" calcext:value-type="float">
            <text:p>27590.0</text:p>
          </table:table-cell>
          <table:table-cell office:value-type="float" office:value="880" calcext:value-type="float">
            <text:p>880.0</text:p>
          </table:table-cell>
          <table:table-cell office:value-type="float" office:value="0" calcext:value-type="float">
            <text:p>0</text:p>
          </table:table-cell>
          <table:table-cell office:value-type="float" office:value="1339" calcext:value-type="float">
            <text:p>13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style-name="ce1"/>
          <table:table-cell office:value-type="float" office:value="16453" calcext:value-type="float">
            <text:p>16453.0</text:p>
          </table:table-cell>
          <table:table-cell office:value-type="float" office:value="23314" calcext:value-type="float">
            <text:p>23314.0</text:p>
          </table:table-cell>
          <table:table-cell office:value-type="float" office:value="558" calcext:value-type="float">
            <text:p>558.0</text:p>
          </table:table-cell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style-name="ce1"/>
          <table:table-cell office:value-type="float" office:value="15758" calcext:value-type="float">
            <text:p>15758.0</text:p>
          </table:table-cell>
          <table:table-cell office:value-type="float" office:value="27593" calcext:value-type="float">
            <text:p>27593.0</text:p>
          </table:table-cell>
          <table:table-cell office:value-type="float" office:value="879" calcext:value-type="float">
            <text:p>879.0</text:p>
          </table:table-cell>
          <table:table-cell office:value-type="float" office:value="0" calcext:value-type="float">
            <text:p>0</text:p>
          </table:table-cell>
          <table:table-cell office:value-type="float" office:value="1342" calcext:value-type="float">
            <text:p>13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style-name="ce1"/>
          <table:table-cell office:value-type="float" office:value="16453" calcext:value-type="float">
            <text:p>16453.0</text:p>
          </table:table-cell>
          <table:table-cell office:value-type="float" office:value="23312" calcext:value-type="float">
            <text:p>23312.0</text:p>
          </table:table-cell>
          <table:table-cell office:value-type="float" office:value="557" calcext:value-type="float">
            <text:p>557.0</text:p>
          </table:table-cell>
          <table:table-cell office:value-type="float" office:value="0" calcext:value-type="float">
            <text:p>0</text:p>
          </table:table-cell>
          <table:table-cell office:value-type="float" office:value="1343" calcext:value-type="float">
            <text:p>13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style-name="ce1"/>
          <table:table-cell office:value-type="float" office:value="15758" calcext:value-type="float">
            <text:p>15758.0</text:p>
          </table:table-cell>
          <table:table-cell office:value-type="float" office:value="27593" calcext:value-type="float">
            <text:p>27593.0</text:p>
          </table:table-cell>
          <table:table-cell office:value-type="float" office:value="878" calcext:value-type="float">
            <text:p>878.0</text:p>
          </table:table-cell>
          <table:table-cell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style-name="ce1"/>
          <table:table-cell office:value-type="float" office:value="16451" calcext:value-type="float">
            <text:p>16451.0</text:p>
          </table:table-cell>
          <table:table-cell office:value-type="float" office:value="23303" calcext:value-type="float">
            <text:p>23303.0</text:p>
          </table:table-cell>
          <table:table-cell office:value-type="float" office:value="556" calcext:value-type="float">
            <text:p>556.0</text:p>
          </table:table-cell>
          <table:table-cell office:value-type="float" office:value="0" calcext:value-type="float">
            <text:p>0</text:p>
          </table:table-cell>
          <table:table-cell office:value-type="float" office:value="1345" calcext:value-type="float">
            <text:p>13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757" calcext:value-type="float">
            <text:p>15757.0</text:p>
          </table:table-cell>
          <table:table-cell office:value-type="float" office:value="27593" calcext:value-type="float">
            <text:p>27593.0</text:p>
          </table:table-cell>
          <table:table-cell office:value-type="float" office:value="877" calcext:value-type="float">
            <text:p>877.0</text:p>
          </table:table-cell>
          <table:table-cell office:value-type="float" office:value="0" calcext:value-type="float">
            <text:p>0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style-name="ce1"/>
          <table:table-cell office:value-type="float" office:value="16438" calcext:value-type="float">
            <text:p>16438.0</text:p>
          </table:table-cell>
          <table:table-cell office:value-type="float" office:value="23288" calcext:value-type="float">
            <text:p>23288.0</text:p>
          </table:table-cell>
          <table:table-cell office:value-type="float" office:value="555" calcext:value-type="float">
            <text:p>555.0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style-name="ce1"/>
          <table:table-cell office:value-type="float" office:value="15757" calcext:value-type="float">
            <text:p>15757.0</text:p>
          </table:table-cell>
          <table:table-cell office:value-type="float" office:value="27593" calcext:value-type="float">
            <text:p>27593.0</text:p>
          </table:table-cell>
          <table:table-cell office:value-type="float" office:value="875" calcext:value-type="float">
            <text:p>875.0</text:p>
          </table:table-cell>
          <table:table-cell office:value-type="float" office:value="0" calcext:value-type="float">
            <text:p>0</text:p>
          </table:table-cell>
          <table:table-cell office:value-type="float" office:value="1348" calcext:value-type="float">
            <text:p>13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style-name="ce1"/>
          <table:table-cell office:value-type="float" office:value="16435" calcext:value-type="float">
            <text:p>16435.0</text:p>
          </table:table-cell>
          <table:table-cell office:value-type="float" office:value="23283" calcext:value-type="float">
            <text:p>23283.0</text:p>
          </table:table-cell>
          <table:table-cell office:value-type="float" office:value="554" calcext:value-type="float">
            <text:p>554.0</text:p>
          </table:table-cell>
          <table:table-cell office:value-type="float" office:value="0" calcext:value-type="float">
            <text:p>0</text:p>
          </table:table-cell>
          <table:table-cell office:value-type="float" office:value="1349" calcext:value-type="float">
            <text:p>13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style-name="ce1"/>
          <table:table-cell office:value-type="float" office:value="15757" calcext:value-type="float">
            <text:p>15757.0</text:p>
          </table:table-cell>
          <table:table-cell office:value-type="float" office:value="27593" calcext:value-type="float">
            <text:p>27593.0</text:p>
          </table:table-cell>
          <table:table-cell office:value-type="float" office:value="873" calcext:value-type="float">
            <text:p>873.0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style-name="ce1"/>
          <table:table-cell office:value-type="float" office:value="16435" calcext:value-type="float">
            <text:p>16435.0</text:p>
          </table:table-cell>
          <table:table-cell office:value-type="float" office:value="23283" calcext:value-type="float">
            <text:p>23283.0</text:p>
          </table:table-cell>
          <table:table-cell office:value-type="float" office:value="553" calcext:value-type="float">
            <text:p>553.0</text:p>
          </table:table-cell>
          <table:table-cell office:value-type="float" office:value="0" calcext:value-type="float">
            <text:p>0</text:p>
          </table:table-cell>
          <table:table-cell office:value-type="float" office:value="1351" calcext:value-type="float">
            <text:p>13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757" calcext:value-type="float">
            <text:p>15757.0</text:p>
          </table:table-cell>
          <table:table-cell office:value-type="float" office:value="27593" calcext:value-type="float">
            <text:p>27593.0</text:p>
          </table:table-cell>
          <table:table-cell office:value-type="float" office:value="871" calcext:value-type="float">
            <text:p>871.0</text:p>
          </table:table-cell>
          <table:table-cell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style-name="ce1"/>
          <table:table-cell office:value-type="float" office:value="16435" calcext:value-type="float">
            <text:p>16435.0</text:p>
          </table:table-cell>
          <table:table-cell office:value-type="float" office:value="23270" calcext:value-type="float">
            <text:p>23270.0</text:p>
          </table:table-cell>
          <table:table-cell office:value-type="float" office:value="552" calcext:value-type="float">
            <text:p>552.0</text:p>
          </table:table-cell>
          <table:table-cell office:value-type="float" office:value="0" calcext:value-type="float">
            <text:p>0</text:p>
          </table:table-cell>
          <table:table-cell office:value-type="float" office:value="1353" calcext:value-type="float">
            <text:p>13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style-name="ce1"/>
          <table:table-cell office:value-type="float" office:value="16426" calcext:value-type="float">
            <text:p>16426.0</text:p>
          </table:table-cell>
          <table:table-cell office:value-type="float" office:value="23261" calcext:value-type="float">
            <text:p>23261.0</text:p>
          </table:table-cell>
          <table:table-cell office:value-type="float" office:value="551" calcext:value-type="float">
            <text:p>551.0</text:p>
          </table:table-cell>
          <table:table-cell office:value-type="float" office:value="0" calcext:value-type="float">
            <text:p>0</text:p>
          </table:table-cell>
          <table:table-cell office:value-type="float" office:value="1355" calcext:value-type="float">
            <text:p>13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style-name="ce1"/>
          <table:table-cell office:value-type="float" office:value="16426" calcext:value-type="float">
            <text:p>16426.0</text:p>
          </table:table-cell>
          <table:table-cell office:value-type="float" office:value="23258" calcext:value-type="float">
            <text:p>23258.0</text:p>
          </table:table-cell>
          <table:table-cell office:value-type="float" office:value="550" calcext:value-type="float">
            <text:p>550.0</text:p>
          </table:table-cell>
          <table:table-cell office:value-type="float" office:value="0" calcext:value-type="float">
            <text:p>0</text:p>
          </table:table-cell>
          <table:table-cell office:value-type="float" office:value="1356" calcext:value-type="float">
            <text:p>13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style-name="ce1"/>
          <table:table-cell office:value-type="float" office:value="16427" calcext:value-type="float">
            <text:p>16427.0</text:p>
          </table:table-cell>
          <table:table-cell office:value-type="float" office:value="23255" calcext:value-type="float">
            <text:p>23255.0</text:p>
          </table:table-cell>
          <table:table-cell office:value-type="float" office:value="549" calcext:value-type="float">
            <text:p>549.0</text:p>
          </table:table-cell>
          <table:table-cell office:value-type="float" office:value="0" calcext:value-type="float">
            <text:p>0</text:p>
          </table:table-cell>
          <table:table-cell office:value-type="float" office:value="1357" calcext:value-type="float">
            <text:p>13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style-name="ce1"/>
          <table:table-cell office:value-type="float" office:value="16427" calcext:value-type="float">
            <text:p>16427.0</text:p>
          </table:table-cell>
          <table:table-cell office:value-type="float" office:value="23253" calcext:value-type="float">
            <text:p>23253.0</text:p>
          </table:table-cell>
          <table:table-cell office:value-type="float" office:value="547" calcext:value-type="float">
            <text:p>547.0</text:p>
          </table:table-cell>
          <table:table-cell office:value-type="float" office:value="0" calcext:value-type="float">
            <text:p>0</text:p>
          </table:table-cell>
          <table:table-cell office:value-type="float" office:value="1358" calcext:value-type="float">
            <text:p>13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style-name="ce1"/>
          <table:table-cell office:value-type="float" office:value="16409" calcext:value-type="float">
            <text:p>16409.0</text:p>
          </table:table-cell>
          <table:table-cell office:value-type="float" office:value="23248" calcext:value-type="float">
            <text:p>23248.0</text:p>
          </table:table-cell>
          <table:table-cell office:value-type="float" office:value="545" calcext:value-type="float">
            <text:p>545.0</text:p>
          </table:table-cell>
          <table:table-cell office:value-type="float" office:value="0" calcext:value-type="float">
            <text:p>0</text:p>
          </table:table-cell>
          <table:table-cell office:value-type="float" office:value="1359" calcext:value-type="float">
            <text:p>13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style-name="ce1"/>
          <table:table-cell office:value-type="float" office:value="16405" calcext:value-type="float">
            <text:p>16405.0</text:p>
          </table:table-cell>
          <table:table-cell office:value-type="float" office:value="23243" calcext:value-type="float">
            <text:p>23243.0</text:p>
          </table:table-cell>
          <table:table-cell office:value-type="float" office:value="544" calcext:value-type="float">
            <text:p>544.0</text:p>
          </table:table-cell>
          <table:table-cell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style-name="ce1"/>
          <table:table-cell office:value-type="float" office:value="16392" calcext:value-type="float">
            <text:p>16392.0</text:p>
          </table:table-cell>
          <table:table-cell office:value-type="float" office:value="23230" calcext:value-type="float">
            <text:p>23230.0</text:p>
          </table:table-cell>
          <table:table-cell office:value-type="float" office:value="543" calcext:value-type="float">
            <text:p>543.0</text:p>
          </table:table-cell>
          <table:table-cell office:value-type="float" office:value="0" calcext:value-type="float">
            <text:p>0</text:p>
          </table:table-cell>
          <table:table-cell office:value-type="float" office:value="1361" calcext:value-type="float">
            <text:p>13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style-name="ce1"/>
          <table:table-cell office:value-type="float" office:value="16385" calcext:value-type="float">
            <text:p>16385.0</text:p>
          </table:table-cell>
          <table:table-cell office:value-type="float" office:value="23205" calcext:value-type="float">
            <text:p>23205.0</text:p>
          </table:table-cell>
          <table:table-cell office:value-type="float" office:value="543" calcext:value-type="float">
            <text:p>543.0</text:p>
          </table:table-cell>
          <table:table-cell office:value-type="float" office:value="0" calcext:value-type="float">
            <text:p>0</text:p>
          </table:table-cell>
          <table:table-cell office:value-type="float" office:value="1362" calcext:value-type="float">
            <text:p>13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style-name="ce1"/>
          <table:table-cell office:value-type="float" office:value="16384" calcext:value-type="float">
            <text:p>16384.0</text:p>
          </table:table-cell>
          <table:table-cell office:value-type="float" office:value="23203" calcext:value-type="float">
            <text:p>23203.0</text:p>
          </table:table-cell>
          <table:table-cell office:value-type="float" office:value="542" calcext:value-type="float">
            <text:p>542.0</text:p>
          </table:table-cell>
          <table:table-cell office:value-type="float" office:value="0" calcext:value-type="float">
            <text:p>0</text:p>
          </table:table-cell>
          <table:table-cell office:value-type="float" office:value="1363" calcext:value-type="float">
            <text:p>13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style-name="ce1"/>
          <table:table-cell office:value-type="float" office:value="16380" calcext:value-type="float">
            <text:p>16380.0</text:p>
          </table:table-cell>
          <table:table-cell office:value-type="float" office:value="23192" calcext:value-type="float">
            <text:p>23192.0</text:p>
          </table:table-cell>
          <table:table-cell office:value-type="float" office:value="541" calcext:value-type="float">
            <text:p>541.0</text:p>
          </table:table-cell>
          <table:table-cell office:value-type="float" office:value="0" calcext:value-type="float">
            <text:p>0</text:p>
          </table:table-cell>
          <table:table-cell office:value-type="float" office:value="1364" calcext:value-type="float">
            <text:p>13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style-name="ce1"/>
          <table:table-cell office:value-type="float" office:value="16380" calcext:value-type="float">
            <text:p>16380.0</text:p>
          </table:table-cell>
          <table:table-cell office:value-type="float" office:value="23187" calcext:value-type="float">
            <text:p>23187.0</text:p>
          </table:table-cell>
          <table:table-cell office:value-type="float" office:value="540" calcext:value-type="float">
            <text:p>540.0</text:p>
          </table:table-cell>
          <table:table-cell office:value-type="float" office:value="0" calcext:value-type="float">
            <text:p>0</text:p>
          </table:table-cell>
          <table:table-cell office:value-type="float" office:value="1365" calcext:value-type="float">
            <text:p>13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style-name="ce1"/>
          <table:table-cell office:value-type="float" office:value="16366" calcext:value-type="float">
            <text:p>16366.0</text:p>
          </table:table-cell>
          <table:table-cell office:value-type="float" office:value="23168" calcext:value-type="float">
            <text:p>23168.0</text:p>
          </table:table-cell>
          <table:table-cell office:value-type="float" office:value="539" calcext:value-type="float">
            <text:p>539.0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style-name="ce1"/>
          <table:table-cell office:value-type="float" office:value="16358" calcext:value-type="float">
            <text:p>16358.0</text:p>
          </table:table-cell>
          <table:table-cell office:value-type="float" office:value="23140" calcext:value-type="float">
            <text:p>23140.0</text:p>
          </table:table-cell>
          <table:table-cell office:value-type="float" office:value="538" calcext:value-type="float">
            <text:p>538.0</text:p>
          </table:table-cell>
          <table:table-cell office:value-type="float" office:value="0" calcext:value-type="float">
            <text:p>0</text:p>
          </table:table-cell>
          <table:table-cell office:value-type="float" office:value="1367" calcext:value-type="float">
            <text:p>13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style-name="ce1"/>
          <table:table-cell office:value-type="float" office:value="16359" calcext:value-type="float">
            <text:p>16359.0</text:p>
          </table:table-cell>
          <table:table-cell office:value-type="float" office:value="23120" calcext:value-type="float">
            <text:p>23120.0</text:p>
          </table:table-cell>
          <table:table-cell office:value-type="float" office:value="537" calcext:value-type="float">
            <text:p>537.0</text:p>
          </table:table-cell>
          <table:table-cell office:value-type="float" office:value="0" calcext:value-type="float">
            <text:p>0</text:p>
          </table:table-cell>
          <table:table-cell office:value-type="float" office:value="1368" calcext:value-type="float">
            <text:p>13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style-name="ce1"/>
          <table:table-cell office:value-type="float" office:value="16371" calcext:value-type="float">
            <text:p>16371.0</text:p>
          </table:table-cell>
          <table:table-cell office:value-type="float" office:value="23102" calcext:value-type="float">
            <text:p>23102.0</text:p>
          </table:table-cell>
          <table:table-cell office:value-type="float" office:value="537" calcext:value-type="float">
            <text:p>537.0</text:p>
          </table:table-cell>
          <table:table-cell office:value-type="float" office:value="0" calcext:value-type="float">
            <text:p>0</text:p>
          </table:table-cell>
          <table:table-cell office:value-type="float" office:value="1369" calcext:value-type="float">
            <text:p>13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style-name="ce1"/>
          <table:table-cell office:value-type="float" office:value="16409" calcext:value-type="float">
            <text:p>16409.0</text:p>
          </table:table-cell>
          <table:table-cell office:value-type="float" office:value="23078" calcext:value-type="float">
            <text:p>23078.0</text:p>
          </table:table-cell>
          <table:table-cell office:value-type="float" office:value="537" calcext:value-type="float">
            <text:p>537.0</text:p>
          </table:table-cell>
          <table:table-cell office:value-type="float" office:value="0" calcext:value-type="float">
            <text:p>0</text:p>
          </table:table-cell>
          <table:table-cell office:value-type="float" office:value="1370" calcext:value-type="float">
            <text:p>13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style-name="ce1"/>
          <table:table-cell office:value-type="float" office:value="16450" calcext:value-type="float">
            <text:p>16450.0</text:p>
          </table:table-cell>
          <table:table-cell office:value-type="float" office:value="23052" calcext:value-type="float">
            <text:p>23052.0</text:p>
          </table:table-cell>
          <table:table-cell office:value-type="float" office:value="537" calcext:value-type="float">
            <text:p>537.0</text:p>
          </table:table-cell>
          <table:table-cell office:value-type="float" office:value="0" calcext:value-type="float">
            <text:p>0</text:p>
          </table:table-cell>
          <table:table-cell office:value-type="float" office:value="1371" calcext:value-type="float">
            <text:p>13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style-name="ce1"/>
          <table:table-cell office:value-type="float" office:value="16452" calcext:value-type="float">
            <text:p>16452.0</text:p>
          </table:table-cell>
          <table:table-cell office:value-type="float" office:value="23049" calcext:value-type="float">
            <text:p>23049.0</text:p>
          </table:table-cell>
          <table:table-cell office:value-type="float" office:value="536" calcext:value-type="float">
            <text:p>536.0</text:p>
          </table:table-cell>
          <table:table-cell office:value-type="float" office:value="0" calcext:value-type="float">
            <text:p>0</text:p>
          </table:table-cell>
          <table:table-cell office:value-type="float" office:value="1372" calcext:value-type="float">
            <text:p>13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style-name="ce1"/>
          <table:table-cell office:value-type="float" office:value="16481" calcext:value-type="float">
            <text:p>16481.0</text:p>
          </table:table-cell>
          <table:table-cell office:value-type="float" office:value="23035" calcext:value-type="float">
            <text:p>23035.0</text:p>
          </table:table-cell>
          <table:table-cell office:value-type="float" office:value="535" calcext:value-type="float">
            <text:p>535.0</text:p>
          </table:table-cell>
          <table:table-cell office:value-type="float" office:value="0" calcext:value-type="float">
            <text:p>0</text:p>
          </table:table-cell>
          <table:table-cell office:value-type="float" office:value="1373" calcext:value-type="float">
            <text:p>13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style-name="ce1"/>
          <table:table-cell office:value-type="float" office:value="16484" calcext:value-type="float">
            <text:p>16484.0</text:p>
          </table:table-cell>
          <table:table-cell office:value-type="float" office:value="23021" calcext:value-type="float">
            <text:p>23021.0</text:p>
          </table:table-cell>
          <table:table-cell office:value-type="float" office:value="534" calcext:value-type="float">
            <text:p>534.0</text:p>
          </table:table-cell>
          <table:table-cell office:value-type="float" office:value="0" calcext:value-type="float">
            <text:p>0</text:p>
          </table:table-cell>
          <table:table-cell office:value-type="float" office:value="1374" calcext:value-type="float">
            <text:p>13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style-name="ce1"/>
          <table:table-cell office:value-type="float" office:value="16484" calcext:value-type="float">
            <text:p>16484.0</text:p>
          </table:table-cell>
          <table:table-cell office:value-type="float" office:value="23017" calcext:value-type="float">
            <text:p>23017.0</text:p>
          </table:table-cell>
          <table:table-cell office:value-type="float" office:value="533" calcext:value-type="float">
            <text:p>533.0</text:p>
          </table:table-cell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style-name="ce1"/>
          <table:table-cell office:value-type="float" office:value="16476" calcext:value-type="float">
            <text:p>16476.0</text:p>
          </table:table-cell>
          <table:table-cell office:value-type="float" office:value="23012" calcext:value-type="float">
            <text:p>23012.0</text:p>
          </table:table-cell>
          <table:table-cell office:value-type="float" office:value="532" calcext:value-type="float">
            <text:p>532.0</text:p>
          </table:table-cell>
          <table:table-cell office:value-type="float" office:value="0" calcext:value-type="float">
            <text:p>0</text:p>
          </table:table-cell>
          <table:table-cell office:value-type="float" office:value="1376" calcext:value-type="float">
            <text:p>13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style-name="ce1"/>
          <table:table-cell office:value-type="float" office:value="16476" calcext:value-type="float">
            <text:p>16476.0</text:p>
          </table:table-cell>
          <table:table-cell office:value-type="float" office:value="23013" calcext:value-type="float">
            <text:p>23013.0</text:p>
          </table:table-cell>
          <table:table-cell office:value-type="float" office:value="531" calcext:value-type="float">
            <text:p>531.0</text:p>
          </table:table-cell>
          <table:table-cell office:value-type="float" office:value="0" calcext:value-type="float">
            <text:p>0</text:p>
          </table:table-cell>
          <table:table-cell office:value-type="float" office:value="1377" calcext:value-type="float">
            <text:p>13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style-name="ce1"/>
          <table:table-cell office:value-type="float" office:value="16455" calcext:value-type="float">
            <text:p>16455.0</text:p>
          </table:table-cell>
          <table:table-cell office:value-type="float" office:value="22988" calcext:value-type="float">
            <text:p>22988.0</text:p>
          </table:table-cell>
          <table:table-cell office:value-type="float" office:value="530" calcext:value-type="float">
            <text:p>530.0</text:p>
          </table:table-cell>
          <table:table-cell office:value-type="float" office:value="0" calcext:value-type="float">
            <text:p>0</text:p>
          </table:table-cell>
          <table:table-cell office:value-type="float" office:value="1378" calcext:value-type="float">
            <text:p>13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style-name="ce1"/>
          <table:table-cell office:value-type="float" office:value="16447" calcext:value-type="float">
            <text:p>16447.0</text:p>
          </table:table-cell>
          <table:table-cell office:value-type="float" office:value="22978" calcext:value-type="float">
            <text:p>22978.0</text:p>
          </table:table-cell>
          <table:table-cell office:value-type="float" office:value="529" calcext:value-type="float">
            <text:p>529.0</text:p>
          </table:table-cell>
          <table:table-cell office:value-type="float" office:value="0" calcext:value-type="float">
            <text:p>0</text:p>
          </table:table-cell>
          <table:table-cell office:value-type="float" office:value="1379" calcext:value-type="float">
            <text:p>13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style-name="ce1"/>
          <table:table-cell office:value-type="float" office:value="16449" calcext:value-type="float">
            <text:p>16449.0</text:p>
          </table:table-cell>
          <table:table-cell office:value-type="float" office:value="22969" calcext:value-type="float">
            <text:p>22969.0</text:p>
          </table:table-cell>
          <table:table-cell office:value-type="float" office:value="527" calcext:value-type="float">
            <text:p>527.0</text:p>
          </table:table-cell>
          <table:table-cell office:value-type="float" office:value="0" calcext:value-type="float">
            <text:p>0</text:p>
          </table:table-cell>
          <table:table-cell office:value-type="float" office:value="1380" calcext:value-type="float">
            <text:p>13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style-name="ce1"/>
          <table:table-cell office:value-type="float" office:value="16449" calcext:value-type="float">
            <text:p>16449.0</text:p>
          </table:table-cell>
          <table:table-cell office:value-type="float" office:value="22968" calcext:value-type="float">
            <text:p>22968.0</text:p>
          </table:table-cell>
          <table:table-cell office:value-type="float" office:value="526" calcext:value-type="float">
            <text:p>526.0</text:p>
          </table:table-cell>
          <table:table-cell office:value-type="float" office:value="0" calcext:value-type="float">
            <text:p>0</text:p>
          </table:table-cell>
          <table:table-cell office:value-type="float" office:value="1381" calcext:value-type="float">
            <text:p>13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style-name="ce1"/>
          <table:table-cell office:value-type="float" office:value="16458" calcext:value-type="float">
            <text:p>16458.0</text:p>
          </table:table-cell>
          <table:table-cell office:value-type="float" office:value="22965" calcext:value-type="float">
            <text:p>22965.0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</text:p>
          </table:table-cell>
          <table:table-cell office:value-type="float" office:value="1382" calcext:value-type="float">
            <text:p>13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style-name="ce1"/>
          <table:table-cell office:value-type="float" office:value="16462" calcext:value-type="float">
            <text:p>16462.0</text:p>
          </table:table-cell>
          <table:table-cell office:value-type="float" office:value="22959" calcext:value-type="float">
            <text:p>22959.0</text:p>
          </table:table-cell>
          <table:table-cell office:value-type="float" office:value="523" calcext:value-type="float">
            <text:p>523.0</text:p>
          </table:table-cell>
          <table:table-cell office:value-type="float" office:value="0" calcext:value-type="float">
            <text:p>0</text:p>
          </table:table-cell>
          <table:table-cell office:value-type="float" office:value="1383" calcext:value-type="float">
            <text:p>13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style-name="ce1"/>
          <table:table-cell office:value-type="float" office:value="16467" calcext:value-type="float">
            <text:p>16467.0</text:p>
          </table:table-cell>
          <table:table-cell office:value-type="float" office:value="22960" calcext:value-type="float">
            <text:p>22960.0</text:p>
          </table:table-cell>
          <table:table-cell office:value-type="float" office:value="521" calcext:value-type="float">
            <text:p>521.0</text:p>
          </table:table-cell>
          <table:table-cell office:value-type="float" office:value="0" calcext:value-type="float">
            <text:p>0</text:p>
          </table:table-cell>
          <table:table-cell office:value-type="float" office:value="1384" calcext:value-type="float">
            <text:p>13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style-name="ce1"/>
          <table:table-cell office:value-type="float" office:value="16472" calcext:value-type="float">
            <text:p>16472.0</text:p>
          </table:table-cell>
          <table:table-cell office:value-type="float" office:value="22961" calcext:value-type="float">
            <text:p>22961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1385" calcext:value-type="float">
            <text:p>13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style-name="ce1"/>
          <table:table-cell office:value-type="float" office:value="16475" calcext:value-type="float">
            <text:p>16475.0</text:p>
          </table:table-cell>
          <table:table-cell office:value-type="float" office:value="22959" calcext:value-type="float">
            <text:p>22959.0</text:p>
          </table:table-cell>
          <table:table-cell office:value-type="float" office:value="517" calcext:value-type="float">
            <text:p>517.0</text:p>
          </table:table-cell>
          <table:table-cell office:value-type="float" office:value="0" calcext:value-type="float">
            <text:p>0</text:p>
          </table:table-cell>
          <table:table-cell office:value-type="float" office:value="1386" calcext:value-type="float">
            <text:p>13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style-name="ce1"/>
          <table:table-cell office:value-type="float" office:value="16468" calcext:value-type="float">
            <text:p>16468.0</text:p>
          </table:table-cell>
          <table:table-cell office:value-type="float" office:value="22953" calcext:value-type="float">
            <text:p>22953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1387" calcext:value-type="float">
            <text:p>13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style-name="ce1"/>
          <table:table-cell office:value-type="float" office:value="16461" calcext:value-type="float">
            <text:p>16461.0</text:p>
          </table:table-cell>
          <table:table-cell office:value-type="float" office:value="22945" calcext:value-type="float">
            <text:p>22945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1388" calcext:value-type="float">
            <text:p>13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style-name="ce1"/>
          <table:table-cell office:value-type="float" office:value="16451" calcext:value-type="float">
            <text:p>16451.0</text:p>
          </table:table-cell>
          <table:table-cell office:value-type="float" office:value="22944" calcext:value-type="float">
            <text:p>22944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1389" calcext:value-type="float">
            <text:p>13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style-name="ce1"/>
          <table:table-cell office:value-type="float" office:value="16447" calcext:value-type="float">
            <text:p>16447.0</text:p>
          </table:table-cell>
          <table:table-cell office:value-type="float" office:value="22943" calcext:value-type="float">
            <text:p>22943.0</text:p>
          </table:table-cell>
          <table:table-cell office:value-type="float" office:value="510" calcext:value-type="float">
            <text:p>510.0</text:p>
          </table:table-cell>
          <table:table-cell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 table:number-rows-repeated="104718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2T16:03:02.958860190</dc:date>
    <meta:document-statistic meta:table-count="1" meta:cell-count="8378" meta:object-count="0"/>
    <meta:generator>LibreOffice/4.2.8.2$Linux_X86_64 LibreOffice_project/420m0$Build-2</meta:generator>
  </office:meta>
</office:document-meta>
</file>